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0T02:08:05.11">
            <text:p>2023/1/10 2:08</text:p>
          </table:table-cell>
          <table:table-cell table:style-name="ce3" table:formula="of:=NOW()" office:value-type="date" office:date-value="2023-01-10T02:08:05.11">
            <text:p>2023/1/10 2:08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10T02:08:05.11">
            <text:p>2023/1/10 2:08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0T02:08:05.15">
            <text:p>2023/1/10 2:08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10T02:08:05.15">
            <text:p>2023/1/10 2:08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63)">
            <text:p>sn(63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37" table:formula="of:=MID([.$C2];2;1)">
            <text:p/>
          </table:table-cell>
          <table:table-cell table:style-name="ce37" table:formula="of:=MID([.$C2];3;1)">
            <text:p/>
          </table:table-cell>
          <table:table-cell table:style-name="ce37" table:formula="of:=IF(LEN([.$C2])&gt;3;MID([.$C2];4;1);-1)" office:value-type="float" office:value="-1">
            <text:p>-1</text:p>
          </table:table-cell>
          <table:table-cell table:style-name="ce37" table:formula="of:=IF(LEN([.$C2])&gt;3;MID([.$C2];5;1);-1)" office:value-type="float" office:value="-1">
            <text:p>-1</text:p>
          </table:table-cell>
          <table:table-cell table:style-name="ce37" table:formula="of:=VLOOKUP([.F2];['1'.$A$2:.$B$11];2)" office:value-type="string" office:string-value="ゆず">
            <text:p>ゆず</text:p>
          </table:table-cell>
          <table:table-cell table:style-name="ce37" table:formula="of:=VLOOKUP([.G2];['1'.$A$2:.$B$11];2)" office:value-type="float" office:value="0">
            <text:p>#N/A</text:p>
          </table:table-cell>
          <table:table-cell table:style-name="ce37" table:formula="of:=VLOOKUP([.H2];['1'.$A$2:.$B$11];2)" office:value-type="float" office:value="0">
            <text:p>#N/A</text:p>
          </table:table-cell>
          <table:table-cell table:style-name="ce37" table:formula="of:=VLOOKUP([.I2];['1'.$A$2:.$B$15];2)" office:value-type="float" office:value="0">
            <text:p>#N/A</text:p>
          </table:table-cell>
          <table:table-cell table:style-name="ce37" table:formula="of:=VLOOKUP([.J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37" table:formula="of:=MID([.$C3];2;1)" office:value-type="string" office:string-value="B">
            <text:p>B</text:p>
          </table:table-cell>
          <table:table-cell table:style-name="ce37" table:formula="of:=MID([.$C3];3;1)">
            <text:p/>
          </table:table-cell>
          <table:table-cell table:style-name="ce37" table:formula="of:=IF(LEN([.$C3])&gt;3;MID([.$C3];4;1);-1)" office:value-type="float" office:value="-1">
            <text:p>-1</text:p>
          </table:table-cell>
          <table:table-cell table:style-name="ce37" table:formula="of:=IF(LEN([.$C3])&gt;3;MID([.$C3];5;1);-1)" office:value-type="float" office:value="-1">
            <text:p>-1</text:p>
          </table:table-cell>
          <table:table-cell table:style-name="ce37" table:formula="of:=VLOOKUP([.F3];['1'.$A$2:.$B$11];2)" office:value-type="string" office:string-value="ゆず">
            <text:p>ゆず</text:p>
          </table:table-cell>
          <table:table-cell table:style-name="ce37" table:formula="of:=VLOOKUP([.G3];['1'.$A$2:.$B$11];2)" office:value-type="string" office:string-value="ディル">
            <text:p>ディル</text:p>
          </table:table-cell>
          <table:table-cell table:style-name="ce37" table:formula="of:=VLOOKUP([.H3];['1'.$A$2:.$B$11];2)" office:value-type="float" office:value="0">
            <text:p>#N/A</text:p>
          </table:table-cell>
          <table:table-cell table:style-name="ce37" table:formula="of:=VLOOKUP([.I3];['1'.$A$2:.$B$15];2)" office:value-type="float" office:value="0">
            <text:p>#N/A</text:p>
          </table:table-cell>
          <table:table-cell table:style-name="ce37" table:formula="of:=VLOOKUP([.J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7" table:formula="of:=MID([.$C4];2;1)" office:value-type="string" office:string-value="B">
            <text:p>B</text:p>
          </table:table-cell>
          <table:table-cell table:style-name="ce37" table:formula="of:=MID([.$C4];3;1)" office:value-type="string" office:string-value="C">
            <text:p>C</text:p>
          </table:table-cell>
          <table:table-cell table:style-name="ce37" table:formula="of:=IF(LEN([.$C4])&gt;3;MID([.$C4];4;1);-1)" office:value-type="float" office:value="-1">
            <text:p>-1</text:p>
          </table:table-cell>
          <table:table-cell table:style-name="ce37" table:formula="of:=IF(LEN([.$C4])&gt;3;MID([.$C4];5;1);-1)" office:value-type="float" office:value="-1">
            <text:p>-1</text:p>
          </table:table-cell>
          <table:table-cell table:style-name="ce37" table:formula="of:=VLOOKUP([.F4];['1'.$A$2:.$B$11];2)" office:value-type="string" office:string-value="ゆず">
            <text:p>ゆず</text:p>
          </table:table-cell>
          <table:table-cell table:style-name="ce37" table:formula="of:=VLOOKUP([.G4];['1'.$A$2:.$B$11];2)" office:value-type="string" office:string-value="ディル">
            <text:p>ディル</text:p>
          </table:table-cell>
          <table:table-cell table:style-name="ce37" table:formula="of:=VLOOKUP([.H4];['1'.$A$2:.$B$11];2)" office:value-type="string" office:string-value="オオバ">
            <text:p>オオバ</text:p>
          </table:table-cell>
          <table:table-cell table:style-name="ce37" table:formula="of:=VLOOKUP([.I4];['1'.$A$2:.$B$15];2)" office:value-type="float" office:value="0">
            <text:p>#N/A</text:p>
          </table:table-cell>
          <table:table-cell table:style-name="ce37" table:formula="of:=VLOOKUP([.J4];['1'.$A$2:.$B$15];2)" office:value-type="float" office:value="0">
            <text:p>#N/A</text:p>
          </table:table-cell>
          <table:table-cell table:style-name="ce38" office:value-type="string">
            <text:p>ディル。但し、ディル、プロパーの、鋭さ、ない。</text:p>
            <text:p>ゆずの酸味、あり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7" table:formula="of:=MID([.$C5];2;1)" office:value-type="string" office:string-value="B">
            <text:p>B</text:p>
          </table:table-cell>
          <table:table-cell table:style-name="ce37" table:formula="of:=MID([.$C5];3;1)" office:value-type="string" office:string-value="D">
            <text:p>D</text:p>
          </table:table-cell>
          <table:table-cell table:style-name="ce37" table:formula="of:=IF(LEN([.$C5])&gt;3;MID([.$C5];4;1);-1)" office:value-type="float" office:value="-1">
            <text:p>-1</text:p>
          </table:table-cell>
          <table:table-cell table:style-name="ce37" table:formula="of:=IF(LEN([.$C5])&gt;3;MID([.$C5];5;1);-1)" office:value-type="float" office:value="-1">
            <text:p>-1</text:p>
          </table:table-cell>
          <table:table-cell table:style-name="ce37" table:formula="of:=VLOOKUP([.F5];['1'.$A$2:.$B$11];2)" office:value-type="string" office:string-value="ゆず">
            <text:p>ゆず</text:p>
          </table:table-cell>
          <table:table-cell table:style-name="ce37" table:formula="of:=VLOOKUP([.G5];['1'.$A$2:.$B$11];2)" office:value-type="string" office:string-value="ディル">
            <text:p>ディル</text:p>
          </table:table-cell>
          <table:table-cell table:style-name="ce37" table:formula="of:=VLOOKUP([.H5];['1'.$A$2:.$B$11];2)" office:value-type="string" office:string-value="レモン">
            <text:p>レモン</text:p>
          </table:table-cell>
          <table:table-cell table:style-name="ce37" table:formula="of:=VLOOKUP([.I5];['1'.$A$2:.$B$15];2)" office:value-type="float" office:value="0">
            <text:p>#N/A</text:p>
          </table:table-cell>
          <table:table-cell table:style-name="ce37" table:formula="of:=VLOOKUP([.J5];['1'.$A$2:.$B$15];2)" office:value-type="float" office:value="0">
            <text:p>#N/A</text:p>
          </table:table-cell>
          <table:table-cell table:style-name="ce38" office:value-type="string">
            <text:p>맛: 레몬. 단독와 비교: 레몬의 산맛, 약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7" table:formula="of:=MID([.$C6];2;1)" office:value-type="string" office:string-value="B">
            <text:p>B</text:p>
          </table:table-cell>
          <table:table-cell table:style-name="ce37" table:formula="of:=MID([.$C6];3;1)" office:value-type="string" office:string-value="D">
            <text:p>D</text:p>
          </table:table-cell>
          <table:table-cell table:style-name="ce37" table:formula="of:=IF(LEN([.$C6])&gt;3;MID([.$C6];4;1);-1)" office:value-type="float" office:value="-1">
            <text:p>-1</text:p>
          </table:table-cell>
          <table:table-cell table:style-name="ce37" table:formula="of:=IF(LEN([.$C6])&gt;3;MID([.$C6];5;1);-1)" office:value-type="float" office:value="-1">
            <text:p>-1</text:p>
          </table:table-cell>
          <table:table-cell table:style-name="ce37" table:formula="of:=VLOOKUP([.F6];['1'.$A$2:.$B$11];2)" office:value-type="string" office:string-value="ゆず">
            <text:p>ゆず</text:p>
          </table:table-cell>
          <table:table-cell table:style-name="ce37" table:formula="of:=VLOOKUP([.G6];['1'.$A$2:.$B$11];2)" office:value-type="string" office:string-value="ディル">
            <text:p>ディル</text:p>
          </table:table-cell>
          <table:table-cell table:style-name="ce37" table:formula="of:=VLOOKUP([.H6];['1'.$A$2:.$B$11];2)" office:value-type="string" office:string-value="レモン">
            <text:p>レモン</text:p>
          </table:table-cell>
          <table:table-cell table:style-name="ce37" table:formula="of:=VLOOKUP([.I6];['1'.$A$2:.$B$15];2)" office:value-type="float" office:value="0">
            <text:p>#N/A</text:p>
          </table:table-cell>
          <table:table-cell table:style-name="ce37" table:formula="of:=VLOOKUP([.J6];['1'.$A$2:.$B$15];2)" office:value-type="float" office:value="0">
            <text:p>#N/A</text:p>
          </table:table-cell>
          <table:table-cell table:style-name="ce38" office:value-type="string">
            <text:p>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37" table:formula="of:=MID([.$C7];2;1)" office:value-type="string" office:string-value="B">
            <text:p>B</text:p>
          </table:table-cell>
          <table:table-cell table:style-name="ce37" table:formula="of:=MID([.$C7];3;1)" office:value-type="string" office:string-value="E">
            <text:p>E</text:p>
          </table:table-cell>
          <table:table-cell table:style-name="ce37" table:formula="of:=IF(LEN([.$C7])&gt;3;MID([.$C7];4;1);-1)" office:value-type="float" office:value="-1">
            <text:p>-1</text:p>
          </table:table-cell>
          <table:table-cell table:style-name="ce37" table:formula="of:=IF(LEN([.$C7])&gt;3;MID([.$C7];5;1);-1)" office:value-type="float" office:value="-1">
            <text:p>-1</text:p>
          </table:table-cell>
          <table:table-cell table:style-name="ce37" table:formula="of:=VLOOKUP([.F7];['1'.$A$2:.$B$11];2)" office:value-type="string" office:string-value="ゆず">
            <text:p>ゆず</text:p>
          </table:table-cell>
          <table:table-cell table:style-name="ce37" table:formula="of:=VLOOKUP([.G7];['1'.$A$2:.$B$11];2)" office:value-type="string" office:string-value="ディル">
            <text:p>ディル</text:p>
          </table:table-cell>
          <table:table-cell table:style-name="ce37" table:formula="of:=VLOOKUP([.H7];['1'.$A$2:.$B$11];2)" office:value-type="string" office:string-value="ニンニク">
            <text:p>ニンニク</text:p>
          </table:table-cell>
          <table:table-cell table:style-name="ce37" table:formula="of:=VLOOKUP([.I7];['1'.$A$2:.$B$15];2)" office:value-type="float" office:value="0">
            <text:p>#N/A</text:p>
          </table:table-cell>
          <table:table-cell table:style-name="ce37" table:formula="of:=VLOOKUP([.J7];['1'.$A$2:.$B$15];2)" office:value-type="float" office:value="0">
            <text:p>#N/A</text:p>
          </table:table-cell>
          <table:table-cell table:style-name="ce38" office:value-type="string">
            <text:p>ゆず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7" table:formula="of:=MID([.$C8];2;1)" office:value-type="string" office:string-value="B">
            <text:p>B</text:p>
          </table:table-cell>
          <table:table-cell table:style-name="ce37" table:formula="of:=MID([.$C8];3;1)" office:value-type="string" office:string-value="I">
            <text:p>I</text:p>
          </table:table-cell>
          <table:table-cell table:style-name="ce37" table:formula="of:=IF(LEN([.$C8])&gt;3;MID([.$C8];4;1);-1)" office:value-type="float" office:value="-1">
            <text:p>-1</text:p>
          </table:table-cell>
          <table:table-cell table:style-name="ce37" table:formula="of:=IF(LEN([.$C8])&gt;3;MID([.$C8];5;1);-1)" office:value-type="float" office:value="-1">
            <text:p>-1</text:p>
          </table:table-cell>
          <table:table-cell table:style-name="ce37" table:formula="of:=VLOOKUP([.F8];['1'.$A$2:.$B$11];2)" office:value-type="string" office:string-value="ゆず">
            <text:p>ゆず</text:p>
          </table:table-cell>
          <table:table-cell table:style-name="ce37" table:formula="of:=VLOOKUP([.G8];['1'.$A$2:.$B$11];2)" office:value-type="string" office:string-value="ディル">
            <text:p>ディル</text:p>
          </table:table-cell>
          <table:table-cell table:style-name="ce37" table:formula="of:=VLOOKUP([.H8];['1'.$A$2:.$B$11];2)" office:value-type="string" office:string-value="ローズマリー">
            <text:p>ローズマリー</text:p>
          </table:table-cell>
          <table:table-cell table:style-name="ce37" table:formula="of:=VLOOKUP([.I8];['1'.$A$2:.$B$15];2)" office:value-type="float" office:value="0">
            <text:p>#N/A</text:p>
          </table:table-cell>
          <table:table-cell table:style-name="ce37" table:formula="of:=VLOOKUP([.J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37" table:formula="of:=MID([.$C9];2;1)" office:value-type="string" office:string-value="C">
            <text:p>C</text:p>
          </table:table-cell>
          <table:table-cell table:style-name="ce37" table:formula="of:=MID([.$C9];3;1)">
            <text:p/>
          </table:table-cell>
          <table:table-cell table:style-name="ce37" table:formula="of:=IF(LEN([.$C9])&gt;3;MID([.$C9];4;1);-1)" office:value-type="float" office:value="-1">
            <text:p>-1</text:p>
          </table:table-cell>
          <table:table-cell table:style-name="ce37" table:formula="of:=IF(LEN([.$C9])&gt;3;MID([.$C9];5;1);-1)" office:value-type="float" office:value="-1">
            <text:p>-1</text:p>
          </table:table-cell>
          <table:table-cell table:style-name="ce37" table:formula="of:=VLOOKUP([.F9];['1'.$A$2:.$B$14];2)" office:value-type="string" office:string-value="ゆず">
            <text:p>ゆず</text:p>
          </table:table-cell>
          <table:table-cell table:style-name="ce37" table:formula="of:=VLOOKUP([.G9];['1'.$A$2:.$B$14];2)" office:value-type="string" office:string-value="オオバ">
            <text:p>オオバ</text:p>
          </table:table-cell>
          <table:table-cell table:style-name="ce37" table:formula="of:=VLOOKUP([.H9];['1'.$A$2:.$B$14];2)" office:value-type="float" office:value="0">
            <text:p>#N/A</text:p>
          </table:table-cell>
          <table:table-cell table:style-name="ce37" table:formula="of:=VLOOKUP([.I9];['1'.$A$2:.$B$15];2)" office:value-type="float" office:value="0">
            <text:p>#N/A</text:p>
          </table:table-cell>
          <table:table-cell table:style-name="ce37" table:formula="of:=VLOOKUP([.J9];['1'.$A$2:.$B$15];2)" office:value-type="float" office:value="0">
            <text:p>#N/A</text:p>
          </table:table-cell>
          <table:table-cell table:style-name="ce38" office:value-type="string">
            <text:p>맛 : 유자. 잎 냄시, 약간 있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37" table:formula="of:=MID([.$C10];2;1)" office:value-type="string" office:string-value="C">
            <text:p>C</text:p>
          </table:table-cell>
          <table:table-cell table:style-name="ce37" table:formula="of:=MID([.$C10];3;1)">
            <text:p/>
          </table:table-cell>
          <table:table-cell table:style-name="ce37" table:formula="of:=IF(LEN([.$C10])&gt;3;MID([.$C10];4;1);-1)" office:value-type="float" office:value="-1">
            <text:p>-1</text:p>
          </table:table-cell>
          <table:table-cell table:style-name="ce37" table:formula="of:=IF(LEN([.$C10])&gt;3;MID([.$C10];5;1);-1)" office:value-type="float" office:value="-1">
            <text:p>-1</text:p>
          </table:table-cell>
          <table:table-cell table:style-name="ce37" table:formula="of:=VLOOKUP([.F10];['1'.$A$2:.$B$14];2)" office:value-type="string" office:string-value="ゆず">
            <text:p>ゆず</text:p>
          </table:table-cell>
          <table:table-cell table:style-name="ce37" table:formula="of:=VLOOKUP([.G10];['1'.$A$2:.$B$14];2)" office:value-type="string" office:string-value="オオバ">
            <text:p>オオバ</text:p>
          </table:table-cell>
          <table:table-cell table:style-name="ce37" table:formula="of:=VLOOKUP([.H10];['1'.$A$2:.$B$14];2)" office:value-type="float" office:value="0">
            <text:p>#N/A</text:p>
          </table:table-cell>
          <table:table-cell table:style-name="ce37" table:formula="of:=VLOOKUP([.I10];['1'.$A$2:.$B$15];2)" office:value-type="float" office:value="0">
            <text:p>#N/A</text:p>
          </table:table-cell>
          <table:table-cell table:style-name="ce37" table:formula="of:=VLOOKUP([.J10];['1'.$A$2:.$B$15];2)" office:value-type="float" office:value="0">
            <text:p>#N/A</text:p>
          </table:table-cell>
          <table:table-cell table:style-name="ce38" office:value-type="string">
            <text:p>맛 : 번호 60와 같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1];1)" office:value-type="string" office:string-value="A">
            <text:p>A</text:p>
          </table:table-cell>
          <table:table-cell table:style-name="ce37" table:formula="of:=MID([.$C11];2;1)" office:value-type="string" office:string-value="C">
            <text:p>C</text:p>
          </table:table-cell>
          <table:table-cell table:style-name="ce37" table:formula="of:=MID([.$C11];3;1)" office:value-type="string" office:string-value="D">
            <text:p>D</text:p>
          </table:table-cell>
          <table:table-cell table:style-name="ce37" table:formula="of:=IF(LEN([.$C11])&gt;3;MID([.$C11];4;1);-1)" office:value-type="float" office:value="-1">
            <text:p>-1</text:p>
          </table:table-cell>
          <table:table-cell table:style-name="ce37" table:formula="of:=IF(LEN([.$C11])&gt;3;MID([.$C11];5;1);-1)" office:value-type="float" office:value="-1">
            <text:p>-1</text:p>
          </table:table-cell>
          <table:table-cell table:style-name="ce37" table:formula="of:=VLOOKUP([.F11];['1'.$A$2:.$B$11];2)" office:value-type="string" office:string-value="ゆず">
            <text:p>ゆず</text:p>
          </table:table-cell>
          <table:table-cell table:style-name="ce37" table:formula="of:=VLOOKUP([.G11];['1'.$A$2:.$B$11];2)" office:value-type="string" office:string-value="オオバ">
            <text:p>オオバ</text:p>
          </table:table-cell>
          <table:table-cell table:style-name="ce37" table:formula="of:=VLOOKUP([.H11];['1'.$A$2:.$B$11];2)" office:value-type="string" office:string-value="レモン">
            <text:p>レモン</text:p>
          </table:table-cell>
          <table:table-cell table:style-name="ce37" table:formula="of:=VLOOKUP([.I11];['1'.$A$2:.$B$15];2)" office:value-type="float" office:value="0">
            <text:p>#N/A</text:p>
          </table:table-cell>
          <table:table-cell table:style-name="ce37" table:formula="of:=VLOOKUP([.J1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2];1)" office:value-type="string" office:string-value="A">
            <text:p>A</text:p>
          </table:table-cell>
          <table:table-cell table:style-name="ce37" table:formula="of:=MID([.$C12];2;1)" office:value-type="string" office:string-value="C">
            <text:p>C</text:p>
          </table:table-cell>
          <table:table-cell table:style-name="ce37" table:formula="of:=MID([.$C12];3;1)" office:value-type="string" office:string-value="D">
            <text:p>D</text:p>
          </table:table-cell>
          <table:table-cell table:style-name="ce37" table:formula="of:=IF(LEN([.$C12])&gt;3;MID([.$C12];4;1);-1)" office:value-type="float" office:value="-1">
            <text:p>-1</text:p>
          </table:table-cell>
          <table:table-cell table:style-name="ce37" table:formula="of:=IF(LEN([.$C12])&gt;3;MID([.$C12];5;1);-1)" office:value-type="float" office:value="-1">
            <text:p>-1</text:p>
          </table:table-cell>
          <table:table-cell table:style-name="ce37" table:formula="of:=VLOOKUP([.F12];['1'.$A$2:.$B$11];2)" office:value-type="string" office:string-value="ゆず">
            <text:p>ゆず</text:p>
          </table:table-cell>
          <table:table-cell table:style-name="ce37" table:formula="of:=VLOOKUP([.G12];['1'.$A$2:.$B$11];2)" office:value-type="string" office:string-value="オオバ">
            <text:p>オオバ</text:p>
          </table:table-cell>
          <table:table-cell table:style-name="ce37" table:formula="of:=VLOOKUP([.H12];['1'.$A$2:.$B$11];2)" office:value-type="string" office:string-value="レモン">
            <text:p>レモン</text:p>
          </table:table-cell>
          <table:table-cell table:style-name="ce37" table:formula="of:=VLOOKUP([.I12];['1'.$A$2:.$B$15];2)" office:value-type="float" office:value="0">
            <text:p>#N/A</text:p>
          </table:table-cell>
          <table:table-cell table:style-name="ce37" table:formula="of:=VLOOKUP([.J1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3];1)" office:value-type="string" office:string-value="A">
            <text:p>A</text:p>
          </table:table-cell>
          <table:table-cell table:style-name="ce37" table:formula="of:=MID([.C13];2;1)" office:value-type="string" office:string-value="C">
            <text:p>C</text:p>
          </table:table-cell>
          <table:table-cell table:style-name="ce37" table:formula="of:=MID([.C13];3;1)" office:value-type="string" office:string-value="E">
            <text:p>E</text:p>
          </table:table-cell>
          <table:table-cell table:style-name="ce37" table:formula="of:=IF(LEN([.$C13])&gt;3;MID([.$C13];4;1);-1)" office:value-type="float" office:value="-1">
            <text:p>-1</text:p>
          </table:table-cell>
          <table:table-cell table:style-name="ce37" table:formula="of:=IF(LEN([.$C13])&gt;3;MID([.$C13];5;1);-1)" office:value-type="float" office:value="-1">
            <text:p>-1</text:p>
          </table:table-cell>
          <table:table-cell table:style-name="ce37" table:formula="of:=VLOOKUP([.F13];['1'.$A$2:.$B$11];2)" office:value-type="string" office:string-value="ゆず">
            <text:p>ゆず</text:p>
          </table:table-cell>
          <table:table-cell table:style-name="ce37" table:formula="of:=VLOOKUP([.G13];['1'.$A$2:.$B$11];2)" office:value-type="string" office:string-value="オオバ">
            <text:p>オオバ</text:p>
          </table:table-cell>
          <table:table-cell table:style-name="ce37" table:formula="of:=VLOOKUP([.H13];['1'.$A$2:.$B$11];2)" office:value-type="string" office:string-value="ニンニク">
            <text:p>ニンニク</text:p>
          </table:table-cell>
          <table:table-cell table:style-name="ce37" table:formula="of:=VLOOKUP([.I13];['1'.$A$2:.$B$15];2)" office:value-type="float" office:value="0">
            <text:p>#N/A</text:p>
          </table:table-cell>
          <table:table-cell table:style-name="ce37" table:formula="of:=VLOOKUP([.J1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4];1)" office:value-type="string" office:string-value="A">
            <text:p>A</text:p>
          </table:table-cell>
          <table:table-cell table:style-name="ce37" table:formula="of:=MID([.$C14];2;1)" office:value-type="string" office:string-value="C">
            <text:p>C</text:p>
          </table:table-cell>
          <table:table-cell table:style-name="ce37" table:formula="of:=MID([.$C14];3;1)" office:value-type="string" office:string-value="E">
            <text:p>E</text:p>
          </table:table-cell>
          <table:table-cell table:style-name="ce37" table:formula="of:=IF(LEN([.$C14])&gt;3;MID([.$C14];4;1);-1)" office:value-type="float" office:value="-1">
            <text:p>-1</text:p>
          </table:table-cell>
          <table:table-cell table:style-name="ce37" table:formula="of:=IF(LEN([.$C14])&gt;3;MID([.$C14];5;1);-1)" office:value-type="float" office:value="-1">
            <text:p>-1</text:p>
          </table:table-cell>
          <table:table-cell table:style-name="ce37" table:formula="of:=VLOOKUP([.F14];['1'.$A$2:.$B$11];2)" office:value-type="string" office:string-value="ゆず">
            <text:p>ゆず</text:p>
          </table:table-cell>
          <table:table-cell table:style-name="ce37" table:formula="of:=VLOOKUP([.G14];['1'.$A$2:.$B$11];2)" office:value-type="string" office:string-value="オオバ">
            <text:p>オオバ</text:p>
          </table:table-cell>
          <table:table-cell table:style-name="ce37" table:formula="of:=VLOOKUP([.H14];['1'.$A$2:.$B$11];2)" office:value-type="string" office:string-value="ニンニク">
            <text:p>ニンニク</text:p>
          </table:table-cell>
          <table:table-cell table:style-name="ce37" table:formula="of:=VLOOKUP([.I14];['1'.$A$2:.$B$15];2)" office:value-type="float" office:value="0">
            <text:p>#N/A</text:p>
          </table:table-cell>
          <table:table-cell table:style-name="ce37" table:formula="of:=VLOOKUP([.J14];['1'.$A$2:.$B$15];2)" office:value-type="float" office:value="0">
            <text:p>#N/A</text:p>
          </table:table-cell>
          <table:table-cell table:style-name="ce38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5];1)" office:value-type="string" office:string-value="A">
            <text:p>A</text:p>
          </table:table-cell>
          <table:table-cell table:style-name="ce37" table:formula="of:=MID([.$C15];2;1)" office:value-type="string" office:string-value="C">
            <text:p>C</text:p>
          </table:table-cell>
          <table:table-cell table:style-name="ce37" table:formula="of:=MID([.$C15];3;1)" office:value-type="string" office:string-value="E">
            <text:p>E</text:p>
          </table:table-cell>
          <table:table-cell table:style-name="ce37" table:formula="of:=IF(LEN([.$C15])&gt;3;MID([.$C15];4;1);-1)" office:value-type="string" office:string-value="F">
            <text:p>F</text:p>
          </table:table-cell>
          <table:table-cell table:style-name="ce37" table:formula="of:=IF(LEN([.$C15])&gt;3;MID([.$C15];5;1);-1)">
            <text:p/>
          </table:table-cell>
          <table:table-cell table:style-name="ce37" table:formula="of:=VLOOKUP([.F15];['1'.$A$2:.$B$14];2)" office:value-type="string" office:string-value="ゆず">
            <text:p>ゆず</text:p>
          </table:table-cell>
          <table:table-cell table:style-name="ce37" table:formula="of:=VLOOKUP([.G15];['1'.$A$2:.$B$14];2)" office:value-type="string" office:string-value="オオバ">
            <text:p>オオバ</text:p>
          </table:table-cell>
          <table:table-cell table:style-name="ce37" table:formula="of:=VLOOKUP([.H15];['1'.$A$2:.$B$14];2)" office:value-type="string" office:string-value="ニンニク">
            <text:p>ニンニク</text:p>
          </table:table-cell>
          <table:table-cell table:style-name="ce37" table:formula="of:=VLOOKUP([.I15];['1'.$A$2:.$B$15];2)" office:value-type="string" office:string-value="生姜">
            <text:p>生姜</text:p>
          </table:table-cell>
          <table:table-cell table:style-name="ce37" table:formula="of:=VLOOKUP([.J1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7" table:formula="of:=MID([.$C16];2;1)" office:value-type="string" office:string-value="C">
            <text:p>C</text:p>
          </table:table-cell>
          <table:table-cell table:style-name="ce37" table:formula="of:=MID([.$C16];3;1)" office:value-type="string" office:string-value="E">
            <text:p>E</text:p>
          </table:table-cell>
          <table:table-cell table:style-name="ce37" table:formula="of:=IF(LEN([.$C16])&gt;3;MID([.$C16];4;1);-1)" office:value-type="string" office:string-value="F">
            <text:p>F</text:p>
          </table:table-cell>
          <table:table-cell table:style-name="ce37" table:formula="of:=IF(LEN([.$C16])&gt;3;MID([.$C16];5;1);-1)" office:value-type="string" office:string-value="M">
            <text:p>M</text:p>
          </table:table-cell>
          <table:table-cell table:style-name="ce37" table:formula="of:=VLOOKUP([.F16];['1'.$A$2:.$B$14];2)" office:value-type="string" office:string-value="ゆず">
            <text:p>ゆず</text:p>
          </table:table-cell>
          <table:table-cell table:style-name="ce37" table:formula="of:=VLOOKUP([.G16];['1'.$A$2:.$B$14];2)" office:value-type="string" office:string-value="オオバ">
            <text:p>オオバ</text:p>
          </table:table-cell>
          <table:table-cell table:style-name="ce37" table:formula="of:=VLOOKUP([.H16];['1'.$A$2:.$B$14];2)" office:value-type="string" office:string-value="ニンニク">
            <text:p>ニンニク</text:p>
          </table:table-cell>
          <table:table-cell table:style-name="ce37" table:formula="of:=VLOOKUP([.I16];['1'.$A$2:.$B$15];2)" office:value-type="string" office:string-value="生姜">
            <text:p>生姜</text:p>
          </table:table-cell>
          <table:table-cell table:style-name="ce37" table:formula="of:=VLOOKUP([.J16];['1'.$A$2:.$B$15];2)" office:value-type="string" office:string-value="お湯">
            <text:p>お湯</text:p>
          </table:table-cell>
          <table:table-cell table:style-name="ce38" office:value-type="string">
            <text:p>맛 : (1) 유자. 다시, 얇은 맛.</text:p>
          </table:table-cell>
          <table:table-cell table:style-name="ce38" office:value-type="string">
            <text:p><text:a xlink:href="https://www.desmos.com/calculator/ixvllcuvoq">https://www.desmos.com/calculator/ixvllcuvoq</text:a> </text:p>
          </table:table-cell>
          <table:table-cell table:style-name="ce39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37" table:formula="of:=MID([.$C17];2;1)" office:value-type="string" office:string-value="C">
            <text:p>C</text:p>
          </table:table-cell>
          <table:table-cell table:style-name="ce37" table:formula="of:=MID([.$C17];3;1)" office:value-type="string" office:string-value="E">
            <text:p>E</text:p>
          </table:table-cell>
          <table:table-cell table:style-name="ce37" table:formula="of:=IF(LEN([.$C17])&gt;3;MID([.$C17];4;1);-1)" office:value-type="string" office:string-value="M">
            <text:p>M</text:p>
          </table:table-cell>
          <table:table-cell table:style-name="ce37" table:formula="of:=IF(LEN([.$C17])&gt;3;MID([.$C17];5;1);-1)">
            <text:p/>
          </table:table-cell>
          <table:table-cell table:style-name="ce37" table:formula="of:=VLOOKUP([.F17];['1'.$A$2:.$B$14];2)" office:value-type="string" office:string-value="ゆず">
            <text:p>ゆず</text:p>
          </table:table-cell>
          <table:table-cell table:style-name="ce37" table:formula="of:=VLOOKUP([.G17];['1'.$A$2:.$B$14];2)" office:value-type="string" office:string-value="オオバ">
            <text:p>オオバ</text:p>
          </table:table-cell>
          <table:table-cell table:style-name="ce37" table:formula="of:=VLOOKUP([.H17];['1'.$A$2:.$B$14];2)" office:value-type="string" office:string-value="ニンニク">
            <text:p>ニンニク</text:p>
          </table:table-cell>
          <table:table-cell table:style-name="ce37" table:formula="of:=VLOOKUP([.I17];['1'.$A$2:.$B$15];2)" office:value-type="string" office:string-value="お湯">
            <text:p>お湯</text:p>
          </table:table-cell>
          <table:table-cell table:style-name="ce37" table:formula="of:=VLOOKUP([.J17];['1'.$A$2:.$B$15];2)" office:value-type="float" office:value="0">
            <text:p>#N/A</text:p>
          </table:table-cell>
          <table:table-cell table:style-name="ce38" office:value-type="string">
            <text:p>맛 : 유자. &lt;좋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7" table:formula="of:=MID([.$C18];2;1)" office:value-type="string" office:string-value="C">
            <text:p>C</text:p>
          </table:table-cell>
          <table:table-cell table:style-name="ce37" table:formula="of:=MID([.$C18];3;1)" office:value-type="string" office:string-value="F">
            <text:p>F</text:p>
          </table:table-cell>
          <table:table-cell table:style-name="ce37" table:formula="of:=IF(LEN([.$C18])&gt;3;MID([.$C18];4;1);-1)" office:value-type="string" office:string-value="M">
            <text:p>M</text:p>
          </table:table-cell>
          <table:table-cell table:style-name="ce37" table:formula="of:=IF(LEN([.$C18])&gt;3;MID([.$C18];5;1);-1)">
            <text:p/>
          </table:table-cell>
          <table:table-cell table:style-name="ce37" table:formula="of:=VLOOKUP([.F18];['1'.$A$2:.$B$14];2)" office:value-type="string" office:string-value="ゆず">
            <text:p>ゆず</text:p>
          </table:table-cell>
          <table:table-cell table:style-name="ce37" table:formula="of:=VLOOKUP([.G18];['1'.$A$2:.$B$14];2)" office:value-type="string" office:string-value="オオバ">
            <text:p>オオバ</text:p>
          </table:table-cell>
          <table:table-cell table:style-name="ce37" table:formula="of:=VLOOKUP([.H18];['1'.$A$2:.$B$14];2)" office:value-type="string" office:string-value="生姜">
            <text:p>生姜</text:p>
          </table:table-cell>
          <table:table-cell table:style-name="ce37" table:formula="of:=VLOOKUP([.I18];['1'.$A$2:.$B$15];2)" office:value-type="string" office:string-value="お湯">
            <text:p>お湯</text:p>
          </table:table-cell>
          <table:table-cell table:style-name="ce37" table:formula="of:=VLOOKUP([.J18];['1'.$A$2:.$B$15];2)" office:value-type="float" office:value="0">
            <text:p>#N/A</text:p>
          </table:table-cell>
          <table:table-cell table:style-name="ce38" office:value-type="string">
            <text:p>맛 : (1) 유자. (2) 소옆 : "거의" 가 아니라, 완전히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7" table:formula="of:=MID([.$C19];2;1)" office:value-type="string" office:string-value="D">
            <text:p>D</text:p>
          </table:table-cell>
          <table:table-cell table:style-name="ce37" table:formula="of:=MID([.$C19];3;1)" office:value-type="string" office:string-value="E">
            <text:p>E</text:p>
          </table:table-cell>
          <table:table-cell table:style-name="ce37" table:formula="of:=IF(LEN([.$C19])&gt;3;MID([.$C19];4;1);-1)" office:value-type="float" office:value="-1">
            <text:p>-1</text:p>
          </table:table-cell>
          <table:table-cell table:style-name="ce37" table:formula="of:=IF(LEN([.$C19])&gt;3;MID([.$C19];5;1);-1)" office:value-type="float" office:value="-1">
            <text:p>-1</text:p>
          </table:table-cell>
          <table:table-cell table:style-name="ce37" table:formula="of:=VLOOKUP([.F19];['1'.$A$2:.$B$11];2)" office:value-type="string" office:string-value="ゆず">
            <text:p>ゆず</text:p>
          </table:table-cell>
          <table:table-cell table:style-name="ce37" table:formula="of:=VLOOKUP([.G19];['1'.$A$2:.$B$11];2)" office:value-type="string" office:string-value="レモン">
            <text:p>レモン</text:p>
          </table:table-cell>
          <table:table-cell table:style-name="ce37" table:formula="of:=VLOOKUP([.H19];['1'.$A$2:.$B$11];2)" office:value-type="string" office:string-value="ニンニク">
            <text:p>ニンニク</text:p>
          </table:table-cell>
          <table:table-cell table:style-name="ce37" table:formula="of:=VLOOKUP([.I19];['1'.$A$2:.$B$15];2)" office:value-type="float" office:value="0">
            <text:p>#N/A</text:p>
          </table:table-cell>
          <table:table-cell table:style-name="ce37" table:formula="of:=VLOOKUP([.J19];['1'.$A$2:.$B$15];2)" office:value-type="float" office:value="0">
            <text:p>#N/A</text:p>
          </table:table-cell>
          <table:table-cell table:style-name="ce38" office:value-type="string">
            <text:p>맛: 유즈. 유즈 단독와 비교, 맛은 물 같은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0];1)" office:value-type="string" office:string-value="A">
            <text:p>A</text:p>
          </table:table-cell>
          <table:table-cell table:style-name="ce37" table:formula="of:=MID([.$C20];2;1)" office:value-type="string" office:string-value="D">
            <text:p>D</text:p>
          </table:table-cell>
          <table:table-cell table:style-name="ce37" table:formula="of:=MID([.$C20];3;1)" office:value-type="string" office:string-value="E">
            <text:p>E</text:p>
          </table:table-cell>
          <table:table-cell table:style-name="ce37" table:formula="of:=IF(LEN([.$C20])&gt;3;MID([.$C20];4;1);-1)" office:value-type="float" office:value="-1">
            <text:p>-1</text:p>
          </table:table-cell>
          <table:table-cell table:style-name="ce37" table:formula="of:=IF(LEN([.$C20])&gt;3;MID([.$C20];5;1);-1)" office:value-type="float" office:value="-1">
            <text:p>-1</text:p>
          </table:table-cell>
          <table:table-cell table:style-name="ce37" table:formula="of:=VLOOKUP([.F20];['1'.$A$2:.$B$11];2)" office:value-type="string" office:string-value="ゆず">
            <text:p>ゆず</text:p>
          </table:table-cell>
          <table:table-cell table:style-name="ce37" table:formula="of:=VLOOKUP([.G20];['1'.$A$2:.$B$11];2)" office:value-type="string" office:string-value="レモン">
            <text:p>レモン</text:p>
          </table:table-cell>
          <table:table-cell table:style-name="ce37" table:formula="of:=VLOOKUP([.H20];['1'.$A$2:.$B$11];2)" office:value-type="string" office:string-value="ニンニク">
            <text:p>ニンニク</text:p>
          </table:table-cell>
          <table:table-cell table:style-name="ce37" table:formula="of:=VLOOKUP([.I20];['1'.$A$2:.$B$15];2)" office:value-type="float" office:value="0">
            <text:p>#N/A</text:p>
          </table:table-cell>
          <table:table-cell table:style-name="ce37" table:formula="of:=VLOOKUP([.J2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7" table:formula="of:=MID([.$C21];2;1)" office:value-type="string" office:string-value="D">
            <text:p>D</text:p>
          </table:table-cell>
          <table:table-cell table:style-name="ce37" table:formula="of:=MID([.$C21];3;1)" office:value-type="string" office:string-value="H">
            <text:p>H</text:p>
          </table:table-cell>
          <table:table-cell table:style-name="ce37" table:formula="of:=IF(LEN([.$C21])&gt;3;MID([.$C21];4;1);-1)" office:value-type="float" office:value="-1">
            <text:p>-1</text:p>
          </table:table-cell>
          <table:table-cell table:style-name="ce37" table:formula="of:=IF(LEN([.$C21])&gt;3;MID([.$C21];5;1);-1)" office:value-type="float" office:value="-1">
            <text:p>-1</text:p>
          </table:table-cell>
          <table:table-cell table:style-name="ce37" table:formula="of:=VLOOKUP([.F21];['1'.$A$2:.$B$11];2)" office:value-type="string" office:string-value="ゆず">
            <text:p>ゆず</text:p>
          </table:table-cell>
          <table:table-cell table:style-name="ce37" table:formula="of:=VLOOKUP([.G21];['1'.$A$2:.$B$11];2)" office:value-type="string" office:string-value="レモン">
            <text:p>レモン</text:p>
          </table:table-cell>
          <table:table-cell table:style-name="ce37" table:formula="of:=VLOOKUP([.H21];['1'.$A$2:.$B$11];2)" office:value-type="string" office:string-value="ペパーミント">
            <text:p>ペパーミント</text:p>
          </table:table-cell>
          <table:table-cell table:style-name="ce37" table:formula="of:=VLOOKUP([.I21];['1'.$A$2:.$B$15];2)" office:value-type="float" office:value="0">
            <text:p>#N/A</text:p>
          </table:table-cell>
          <table:table-cell table:style-name="ce37" table:formula="of:=VLOOKUP([.J21];['1'.$A$2:.$B$15];2)" office:value-type="float" office:value="0">
            <text:p>#N/A</text:p>
          </table:table-cell>
          <table:table-cell table:style-name="ce38" office:value-type="string">
            <text:p>맛:유즈. / 유즈 단독와의 비교:맛은 단독보다 맛이 평평하다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37" table:formula="of:=MID([.$C22];2;1)" office:value-type="string" office:string-value="D">
            <text:p>D</text:p>
          </table:table-cell>
          <table:table-cell table:style-name="ce37" table:formula="of:=MID([.$C22];3;1)" office:value-type="string" office:string-value="H">
            <text:p>H</text:p>
          </table:table-cell>
          <table:table-cell table:style-name="ce37" table:formula="of:=IF(LEN([.$C22])&gt;3;MID([.$C22];4;1);-1)" office:value-type="float" office:value="-1">
            <text:p>-1</text:p>
          </table:table-cell>
          <table:table-cell table:style-name="ce37" table:formula="of:=IF(LEN([.$C22])&gt;3;MID([.$C22];5;1);-1)" office:value-type="float" office:value="-1">
            <text:p>-1</text:p>
          </table:table-cell>
          <table:table-cell table:style-name="ce37" table:formula="of:=VLOOKUP([.F22];['1'.$A$2:.$B$11];2)" office:value-type="string" office:string-value="ゆず">
            <text:p>ゆず</text:p>
          </table:table-cell>
          <table:table-cell table:style-name="ce37" table:formula="of:=VLOOKUP([.G22];['1'.$A$2:.$B$11];2)" office:value-type="string" office:string-value="レモン">
            <text:p>レモン</text:p>
          </table:table-cell>
          <table:table-cell table:style-name="ce37" table:formula="of:=VLOOKUP([.H22];['1'.$A$2:.$B$11];2)" office:value-type="string" office:string-value="ペパーミント">
            <text:p>ペパーミント</text:p>
          </table:table-cell>
          <table:table-cell table:style-name="ce37" table:formula="of:=VLOOKUP([.I22];['1'.$A$2:.$B$15];2)" office:value-type="float" office:value="0">
            <text:p>#N/A</text:p>
          </table:table-cell>
          <table:table-cell table:style-name="ce37" table:formula="of:=VLOOKUP([.J22];['1'.$A$2:.$B$15];2)" office:value-type="float" office:value="0">
            <text:p>#N/A</text:p>
          </table:table-cell>
          <table:table-cell table:style-name="ce38" office:value-type="string">
            <text:p>맛: 유즈. 유즈 단독보다, 이 번째는, 맛이 옅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37" table:formula="of:=MID([.$C23];2;1)" office:value-type="string" office:string-value="D">
            <text:p>D</text:p>
          </table:table-cell>
          <table:table-cell table:style-name="ce37" table:formula="of:=MID([.$C23];3;1)" office:value-type="string" office:string-value="H">
            <text:p>H</text:p>
          </table:table-cell>
          <table:table-cell table:style-name="ce37" table:formula="of:=IF(LEN([.$C23])&gt;3;MID([.$C23];4;1);-1)" office:value-type="float" office:value="-1">
            <text:p>-1</text:p>
          </table:table-cell>
          <table:table-cell table:style-name="ce37" table:formula="of:=IF(LEN([.$C23])&gt;3;MID([.$C23];5;1);-1)" office:value-type="float" office:value="-1">
            <text:p>-1</text:p>
          </table:table-cell>
          <table:table-cell table:style-name="ce37" table:formula="of:=VLOOKUP([.F23];['1'.$A$2:.$B$11];2)" office:value-type="string" office:string-value="ゆず">
            <text:p>ゆず</text:p>
          </table:table-cell>
          <table:table-cell table:style-name="ce37" table:formula="of:=VLOOKUP([.G23];['1'.$A$2:.$B$11];2)" office:value-type="string" office:string-value="レモン">
            <text:p>レモン</text:p>
          </table:table-cell>
          <table:table-cell table:style-name="ce37" table:formula="of:=VLOOKUP([.H23];['1'.$A$2:.$B$11];2)" office:value-type="string" office:string-value="ペパーミント">
            <text:p>ペパーミント</text:p>
          </table:table-cell>
          <table:table-cell table:style-name="ce37" table:formula="of:=VLOOKUP([.I23];['1'.$A$2:.$B$15];2)" office:value-type="float" office:value="0">
            <text:p>#N/A</text:p>
          </table:table-cell>
          <table:table-cell table:style-name="ce37" table:formula="of:=VLOOKUP([.J23];['1'.$A$2:.$B$15];2)" office:value-type="float" office:value="0">
            <text:p>#N/A</text:p>
          </table:table-cell>
          <table:table-cell table:style-name="ce38" office:value-type="string">
            <text:p>맛:유자, 레몬, 반반. 가벼운 맛.</text:p>
            <text:p>맛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37" table:formula="of:=MID([.$C24];2;1)" office:value-type="string" office:string-value="E">
            <text:p>E</text:p>
          </table:table-cell>
          <table:table-cell table:style-name="ce37" table:formula="of:=MID([.$C24];3;1)" office:value-type="string" office:string-value="F">
            <text:p>F</text:p>
          </table:table-cell>
          <table:table-cell table:style-name="ce37" table:formula="of:=IF(LEN([.$C24])&gt;3;MID([.$C24];4;1);-1)" office:value-type="string" office:string-value="I">
            <text:p>I</text:p>
          </table:table-cell>
          <table:table-cell table:style-name="ce37" table:formula="of:=IF(LEN([.$C24])&gt;3;MID([.$C24];5;1);-1)" office:value-type="string" office:string-value="M">
            <text:p>M</text:p>
          </table:table-cell>
          <table:table-cell table:style-name="ce37" table:formula="of:=VLOOKUP([.F24];['1'.$A$2:.$B$14];2)" office:value-type="string" office:string-value="ゆず">
            <text:p>ゆず</text:p>
          </table:table-cell>
          <table:table-cell table:style-name="ce37" table:formula="of:=VLOOKUP([.G24];['1'.$A$2:.$B$14];2)" office:value-type="string" office:string-value="ニンニク">
            <text:p>ニンニク</text:p>
          </table:table-cell>
          <table:table-cell table:style-name="ce37" table:formula="of:=VLOOKUP([.H24];['1'.$A$2:.$B$14];2)" office:value-type="string" office:string-value="生姜">
            <text:p>生姜</text:p>
          </table:table-cell>
          <table:table-cell table:style-name="ce37" table:formula="of:=VLOOKUP([.I24];['1'.$A$2:.$B$15];2)" office:value-type="string" office:string-value="ローズマリー">
            <text:p>ローズマリー</text:p>
          </table:table-cell>
          <table:table-cell table:style-name="ce37" table:formula="of:=VLOOKUP([.J24];['1'.$A$2:.$B$15];2)" office:value-type="string" office:string-value="お湯">
            <text:p>お湯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37" table:formula="of:=MID([.$C25];2;1)" office:value-type="string" office:string-value="E">
            <text:p>E</text:p>
          </table:table-cell>
          <table:table-cell table:style-name="ce37" table:formula="of:=MID([.$C25];3;1)" office:value-type="string" office:string-value="H">
            <text:p>H</text:p>
          </table:table-cell>
          <table:table-cell table:style-name="ce37" table:formula="of:=IF(LEN([.$C25])&gt;3;MID([.$C25];4;1);-1)" office:value-type="float" office:value="-1">
            <text:p>-1</text:p>
          </table:table-cell>
          <table:table-cell table:style-name="ce37" table:formula="of:=IF(LEN([.$C25])&gt;3;MID([.$C25];5;1);-1)" office:value-type="float" office:value="-1">
            <text:p>-1</text:p>
          </table:table-cell>
          <table:table-cell table:style-name="ce37" table:formula="of:=VLOOKUP([.F25];['1'.$A$2:.$B$11];2)" office:value-type="string" office:string-value="ゆず">
            <text:p>ゆず</text:p>
          </table:table-cell>
          <table:table-cell table:style-name="ce37" table:formula="of:=VLOOKUP([.G25];['1'.$A$2:.$B$11];2)" office:value-type="string" office:string-value="ニンニク">
            <text:p>ニンニク</text:p>
          </table:table-cell>
          <table:table-cell table:style-name="ce37" table:formula="of:=VLOOKUP([.H25];['1'.$A$2:.$B$11];2)" office:value-type="string" office:string-value="ペパーミント">
            <text:p>ペパーミント</text:p>
          </table:table-cell>
          <table:table-cell table:style-name="ce37" table:formula="of:=VLOOKUP([.I25];['1'.$A$2:.$B$15];2)" office:value-type="float" office:value="0">
            <text:p>#N/A</text:p>
          </table:table-cell>
          <table:table-cell table:style-name="ce37" table:formula="of:=VLOOKUP([.J25];['1'.$A$2:.$B$15];2)" office:value-type="float" office:value="0">
            <text:p>#N/A</text:p>
          </table:table-cell>
          <table:table-cell table:style-name="ce38" office:value-type="string">
            <text:p>맛:ゆず、민트, 반반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37" table:formula="of:=MID([.$C26];2;1)" office:value-type="string" office:string-value="E">
            <text:p>E</text:p>
          </table:table-cell>
          <table:table-cell table:style-name="ce37" table:formula="of:=MID([.$C26];3;1)" office:value-type="string" office:string-value="H">
            <text:p>H</text:p>
          </table:table-cell>
          <table:table-cell table:style-name="ce37" table:formula="of:=IF(LEN([.$C26])&gt;3;MID([.$C26];4;1);-1)" office:value-type="float" office:value="-1">
            <text:p>-1</text:p>
          </table:table-cell>
          <table:table-cell table:style-name="ce37" table:formula="of:=IF(LEN([.$C26])&gt;3;MID([.$C26];5;1);-1)" office:value-type="float" office:value="-1">
            <text:p>-1</text:p>
          </table:table-cell>
          <table:table-cell table:style-name="ce37" table:formula="of:=VLOOKUP([.F26];['1'.$A$2:.$B$11];2)" office:value-type="string" office:string-value="ゆず">
            <text:p>ゆず</text:p>
          </table:table-cell>
          <table:table-cell table:style-name="ce37" table:formula="of:=VLOOKUP([.G26];['1'.$A$2:.$B$11];2)" office:value-type="string" office:string-value="ニンニク">
            <text:p>ニンニク</text:p>
          </table:table-cell>
          <table:table-cell table:style-name="ce37" table:formula="of:=VLOOKUP([.H26];['1'.$A$2:.$B$11];2)" office:value-type="string" office:string-value="ペパーミント">
            <text:p>ペパーミント</text:p>
          </table:table-cell>
          <table:table-cell table:style-name="ce37" table:formula="of:=VLOOKUP([.I26];['1'.$A$2:.$B$15];2)" office:value-type="float" office:value="0">
            <text:p>#N/A</text:p>
          </table:table-cell>
          <table:table-cell table:style-name="ce37" table:formula="of:=VLOOKUP([.J26];['1'.$A$2:.$B$15];2)" office:value-type="float" office:value="0">
            <text:p>#N/A</text:p>
          </table:table-cell>
          <table:table-cell table:style-name="ce38" office:value-type="string">
            <text:p>12/23와 동일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6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37" table:formula="of:=MID([.$C27];2;1)" office:value-type="string" office:string-value="E">
            <text:p>E</text:p>
          </table:table-cell>
          <table:table-cell table:style-name="ce37" table:formula="of:=MID([.$C27];3;1)" office:value-type="string" office:string-value="K">
            <text:p>K</text:p>
          </table:table-cell>
          <table:table-cell table:style-name="ce37" table:formula="of:=IF(LEN([.$C27])&gt;3;MID([.$C27];4;1);-1)" office:value-type="string" office:string-value="M">
            <text:p>M</text:p>
          </table:table-cell>
          <table:table-cell table:style-name="ce37" table:formula="of:=IF(LEN([.$C27])&gt;3;MID([.$C27];5;1);-1)">
            <text:p/>
          </table:table-cell>
          <table:table-cell table:style-name="ce37" table:formula="of:=VLOOKUP([.F27];['1'.$A$2:.$B$14];2)" office:value-type="string" office:string-value="ゆず">
            <text:p>ゆず</text:p>
          </table:table-cell>
          <table:table-cell table:style-name="ce37" table:formula="of:=VLOOKUP([.G27];['1'.$A$2:.$B$14];2)" office:value-type="string" office:string-value="ニンニク">
            <text:p>ニンニク</text:p>
          </table:table-cell>
          <table:table-cell table:style-name="ce37" table:formula="of:=VLOOKUP([.H27];['1'.$A$2:.$B$14];2)" office:value-type="string" office:string-value="スペアミント">
            <text:p>スペアミント</text:p>
          </table:table-cell>
          <table:table-cell table:style-name="ce37" table:formula="of:=VLOOKUP([.I27];['1'.$A$2:.$B$15];2)" office:value-type="string" office:string-value="お湯">
            <text:p>お湯</text:p>
          </table:table-cell>
          <table:table-cell table:style-name="ce37" table:formula="of:=VLOOKUP([.J27];['1'.$A$2:.$B$15];2)" office:value-type="float" office:value="0">
            <text:p>#N/A</text:p>
          </table:table-cell>
          <table:table-cell table:style-name="ce38" office:value-type="string">
            <text:p>맛 : 유자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37" table:formula="of:=MID([.$C28];2;1)" office:value-type="string" office:string-value="F">
            <text:p>F</text:p>
          </table:table-cell>
          <table:table-cell table:style-name="ce37" table:formula="of:=MID([.$C28];3;1)">
            <text:p/>
          </table:table-cell>
          <table:table-cell table:style-name="ce37" table:formula="of:=IF(LEN([.$C28])&gt;3;MID([.$C28];4;1);-1)" office:value-type="float" office:value="-1">
            <text:p>-1</text:p>
          </table:table-cell>
          <table:table-cell table:style-name="ce37" table:formula="of:=IF(LEN([.$C28])&gt;3;MID([.$C28];5;1);-1)" office:value-type="float" office:value="-1">
            <text:p>-1</text:p>
          </table:table-cell>
          <table:table-cell table:style-name="ce37" table:formula="of:=VLOOKUP([.F28];['1'.$A$2:.$B$14];2)" office:value-type="string" office:string-value="ゆず">
            <text:p>ゆず</text:p>
          </table:table-cell>
          <table:table-cell table:style-name="ce37" table:formula="of:=VLOOKUP([.G28];['1'.$A$2:.$B$14];2)" office:value-type="string" office:string-value="生姜">
            <text:p>生姜</text:p>
          </table:table-cell>
          <table:table-cell table:style-name="ce37" table:formula="of:=VLOOKUP([.H28];['1'.$A$2:.$B$14];2)" office:value-type="float" office:value="0">
            <text:p>#N/A</text:p>
          </table:table-cell>
          <table:table-cell table:style-name="ce37" table:formula="of:=VLOOKUP([.I28];['1'.$A$2:.$B$15];2)" office:value-type="float" office:value="0">
            <text:p>#N/A</text:p>
          </table:table-cell>
          <table:table-cell table:style-name="ce37" table:formula="of:=VLOOKUP([.J28];['1'.$A$2:.$B$15];2)" office:value-type="float" office:value="0">
            <text:p>#N/A</text:p>
          </table:table-cell>
          <table:table-cell table:style-name="ce38" office:value-type="string">
            <text:p>맛 : (1) 유자. 나쁘지 않아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37" table:formula="of:=MID([.$C29];2;1)" office:value-type="string" office:string-value="F">
            <text:p>F</text:p>
          </table:table-cell>
          <table:table-cell table:style-name="ce37" table:formula="of:=MID([.$C29];3;1)" office:value-type="string" office:string-value="H">
            <text:p>H</text:p>
          </table:table-cell>
          <table:table-cell table:style-name="ce37" table:formula="of:=IF(LEN([.$C29])&gt;3;MID([.$C29];4;1);-1)" office:value-type="float" office:value="-1">
            <text:p>-1</text:p>
          </table:table-cell>
          <table:table-cell table:style-name="ce37" table:formula="of:=IF(LEN([.$C29])&gt;3;MID([.$C29];5;1);-1)" office:value-type="float" office:value="-1">
            <text:p>-1</text:p>
          </table:table-cell>
          <table:table-cell table:style-name="ce37" table:formula="of:=VLOOKUP([.F29];['1'.$A$2:.$B$11];2)" office:value-type="string" office:string-value="ゆず">
            <text:p>ゆず</text:p>
          </table:table-cell>
          <table:table-cell table:style-name="ce37" table:formula="of:=VLOOKUP([.G29];['1'.$A$2:.$B$11];2)" office:value-type="string" office:string-value="生姜">
            <text:p>生姜</text:p>
          </table:table-cell>
          <table:table-cell table:style-name="ce37" table:formula="of:=VLOOKUP([.H29];['1'.$A$2:.$B$11];2)" office:value-type="string" office:string-value="ペパーミント">
            <text:p>ペパーミント</text:p>
          </table:table-cell>
          <table:table-cell table:style-name="ce37" table:formula="of:=VLOOKUP([.I29];['1'.$A$2:.$B$15];2)" office:value-type="float" office:value="0">
            <text:p>#N/A</text:p>
          </table:table-cell>
          <table:table-cell table:style-name="ce37" table:formula="of:=VLOOKUP([.J29];['1'.$A$2:.$B$15];2)" office:value-type="float" office:value="0">
            <text:p>#N/A</text:p>
          </table:table-cell>
          <table:table-cell table:style-name="ce38" office:value-type="string">
            <text:p>맛:유자과 민트, 반반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37" table:formula="of:=MID([.$C30];2;1)" office:value-type="string" office:string-value="H">
            <text:p>H</text:p>
          </table:table-cell>
          <table:table-cell table:style-name="ce37" table:formula="of:=MID([.$C30];3;1)">
            <text:p/>
          </table:table-cell>
          <table:table-cell table:style-name="ce37" table:formula="of:=IF(LEN([.$C30])&gt;3;MID([.$C30];4;1);-1)" office:value-type="float" office:value="-1">
            <text:p>-1</text:p>
          </table:table-cell>
          <table:table-cell table:style-name="ce37" table:formula="of:=IF(LEN([.$C30])&gt;3;MID([.$C30];5;1);-1)" office:value-type="float" office:value="-1">
            <text:p>-1</text:p>
          </table:table-cell>
          <table:table-cell table:style-name="ce37" table:formula="of:=VLOOKUP([.F30];['1'.$A$2:.$B$11];2)" office:value-type="string" office:string-value="ゆず">
            <text:p>ゆず</text:p>
          </table:table-cell>
          <table:table-cell table:style-name="ce37" table:formula="of:=VLOOKUP([.G30];['1'.$A$2:.$B$11];2)" office:value-type="string" office:string-value="ペパーミント">
            <text:p>ペパーミント</text:p>
          </table:table-cell>
          <table:table-cell table:style-name="ce37" table:formula="of:=VLOOKUP([.H30];['1'.$A$2:.$B$11];2)" office:value-type="float" office:value="0">
            <text:p>#N/A</text:p>
          </table:table-cell>
          <table:table-cell table:style-name="ce37" table:formula="of:=VLOOKUP([.I30];['1'.$A$2:.$B$15];2)" office:value-type="float" office:value="0">
            <text:p>#N/A</text:p>
          </table:table-cell>
          <table:table-cell table:style-name="ce37" table:formula="of:=VLOOKUP([.J30];['1'.$A$2:.$B$15];2)" office:value-type="float" office:value="0">
            <text:p>#N/A</text:p>
          </table:table-cell>
          <table:table-cell table:style-name="ce38" office:value-type="string">
            <text:p>맛: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37" table:formula="of:=MID([.$C31];2;1)" office:value-type="string" office:string-value="H">
            <text:p>H</text:p>
          </table:table-cell>
          <table:table-cell table:style-name="ce37" table:formula="of:=MID([.$C31];3;1)">
            <text:p/>
          </table:table-cell>
          <table:table-cell table:style-name="ce37" table:formula="of:=IF(LEN([.$C31])&gt;3;MID([.$C31];4;1);-1)" office:value-type="float" office:value="-1">
            <text:p>-1</text:p>
          </table:table-cell>
          <table:table-cell table:style-name="ce37" table:formula="of:=IF(LEN([.$C31])&gt;3;MID([.$C31];5;1);-1)" office:value-type="float" office:value="-1">
            <text:p>-1</text:p>
          </table:table-cell>
          <table:table-cell table:style-name="ce37" table:formula="of:=VLOOKUP([.F31];['1'.$A$2:.$B$11];2)" office:value-type="string" office:string-value="ゆず">
            <text:p>ゆず</text:p>
          </table:table-cell>
          <table:table-cell table:style-name="ce37" table:formula="of:=VLOOKUP([.G31];['1'.$A$2:.$B$11];2)" office:value-type="string" office:string-value="ペパーミント">
            <text:p>ペパーミント</text:p>
          </table:table-cell>
          <table:table-cell table:style-name="ce37" table:formula="of:=VLOOKUP([.H31];['1'.$A$2:.$B$11];2)" office:value-type="float" office:value="0">
            <text:p>#N/A</text:p>
          </table:table-cell>
          <table:table-cell table:style-name="ce37" table:formula="of:=VLOOKUP([.I31];['1'.$A$2:.$B$15];2)" office:value-type="float" office:value="0">
            <text:p>#N/A</text:p>
          </table:table-cell>
          <table:table-cell table:style-name="ce37" table:formula="of:=VLOOKUP([.J31];['1'.$A$2:.$B$15];2)" office:value-type="float" office:value="0">
            <text:p>#N/A</text:p>
          </table:table-cell>
          <table:table-cell table:style-name="ce38" office:value-type="string">
            <text:p>맛: 민트. 민트의 잎 냄새,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37" table:formula="of:=MID([.$C32];2;1)" office:value-type="string" office:string-value="H">
            <text:p>H</text:p>
          </table:table-cell>
          <table:table-cell table:style-name="ce37" table:formula="of:=MID([.$C32];3;1)" office:value-type="string" office:string-value="I">
            <text:p>I</text:p>
          </table:table-cell>
          <table:table-cell table:style-name="ce37" table:formula="of:=IF(LEN([.$C32])&gt;3;MID([.$C32];4;1);-1)" office:value-type="float" office:value="-1">
            <text:p>-1</text:p>
          </table:table-cell>
          <table:table-cell table:style-name="ce37" table:formula="of:=IF(LEN([.$C32])&gt;3;MID([.$C32];5;1);-1)" office:value-type="float" office:value="-1">
            <text:p>-1</text:p>
          </table:table-cell>
          <table:table-cell table:style-name="ce37" table:formula="of:=VLOOKUP([.F32];['1'.$A$2:.$B$11];2)" office:value-type="string" office:string-value="ゆず">
            <text:p>ゆず</text:p>
          </table:table-cell>
          <table:table-cell table:style-name="ce37" table:formula="of:=VLOOKUP([.G32];['1'.$A$2:.$B$11];2)" office:value-type="string" office:string-value="ペパーミント">
            <text:p>ペパーミント</text:p>
          </table:table-cell>
          <table:table-cell table:style-name="ce37" table:formula="of:=VLOOKUP([.H32];['1'.$A$2:.$B$11];2)" office:value-type="string" office:string-value="ローズマリー">
            <text:p>ローズマリー</text:p>
          </table:table-cell>
          <table:table-cell table:style-name="ce37" table:formula="of:=VLOOKUP([.I32];['1'.$A$2:.$B$15];2)" office:value-type="float" office:value="0">
            <text:p>#N/A</text:p>
          </table:table-cell>
          <table:table-cell table:style-name="ce37" table:formula="of:=VLOOKUP([.J32];['1'.$A$2:.$B$15];2)" office:value-type="float" office:value="0">
            <text:p>#N/A</text:p>
          </table:table-cell>
          <table:table-cell table:style-name="ce38" office:value-type="string">
            <text:p>맛: 유자: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3];1)" office:value-type="string" office:string-value="A">
            <text:p>A</text:p>
          </table:table-cell>
          <table:table-cell table:style-name="ce37" table:formula="of:=MID([.$C33];2;1)" office:value-type="string" office:string-value="H">
            <text:p>H</text:p>
          </table:table-cell>
          <table:table-cell table:style-name="ce37" table:formula="of:=MID([.$C33];3;1)" office:value-type="string" office:string-value="M">
            <text:p>M</text:p>
          </table:table-cell>
          <table:table-cell table:style-name="ce37" table:formula="of:=IF(LEN([.$C33])&gt;3;MID([.$C33];4;1);-1)" office:value-type="float" office:value="-1">
            <text:p>-1</text:p>
          </table:table-cell>
          <table:table-cell table:style-name="ce37" table:formula="of:=IF(LEN([.$C33])&gt;3;MID([.$C33];5;1);-1)" office:value-type="float" office:value="-1">
            <text:p>-1</text:p>
          </table:table-cell>
          <table:table-cell table:style-name="ce37" table:formula="of:=VLOOKUP([.F33];['1'.$A$2:.$B$14];2)" office:value-type="string" office:string-value="ゆず">
            <text:p>ゆず</text:p>
          </table:table-cell>
          <table:table-cell table:style-name="ce37" table:formula="of:=VLOOKUP([.G33];['1'.$A$2:.$B$14];2)" office:value-type="string" office:string-value="ペパーミント">
            <text:p>ペパーミント</text:p>
          </table:table-cell>
          <table:table-cell table:style-name="ce37" table:formula="of:=VLOOKUP([.H33];['1'.$A$2:.$B$14];2)" office:value-type="string" office:string-value="お湯">
            <text:p>お湯</text:p>
          </table:table-cell>
          <table:table-cell table:style-name="ce37" table:formula="of:=VLOOKUP([.I33];['1'.$A$2:.$B$15];2)" office:value-type="float" office:value="0">
            <text:p>#N/A</text:p>
          </table:table-cell>
          <table:table-cell table:style-name="ce37" table:formula="of:=VLOOKUP([.J33];['1'.$A$2:.$B$15];2)" office:value-type="float" office:value="0">
            <text:p>#N/A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37" table:formula="of:=MID([.$C34];2;1)" office:value-type="string" office:string-value="K">
            <text:p>K</text:p>
          </table:table-cell>
          <table:table-cell table:style-name="ce37" table:formula="of:=MID([.$C34];3;1)">
            <text:p/>
          </table:table-cell>
          <table:table-cell table:style-name="ce37" table:formula="of:=IF(LEN([.$C34])&gt;3;MID([.$C34];4;1);-1)" office:value-type="float" office:value="-1">
            <text:p>-1</text:p>
          </table:table-cell>
          <table:table-cell table:style-name="ce37" table:formula="of:=IF(LEN([.$C34])&gt;3;MID([.$C34];5;1);-1)" office:value-type="float" office:value="-1">
            <text:p>-1</text:p>
          </table:table-cell>
          <table:table-cell table:style-name="ce37" table:formula="of:=VLOOKUP([.F34];['1'.$A$2:.$B$14];2)" office:value-type="string" office:string-value="ゆず">
            <text:p>ゆず</text:p>
          </table:table-cell>
          <table:table-cell table:style-name="ce37" table:formula="of:=VLOOKUP([.G34];['1'.$A$2:.$B$14];2)" office:value-type="string" office:string-value="スペアミント">
            <text:p>スペアミント</text:p>
          </table:table-cell>
          <table:table-cell table:style-name="ce37" table:formula="of:=VLOOKUP([.H34];['1'.$A$2:.$B$14];2)" office:value-type="float" office:value="0">
            <text:p>#N/A</text:p>
          </table:table-cell>
          <table:table-cell table:style-name="ce37" table:formula="of:=VLOOKUP([.I34];['1'.$A$2:.$B$15];2)" office:value-type="float" office:value="0">
            <text:p>#N/A</text:p>
          </table:table-cell>
          <table:table-cell table:style-name="ce37" table:formula="of:=VLOOKUP([.J34];['1'.$A$2:.$B$15];2)" office:value-type="float" office:value="0">
            <text:p>#N/A</text:p>
          </table:table-cell>
          <table:table-cell table:style-name="ce38" office:value-type="string">
            <text:p>맛 : 유자. 가벼운 맛. 희미하게,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37" table:formula="of:=MID([.$C35];2;1)" office:value-type="string" office:string-value="K">
            <text:p>K</text:p>
          </table:table-cell>
          <table:table-cell table:style-name="ce37" table:formula="of:=MID([.$C35];3;1)" office:value-type="string" office:string-value="M">
            <text:p>M</text:p>
          </table:table-cell>
          <table:table-cell table:style-name="ce37" table:formula="of:=IF(LEN([.$C35])&gt;3;MID([.$C35];4;1);-1)" office:value-type="float" office:value="-1">
            <text:p>-1</text:p>
          </table:table-cell>
          <table:table-cell table:style-name="ce37" table:formula="of:=IF(LEN([.$C35])&gt;3;MID([.$C35];5;1);-1)" office:value-type="float" office:value="-1">
            <text:p>-1</text:p>
          </table:table-cell>
          <table:table-cell table:style-name="ce37" table:formula="of:=VLOOKUP([.F35];['1'.$A$2:.$B$14];2)" office:value-type="string" office:string-value="ゆず">
            <text:p>ゆず</text:p>
          </table:table-cell>
          <table:table-cell table:style-name="ce37" table:formula="of:=VLOOKUP([.G35];['1'.$A$2:.$B$14];2)" office:value-type="string" office:string-value="スペアミント">
            <text:p>スペアミント</text:p>
          </table:table-cell>
          <table:table-cell table:style-name="ce37" table:formula="of:=VLOOKUP([.H35];['1'.$A$2:.$B$14];2)" office:value-type="string" office:string-value="お湯">
            <text:p>お湯</text:p>
          </table:table-cell>
          <table:table-cell table:style-name="ce37" table:formula="of:=VLOOKUP([.I35];['1'.$A$2:.$B$15];2)" office:value-type="float" office:value="0">
            <text:p>#N/A</text:p>
          </table:table-cell>
          <table:table-cell table:style-name="ce37" table:formula="of:=VLOOKUP([.J35];['1'.$A$2:.$B$15];2)" office:value-type="float" office:value="0">
            <text:p>#N/A</text:p>
          </table:table-cell>
          <table:table-cell table:style-name="ce38" office:value-type="string">
            <text:p>맛 : 유자 위에 민트가 덮여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80999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37" table:formula="of:=MID([.$C36];2;1)" office:value-type="string" office:string-value="K">
            <text:p>K</text:p>
          </table:table-cell>
          <table:table-cell table:style-name="ce37" table:formula="of:=MID([.$C36];3;1)" office:value-type="string" office:string-value="M">
            <text:p>M</text:p>
          </table:table-cell>
          <table:table-cell table:style-name="ce37" table:formula="of:=IF(LEN([.$C36])&gt;3;MID([.$C36];4;1);-1)" office:value-type="float" office:value="-1">
            <text:p>-1</text:p>
          </table:table-cell>
          <table:table-cell table:style-name="ce37" table:formula="of:=IF(LEN([.$C36])&gt;3;MID([.$C36];5;1);-1)" office:value-type="float" office:value="-1">
            <text:p>-1</text:p>
          </table:table-cell>
          <table:table-cell table:style-name="ce37" table:formula="of:=VLOOKUP([.F36];['1'.$A$2:.$B$14];2)" office:value-type="string" office:string-value="ゆず">
            <text:p>ゆず</text:p>
          </table:table-cell>
          <table:table-cell table:style-name="ce37" table:formula="of:=VLOOKUP([.G36];['1'.$A$2:.$B$14];2)" office:value-type="string" office:string-value="スペアミント">
            <text:p>スペアミント</text:p>
          </table:table-cell>
          <table:table-cell table:style-name="ce37" table:formula="of:=VLOOKUP([.H36];['1'.$A$2:.$B$14];2)" office:value-type="string" office:string-value="お湯">
            <text:p>お湯</text:p>
          </table:table-cell>
          <table:table-cell table:style-name="ce37" table:formula="of:=VLOOKUP([.I36];['1'.$A$2:.$B$15];2)" office:value-type="float" office:value="0">
            <text:p>#N/A</text:p>
          </table:table-cell>
          <table:table-cell table:style-name="ce37" table:formula="of:=VLOOKUP([.J36];['1'.$A$2:.$B$15];2)" office:value-type="float" office:value="0">
            <text:p>#N/A</text:p>
          </table:table-cell>
          <table:table-cell table:style-name="ce38" office:value-type="string">
            <text:p>맛 : 매우 가볍다. 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37];1)" office:value-type="string" office:string-value="B">
            <text:p>B</text:p>
          </table:table-cell>
          <table:table-cell table:style-name="ce37" table:formula="of:=MID([.$C37];2;1)" office:value-type="string" office:string-value="H">
            <text:p>H</text:p>
          </table:table-cell>
          <table:table-cell table:style-name="ce37" table:formula="of:=MID([.$C37];3;1)" office:value-type="string" office:string-value="I">
            <text:p>I</text:p>
          </table:table-cell>
          <table:table-cell table:style-name="ce37" table:formula="of:=IF(LEN([.$C37])&gt;3;MID([.$C37];4;1);-1)" office:value-type="float" office:value="-1">
            <text:p>-1</text:p>
          </table:table-cell>
          <table:table-cell table:style-name="ce37" table:formula="of:=IF(LEN([.$C37])&gt;3;MID([.$C37];5;1);-1)" office:value-type="float" office:value="-1">
            <text:p>-1</text:p>
          </table:table-cell>
          <table:table-cell table:style-name="ce37" table:formula="of:=VLOOKUP([.F37];['1'.$A$2:.$B$11];2)" office:value-type="string" office:string-value="ディル">
            <text:p>ディル</text:p>
          </table:table-cell>
          <table:table-cell table:style-name="ce37" table:formula="of:=VLOOKUP([.G37];['1'.$A$2:.$B$11];2)" office:value-type="string" office:string-value="ペパーミント">
            <text:p>ペパーミント</text:p>
          </table:table-cell>
          <table:table-cell table:style-name="ce37" table:formula="of:=VLOOKUP([.H37];['1'.$A$2:.$B$11];2)" office:value-type="string" office:string-value="ローズマリー">
            <text:p>ローズマリー</text:p>
          </table:table-cell>
          <table:table-cell table:style-name="ce37" table:formula="of:=VLOOKUP([.I37];['1'.$A$2:.$B$15];2)" office:value-type="float" office:value="0">
            <text:p>#N/A</text:p>
          </table:table-cell>
          <table:table-cell table:style-name="ce37" table:formula="of:=VLOOKUP([.J37];['1'.$A$2:.$B$15];2)" office:value-type="float" office:value="0">
            <text:p>#N/A</text:p>
          </table:table-cell>
          <table:table-cell table:style-name="ce38" office:value-type="string">
            <text:p>맛: 가벼운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38];1)" office:value-type="string" office:string-value="B">
            <text:p>B</text:p>
          </table:table-cell>
          <table:table-cell table:style-name="ce37" table:formula="of:=MID([.$C38];2;1)" office:value-type="string" office:string-value="H">
            <text:p>H</text:p>
          </table:table-cell>
          <table:table-cell table:style-name="ce37" table:formula="of:=MID([.$C38];3;1)" office:value-type="string" office:string-value="I">
            <text:p>I</text:p>
          </table:table-cell>
          <table:table-cell table:style-name="ce37" table:formula="of:=IF(LEN([.$C38])&gt;3;MID([.$C38];4;1);-1)" office:value-type="float" office:value="-1">
            <text:p>-1</text:p>
          </table:table-cell>
          <table:table-cell table:style-name="ce37" table:formula="of:=IF(LEN([.$C38])&gt;3;MID([.$C38];5;1);-1)" office:value-type="float" office:value="-1">
            <text:p>-1</text:p>
          </table:table-cell>
          <table:table-cell table:style-name="ce37" table:formula="of:=VLOOKUP([.F38];['1'.$A$2:.$B$11];2)" office:value-type="string" office:string-value="ディル">
            <text:p>ディル</text:p>
          </table:table-cell>
          <table:table-cell table:style-name="ce37" table:formula="of:=VLOOKUP([.G38];['1'.$A$2:.$B$11];2)" office:value-type="string" office:string-value="ペパーミント">
            <text:p>ペパーミント</text:p>
          </table:table-cell>
          <table:table-cell table:style-name="ce37" table:formula="of:=VLOOKUP([.H38];['1'.$A$2:.$B$11];2)" office:value-type="string" office:string-value="ローズマリー">
            <text:p>ローズマリー</text:p>
          </table:table-cell>
          <table:table-cell table:style-name="ce37" table:formula="of:=VLOOKUP([.I38];['1'.$A$2:.$B$15];2)" office:value-type="float" office:value="0">
            <text:p>#N/A</text:p>
          </table:table-cell>
          <table:table-cell table:style-name="ce37" table:formula="of:=VLOOKUP([.J3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2.133cm" draw:caption-point-x="-0.61cm" draw:caption-point-y="1.519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39];1)" office:value-type="string" office:string-value="C">
            <text:p>C</text:p>
          </table:table-cell>
          <table:table-cell table:style-name="ce37" table:formula="of:=MID([.$C39];2;1)">
            <text:p/>
          </table:table-cell>
          <table:table-cell table:style-name="ce37" table:formula="of:=MID([.$C39];3;1)">
            <text:p/>
          </table:table-cell>
          <table:table-cell table:style-name="ce37" table:formula="of:=IF(LEN([.$C39])&gt;3;MID([.$C39];4;1);-1)" office:value-type="float" office:value="-1">
            <text:p>-1</text:p>
          </table:table-cell>
          <table:table-cell table:style-name="ce37" table:formula="of:=IF(LEN([.$C39])&gt;3;MID([.$C39];5;1);-1)" office:value-type="float" office:value="-1">
            <text:p>-1</text:p>
          </table:table-cell>
          <table:table-cell table:style-name="ce37" table:formula="of:=VLOOKUP([.F39];['1'.$A$2:.$B$14];2)" office:value-type="string" office:string-value="オオバ">
            <text:p>オオバ</text:p>
          </table:table-cell>
          <table:table-cell table:style-name="ce37" table:formula="of:=VLOOKUP([.G39];['1'.$A$2:.$B$14];2)" office:value-type="float" office:value="0">
            <text:p>#N/A</text:p>
          </table:table-cell>
          <table:table-cell table:style-name="ce37" table:formula="of:=VLOOKUP([.H39];['1'.$A$2:.$B$14];2)" office:value-type="float" office:value="0">
            <text:p>#N/A</text:p>
          </table:table-cell>
          <table:table-cell table:style-name="ce37" table:formula="of:=VLOOKUP([.I39];['1'.$A$2:.$B$15];2)" office:value-type="float" office:value="0">
            <text:p>#N/A</text:p>
          </table:table-cell>
          <table:table-cell table:style-name="ce37" table:formula="of:=VLOOKUP([.J3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40];1)" office:value-type="string" office:string-value="C">
            <text:p>C</text:p>
          </table:table-cell>
          <table:table-cell table:style-name="ce37" table:formula="of:=MID([.$C40];2;1)" office:value-type="string" office:string-value="D">
            <text:p>D</text:p>
          </table:table-cell>
          <table:table-cell table:style-name="ce37" table:formula="of:=MID([.$C40];3;1)" office:value-type="string" office:string-value="M">
            <text:p>M</text:p>
          </table:table-cell>
          <table:table-cell table:style-name="ce37" table:formula="of:=IF(LEN([.$C40])&gt;3;MID([.$C40];4;1);-1)" office:value-type="float" office:value="-1">
            <text:p>-1</text:p>
          </table:table-cell>
          <table:table-cell table:style-name="ce37" table:formula="of:=IF(LEN([.$C40])&gt;3;MID([.$C40];5;1);-1)" office:value-type="float" office:value="-1">
            <text:p>-1</text:p>
          </table:table-cell>
          <table:table-cell table:style-name="ce37" table:formula="of:=VLOOKUP([.F40];['1'.$A$2:.$B$14];2)" office:value-type="string" office:string-value="オオバ">
            <text:p>オオバ</text:p>
          </table:table-cell>
          <table:table-cell table:style-name="ce37" table:formula="of:=VLOOKUP([.G40];['1'.$A$2:.$B$14];2)" office:value-type="string" office:string-value="レモン">
            <text:p>レモン</text:p>
          </table:table-cell>
          <table:table-cell table:style-name="ce37" table:formula="of:=VLOOKUP([.H40];['1'.$A$2:.$B$14];2)" office:value-type="string" office:string-value="お湯">
            <text:p>お湯</text:p>
          </table:table-cell>
          <table:table-cell table:style-name="ce37" table:formula="of:=VLOOKUP([.I40];['1'.$A$2:.$B$15];2)" office:value-type="float" office:value="0">
            <text:p>#N/A</text:p>
          </table:table-cell>
          <table:table-cell table:style-name="ce37" table:formula="of:=VLOOKUP([.J40];['1'.$A$2:.$B$15];2)" office:value-type="float" office:value="0">
            <text:p>#N/A</text:p>
          </table:table-cell>
          <table:table-cell table:style-name="ce38" office:value-type="string">
            <text:p>맛 : 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41];1)" office:value-type="string" office:string-value="C">
            <text:p>C</text:p>
          </table:table-cell>
          <table:table-cell table:style-name="ce37" table:formula="of:=MID([.$C41];2;1)" office:value-type="string" office:string-value="E">
            <text:p>E</text:p>
          </table:table-cell>
          <table:table-cell table:style-name="ce37" table:formula="of:=MID([.$C41];3;1)" office:value-type="string" office:string-value="F">
            <text:p>F</text:p>
          </table:table-cell>
          <table:table-cell table:style-name="ce37" table:formula="of:=IF(LEN([.$C41])&gt;3;MID([.$C41];4;1);-1)" office:value-type="string" office:string-value="H">
            <text:p>H</text:p>
          </table:table-cell>
          <table:table-cell table:style-name="ce37" table:formula="of:=IF(LEN([.$C41])&gt;3;MID([.$C41];5;1);-1)">
            <text:p/>
          </table:table-cell>
          <table:table-cell table:style-name="ce37" table:formula="of:=VLOOKUP([.F41];['1'.$A$2:.$B$14];2)" office:value-type="string" office:string-value="オオバ">
            <text:p>オオバ</text:p>
          </table:table-cell>
          <table:table-cell table:style-name="ce37" table:formula="of:=VLOOKUP([.G41];['1'.$A$2:.$B$14];2)" office:value-type="string" office:string-value="ニンニク">
            <text:p>ニンニク</text:p>
          </table:table-cell>
          <table:table-cell table:style-name="ce37" table:formula="of:=VLOOKUP([.H41];['1'.$A$2:.$B$14];2)" office:value-type="string" office:string-value="生姜">
            <text:p>生姜</text:p>
          </table:table-cell>
          <table:table-cell table:style-name="ce37" table:formula="of:=VLOOKUP([.I41];['1'.$A$2:.$B$15];2)" office:value-type="string" office:string-value="ペパーミント">
            <text:p>ペパーミント</text:p>
          </table:table-cell>
          <table:table-cell table:style-name="ce37" table:formula="of:=VLOOKUP([.J41];['1'.$A$2:.$B$15];2)" office:value-type="float" office:value="0">
            <text:p>#N/A</text:p>
          </table:table-cell>
          <table:table-cell table:style-name="ce38" office:value-type="string">
            <text:p>맛 : (1) 페퍼민트. (2) 떫은 맛도 있다. 아마도 소엽의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42];1)" office:value-type="string" office:string-value="C">
            <text:p>C</text:p>
          </table:table-cell>
          <table:table-cell table:style-name="ce37" table:formula="of:=MID([.$C42];2;1)" office:value-type="string" office:string-value="E">
            <text:p>E</text:p>
          </table:table-cell>
          <table:table-cell table:style-name="ce37" table:formula="of:=MID([.$C42];3;1)" office:value-type="string" office:string-value="F">
            <text:p>F</text:p>
          </table:table-cell>
          <table:table-cell table:style-name="ce37" table:formula="of:=IF(LEN([.$C42])&gt;3;MID([.$C42];4;1);-1)" office:value-type="string" office:string-value="I">
            <text:p>I</text:p>
          </table:table-cell>
          <table:table-cell table:style-name="ce37" table:formula="of:=IF(LEN([.$C42])&gt;3;MID([.$C42];5;1);-1)">
            <text:p/>
          </table:table-cell>
          <table:table-cell table:style-name="ce37" table:formula="of:=VLOOKUP([.F42];['1'.$A$2:.$B$14];2)" office:value-type="string" office:string-value="オオバ">
            <text:p>オオバ</text:p>
          </table:table-cell>
          <table:table-cell table:style-name="ce37" table:formula="of:=VLOOKUP([.G42];['1'.$A$2:.$B$14];2)" office:value-type="string" office:string-value="ニンニク">
            <text:p>ニンニク</text:p>
          </table:table-cell>
          <table:table-cell table:style-name="ce37" table:formula="of:=VLOOKUP([.H42];['1'.$A$2:.$B$14];2)" office:value-type="string" office:string-value="生姜">
            <text:p>生姜</text:p>
          </table:table-cell>
          <table:table-cell table:style-name="ce37" table:formula="of:=VLOOKUP([.I42];['1'.$A$2:.$B$15];2)" office:value-type="string" office:string-value="ローズマリー">
            <text:p>ローズマリー</text:p>
          </table:table-cell>
          <table:table-cell table:style-name="ce37" table:formula="of:=VLOOKUP([.J42];['1'.$A$2:.$B$15];2)" office:value-type="float" office:value="0">
            <text:p>#N/A</text:p>
          </table:table-cell>
          <table:table-cell table:style-name="ce38" office:value-type="string">
            <text:p>맛 : (1) 로즈마리. 가벼운 맛. (2) 마늘의 맛. 로즈마리 대신 페퍼민트를 넣었을 때 보다, 더 강한가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67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37" table:formula="of:=MID([.$C43];2;1)" office:value-type="string" office:string-value="E">
            <text:p>E</text:p>
          </table:table-cell>
          <table:table-cell table:style-name="ce37" table:formula="of:=MID([.$C43];3;1)" office:value-type="string" office:string-value="F">
            <text:p>F</text:p>
          </table:table-cell>
          <table:table-cell table:style-name="ce37" table:formula="of:=IF(LEN([.$C43])&gt;3;MID([.$C43];4;1);-1)" office:value-type="string" office:string-value="I">
            <text:p>I</text:p>
          </table:table-cell>
          <table:table-cell table:style-name="ce37" table:formula="of:=IF(LEN([.$C43])&gt;3;MID([.$C43];5;1);-1)" office:value-type="string" office:string-value="M">
            <text:p>M</text:p>
          </table:table-cell>
          <table:table-cell table:style-name="ce37" table:formula="of:=VLOOKUP([.F43];['1'.$A$2:.$B$14];2)" office:value-type="string" office:string-value="オオバ">
            <text:p>オオバ</text:p>
          </table:table-cell>
          <table:table-cell table:style-name="ce37" table:formula="of:=VLOOKUP([.G43];['1'.$A$2:.$B$14];2)" office:value-type="string" office:string-value="ニンニク">
            <text:p>ニンニク</text:p>
          </table:table-cell>
          <table:table-cell table:style-name="ce37" table:formula="of:=VLOOKUP([.H43];['1'.$A$2:.$B$14];2)" office:value-type="string" office:string-value="生姜">
            <text:p>生姜</text:p>
          </table:table-cell>
          <table:table-cell table:style-name="ce37" table:formula="of:=VLOOKUP([.I43];['1'.$A$2:.$B$15];2)" office:value-type="string" office:string-value="ローズマリー">
            <text:p>ローズマリー</text:p>
          </table:table-cell>
          <table:table-cell table:style-name="ce37" table:formula="of:=VLOOKUP([.J43];['1'.$A$2:.$B$15];2)" office:value-type="string" office:string-value="お湯">
            <text:p>お湯</text:p>
          </table:table-cell>
          <table:table-cell table:style-name="ce38" office:value-type="string">
            <text:p>맛 : 거의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37" table:formula="of:=MID([.$C44];2;1)" office:value-type="string" office:string-value="E">
            <text:p>E</text:p>
          </table:table-cell>
          <table:table-cell table:style-name="ce37" table:formula="of:=MID([.$C44];3;1)" office:value-type="string" office:string-value="F">
            <text:p>F</text:p>
          </table:table-cell>
          <table:table-cell table:style-name="ce37" table:formula="of:=IF(LEN([.$C44])&gt;3;MID([.$C44];4;1);-1)" office:value-type="string" office:string-value="I">
            <text:p>I</text:p>
          </table:table-cell>
          <table:table-cell table:style-name="ce37" table:formula="of:=IF(LEN([.$C44])&gt;3;MID([.$C44];5;1);-1)" office:value-type="string" office:string-value="M">
            <text:p>M</text:p>
          </table:table-cell>
          <table:table-cell table:style-name="ce37" table:formula="of:=VLOOKUP([.F44];['1'.$A$2:.$B$14];2)" office:value-type="string" office:string-value="オオバ">
            <text:p>オオバ</text:p>
          </table:table-cell>
          <table:table-cell table:style-name="ce37" table:formula="of:=VLOOKUP([.G44];['1'.$A$2:.$B$14];2)" office:value-type="string" office:string-value="ニンニク">
            <text:p>ニンニク</text:p>
          </table:table-cell>
          <table:table-cell table:style-name="ce37" table:formula="of:=VLOOKUP([.H44];['1'.$A$2:.$B$14];2)" office:value-type="string" office:string-value="生姜">
            <text:p>生姜</text:p>
          </table:table-cell>
          <table:table-cell table:style-name="ce37" table:formula="of:=VLOOKUP([.I44];['1'.$A$2:.$B$15];2)" office:value-type="string" office:string-value="ローズマリー">
            <text:p>ローズマリー</text:p>
          </table:table-cell>
          <table:table-cell table:style-name="ce37" table:formula="of:=VLOOKUP([.J44];['1'.$A$2:.$B$15];2)" office:value-type="string" office:string-value="お湯">
            <text:p>お湯</text:p>
          </table:table-cell>
          <table:table-cell table:style-name="ce38" office:value-type="string">
            <text:p>맛 : (1) 소옆. 얇은 맛. (2) 로즈마리. 느끼지 않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37" table:formula="of:=MID([.$C45];2;1)" office:value-type="string" office:string-value="F">
            <text:p>F</text:p>
          </table:table-cell>
          <table:table-cell table:style-name="ce37" table:formula="of:=MID([.$C45];3;1)" office:value-type="string" office:string-value="H">
            <text:p>H</text:p>
          </table:table-cell>
          <table:table-cell table:style-name="ce37" table:formula="of:=IF(LEN([.$C45])&gt;3;MID([.$C45];4;1);-1)" office:value-type="float" office:value="-1">
            <text:p>-1</text:p>
          </table:table-cell>
          <table:table-cell table:style-name="ce37" table:formula="of:=IF(LEN([.$C45])&gt;3;MID([.$C45];5;1);-1)" office:value-type="float" office:value="-1">
            <text:p>-1</text:p>
          </table:table-cell>
          <table:table-cell table:style-name="ce37" table:formula="of:=VLOOKUP([.F45];['1'.$A$2:.$B$14];2)" office:value-type="string" office:string-value="オオバ">
            <text:p>オオバ</text:p>
          </table:table-cell>
          <table:table-cell table:style-name="ce37" table:formula="of:=VLOOKUP([.G45];['1'.$A$2:.$B$14];2)" office:value-type="string" office:string-value="生姜">
            <text:p>生姜</text:p>
          </table:table-cell>
          <table:table-cell table:style-name="ce37" table:formula="of:=VLOOKUP([.H45];['1'.$A$2:.$B$14];2)" office:value-type="string" office:string-value="ペパーミント">
            <text:p>ペパーミント</text:p>
          </table:table-cell>
          <table:table-cell table:style-name="ce37" table:formula="of:=VLOOKUP([.I45];['1'.$A$2:.$B$15];2)" office:value-type="float" office:value="0">
            <text:p>#N/A</text:p>
          </table:table-cell>
          <table:table-cell table:style-name="ce37" table:formula="of:=VLOOKUP([.J4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37" table:formula="of:=MID([.$C46];2;1)" office:value-type="string" office:string-value="F">
            <text:p>F</text:p>
          </table:table-cell>
          <table:table-cell table:style-name="ce37" table:formula="of:=MID([.$C46];3;1)" office:value-type="string" office:string-value="H">
            <text:p>H</text:p>
          </table:table-cell>
          <table:table-cell table:style-name="ce37" table:formula="of:=IF(LEN([.$C46])&gt;3;MID([.$C46];4;1);-1)" office:value-type="float" office:value="-1">
            <text:p>-1</text:p>
          </table:table-cell>
          <table:table-cell table:style-name="ce37" table:formula="of:=IF(LEN([.$C46])&gt;3;MID([.$C46];5;1);-1)" office:value-type="float" office:value="-1">
            <text:p>-1</text:p>
          </table:table-cell>
          <table:table-cell table:style-name="ce37" table:formula="of:=VLOOKUP([.F46];['1'.$A$2:.$B$14];2)" office:value-type="string" office:string-value="オオバ">
            <text:p>オオバ</text:p>
          </table:table-cell>
          <table:table-cell table:style-name="ce37" table:formula="of:=VLOOKUP([.G46];['1'.$A$2:.$B$14];2)" office:value-type="string" office:string-value="生姜">
            <text:p>生姜</text:p>
          </table:table-cell>
          <table:table-cell table:style-name="ce37" table:formula="of:=VLOOKUP([.H46];['1'.$A$2:.$B$14];2)" office:value-type="string" office:string-value="ペパーミント">
            <text:p>ペパーミント</text:p>
          </table:table-cell>
          <table:table-cell table:style-name="ce37" table:formula="of:=VLOOKUP([.I46];['1'.$A$2:.$B$15];2)" office:value-type="float" office:value="0">
            <text:p>#N/A</text:p>
          </table:table-cell>
          <table:table-cell table:style-name="ce37" table:formula="of:=VLOOKUP([.J46];['1'.$A$2:.$B$15];2)" office:value-type="float" office:value="0">
            <text:p>#N/A</text:p>
          </table:table-cell>
          <table:table-cell table:style-name="ce38" office:value-type="string">
            <text:p>맛 : (1) 소옆인가.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37" table:formula="of:=MID([.$C47];2;1)" office:value-type="string" office:string-value="I">
            <text:p>I</text:p>
          </table:table-cell>
          <table:table-cell table:style-name="ce37" table:formula="of:=MID([.$C47];3;1)">
            <text:p/>
          </table:table-cell>
          <table:table-cell table:style-name="ce37" table:formula="of:=IF(LEN([.$C47])&gt;3;MID([.$C47];4;1);-1)" office:value-type="float" office:value="-1">
            <text:p>-1</text:p>
          </table:table-cell>
          <table:table-cell table:style-name="ce37" table:formula="of:=IF(LEN([.$C47])&gt;3;MID([.$C47];5;1);-1)" office:value-type="float" office:value="-1">
            <text:p>-1</text:p>
          </table:table-cell>
          <table:table-cell table:style-name="ce37" table:formula="of:=VLOOKUP([.F47];['1'.$A$2:.$B$14];2)" office:value-type="string" office:string-value="オオバ">
            <text:p>オオバ</text:p>
          </table:table-cell>
          <table:table-cell table:style-name="ce37" table:formula="of:=VLOOKUP([.G47];['1'.$A$2:.$B$14];2)" office:value-type="string" office:string-value="ローズマリー">
            <text:p>ローズマリー</text:p>
          </table:table-cell>
          <table:table-cell table:style-name="ce37" table:formula="of:=VLOOKUP([.H47];['1'.$A$2:.$B$14];2)" office:value-type="float" office:value="0">
            <text:p>#N/A</text:p>
          </table:table-cell>
          <table:table-cell table:style-name="ce37" table:formula="of:=VLOOKUP([.I47];['1'.$A$2:.$B$15];2)" office:value-type="float" office:value="0">
            <text:p>#N/A</text:p>
          </table:table-cell>
          <table:table-cell table:style-name="ce37" table:formula="of:=VLOOKUP([.J47];['1'.$A$2:.$B$15];2)" office:value-type="float" office:value="0">
            <text:p>#N/A</text:p>
          </table:table-cell>
          <table:table-cell table:style-name="ce38" office:value-type="string">
            <text:p>맛 : 로즈마리. 로즈마리 단독 경우의 찌르르한 혀의 감각은 없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37" table:formula="of:=MID([.$C48];2;1)" office:value-type="string" office:string-value="K">
            <text:p>K</text:p>
          </table:table-cell>
          <table:table-cell table:style-name="ce37" table:formula="of:=MID([.$C48];3;1)">
            <text:p/>
          </table:table-cell>
          <table:table-cell table:style-name="ce37" table:formula="of:=IF(LEN([.$C48])&gt;3;MID([.$C48];4;1);-1)" office:value-type="float" office:value="-1">
            <text:p>-1</text:p>
          </table:table-cell>
          <table:table-cell table:style-name="ce37" table:formula="of:=IF(LEN([.$C48])&gt;3;MID([.$C48];5;1);-1)" office:value-type="float" office:value="-1">
            <text:p>-1</text:p>
          </table:table-cell>
          <table:table-cell table:style-name="ce37" table:formula="of:=VLOOKUP([.F48];['1'.$A$2:.$B$14];2)" office:value-type="string" office:string-value="オオバ">
            <text:p>オオバ</text:p>
          </table:table-cell>
          <table:table-cell table:style-name="ce37" table:formula="of:=VLOOKUP([.G48];['1'.$A$2:.$B$14];2)" office:value-type="string" office:string-value="スペアミント">
            <text:p>スペアミント</text:p>
          </table:table-cell>
          <table:table-cell table:style-name="ce37" table:formula="of:=VLOOKUP([.H48];['1'.$A$2:.$B$14];2)" office:value-type="float" office:value="0">
            <text:p>#N/A</text:p>
          </table:table-cell>
          <table:table-cell table:style-name="ce37" table:formula="of:=VLOOKUP([.I48];['1'.$A$2:.$B$15];2)" office:value-type="float" office:value="0">
            <text:p>#N/A</text:p>
          </table:table-cell>
          <table:table-cell table:style-name="ce37" table:formula="of:=VLOOKUP([.J48];['1'.$A$2:.$B$15];2)" office:value-type="float" office:value="0">
            <text:p>#N/A</text:p>
          </table:table-cell>
          <table:table-cell table:style-name="ce38" office:value-type="string">
            <text:p>맛 : 전혀, 소옆. 소옆 단독보다는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37" table:formula="of:=MID([.$C49];2;1)" office:value-type="string" office:string-value="K">
            <text:p>K</text:p>
          </table:table-cell>
          <table:table-cell table:style-name="ce37" table:formula="of:=MID([.$C49];3;1)">
            <text:p/>
          </table:table-cell>
          <table:table-cell table:style-name="ce37" table:formula="of:=IF(LEN([.$C49])&gt;3;MID([.$C49];4;1);-1)" office:value-type="float" office:value="-1">
            <text:p>-1</text:p>
          </table:table-cell>
          <table:table-cell table:style-name="ce37" table:formula="of:=IF(LEN([.$C49])&gt;3;MID([.$C49];5;1);-1)" office:value-type="float" office:value="-1">
            <text:p>-1</text:p>
          </table:table-cell>
          <table:table-cell table:style-name="ce37" table:formula="of:=VLOOKUP([.F49];['1'.$A$2:.$B$14];2)" office:value-type="string" office:string-value="オオバ">
            <text:p>オオバ</text:p>
          </table:table-cell>
          <table:table-cell table:style-name="ce37" table:formula="of:=VLOOKUP([.G49];['1'.$A$2:.$B$14];2)" office:value-type="string" office:string-value="スペアミント">
            <text:p>スペアミント</text:p>
          </table:table-cell>
          <table:table-cell table:style-name="ce37" table:formula="of:=VLOOKUP([.H49];['1'.$A$2:.$B$14];2)" office:value-type="float" office:value="0">
            <text:p>#N/A</text:p>
          </table:table-cell>
          <table:table-cell table:style-name="ce37" table:formula="of:=VLOOKUP([.I49];['1'.$A$2:.$B$15];2)" office:value-type="float" office:value="0">
            <text:p>#N/A</text:p>
          </table:table-cell>
          <table:table-cell table:style-name="ce37" table:formula="of:=VLOOKUP([.J49];['1'.$A$2:.$B$15];2)" office:value-type="float" office:value="0">
            <text:p>#N/A</text:p>
          </table:table-cell>
          <table:table-cell table:style-name="ce38" office:value-type="string">
            <text:p>맛 : 일종, 흐린 맛. 기본은 소옆.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37" table:formula="of:=MID([.$C50];2;1)" office:value-type="string" office:string-value="K">
            <text:p>K</text:p>
          </table:table-cell>
          <table:table-cell table:style-name="ce37" table:formula="of:=MID([.$C50];3;1)">
            <text:p/>
          </table:table-cell>
          <table:table-cell table:style-name="ce37" table:formula="of:=IF(LEN([.$C50])&gt;3;MID([.$C50];4;1);-1)" office:value-type="float" office:value="-1">
            <text:p>-1</text:p>
          </table:table-cell>
          <table:table-cell table:style-name="ce37" table:formula="of:=IF(LEN([.$C50])&gt;3;MID([.$C50];5;1);-1)" office:value-type="float" office:value="-1">
            <text:p>-1</text:p>
          </table:table-cell>
          <table:table-cell table:style-name="ce37" table:formula="of:=VLOOKUP([.F50];['1'.$A$2:.$B$14];2)" office:value-type="string" office:string-value="オオバ">
            <text:p>オオバ</text:p>
          </table:table-cell>
          <table:table-cell table:style-name="ce37" table:formula="of:=VLOOKUP([.G50];['1'.$A$2:.$B$14];2)" office:value-type="string" office:string-value="スペアミント">
            <text:p>スペアミント</text:p>
          </table:table-cell>
          <table:table-cell table:style-name="ce37" table:formula="of:=VLOOKUP([.H50];['1'.$A$2:.$B$14];2)" office:value-type="float" office:value="0">
            <text:p>#N/A</text:p>
          </table:table-cell>
          <table:table-cell table:style-name="ce37" table:formula="of:=VLOOKUP([.I50];['1'.$A$2:.$B$15];2)" office:value-type="float" office:value="0">
            <text:p>#N/A</text:p>
          </table:table-cell>
          <table:table-cell table:style-name="ce37" table:formula="of:=VLOOKUP([.J50];['1'.$A$2:.$B$15];2)" office:value-type="float" office:value="0">
            <text:p>#N/A</text:p>
          </table:table-cell>
          <table:table-cell table:style-name="ce38" office:value-type="string">
            <text:p>맛 : 번호 55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37" table:formula="of:=MID([.$C51];2;1)" office:value-type="string" office:string-value="L">
            <text:p>L</text:p>
          </table:table-cell>
          <table:table-cell table:style-name="ce37" table:formula="of:=MID([.$C51];3;1)">
            <text:p/>
          </table:table-cell>
          <table:table-cell table:style-name="ce37" table:formula="of:=IF(LEN([.$C51])&gt;3;MID([.$C51];4;1);-1)" office:value-type="float" office:value="-1">
            <text:p>-1</text:p>
          </table:table-cell>
          <table:table-cell table:style-name="ce37" table:formula="of:=IF(LEN([.$C51])&gt;3;MID([.$C51];5;1);-1)" office:value-type="float" office:value="-1">
            <text:p>-1</text:p>
          </table:table-cell>
          <table:table-cell table:style-name="ce37" table:formula="of:=VLOOKUP([.F51];['1'.$A$2:.$B$14];2)" office:value-type="string" office:string-value="オオバ">
            <text:p>オオバ</text:p>
          </table:table-cell>
          <table:table-cell table:style-name="ce37" table:formula="of:=VLOOKUP([.G51];['1'.$A$2:.$B$14];2)" office:value-type="string" office:string-value="日本酒（米だけの）">
            <text:p>日本酒（米だけの）</text:p>
          </table:table-cell>
          <table:table-cell table:style-name="ce37" table:formula="of:=VLOOKUP([.H51];['1'.$A$2:.$B$14];2)" office:value-type="float" office:value="0">
            <text:p>#N/A</text:p>
          </table:table-cell>
          <table:table-cell table:style-name="ce37" table:formula="of:=VLOOKUP([.I51];['1'.$A$2:.$B$15];2)" office:value-type="float" office:value="0">
            <text:p>#N/A</text:p>
          </table:table-cell>
          <table:table-cell table:style-name="ce37" table:formula="of:=VLOOKUP([.J51];['1'.$A$2:.$B$15];2)" office:value-type="float" office:value="0">
            <text:p>#N/A</text:p>
          </table:table-cell>
          <table:table-cell table:style-name="ce38" office:value-type="string">
            <text:p>맛 : (1) 소옆. (2) 다시,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37" table:formula="of:=MID([.$C52];2;1)" office:value-type="string" office:string-value="L">
            <text:p>L</text:p>
          </table:table-cell>
          <table:table-cell table:style-name="ce37" table:formula="of:=MID([.$C52];3;1)">
            <text:p/>
          </table:table-cell>
          <table:table-cell table:style-name="ce37" table:formula="of:=IF(LEN([.$C52])&gt;3;MID([.$C52];4;1);-1)" office:value-type="float" office:value="-1">
            <text:p>-1</text:p>
          </table:table-cell>
          <table:table-cell table:style-name="ce37" table:formula="of:=IF(LEN([.$C52])&gt;3;MID([.$C52];5;1);-1)" office:value-type="float" office:value="-1">
            <text:p>-1</text:p>
          </table:table-cell>
          <table:table-cell table:style-name="ce37" table:formula="of:=VLOOKUP([.F52];['1'.$A$2:.$B$14];2)" office:value-type="string" office:string-value="オオバ">
            <text:p>オオバ</text:p>
          </table:table-cell>
          <table:table-cell table:style-name="ce37" table:formula="of:=VLOOKUP([.G52];['1'.$A$2:.$B$14];2)" office:value-type="string" office:string-value="日本酒（米だけの）">
            <text:p>日本酒（米だけの）</text:p>
          </table:table-cell>
          <table:table-cell table:style-name="ce37" table:formula="of:=VLOOKUP([.H52];['1'.$A$2:.$B$14];2)" office:value-type="float" office:value="0">
            <text:p>#N/A</text:p>
          </table:table-cell>
          <table:table-cell table:style-name="ce37" table:formula="of:=VLOOKUP([.I52];['1'.$A$2:.$B$15];2)" office:value-type="float" office:value="0">
            <text:p>#N/A</text:p>
          </table:table-cell>
          <table:table-cell table:style-name="ce37" table:formula="of:=VLOOKUP([.J52];['1'.$A$2:.$B$15];2)" office:value-type="float" office:value="0">
            <text:p>#N/A</text:p>
          </table:table-cell>
          <table:table-cell table:style-name="ce38" office:value-type="string">
            <text:p>맛 : (1) 소엽.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2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37" table:formula="of:=MID([.$C53];2;1)" office:value-type="string" office:string-value="L">
            <text:p>L</text:p>
          </table:table-cell>
          <table:table-cell table:style-name="ce37" table:formula="of:=MID([.$C53];3;1)">
            <text:p/>
          </table:table-cell>
          <table:table-cell table:style-name="ce37" table:formula="of:=IF(LEN([.$C53])&gt;3;MID([.$C53];4;1);-1)" office:value-type="float" office:value="-1">
            <text:p>-1</text:p>
          </table:table-cell>
          <table:table-cell table:style-name="ce37" table:formula="of:=IF(LEN([.$C53])&gt;3;MID([.$C53];5;1);-1)" office:value-type="float" office:value="-1">
            <text:p>-1</text:p>
          </table:table-cell>
          <table:table-cell table:style-name="ce37" table:formula="of:=VLOOKUP([.F53];['1'.$A$2:.$B$14];2)" office:value-type="string" office:string-value="オオバ">
            <text:p>オオバ</text:p>
          </table:table-cell>
          <table:table-cell table:style-name="ce37" table:formula="of:=VLOOKUP([.G53];['1'.$A$2:.$B$14];2)" office:value-type="string" office:string-value="日本酒（米だけの）">
            <text:p>日本酒（米だけの）</text:p>
          </table:table-cell>
          <table:table-cell table:style-name="ce37" table:formula="of:=VLOOKUP([.H53];['1'.$A$2:.$B$14];2)" office:value-type="float" office:value="0">
            <text:p>#N/A</text:p>
          </table:table-cell>
          <table:table-cell table:style-name="ce37" table:formula="of:=VLOOKUP([.I53];['1'.$A$2:.$B$15];2)" office:value-type="float" office:value="0">
            <text:p>#N/A</text:p>
          </table:table-cell>
          <table:table-cell table:style-name="ce37" table:formula="of:=VLOOKUP([.J5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37" table:formula="of:=MID([.$C54];2;1)" office:value-type="string" office:string-value="L">
            <text:p>L</text:p>
          </table:table-cell>
          <table:table-cell table:style-name="ce37" table:formula="of:=MID([.$C54];3;1)" office:value-type="string" office:string-value="M">
            <text:p>M</text:p>
          </table:table-cell>
          <table:table-cell table:style-name="ce37" table:formula="of:=IF(LEN([.$C54])&gt;3;MID([.$C54];4;1);-1)" office:value-type="float" office:value="-1">
            <text:p>-1</text:p>
          </table:table-cell>
          <table:table-cell table:style-name="ce37" table:formula="of:=IF(LEN([.$C54])&gt;3;MID([.$C54];5;1);-1)" office:value-type="float" office:value="-1">
            <text:p>-1</text:p>
          </table:table-cell>
          <table:table-cell table:style-name="ce37" table:formula="of:=VLOOKUP([.F54];['1'.$A$2:.$B$14];2)" office:value-type="string" office:string-value="オオバ">
            <text:p>オオバ</text:p>
          </table:table-cell>
          <table:table-cell table:style-name="ce37" table:formula="of:=VLOOKUP([.G54];['1'.$A$2:.$B$14];2)" office:value-type="string" office:string-value="日本酒（米だけの）">
            <text:p>日本酒（米だけの）</text:p>
          </table:table-cell>
          <table:table-cell table:style-name="ce37" table:formula="of:=VLOOKUP([.H54];['1'.$A$2:.$B$14];2)" office:value-type="string" office:string-value="お湯">
            <text:p>お湯</text:p>
          </table:table-cell>
          <table:table-cell table:style-name="ce37" table:formula="of:=VLOOKUP([.I54];['1'.$A$2:.$B$15];2)" office:value-type="float" office:value="0">
            <text:p>#N/A</text:p>
          </table:table-cell>
          <table:table-cell table:style-name="ce37" table:formula="of:=VLOOKUP([.J54];['1'.$A$2:.$B$15];2)" office:value-type="float" office:value="0">
            <text:p>#N/A</text:p>
          </table:table-cell>
          <table:table-cell table:style-name="ce38" office:value-type="string">
            <text:p>맛 : (1) 달콤한 소옆. (2) 나쁘지 않다. (3) 소옆와 술의 비율 : 2 대 3 이라도 좋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37" table:formula="of:=MID([.$C55];2;1)" office:value-type="string" office:string-value="L">
            <text:p>L</text:p>
          </table:table-cell>
          <table:table-cell table:style-name="ce37" table:formula="of:=MID([.$C55];3;1)" office:value-type="string" office:string-value="M">
            <text:p>M</text:p>
          </table:table-cell>
          <table:table-cell table:style-name="ce37" table:formula="of:=IF(LEN([.$C55])&gt;3;MID([.$C55];4;1);-1)" office:value-type="float" office:value="-1">
            <text:p>-1</text:p>
          </table:table-cell>
          <table:table-cell table:style-name="ce37" table:formula="of:=IF(LEN([.$C55])&gt;3;MID([.$C55];5;1);-1)" office:value-type="float" office:value="-1">
            <text:p>-1</text:p>
          </table:table-cell>
          <table:table-cell table:style-name="ce37" table:formula="of:=VLOOKUP([.F55];['1'.$A$2:.$B$14];2)" office:value-type="string" office:string-value="オオバ">
            <text:p>オオバ</text:p>
          </table:table-cell>
          <table:table-cell table:style-name="ce37" table:formula="of:=VLOOKUP([.G55];['1'.$A$2:.$B$14];2)" office:value-type="string" office:string-value="日本酒（米だけの）">
            <text:p>日本酒（米だけの）</text:p>
          </table:table-cell>
          <table:table-cell table:style-name="ce37" table:formula="of:=VLOOKUP([.H55];['1'.$A$2:.$B$14];2)" office:value-type="string" office:string-value="お湯">
            <text:p>お湯</text:p>
          </table:table-cell>
          <table:table-cell table:style-name="ce37" table:formula="of:=VLOOKUP([.I55];['1'.$A$2:.$B$15];2)" office:value-type="float" office:value="0">
            <text:p>#N/A</text:p>
          </table:table-cell>
          <table:table-cell table:style-name="ce37" table:formula="of:=VLOOKUP([.J55];['1'.$A$2:.$B$15];2)" office:value-type="float" office:value="0">
            <text:p>#N/A</text:p>
          </table:table-cell>
          <table:table-cell table:style-name="ce38" office:value-type="string">
            <text:p>맛 : 소옆. 가벼운. &lt;나쁘지 않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56];1)" office:value-type="string" office:string-value="D">
            <text:p>D</text:p>
          </table:table-cell>
          <table:table-cell table:style-name="ce37" table:formula="of:=MID([.$C56];2;1)">
            <text:p/>
          </table:table-cell>
          <table:table-cell table:style-name="ce37" table:formula="of:=MID([.$C56];3;1)">
            <text:p/>
          </table:table-cell>
          <table:table-cell table:style-name="ce37" table:formula="of:=IF(LEN([.$C56])&gt;3;MID([.$C56];4;1);-1)" office:value-type="float" office:value="-1">
            <text:p>-1</text:p>
          </table:table-cell>
          <table:table-cell table:style-name="ce37" table:formula="of:=IF(LEN([.$C56])&gt;3;MID([.$C56];5;1);-1)" office:value-type="float" office:value="-1">
            <text:p>-1</text:p>
          </table:table-cell>
          <table:table-cell table:style-name="ce37" table:formula="of:=VLOOKUP([.F56];['1'.$A$2:.$B$11];2)" office:value-type="string" office:string-value="レモン">
            <text:p>レモン</text:p>
          </table:table-cell>
          <table:table-cell table:style-name="ce37" table:formula="of:=VLOOKUP([.G56];['1'.$A$2:.$B$11];2)" office:value-type="float" office:value="0">
            <text:p>#N/A</text:p>
          </table:table-cell>
          <table:table-cell table:style-name="ce37" table:formula="of:=VLOOKUP([.H56];['1'.$A$2:.$B$11];2)" office:value-type="float" office:value="0">
            <text:p>#N/A</text:p>
          </table:table-cell>
          <table:table-cell table:style-name="ce37" table:formula="of:=VLOOKUP([.I56];['1'.$A$2:.$B$15];2)" office:value-type="float" office:value="0">
            <text:p>#N/A</text:p>
          </table:table-cell>
          <table:table-cell table:style-name="ce37" table:formula="of:=VLOOKUP([.J5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57];1)" office:value-type="string" office:string-value="D">
            <text:p>D</text:p>
          </table:table-cell>
          <table:table-cell table:style-name="ce37" table:formula="of:=MID([.$C57];2;1)">
            <text:p/>
          </table:table-cell>
          <table:table-cell table:style-name="ce37" table:formula="of:=MID([.$C57];3;1)">
            <text:p/>
          </table:table-cell>
          <table:table-cell table:style-name="ce37" table:formula="of:=IF(LEN([.$C57])&gt;3;MID([.$C57];4;1);-1)" office:value-type="float" office:value="-1">
            <text:p>-1</text:p>
          </table:table-cell>
          <table:table-cell table:style-name="ce37" table:formula="of:=IF(LEN([.$C57])&gt;3;MID([.$C57];5;1);-1)" office:value-type="float" office:value="-1">
            <text:p>-1</text:p>
          </table:table-cell>
          <table:table-cell table:style-name="ce37" table:formula="of:=VLOOKUP([.F57];['1'.$A$2:.$B$11];2)" office:value-type="string" office:string-value="レモン">
            <text:p>レモン</text:p>
          </table:table-cell>
          <table:table-cell table:style-name="ce37" table:formula="of:=VLOOKUP([.G57];['1'.$A$2:.$B$11];2)" office:value-type="float" office:value="0">
            <text:p>#N/A</text:p>
          </table:table-cell>
          <table:table-cell table:style-name="ce37" table:formula="of:=VLOOKUP([.H57];['1'.$A$2:.$B$11];2)" office:value-type="float" office:value="0">
            <text:p>#N/A</text:p>
          </table:table-cell>
          <table:table-cell table:style-name="ce37" table:formula="of:=VLOOKUP([.I57];['1'.$A$2:.$B$15];2)" office:value-type="float" office:value="0">
            <text:p>#N/A</text:p>
          </table:table-cell>
          <table:table-cell table:style-name="ce37" table:formula="of:=VLOOKUP([.J5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58];1)" office:value-type="string" office:string-value="D">
            <text:p>D</text:p>
          </table:table-cell>
          <table:table-cell table:style-name="ce37" table:formula="of:=MID([.$C58];2;1)">
            <text:p/>
          </table:table-cell>
          <table:table-cell table:style-name="ce37" table:formula="of:=MID([.$C58];3;1)">
            <text:p/>
          </table:table-cell>
          <table:table-cell table:style-name="ce37" table:formula="of:=IF(LEN([.$C58])&gt;3;MID([.$C58];4;1);-1)" office:value-type="float" office:value="-1">
            <text:p>-1</text:p>
          </table:table-cell>
          <table:table-cell table:style-name="ce37" table:formula="of:=IF(LEN([.$C58])&gt;3;MID([.$C58];5;1);-1)" office:value-type="float" office:value="-1">
            <text:p>-1</text:p>
          </table:table-cell>
          <table:table-cell table:style-name="ce37" table:formula="of:=VLOOKUP([.F58];['1'.$A$2:.$B$11];2)" office:value-type="string" office:string-value="レモン">
            <text:p>レモン</text:p>
          </table:table-cell>
          <table:table-cell table:style-name="ce37" table:formula="of:=VLOOKUP([.G58];['1'.$A$2:.$B$11];2)" office:value-type="float" office:value="0">
            <text:p>#N/A</text:p>
          </table:table-cell>
          <table:table-cell table:style-name="ce37" table:formula="of:=VLOOKUP([.H58];['1'.$A$2:.$B$11];2)" office:value-type="float" office:value="0">
            <text:p>#N/A</text:p>
          </table:table-cell>
          <table:table-cell table:style-name="ce37" table:formula="of:=VLOOKUP([.I58];['1'.$A$2:.$B$15];2)" office:value-type="float" office:value="0">
            <text:p>#N/A</text:p>
          </table:table-cell>
          <table:table-cell table:style-name="ce37" table:formula="of:=VLOOKUP([.J5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59];1)" office:value-type="string" office:string-value="D">
            <text:p>D</text:p>
          </table:table-cell>
          <table:table-cell table:style-name="ce37" table:formula="of:=MID([.$C59];2;1)" office:value-type="string" office:string-value="E">
            <text:p>E</text:p>
          </table:table-cell>
          <table:table-cell table:style-name="ce37" table:formula="of:=MID([.$C59];3;1)" office:value-type="string" office:string-value="F">
            <text:p>F</text:p>
          </table:table-cell>
          <table:table-cell table:style-name="ce37" table:formula="of:=IF(LEN([.$C59])&gt;3;MID([.$C59];4;1);-1)" office:value-type="string" office:string-value="H">
            <text:p>H</text:p>
          </table:table-cell>
          <table:table-cell table:style-name="ce37" table:formula="of:=IF(LEN([.$C59])&gt;3;MID([.$C59];5;1);-1)" office:value-type="string" office:string-value="M">
            <text:p>M</text:p>
          </table:table-cell>
          <table:table-cell table:style-name="ce37" table:formula="of:=VLOOKUP([.F59];['1'.$A$2:.$B$14];2)" office:value-type="string" office:string-value="レモン">
            <text:p>レモン</text:p>
          </table:table-cell>
          <table:table-cell table:style-name="ce37" table:formula="of:=VLOOKUP([.G59];['1'.$A$2:.$B$14];2)" office:value-type="string" office:string-value="ニンニク">
            <text:p>ニンニク</text:p>
          </table:table-cell>
          <table:table-cell table:style-name="ce37" table:formula="of:=VLOOKUP([.H59];['1'.$A$2:.$B$14];2)" office:value-type="string" office:string-value="生姜">
            <text:p>生姜</text:p>
          </table:table-cell>
          <table:table-cell table:style-name="ce37" table:formula="of:=VLOOKUP([.I59];['1'.$A$2:.$B$15];2)" office:value-type="string" office:string-value="ペパーミント">
            <text:p>ペパーミント</text:p>
          </table:table-cell>
          <table:table-cell table:style-name="ce37" table:formula="of:=VLOOKUP([.J59];['1'.$A$2:.$B$15];2)" office:value-type="string" office:string-value="お湯">
            <text:p>お湯</text:p>
          </table:table-cell>
          <table:table-cell table:style-name="ce38" office:value-type="string">
            <text:p>맛 : 마늘. 가벼운 맛. 맛이 얇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60];1)" office:value-type="string" office:string-value="D">
            <text:p>D</text:p>
          </table:table-cell>
          <table:table-cell table:style-name="ce37" table:formula="of:=MID([.$C60];2;1)" office:value-type="string" office:string-value="E">
            <text:p>E</text:p>
          </table:table-cell>
          <table:table-cell table:style-name="ce37" table:formula="of:=MID([.$C60];3;1)" office:value-type="string" office:string-value="F">
            <text:p>F</text:p>
          </table:table-cell>
          <table:table-cell table:style-name="ce37" table:formula="of:=IF(LEN([.$C60])&gt;3;MID([.$C60];4;1);-1)" office:value-type="string" office:string-value="H">
            <text:p>H</text:p>
          </table:table-cell>
          <table:table-cell table:style-name="ce37" table:formula="of:=IF(LEN([.$C60])&gt;3;MID([.$C60];5;1);-1)" office:value-type="string" office:string-value="M">
            <text:p>M</text:p>
          </table:table-cell>
          <table:table-cell table:style-name="ce37" table:formula="of:=VLOOKUP([.F60];['1'.$A$2:.$B$14];2)" office:value-type="string" office:string-value="レモン">
            <text:p>レモン</text:p>
          </table:table-cell>
          <table:table-cell table:style-name="ce37" table:formula="of:=VLOOKUP([.G60];['1'.$A$2:.$B$14];2)" office:value-type="string" office:string-value="ニンニク">
            <text:p>ニンニク</text:p>
          </table:table-cell>
          <table:table-cell table:style-name="ce37" table:formula="of:=VLOOKUP([.H60];['1'.$A$2:.$B$14];2)" office:value-type="string" office:string-value="生姜">
            <text:p>生姜</text:p>
          </table:table-cell>
          <table:table-cell table:style-name="ce37" table:formula="of:=VLOOKUP([.I60];['1'.$A$2:.$B$15];2)" office:value-type="string" office:string-value="ペパーミント">
            <text:p>ペパーミント</text:p>
          </table:table-cell>
          <table:table-cell table:style-name="ce37" table:formula="of:=VLOOKUP([.J60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61];1)" office:value-type="string" office:string-value="D">
            <text:p>D</text:p>
          </table:table-cell>
          <table:table-cell table:style-name="ce37" table:formula="of:=MID([.$C61];2;1)" office:value-type="string" office:string-value="E">
            <text:p>E</text:p>
          </table:table-cell>
          <table:table-cell table:style-name="ce37" table:formula="of:=MID([.$C61];3;1)" office:value-type="string" office:string-value="H">
            <text:p>H</text:p>
          </table:table-cell>
          <table:table-cell table:style-name="ce37" table:formula="of:=IF(LEN([.$C61])&gt;3;MID([.$C61];4;1);-1)" office:value-type="float" office:value="-1">
            <text:p>-1</text:p>
          </table:table-cell>
          <table:table-cell table:style-name="ce37" table:formula="of:=IF(LEN([.$C61])&gt;3;MID([.$C61];5;1);-1)" office:value-type="float" office:value="-1">
            <text:p>-1</text:p>
          </table:table-cell>
          <table:table-cell table:style-name="ce37" table:formula="of:=VLOOKUP([.F61];['1'.$A$2:.$B$11];2)" office:value-type="string" office:string-value="レモン">
            <text:p>レモン</text:p>
          </table:table-cell>
          <table:table-cell table:style-name="ce37" table:formula="of:=VLOOKUP([.G61];['1'.$A$2:.$B$11];2)" office:value-type="string" office:string-value="ニンニク">
            <text:p>ニンニク</text:p>
          </table:table-cell>
          <table:table-cell table:style-name="ce37" table:formula="of:=VLOOKUP([.H61];['1'.$A$2:.$B$11];2)" office:value-type="string" office:string-value="ペパーミント">
            <text:p>ペパーミント</text:p>
          </table:table-cell>
          <table:table-cell table:style-name="ce37" table:formula="of:=VLOOKUP([.I61];['1'.$A$2:.$B$15];2)" office:value-type="float" office:value="0">
            <text:p>#N/A</text:p>
          </table:table-cell>
          <table:table-cell table:style-name="ce37" table:formula="of:=VLOOKUP([.J61];['1'.$A$2:.$B$15];2)" office:value-type="float" office:value="0">
            <text:p>#N/A</text:p>
          </table:table-cell>
          <table:table-cell table:style-name="ce38" office:value-type="string">
            <text:p>맛: 민트, 레몬.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62];1)" office:value-type="string" office:string-value="D">
            <text:p>D</text:p>
          </table:table-cell>
          <table:table-cell table:style-name="ce37" table:formula="of:=MID([.$C62];2;1)" office:value-type="string" office:string-value="E">
            <text:p>E</text:p>
          </table:table-cell>
          <table:table-cell table:style-name="ce37" table:formula="of:=MID([.$C62];3;1)" office:value-type="string" office:string-value="H">
            <text:p>H</text:p>
          </table:table-cell>
          <table:table-cell table:style-name="ce37" table:formula="of:=IF(LEN([.$C62])&gt;3;MID([.$C62];4;1);-1)" office:value-type="float" office:value="-1">
            <text:p>-1</text:p>
          </table:table-cell>
          <table:table-cell table:style-name="ce37" table:formula="of:=IF(LEN([.$C62])&gt;3;MID([.$C62];5;1);-1)" office:value-type="float" office:value="-1">
            <text:p>-1</text:p>
          </table:table-cell>
          <table:table-cell table:style-name="ce37" table:formula="of:=VLOOKUP([.F62];['1'.$A$2:.$B$11];2)" office:value-type="string" office:string-value="レモン">
            <text:p>レモン</text:p>
          </table:table-cell>
          <table:table-cell table:style-name="ce37" table:formula="of:=VLOOKUP([.G62];['1'.$A$2:.$B$11];2)" office:value-type="string" office:string-value="ニンニク">
            <text:p>ニンニク</text:p>
          </table:table-cell>
          <table:table-cell table:style-name="ce37" table:formula="of:=VLOOKUP([.H62];['1'.$A$2:.$B$11];2)" office:value-type="string" office:string-value="ペパーミント">
            <text:p>ペパーミント</text:p>
          </table:table-cell>
          <table:table-cell table:style-name="ce37" table:formula="of:=VLOOKUP([.I62];['1'.$A$2:.$B$15];2)" office:value-type="float" office:value="0">
            <text:p>#N/A</text:p>
          </table:table-cell>
          <table:table-cell table:style-name="ce37" table:formula="of:=VLOOKUP([.J62];['1'.$A$2:.$B$15];2)" office:value-type="float" office:value="0">
            <text:p>#N/A</text:p>
          </table:table-cell>
          <table:table-cell table:style-name="ce38" office:value-type="string">
            <text:p>맛: 레몬. 가벼운 맛. 창백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63];1)" office:value-type="string" office:string-value="D">
            <text:p>D</text:p>
          </table:table-cell>
          <table:table-cell table:style-name="ce37" table:formula="of:=MID([.$C63];2;1)" office:value-type="string" office:string-value="F">
            <text:p>F</text:p>
          </table:table-cell>
          <table:table-cell table:style-name="ce37" table:formula="of:=MID([.$C63];3;1)" office:value-type="string" office:string-value="K">
            <text:p>K</text:p>
          </table:table-cell>
          <table:table-cell table:style-name="ce37" table:formula="of:=IF(LEN([.$C63])&gt;3;MID([.$C63];4;1);-1)" office:value-type="string" office:string-value="M">
            <text:p>M</text:p>
          </table:table-cell>
          <table:table-cell table:style-name="ce37" table:formula="of:=IF(LEN([.$C63])&gt;3;MID([.$C63];5;1);-1)">
            <text:p/>
          </table:table-cell>
          <table:table-cell table:style-name="ce37" table:formula="of:=VLOOKUP([.F63];['1'.$A$2:.$B$14];2)" office:value-type="string" office:string-value="レモン">
            <text:p>レモン</text:p>
          </table:table-cell>
          <table:table-cell table:style-name="ce37" table:formula="of:=VLOOKUP([.G63];['1'.$A$2:.$B$14];2)" office:value-type="string" office:string-value="生姜">
            <text:p>生姜</text:p>
          </table:table-cell>
          <table:table-cell table:style-name="ce37" table:formula="of:=VLOOKUP([.H63];['1'.$A$2:.$B$14];2)" office:value-type="string" office:string-value="スペアミント">
            <text:p>スペアミント</text:p>
          </table:table-cell>
          <table:table-cell table:style-name="ce37" table:formula="of:=VLOOKUP([.I63];['1'.$A$2:.$B$15];2)" office:value-type="string" office:string-value="お湯">
            <text:p>お湯</text:p>
          </table:table-cell>
          <table:table-cell table:style-name="ce37" table:formula="of:=VLOOKUP([.J63];['1'.$A$2:.$B$15];2)" office:value-type="float" office:value="0">
            <text:p>#N/A</text:p>
          </table:table-cell>
          <table:table-cell table:style-name="ce38" office:value-type="string">
            <text:p>맛 : (1) 레몬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64];1)" office:value-type="string" office:string-value="D">
            <text:p>D</text:p>
          </table:table-cell>
          <table:table-cell table:style-name="ce37" table:formula="of:=MID([.$C64];2;1)" office:value-type="string" office:string-value="H">
            <text:p>H</text:p>
          </table:table-cell>
          <table:table-cell table:style-name="ce37" table:formula="of:=MID([.$C64];3;1)" office:value-type="string" office:string-value="I">
            <text:p>I</text:p>
          </table:table-cell>
          <table:table-cell table:style-name="ce37" table:formula="of:=IF(LEN([.$C64])&gt;3;MID([.$C64];4;1);-1)" office:value-type="float" office:value="-1">
            <text:p>-1</text:p>
          </table:table-cell>
          <table:table-cell table:style-name="ce37" table:formula="of:=IF(LEN([.$C64])&gt;3;MID([.$C64];5;1);-1)" office:value-type="float" office:value="-1">
            <text:p>-1</text:p>
          </table:table-cell>
          <table:table-cell table:style-name="ce37" table:formula="of:=VLOOKUP([.F64];['1'.$A$2:.$B$11];2)" office:value-type="string" office:string-value="レモン">
            <text:p>レモン</text:p>
          </table:table-cell>
          <table:table-cell table:style-name="ce37" table:formula="of:=VLOOKUP([.G64];['1'.$A$2:.$B$11];2)" office:value-type="string" office:string-value="ペパーミント">
            <text:p>ペパーミント</text:p>
          </table:table-cell>
          <table:table-cell table:style-name="ce37" table:formula="of:=VLOOKUP([.H64];['1'.$A$2:.$B$11];2)" office:value-type="string" office:string-value="ローズマリー">
            <text:p>ローズマリー</text:p>
          </table:table-cell>
          <table:table-cell table:style-name="ce37" table:formula="of:=VLOOKUP([.I64];['1'.$A$2:.$B$15];2)" office:value-type="float" office:value="0">
            <text:p>#N/A</text:p>
          </table:table-cell>
          <table:table-cell table:style-name="ce37" table:formula="of:=VLOOKUP([.J64];['1'.$A$2:.$B$15];2)" office:value-type="float" office:value="0">
            <text:p>#N/A</text:p>
          </table:table-cell>
          <table:table-cell table:style-name="ce38" office:value-type="string">
            <text:p>맛: 로즈마리 또한 민트. 구별하기느 어렵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65];1)" office:value-type="string" office:string-value="D">
            <text:p>D</text:p>
          </table:table-cell>
          <table:table-cell table:style-name="ce37" table:formula="of:=MID([.$C65];2;1)" office:value-type="string" office:string-value="I">
            <text:p>I</text:p>
          </table:table-cell>
          <table:table-cell table:style-name="ce37" table:formula="of:=MID([.$C65];3;1)">
            <text:p/>
          </table:table-cell>
          <table:table-cell table:style-name="ce37" table:formula="of:=IF(LEN([.$C65])&gt;3;MID([.$C65];4;1);-1)" office:value-type="float" office:value="-1">
            <text:p>-1</text:p>
          </table:table-cell>
          <table:table-cell table:style-name="ce37" table:formula="of:=IF(LEN([.$C65])&gt;3;MID([.$C65];5;1);-1)" office:value-type="float" office:value="-1">
            <text:p>-1</text:p>
          </table:table-cell>
          <table:table-cell table:style-name="ce37" table:formula="of:=VLOOKUP([.F65];['1'.$A$2:.$B$11];2)" office:value-type="string" office:string-value="レモン">
            <text:p>レモン</text:p>
          </table:table-cell>
          <table:table-cell table:style-name="ce37" table:formula="of:=VLOOKUP([.G65];['1'.$A$2:.$B$11];2)" office:value-type="string" office:string-value="ローズマリー">
            <text:p>ローズマリー</text:p>
          </table:table-cell>
          <table:table-cell table:style-name="ce37" table:formula="of:=VLOOKUP([.H65];['1'.$A$2:.$B$11];2)" office:value-type="float" office:value="0">
            <text:p>#N/A</text:p>
          </table:table-cell>
          <table:table-cell table:style-name="ce37" table:formula="of:=VLOOKUP([.I65];['1'.$A$2:.$B$15];2)" office:value-type="float" office:value="0">
            <text:p>#N/A</text:p>
          </table:table-cell>
          <table:table-cell table:style-name="ce37" table:formula="of:=VLOOKUP([.J65];['1'.$A$2:.$B$15];2)" office:value-type="float" office:value="0">
            <text:p>#N/A</text:p>
          </table:table-cell>
          <table:table-cell table:style-name="ce38" office:value-type="string">
            <text:p>맛:레몬. 레몬 단독보다 맛이 가벼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3:1</text:p>
          </table:table-cell>
          <table:table-cell table:style-name="ce29" table:formula="of:=LEFT([.$C66];1)" office:value-type="string" office:string-value="D">
            <text:p>D</text:p>
          </table:table-cell>
          <table:table-cell table:style-name="ce37" table:formula="of:=MID([.$C66];2;1)" office:value-type="string" office:string-value="L">
            <text:p>L</text:p>
          </table:table-cell>
          <table:table-cell table:style-name="ce37" table:formula="of:=MID([.$C66];3;1)">
            <text:p/>
          </table:table-cell>
          <table:table-cell table:style-name="ce37" table:formula="of:=IF(LEN([.$C66])&gt;3;MID([.$C66];4;1);-1)" office:value-type="float" office:value="-1">
            <text:p>-1</text:p>
          </table:table-cell>
          <table:table-cell table:style-name="ce37" table:formula="of:=IF(LEN([.$C66])&gt;3;MID([.$C66];5;1);-1)" office:value-type="float" office:value="-1">
            <text:p>-1</text:p>
          </table:table-cell>
          <table:table-cell table:style-name="ce37" table:formula="of:=VLOOKUP([.F66];['1'.$A$2:.$B$14];2)" office:value-type="string" office:string-value="レモン">
            <text:p>レモン</text:p>
          </table:table-cell>
          <table:table-cell table:style-name="ce37" table:formula="of:=VLOOKUP([.G66];['1'.$A$2:.$B$14];2)" office:value-type="string" office:string-value="日本酒（米だけの）">
            <text:p>日本酒（米だけの）</text:p>
          </table:table-cell>
          <table:table-cell table:style-name="ce37" table:formula="of:=VLOOKUP([.H66];['1'.$A$2:.$B$14];2)" office:value-type="float" office:value="0">
            <text:p>#N/A</text:p>
          </table:table-cell>
          <table:table-cell table:style-name="ce37" table:formula="of:=VLOOKUP([.I66];['1'.$A$2:.$B$15];2)" office:value-type="float" office:value="0">
            <text:p>#N/A</text:p>
          </table:table-cell>
          <table:table-cell table:style-name="ce37" table:formula="of:=VLOOKUP([.J6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5">
            <text:p>01/10 1:45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3:1</text:p>
          </table:table-cell>
          <table:table-cell table:style-name="ce29" table:formula="of:=LEFT([.$C67];1)" office:value-type="string" office:string-value="D">
            <text:p>D</text:p>
          </table:table-cell>
          <table:table-cell table:style-name="ce37" table:formula="of:=MID([.$C67];2;1)" office:value-type="string" office:string-value="L">
            <text:p>L</text:p>
          </table:table-cell>
          <table:table-cell table:style-name="ce37" table:formula="of:=MID([.$C67];3;1)">
            <text:p/>
          </table:table-cell>
          <table:table-cell table:style-name="ce37" table:formula="of:=IF(LEN([.$C67])&gt;3;MID([.$C67];4;1);-1)" office:value-type="float" office:value="-1">
            <text:p>-1</text:p>
          </table:table-cell>
          <table:table-cell table:style-name="ce37" table:formula="of:=IF(LEN([.$C67])&gt;3;MID([.$C67];5;1);-1)" office:value-type="float" office:value="-1">
            <text:p>-1</text:p>
          </table:table-cell>
          <table:table-cell table:style-name="ce37" table:formula="of:=VLOOKUP([.F67];['1'.$A$2:.$B$14];2)" office:value-type="string" office:string-value="レモン">
            <text:p>レモン</text:p>
          </table:table-cell>
          <table:table-cell table:style-name="ce37" table:formula="of:=VLOOKUP([.G67];['1'.$A$2:.$B$14];2)" office:value-type="string" office:string-value="日本酒（米だけの）">
            <text:p>日本酒（米だけの）</text:p>
          </table:table-cell>
          <table:table-cell table:style-name="ce37" table:formula="of:=VLOOKUP([.H67];['1'.$A$2:.$B$14];2)" office:value-type="float" office:value="0">
            <text:p>#N/A</text:p>
          </table:table-cell>
          <table:table-cell table:style-name="ce37" table:formula="of:=VLOOKUP([.I67];['1'.$A$2:.$B$15];2)" office:value-type="float" office:value="0">
            <text:p>#N/A</text:p>
          </table:table-cell>
          <table:table-cell table:style-name="ce37" table:formula="of:=VLOOKUP([.J67];['1'.$A$2:.$B$15];2)" office:value-type="float" office:value="0">
            <text:p>#N/A</text:p>
          </table:table-cell>
          <table:table-cell table:style-name="ce38" office:value-type="string">
            <text:p>맛 : (1) 레몬. (2) 가벼운. 상쾌한 맛. &lt;좋아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3:1</text:p>
          </table:table-cell>
          <table:table-cell table:style-name="ce29" table:formula="of:=LEFT([.$C68];1)" office:value-type="string" office:string-value="D">
            <text:p>D</text:p>
          </table:table-cell>
          <table:table-cell table:style-name="ce37" table:formula="of:=MID([.$C68];2;1)" office:value-type="string" office:string-value="L">
            <text:p>L</text:p>
          </table:table-cell>
          <table:table-cell table:style-name="ce37" table:formula="of:=MID([.$C68];3;1)">
            <text:p/>
          </table:table-cell>
          <table:table-cell table:style-name="ce37" table:formula="of:=IF(LEN([.$C68])&gt;3;MID([.$C68];4;1);-1)" office:value-type="float" office:value="-1">
            <text:p>-1</text:p>
          </table:table-cell>
          <table:table-cell table:style-name="ce37" table:formula="of:=IF(LEN([.$C68])&gt;3;MID([.$C68];5;1);-1)" office:value-type="float" office:value="-1">
            <text:p>-1</text:p>
          </table:table-cell>
          <table:table-cell table:style-name="ce37" table:formula="of:=VLOOKUP([.F68];['1'.$A$2:.$B$14];2)" office:value-type="string" office:string-value="レモン">
            <text:p>レモン</text:p>
          </table:table-cell>
          <table:table-cell table:style-name="ce37" table:formula="of:=VLOOKUP([.G68];['1'.$A$2:.$B$14];2)" office:value-type="string" office:string-value="日本酒（米だけの）">
            <text:p>日本酒（米だけの）</text:p>
          </table:table-cell>
          <table:table-cell table:style-name="ce37" table:formula="of:=VLOOKUP([.H68];['1'.$A$2:.$B$14];2)" office:value-type="float" office:value="0">
            <text:p>#N/A</text:p>
          </table:table-cell>
          <table:table-cell table:style-name="ce37" table:formula="of:=VLOOKUP([.I68];['1'.$A$2:.$B$15];2)" office:value-type="float" office:value="0">
            <text:p>#N/A</text:p>
          </table:table-cell>
          <table:table-cell table:style-name="ce37" table:formula="of:=VLOOKUP([.J68];['1'.$A$2:.$B$15];2)" office:value-type="float" office:value="0">
            <text:p>#N/A</text:p>
          </table:table-cell>
          <table:table-cell table:style-name="ce38" office:value-type="string">
            <text:p>맛 : (1) 레몬. (2) 일본술의 맛 --&gt; 완전히 없다. (3) 레몬 단독와의 비교 --&gt;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3:1</text:p>
          </table:table-cell>
          <table:table-cell table:style-name="ce29" table:formula="of:=LEFT([.$C69];1)" office:value-type="string" office:string-value="D">
            <text:p>D</text:p>
          </table:table-cell>
          <table:table-cell table:style-name="ce37" table:formula="of:=MID([.$C69];2;1)" office:value-type="string" office:string-value="L">
            <text:p>L</text:p>
          </table:table-cell>
          <table:table-cell table:style-name="ce37" table:formula="of:=MID([.$C69];3;1)">
            <text:p/>
          </table:table-cell>
          <table:table-cell table:style-name="ce37" table:formula="of:=IF(LEN([.$C69])&gt;3;MID([.$C69];4;1);-1)" office:value-type="float" office:value="-1">
            <text:p>-1</text:p>
          </table:table-cell>
          <table:table-cell table:style-name="ce37" table:formula="of:=IF(LEN([.$C69])&gt;3;MID([.$C69];5;1);-1)" office:value-type="float" office:value="-1">
            <text:p>-1</text:p>
          </table:table-cell>
          <table:table-cell table:style-name="ce37" table:formula="of:=VLOOKUP([.F69];['1'.$A$2:.$B$14];2)" office:value-type="string" office:string-value="レモン">
            <text:p>レモン</text:p>
          </table:table-cell>
          <table:table-cell table:style-name="ce37" table:formula="of:=VLOOKUP([.G69];['1'.$A$2:.$B$14];2)" office:value-type="string" office:string-value="日本酒（米だけの）">
            <text:p>日本酒（米だけの）</text:p>
          </table:table-cell>
          <table:table-cell table:style-name="ce37" table:formula="of:=VLOOKUP([.H69];['1'.$A$2:.$B$14];2)" office:value-type="float" office:value="0">
            <text:p>#N/A</text:p>
          </table:table-cell>
          <table:table-cell table:style-name="ce37" table:formula="of:=VLOOKUP([.I69];['1'.$A$2:.$B$15];2)" office:value-type="float" office:value="0">
            <text:p>#N/A</text:p>
          </table:table-cell>
          <table:table-cell table:style-name="ce37" table:formula="of:=VLOOKUP([.J69];['1'.$A$2:.$B$15];2)" office:value-type="float" office:value="0">
            <text:p>#N/A</text:p>
          </table:table-cell>
          <table:table-cell table:style-name="ce38" office:value-type="string">
            <text:p>맛 : (1) 레몬. (2) 아래 맛으로 일본술의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70];1)" office:value-type="string" office:string-value="E">
            <text:p>E</text:p>
          </table:table-cell>
          <table:table-cell table:style-name="ce37" table:formula="of:=MID([.$C70];2;1)" office:value-type="string" office:string-value="F">
            <text:p>F</text:p>
          </table:table-cell>
          <table:table-cell table:style-name="ce37" table:formula="of:=MID([.$C70];3;1)" office:value-type="string" office:string-value="H">
            <text:p>H</text:p>
          </table:table-cell>
          <table:table-cell table:style-name="ce37" table:formula="of:=IF(LEN([.$C70])&gt;3;MID([.$C70];4;1);-1)" office:value-type="string" office:string-value="I">
            <text:p>I</text:p>
          </table:table-cell>
          <table:table-cell table:style-name="ce37" table:formula="of:=IF(LEN([.$C70])&gt;3;MID([.$C70];5;1);-1)">
            <text:p/>
          </table:table-cell>
          <table:table-cell table:style-name="ce37" table:formula="of:=VLOOKUP([.F70];['1'.$A$2:.$B$14];2)" office:value-type="string" office:string-value="ニンニク">
            <text:p>ニンニク</text:p>
          </table:table-cell>
          <table:table-cell table:style-name="ce37" table:formula="of:=VLOOKUP([.G70];['1'.$A$2:.$B$14];2)" office:value-type="string" office:string-value="生姜">
            <text:p>生姜</text:p>
          </table:table-cell>
          <table:table-cell table:style-name="ce37" table:formula="of:=VLOOKUP([.H70];['1'.$A$2:.$B$14];2)" office:value-type="string" office:string-value="ペパーミント">
            <text:p>ペパーミント</text:p>
          </table:table-cell>
          <table:table-cell table:style-name="ce37" table:formula="of:=VLOOKUP([.I70];['1'.$A$2:.$B$15];2)" office:value-type="string" office:string-value="ローズマリー">
            <text:p>ローズマリー</text:p>
          </table:table-cell>
          <table:table-cell table:style-name="ce37" table:formula="of:=VLOOKUP([.J7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71];1)" office:value-type="string" office:string-value="E">
            <text:p>E</text:p>
          </table:table-cell>
          <table:table-cell table:style-name="ce37" table:formula="of:=MID([.$C71];2;1)" office:value-type="string" office:string-value="F">
            <text:p>F</text:p>
          </table:table-cell>
          <table:table-cell table:style-name="ce37" table:formula="of:=MID([.$C71];3;1)" office:value-type="string" office:string-value="H">
            <text:p>H</text:p>
          </table:table-cell>
          <table:table-cell table:style-name="ce37" table:formula="of:=IF(LEN([.$C71])&gt;3;MID([.$C71];4;1);-1)" office:value-type="string" office:string-value="I">
            <text:p>I</text:p>
          </table:table-cell>
          <table:table-cell table:style-name="ce37" table:formula="of:=IF(LEN([.$C71])&gt;3;MID([.$C71];5;1);-1)" office:value-type="string" office:string-value="N">
            <text:p>N</text:p>
          </table:table-cell>
          <table:table-cell table:style-name="ce37" table:formula="of:=VLOOKUP([.F71];['1'.$A$2:.$B$14];2)" office:value-type="string" office:string-value="ニンニク">
            <text:p>ニンニク</text:p>
          </table:table-cell>
          <table:table-cell table:style-name="ce37" table:formula="of:=VLOOKUP([.G71];['1'.$A$2:.$B$14];2)" office:value-type="string" office:string-value="生姜">
            <text:p>生姜</text:p>
          </table:table-cell>
          <table:table-cell table:style-name="ce37" table:formula="of:=VLOOKUP([.H71];['1'.$A$2:.$B$14];2)" office:value-type="string" office:string-value="ペパーミント">
            <text:p>ペパーミント</text:p>
          </table:table-cell>
          <table:table-cell table:style-name="ce37" table:formula="of:=VLOOKUP([.I71];['1'.$A$2:.$B$15];2)" office:value-type="string" office:string-value="ローズマリー">
            <text:p>ローズマリー</text:p>
          </table:table-cell>
          <table:table-cell table:style-name="ce37" table:formula="of:=VLOOKUP([.J7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72];1)" office:value-type="string" office:string-value="E">
            <text:p>E</text:p>
          </table:table-cell>
          <table:table-cell table:style-name="ce37" table:formula="of:=MID([.$C72];2;1)" office:value-type="string" office:string-value="F">
            <text:p>F</text:p>
          </table:table-cell>
          <table:table-cell table:style-name="ce37" table:formula="of:=MID([.$C72];3;1)" office:value-type="string" office:string-value="I">
            <text:p>I</text:p>
          </table:table-cell>
          <table:table-cell table:style-name="ce37" table:formula="of:=IF(LEN([.$C72])&gt;3;MID([.$C72];4;1);-1)" office:value-type="string" office:string-value="K">
            <text:p>K</text:p>
          </table:table-cell>
          <table:table-cell table:style-name="ce37" table:formula="of:=IF(LEN([.$C72])&gt;3;MID([.$C72];5;1);-1)" office:value-type="string" office:string-value="M">
            <text:p>M</text:p>
          </table:table-cell>
          <table:table-cell table:style-name="ce37" table:formula="of:=VLOOKUP([.F72];['1'.$A$2:.$B$14];2)" office:value-type="string" office:string-value="ニンニク">
            <text:p>ニンニク</text:p>
          </table:table-cell>
          <table:table-cell table:style-name="ce37" table:formula="of:=VLOOKUP([.G72];['1'.$A$2:.$B$14];2)" office:value-type="string" office:string-value="生姜">
            <text:p>生姜</text:p>
          </table:table-cell>
          <table:table-cell table:style-name="ce37" table:formula="of:=VLOOKUP([.H72];['1'.$A$2:.$B$14];2)" office:value-type="string" office:string-value="ローズマリー">
            <text:p>ローズマリー</text:p>
          </table:table-cell>
          <table:table-cell table:style-name="ce37" table:formula="of:=VLOOKUP([.I72];['1'.$A$2:.$B$15];2)" office:value-type="string" office:string-value="スペアミント">
            <text:p>スペアミント</text:p>
          </table:table-cell>
          <table:table-cell table:style-name="ce37" table:formula="of:=VLOOKUP([.J72];['1'.$A$2:.$B$15];2)" office:value-type="string" office:string-value="お湯">
            <text:p>お湯</text:p>
          </table:table-cell>
          <table:table-cell table:style-name="ce38" office:value-type="string">
            <text:p>맛 : 마늘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73];1)" office:value-type="string" office:string-value="E">
            <text:p>E</text:p>
          </table:table-cell>
          <table:table-cell table:style-name="ce37" table:formula="of:=MID([.$C73];2;1)" office:value-type="string" office:string-value="F">
            <text:p>F</text:p>
          </table:table-cell>
          <table:table-cell table:style-name="ce37" table:formula="of:=MID([.$C73];3;1)" office:value-type="string" office:string-value="I">
            <text:p>I</text:p>
          </table:table-cell>
          <table:table-cell table:style-name="ce37" table:formula="of:=IF(LEN([.$C73])&gt;3;MID([.$C73];4;1);-1)" office:value-type="string" office:string-value="K">
            <text:p>K</text:p>
          </table:table-cell>
          <table:table-cell table:style-name="ce37" table:formula="of:=IF(LEN([.$C73])&gt;3;MID([.$C73];5;1);-1)" office:value-type="string" office:string-value="M">
            <text:p>M</text:p>
          </table:table-cell>
          <table:table-cell table:style-name="ce37" table:formula="of:=VLOOKUP([.F73];['1'.$A$2:.$B$14];2)" office:value-type="string" office:string-value="ニンニク">
            <text:p>ニンニク</text:p>
          </table:table-cell>
          <table:table-cell table:style-name="ce37" table:formula="of:=VLOOKUP([.G73];['1'.$A$2:.$B$14];2)" office:value-type="string" office:string-value="生姜">
            <text:p>生姜</text:p>
          </table:table-cell>
          <table:table-cell table:style-name="ce37" table:formula="of:=VLOOKUP([.H73];['1'.$A$2:.$B$14];2)" office:value-type="string" office:string-value="ローズマリー">
            <text:p>ローズマリー</text:p>
          </table:table-cell>
          <table:table-cell table:style-name="ce37" table:formula="of:=VLOOKUP([.I73];['1'.$A$2:.$B$15];2)" office:value-type="string" office:string-value="スペアミント">
            <text:p>スペアミント</text:p>
          </table:table-cell>
          <table:table-cell table:style-name="ce37" table:formula="of:=VLOOKUP([.J73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74];1)" office:value-type="string" office:string-value="E">
            <text:p>E</text:p>
          </table:table-cell>
          <table:table-cell table:style-name="ce37" table:formula="of:=MID([.$C74];2;1)" office:value-type="string" office:string-value="F">
            <text:p>F</text:p>
          </table:table-cell>
          <table:table-cell table:style-name="ce37" table:formula="of:=MID([.$C74];3;1)" office:value-type="string" office:string-value="I">
            <text:p>I</text:p>
          </table:table-cell>
          <table:table-cell table:style-name="ce37" table:formula="of:=IF(LEN([.$C74])&gt;3;MID([.$C74];4;1);-1)" office:value-type="string" office:string-value="K">
            <text:p>K</text:p>
          </table:table-cell>
          <table:table-cell table:style-name="ce37" table:formula="of:=IF(LEN([.$C74])&gt;3;MID([.$C74];5;1);-1)" office:value-type="string" office:string-value="M">
            <text:p>M</text:p>
          </table:table-cell>
          <table:table-cell table:style-name="ce37" table:formula="of:=VLOOKUP([.F74];['1'.$A$2:.$B$14];2)" office:value-type="string" office:string-value="ニンニク">
            <text:p>ニンニク</text:p>
          </table:table-cell>
          <table:table-cell table:style-name="ce37" table:formula="of:=VLOOKUP([.G74];['1'.$A$2:.$B$14];2)" office:value-type="string" office:string-value="生姜">
            <text:p>生姜</text:p>
          </table:table-cell>
          <table:table-cell table:style-name="ce37" table:formula="of:=VLOOKUP([.H74];['1'.$A$2:.$B$14];2)" office:value-type="string" office:string-value="ローズマリー">
            <text:p>ローズマリー</text:p>
          </table:table-cell>
          <table:table-cell table:style-name="ce37" table:formula="of:=VLOOKUP([.I74];['1'.$A$2:.$B$15];2)" office:value-type="string" office:string-value="スペアミント">
            <text:p>スペアミント</text:p>
          </table:table-cell>
          <table:table-cell table:style-name="ce37" table:formula="of:=VLOOKUP([.J74];['1'.$A$2:.$B$15];2)" office:value-type="string" office:string-value="お湯">
            <text:p>お湯</text:p>
          </table:table-cell>
          <table:table-cell table:style-name="ce38" office:value-type="string">
            <text:p>맛 :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75];1)" office:value-type="string" office:string-value="E">
            <text:p>E</text:p>
          </table:table-cell>
          <table:table-cell table:style-name="ce37" table:formula="of:=MID([.$C75];2;1)" office:value-type="string" office:string-value="H">
            <text:p>H</text:p>
          </table:table-cell>
          <table:table-cell table:style-name="ce37" table:formula="of:=MID([.$C75];3;1)" office:value-type="string" office:string-value="H">
            <text:p>H</text:p>
          </table:table-cell>
          <table:table-cell table:style-name="ce37" table:formula="of:=IF(LEN([.$C75])&gt;3;MID([.$C75];4;1);-1)" office:value-type="string" office:string-value="N">
            <text:p>N</text:p>
          </table:table-cell>
          <table:table-cell table:style-name="ce37" table:formula="of:=IF(LEN([.$C75])&gt;3;MID([.$C75];5;1);-1)">
            <text:p/>
          </table:table-cell>
          <table:table-cell table:style-name="ce37" table:formula="of:=VLOOKUP([.F75];['1'.$A$2:.$B$14];2)" office:value-type="string" office:string-value="ニンニク">
            <text:p>ニンニク</text:p>
          </table:table-cell>
          <table:table-cell table:style-name="ce37" table:formula="of:=VLOOKUP([.G75];['1'.$A$2:.$B$14];2)" office:value-type="string" office:string-value="ペパーミント">
            <text:p>ペパーミント</text:p>
          </table:table-cell>
          <table:table-cell table:style-name="ce37" table:formula="of:=VLOOKUP([.H75];['1'.$A$2:.$B$14];2)" office:value-type="string" office:string-value="ペパーミント">
            <text:p>ペパーミント</text:p>
          </table:table-cell>
          <table:table-cell table:style-name="ce37" table:formula="of:=VLOOKUP([.I75];['1'.$A$2:.$B$15];2)" office:value-type="string" office:string-value="紅茶">
            <text:p>紅茶</text:p>
          </table:table-cell>
          <table:table-cell table:style-name="ce37" table:formula="of:=VLOOKUP([.J75];['1'.$A$2:.$B$15];2)" office:value-type="float" office:value="0">
            <text:p>#N/A</text:p>
          </table:table-cell>
          <table:table-cell table:style-name="ce38" office:value-type="string">
            <text:p>맛 : (1) 나쁘지 않다. (2) 마늘의 맛 --&gt; 가벼우게 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76];1)" office:value-type="string" office:string-value="E">
            <text:p>E</text:p>
          </table:table-cell>
          <table:table-cell table:style-name="ce37" table:formula="of:=MID([.$C76];2;1)" office:value-type="string" office:string-value="H">
            <text:p>H</text:p>
          </table:table-cell>
          <table:table-cell table:style-name="ce37" table:formula="of:=MID([.$C76];3;1)" office:value-type="string" office:string-value="I">
            <text:p>I</text:p>
          </table:table-cell>
          <table:table-cell table:style-name="ce37" table:formula="of:=IF(LEN([.$C76])&gt;3;MID([.$C76];4;1);-1)" office:value-type="float" office:value="-1">
            <text:p>-1</text:p>
          </table:table-cell>
          <table:table-cell table:style-name="ce37" table:formula="of:=IF(LEN([.$C76])&gt;3;MID([.$C76];5;1);-1)" office:value-type="float" office:value="-1">
            <text:p>-1</text:p>
          </table:table-cell>
          <table:table-cell table:style-name="ce37" table:formula="of:=VLOOKUP([.F76];['1'.$A$2:.$B$11];2)" office:value-type="string" office:string-value="ニンニク">
            <text:p>ニンニク</text:p>
          </table:table-cell>
          <table:table-cell table:style-name="ce37" table:formula="of:=VLOOKUP([.G76];['1'.$A$2:.$B$11];2)" office:value-type="string" office:string-value="ペパーミント">
            <text:p>ペパーミント</text:p>
          </table:table-cell>
          <table:table-cell table:style-name="ce37" table:formula="of:=VLOOKUP([.H76];['1'.$A$2:.$B$11];2)" office:value-type="string" office:string-value="ローズマリー">
            <text:p>ローズマリー</text:p>
          </table:table-cell>
          <table:table-cell table:style-name="ce37" table:formula="of:=VLOOKUP([.I76];['1'.$A$2:.$B$15];2)" office:value-type="float" office:value="0">
            <text:p>#N/A</text:p>
          </table:table-cell>
          <table:table-cell table:style-name="ce37" table:formula="of:=VLOOKUP([.J76];['1'.$A$2:.$B$15];2)" office:value-type="float" office:value="0">
            <text:p>#N/A</text:p>
          </table:table-cell>
          <table:table-cell table:style-name="ce38" office:value-type="string">
            <text:p>(1) 맛:민트. 단, 민트의 <text:s/>푸른 냄새는 없다.</text:p>
            <text:p>(2) 마늘의 맛: 거의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77];1)" office:value-type="string" office:string-value="E">
            <text:p>E</text:p>
          </table:table-cell>
          <table:table-cell table:style-name="ce37" table:formula="of:=MID([.$C77];2;1)" office:value-type="string" office:string-value="H">
            <text:p>H</text:p>
          </table:table-cell>
          <table:table-cell table:style-name="ce37" table:formula="of:=MID([.$C77];3;1)" office:value-type="string" office:string-value="I">
            <text:p>I</text:p>
          </table:table-cell>
          <table:table-cell table:style-name="ce37" table:formula="of:=IF(LEN([.$C77])&gt;3;MID([.$C77];4;1);-1)" office:value-type="float" office:value="-1">
            <text:p>-1</text:p>
          </table:table-cell>
          <table:table-cell table:style-name="ce37" table:formula="of:=IF(LEN([.$C77])&gt;3;MID([.$C77];5;1);-1)" office:value-type="float" office:value="-1">
            <text:p>-1</text:p>
          </table:table-cell>
          <table:table-cell table:style-name="ce37" table:formula="of:=VLOOKUP([.F77];['1'.$A$2:.$B$11];2)" office:value-type="string" office:string-value="ニンニク">
            <text:p>ニンニク</text:p>
          </table:table-cell>
          <table:table-cell table:style-name="ce37" table:formula="of:=VLOOKUP([.G77];['1'.$A$2:.$B$11];2)" office:value-type="string" office:string-value="ペパーミント">
            <text:p>ペパーミント</text:p>
          </table:table-cell>
          <table:table-cell table:style-name="ce37" table:formula="of:=VLOOKUP([.H77];['1'.$A$2:.$B$11];2)" office:value-type="string" office:string-value="ローズマリー">
            <text:p>ローズマリー</text:p>
          </table:table-cell>
          <table:table-cell table:style-name="ce37" table:formula="of:=VLOOKUP([.I77];['1'.$A$2:.$B$15];2)" office:value-type="float" office:value="0">
            <text:p>#N/A</text:p>
          </table:table-cell>
          <table:table-cell table:style-name="ce37" table:formula="of:=VLOOKUP([.J77];['1'.$A$2:.$B$15];2)" office:value-type="float" office:value="0">
            <text:p>#N/A</text:p>
          </table:table-cell>
          <table:table-cell table:style-name="ce38" office:value-type="string">
            <text:p>맛: 민트? 가벼운 맛. 창백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78];1)" office:value-type="string" office:string-value="E">
            <text:p>E</text:p>
          </table:table-cell>
          <table:table-cell table:style-name="ce37" table:formula="of:=MID([.$C78];2;1)" office:value-type="string" office:string-value="H">
            <text:p>H</text:p>
          </table:table-cell>
          <table:table-cell table:style-name="ce37" table:formula="of:=MID([.$C78];3;1)" office:value-type="string" office:string-value="I">
            <text:p>I</text:p>
          </table:table-cell>
          <table:table-cell table:style-name="ce37" table:formula="of:=IF(LEN([.$C78])&gt;3;MID([.$C78];4;1);-1)" office:value-type="float" office:value="-1">
            <text:p>-1</text:p>
          </table:table-cell>
          <table:table-cell table:style-name="ce37" table:formula="of:=IF(LEN([.$C78])&gt;3;MID([.$C78];5;1);-1)" office:value-type="float" office:value="-1">
            <text:p>-1</text:p>
          </table:table-cell>
          <table:table-cell table:style-name="ce37" table:formula="of:=VLOOKUP([.F78];['1'.$A$2:.$B$14];2)" office:value-type="string" office:string-value="ニンニク">
            <text:p>ニンニク</text:p>
          </table:table-cell>
          <table:table-cell table:style-name="ce37" table:formula="of:=VLOOKUP([.G78];['1'.$A$2:.$B$14];2)" office:value-type="string" office:string-value="ペパーミント">
            <text:p>ペパーミント</text:p>
          </table:table-cell>
          <table:table-cell table:style-name="ce37" table:formula="of:=VLOOKUP([.H78];['1'.$A$2:.$B$14];2)" office:value-type="string" office:string-value="ローズマリー">
            <text:p>ローズマリー</text:p>
          </table:table-cell>
          <table:table-cell table:style-name="ce37" table:formula="of:=VLOOKUP([.I78];['1'.$A$2:.$B$15];2)" office:value-type="float" office:value="0">
            <text:p>#N/A</text:p>
          </table:table-cell>
          <table:table-cell table:style-name="ce37" table:formula="of:=VLOOKUP([.J7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79];1)" office:value-type="string" office:string-value="E">
            <text:p>E</text:p>
          </table:table-cell>
          <table:table-cell table:style-name="ce37" table:formula="of:=MID([.$C79];2;1)" office:value-type="string" office:string-value="I">
            <text:p>I</text:p>
          </table:table-cell>
          <table:table-cell table:style-name="ce37" table:formula="of:=MID([.$C79];3;1)">
            <text:p/>
          </table:table-cell>
          <table:table-cell table:style-name="ce37" table:formula="of:=IF(LEN([.$C79])&gt;3;MID([.$C79];4;1);-1)" office:value-type="float" office:value="-1">
            <text:p>-1</text:p>
          </table:table-cell>
          <table:table-cell table:style-name="ce37" table:formula="of:=IF(LEN([.$C79])&gt;3;MID([.$C79];5;1);-1)" office:value-type="float" office:value="-1">
            <text:p>-1</text:p>
          </table:table-cell>
          <table:table-cell table:style-name="ce37" table:formula="of:=VLOOKUP([.F79];['1'.$A$2:.$B$11];2)" office:value-type="string" office:string-value="ニンニク">
            <text:p>ニンニク</text:p>
          </table:table-cell>
          <table:table-cell table:style-name="ce37" table:formula="of:=VLOOKUP([.G79];['1'.$A$2:.$B$11];2)" office:value-type="string" office:string-value="ローズマリー">
            <text:p>ローズマリー</text:p>
          </table:table-cell>
          <table:table-cell table:style-name="ce37" table:formula="of:=VLOOKUP([.H79];['1'.$A$2:.$B$11];2)" office:value-type="float" office:value="0">
            <text:p>#N/A</text:p>
          </table:table-cell>
          <table:table-cell table:style-name="ce37" table:formula="of:=VLOOKUP([.I79];['1'.$A$2:.$B$15];2)" office:value-type="float" office:value="0">
            <text:p>#N/A</text:p>
          </table:table-cell>
          <table:table-cell table:style-name="ce37" table:formula="of:=VLOOKUP([.J79];['1'.$A$2:.$B$15];2)" office:value-type="float" office:value="0">
            <text:p>#N/A</text:p>
          </table:table-cell>
          <table:table-cell table:style-name="ce38" office:value-type="string">
            <text:p>맛:로즈마리 / 창백한 / 약간 매운 맛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80];1)" office:value-type="string" office:string-value="H">
            <text:p>H</text:p>
          </table:table-cell>
          <table:table-cell table:style-name="ce37" table:formula="of:=MID([.$C80];2;1)">
            <text:p/>
          </table:table-cell>
          <table:table-cell table:style-name="ce37" table:formula="of:=MID([.$C80];3;1)">
            <text:p/>
          </table:table-cell>
          <table:table-cell table:style-name="ce37" table:formula="of:=IF(LEN([.$C80])&gt;3;MID([.$C80];4;1);-1)" office:value-type="float" office:value="-1">
            <text:p>-1</text:p>
          </table:table-cell>
          <table:table-cell table:style-name="ce37" table:formula="of:=IF(LEN([.$C80])&gt;3;MID([.$C80];5;1);-1)" office:value-type="float" office:value="-1">
            <text:p>-1</text:p>
          </table:table-cell>
          <table:table-cell table:style-name="ce37" table:formula="of:=VLOOKUP([.F80];['1'.$A$2:.$B$14];2)" office:value-type="string" office:string-value="ペパーミント">
            <text:p>ペパーミント</text:p>
          </table:table-cell>
          <table:table-cell table:style-name="ce37" table:formula="of:=VLOOKUP([.G80];['1'.$A$2:.$B$14];2)" office:value-type="float" office:value="0">
            <text:p>#N/A</text:p>
          </table:table-cell>
          <table:table-cell table:style-name="ce37" table:formula="of:=VLOOKUP([.H80];['1'.$A$2:.$B$14];2)" office:value-type="float" office:value="0">
            <text:p>#N/A</text:p>
          </table:table-cell>
          <table:table-cell table:style-name="ce37" table:formula="of:=VLOOKUP([.I80];['1'.$A$2:.$B$15];2)" office:value-type="float" office:value="0">
            <text:p>#N/A</text:p>
          </table:table-cell>
          <table:table-cell table:style-name="ce37" table:formula="of:=VLOOKUP([.J8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81];1)" office:value-type="string" office:string-value="H">
            <text:p>H</text:p>
          </table:table-cell>
          <table:table-cell table:style-name="ce37" table:formula="of:=MID([.$C81];2;1)">
            <text:p/>
          </table:table-cell>
          <table:table-cell table:style-name="ce37" table:formula="of:=MID([.$C81];3;1)">
            <text:p/>
          </table:table-cell>
          <table:table-cell table:style-name="ce37" table:formula="of:=IF(LEN([.$C81])&gt;3;MID([.$C81];4;1);-1)" office:value-type="float" office:value="-1">
            <text:p>-1</text:p>
          </table:table-cell>
          <table:table-cell table:style-name="ce37" table:formula="of:=IF(LEN([.$C81])&gt;3;MID([.$C81];5;1);-1)" office:value-type="float" office:value="-1">
            <text:p>-1</text:p>
          </table:table-cell>
          <table:table-cell table:style-name="ce37" table:formula="of:=VLOOKUP([.F81];['1'.$A$2:.$B$11];2)" office:value-type="string" office:string-value="ペパーミント">
            <text:p>ペパーミント</text:p>
          </table:table-cell>
          <table:table-cell table:style-name="ce37" table:formula="of:=VLOOKUP([.G81];['1'.$A$2:.$B$11];2)" office:value-type="float" office:value="0">
            <text:p>#N/A</text:p>
          </table:table-cell>
          <table:table-cell table:style-name="ce37" table:formula="of:=VLOOKUP([.H81];['1'.$A$2:.$B$11];2)" office:value-type="float" office:value="0">
            <text:p>#N/A</text:p>
          </table:table-cell>
          <table:table-cell table:style-name="ce37" table:formula="of:=VLOOKUP([.I81];['1'.$A$2:.$B$15];2)" office:value-type="float" office:value="0">
            <text:p>#N/A</text:p>
          </table:table-cell>
          <table:table-cell table:style-name="ce37" table:formula="of:=VLOOKUP([.J8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82];1)" office:value-type="string" office:string-value="H">
            <text:p>H</text:p>
          </table:table-cell>
          <table:table-cell table:style-name="ce37" table:formula="of:=MID([.$C82];2;1)">
            <text:p/>
          </table:table-cell>
          <table:table-cell table:style-name="ce37" table:formula="of:=MID([.$C82];3;1)">
            <text:p/>
          </table:table-cell>
          <table:table-cell table:style-name="ce37" table:formula="of:=IF(LEN([.$C82])&gt;3;MID([.$C82];4;1);-1)" office:value-type="float" office:value="-1">
            <text:p>-1</text:p>
          </table:table-cell>
          <table:table-cell table:style-name="ce37" table:formula="of:=IF(LEN([.$C82])&gt;3;MID([.$C82];5;1);-1)" office:value-type="float" office:value="-1">
            <text:p>-1</text:p>
          </table:table-cell>
          <table:table-cell table:style-name="ce37" table:formula="of:=VLOOKUP([.F82];['1'.$A$2:.$B$14];2)" office:value-type="string" office:string-value="ペパーミント">
            <text:p>ペパーミント</text:p>
          </table:table-cell>
          <table:table-cell table:style-name="ce37" table:formula="of:=VLOOKUP([.G82];['1'.$A$2:.$B$14];2)" office:value-type="float" office:value="0">
            <text:p>#N/A</text:p>
          </table:table-cell>
          <table:table-cell table:style-name="ce37" table:formula="of:=VLOOKUP([.H82];['1'.$A$2:.$B$14];2)" office:value-type="float" office:value="0">
            <text:p>#N/A</text:p>
          </table:table-cell>
          <table:table-cell table:style-name="ce37" table:formula="of:=VLOOKUP([.I82];['1'.$A$2:.$B$15];2)" office:value-type="float" office:value="0">
            <text:p>#N/A</text:p>
          </table:table-cell>
          <table:table-cell table:style-name="ce37" table:formula="of:=VLOOKUP([.J8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83];1)" office:value-type="string" office:string-value="H">
            <text:p>H</text:p>
          </table:table-cell>
          <table:table-cell table:style-name="ce37" table:formula="of:=MID([.$C83];2;1)" office:value-type="string" office:string-value="K">
            <text:p>K</text:p>
          </table:table-cell>
          <table:table-cell table:style-name="ce37" table:formula="of:=MID([.$C83];3;1)">
            <text:p/>
          </table:table-cell>
          <table:table-cell table:style-name="ce37" table:formula="of:=IF(LEN([.$C83])&gt;3;MID([.$C83];4;1);-1)" office:value-type="float" office:value="-1">
            <text:p>-1</text:p>
          </table:table-cell>
          <table:table-cell table:style-name="ce37" table:formula="of:=IF(LEN([.$C83])&gt;3;MID([.$C83];5;1);-1)" office:value-type="float" office:value="-1">
            <text:p>-1</text:p>
          </table:table-cell>
          <table:table-cell table:style-name="ce37" table:formula="of:=VLOOKUP([.F83];['1'.$A$2:.$B$14];2)" office:value-type="string" office:string-value="ペパーミント">
            <text:p>ペパーミント</text:p>
          </table:table-cell>
          <table:table-cell table:style-name="ce37" table:formula="of:=VLOOKUP([.G83];['1'.$A$2:.$B$14];2)" office:value-type="string" office:string-value="スペアミント">
            <text:p>スペアミント</text:p>
          </table:table-cell>
          <table:table-cell table:style-name="ce37" table:formula="of:=VLOOKUP([.H83];['1'.$A$2:.$B$14];2)" office:value-type="float" office:value="0">
            <text:p>#N/A</text:p>
          </table:table-cell>
          <table:table-cell table:style-name="ce37" table:formula="of:=VLOOKUP([.I83];['1'.$A$2:.$B$15];2)" office:value-type="float" office:value="0">
            <text:p>#N/A</text:p>
          </table:table-cell>
          <table:table-cell table:style-name="ce37" table:formula="of:=VLOOKUP([.J83];['1'.$A$2:.$B$15];2)" office:value-type="float" office:value="0">
            <text:p>#N/A</text:p>
          </table:table-cell>
          <table:table-cell table:style-name="ce38" office:value-type="string">
            <text:p>맛 : 스피어민트. 단, 매운 맛은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HL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84];1)" office:value-type="string" office:string-value="H">
            <text:p>H</text:p>
          </table:table-cell>
          <table:table-cell table:style-name="ce37" table:formula="of:=MID([.$C84];2;1)" office:value-type="string" office:string-value="L">
            <text:p>L</text:p>
          </table:table-cell>
          <table:table-cell table:style-name="ce37" table:formula="of:=MID([.$C84];3;1)">
            <text:p/>
          </table:table-cell>
          <table:table-cell table:style-name="ce37" table:formula="of:=IF(LEN([.$C84])&gt;3;MID([.$C84];4;1);-1)" office:value-type="float" office:value="-1">
            <text:p>-1</text:p>
          </table:table-cell>
          <table:table-cell table:style-name="ce37" table:formula="of:=IF(LEN([.$C84])&gt;3;MID([.$C84];5;1);-1)" office:value-type="float" office:value="-1">
            <text:p>-1</text:p>
          </table:table-cell>
          <table:table-cell table:style-name="ce37" table:formula="of:=VLOOKUP([.F84];['1'.$A$2:.$B$14];2)" office:value-type="string" office:string-value="ペパーミント">
            <text:p>ペパーミント</text:p>
          </table:table-cell>
          <table:table-cell table:style-name="ce37" table:formula="of:=VLOOKUP([.G84];['1'.$A$2:.$B$14];2)" office:value-type="string" office:string-value="日本酒（米だけの）">
            <text:p>日本酒（米だけの）</text:p>
          </table:table-cell>
          <table:table-cell table:style-name="ce37" table:formula="of:=VLOOKUP([.H84];['1'.$A$2:.$B$14];2)" office:value-type="float" office:value="0">
            <text:p>#N/A</text:p>
          </table:table-cell>
          <table:table-cell table:style-name="ce37" table:formula="of:=VLOOKUP([.I84];['1'.$A$2:.$B$15];2)" office:value-type="float" office:value="0">
            <text:p>#N/A</text:p>
          </table:table-cell>
          <table:table-cell table:style-name="ce37" table:formula="of:=VLOOKUP([.J84];['1'.$A$2:.$B$15];2)" office:value-type="float" office:value="0">
            <text:p>#N/A</text:p>
          </table:table-cell>
          <table:table-cell table:style-name="ce38" office:value-type="string">
            <text:p>맛 : 페퍼민트.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HL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85];1)" office:value-type="string" office:string-value="H">
            <text:p>H</text:p>
          </table:table-cell>
          <table:table-cell table:style-name="ce37" table:formula="of:=MID([.$C85];2;1)" office:value-type="string" office:string-value="L">
            <text:p>L</text:p>
          </table:table-cell>
          <table:table-cell table:style-name="ce37" table:formula="of:=MID([.$C85];3;1)">
            <text:p/>
          </table:table-cell>
          <table:table-cell table:style-name="ce37" table:formula="of:=IF(LEN([.$C85])&gt;3;MID([.$C85];4;1);-1)" office:value-type="float" office:value="-1">
            <text:p>-1</text:p>
          </table:table-cell>
          <table:table-cell table:style-name="ce37" table:formula="of:=IF(LEN([.$C85])&gt;3;MID([.$C85];5;1);-1)" office:value-type="float" office:value="-1">
            <text:p>-1</text:p>
          </table:table-cell>
          <table:table-cell table:style-name="ce37" table:formula="of:=VLOOKUP([.F85];['1'.$A$2:.$B$14];2)" office:value-type="string" office:string-value="ペパーミント">
            <text:p>ペパーミント</text:p>
          </table:table-cell>
          <table:table-cell table:style-name="ce37" table:formula="of:=VLOOKUP([.G85];['1'.$A$2:.$B$14];2)" office:value-type="string" office:string-value="日本酒（米だけの）">
            <text:p>日本酒（米だけの）</text:p>
          </table:table-cell>
          <table:table-cell table:style-name="ce37" table:formula="of:=VLOOKUP([.H85];['1'.$A$2:.$B$14];2)" office:value-type="float" office:value="0">
            <text:p>#N/A</text:p>
          </table:table-cell>
          <table:table-cell table:style-name="ce37" table:formula="of:=VLOOKUP([.I85];['1'.$A$2:.$B$15];2)" office:value-type="float" office:value="0">
            <text:p>#N/A</text:p>
          </table:table-cell>
          <table:table-cell table:style-name="ce37" table:formula="of:=VLOOKUP([.J8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86];1)" office:value-type="string" office:string-value="I">
            <text:p>I</text:p>
          </table:table-cell>
          <table:table-cell table:style-name="ce37" table:formula="of:=MID([.$C86];2;1)">
            <text:p/>
          </table:table-cell>
          <table:table-cell table:style-name="ce37" table:formula="of:=MID([.$C86];3;1)">
            <text:p/>
          </table:table-cell>
          <table:table-cell table:style-name="ce37" table:formula="of:=IF(LEN([.$C86])&gt;3;MID([.$C86];4;1);-1)" office:value-type="float" office:value="-1">
            <text:p>-1</text:p>
          </table:table-cell>
          <table:table-cell table:style-name="ce37" table:formula="of:=IF(LEN([.$C86])&gt;3;MID([.$C86];5;1);-1)" office:value-type="float" office:value="-1">
            <text:p>-1</text:p>
          </table:table-cell>
          <table:table-cell table:style-name="ce37" table:formula="of:=VLOOKUP([.F86];['1'.$A$2:.$B$11];2)" office:value-type="string" office:string-value="ローズマリー">
            <text:p>ローズマリー</text:p>
          </table:table-cell>
          <table:table-cell table:style-name="ce37" table:formula="of:=VLOOKUP([.G86];['1'.$A$2:.$B$11];2)" office:value-type="float" office:value="0">
            <text:p>#N/A</text:p>
          </table:table-cell>
          <table:table-cell table:style-name="ce37" table:formula="of:=VLOOKUP([.H86];['1'.$A$2:.$B$11];2)" office:value-type="float" office:value="0">
            <text:p>#N/A</text:p>
          </table:table-cell>
          <table:table-cell table:style-name="ce37" table:formula="of:=VLOOKUP([.I86];['1'.$A$2:.$B$15];2)" office:value-type="float" office:value="0">
            <text:p>#N/A</text:p>
          </table:table-cell>
          <table:table-cell table:style-name="ce37" table:formula="of:=VLOOKUP([.J8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87];1)" office:value-type="string" office:string-value="K">
            <text:p>K</text:p>
          </table:table-cell>
          <table:table-cell table:style-name="ce37" table:formula="of:=MID([.$C87];2;1)">
            <text:p/>
          </table:table-cell>
          <table:table-cell table:style-name="ce37" table:formula="of:=MID([.$C87];3;1)">
            <text:p/>
          </table:table-cell>
          <table:table-cell table:style-name="ce37" table:formula="of:=IF(LEN([.$C87])&gt;3;MID([.$C87];4;1);-1)" office:value-type="float" office:value="-1">
            <text:p>-1</text:p>
          </table:table-cell>
          <table:table-cell table:style-name="ce37" table:formula="of:=IF(LEN([.$C87])&gt;3;MID([.$C87];5;1);-1)" office:value-type="float" office:value="-1">
            <text:p>-1</text:p>
          </table:table-cell>
          <table:table-cell table:style-name="ce37" table:formula="of:=VLOOKUP([.F87];['1'.$A$2:.$B$14];2)" office:value-type="string" office:string-value="スペアミント">
            <text:p>スペアミント</text:p>
          </table:table-cell>
          <table:table-cell table:style-name="ce37" table:formula="of:=VLOOKUP([.G87];['1'.$A$2:.$B$14];2)" office:value-type="float" office:value="0">
            <text:p>#N/A</text:p>
          </table:table-cell>
          <table:table-cell table:style-name="ce37" table:formula="of:=VLOOKUP([.H87];['1'.$A$2:.$B$14];2)" office:value-type="float" office:value="0">
            <text:p>#N/A</text:p>
          </table:table-cell>
          <table:table-cell table:style-name="ce37" table:formula="of:=VLOOKUP([.I87];['1'.$A$2:.$B$15];2)" office:value-type="float" office:value="0">
            <text:p>#N/A</text:p>
          </table:table-cell>
          <table:table-cell table:style-name="ce37" table:formula="of:=VLOOKUP([.J8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88];1)" office:value-type="string" office:string-value="K">
            <text:p>K</text:p>
          </table:table-cell>
          <table:table-cell table:style-name="ce37" table:formula="of:=MID([.$C88];2;1)">
            <text:p/>
          </table:table-cell>
          <table:table-cell table:style-name="ce37" table:formula="of:=MID([.$C88];3;1)">
            <text:p/>
          </table:table-cell>
          <table:table-cell table:style-name="ce37" table:formula="of:=IF(LEN([.$C88])&gt;3;MID([.$C88];4;1);-1)" office:value-type="float" office:value="-1">
            <text:p>-1</text:p>
          </table:table-cell>
          <table:table-cell table:style-name="ce37" table:formula="of:=IF(LEN([.$C88])&gt;3;MID([.$C88];5;1);-1)" office:value-type="float" office:value="-1">
            <text:p>-1</text:p>
          </table:table-cell>
          <table:table-cell table:style-name="ce37" table:formula="of:=VLOOKUP([.F88];['1'.$A$2:.$B$14];2)" office:value-type="string" office:string-value="スペアミント">
            <text:p>スペアミント</text:p>
          </table:table-cell>
          <table:table-cell table:style-name="ce37" table:formula="of:=VLOOKUP([.G88];['1'.$A$2:.$B$14];2)" office:value-type="float" office:value="0">
            <text:p>#N/A</text:p>
          </table:table-cell>
          <table:table-cell table:style-name="ce37" table:formula="of:=VLOOKUP([.H88];['1'.$A$2:.$B$14];2)" office:value-type="float" office:value="0">
            <text:p>#N/A</text:p>
          </table:table-cell>
          <table:table-cell table:style-name="ce37" table:formula="of:=VLOOKUP([.I88];['1'.$A$2:.$B$15];2)" office:value-type="float" office:value="0">
            <text:p>#N/A</text:p>
          </table:table-cell>
          <table:table-cell table:style-name="ce37" table:formula="of:=VLOOKUP([.J8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89];1)" office:value-type="string" office:string-value="K">
            <text:p>K</text:p>
          </table:table-cell>
          <table:table-cell table:style-name="ce37" table:formula="of:=MID([.$C89];2;1)" office:value-type="string" office:string-value="L">
            <text:p>L</text:p>
          </table:table-cell>
          <table:table-cell table:style-name="ce37" table:formula="of:=MID([.$C89];3;1)">
            <text:p/>
          </table:table-cell>
          <table:table-cell table:style-name="ce37" table:formula="of:=IF(LEN([.$C89])&gt;3;MID([.$C89];4;1);-1)" office:value-type="float" office:value="-1">
            <text:p>-1</text:p>
          </table:table-cell>
          <table:table-cell table:style-name="ce37" table:formula="of:=IF(LEN([.$C89])&gt;3;MID([.$C89];5;1);-1)" office:value-type="float" office:value="-1">
            <text:p>-1</text:p>
          </table:table-cell>
          <table:table-cell table:style-name="ce37" table:formula="of:=VLOOKUP([.F89];['1'.$A$2:.$B$14];2)" office:value-type="string" office:string-value="スペアミント">
            <text:p>スペアミント</text:p>
          </table:table-cell>
          <table:table-cell table:style-name="ce37" table:formula="of:=VLOOKUP([.G89];['1'.$A$2:.$B$14];2)" office:value-type="string" office:string-value="日本酒（米だけの）">
            <text:p>日本酒（米だけの）</text:p>
          </table:table-cell>
          <table:table-cell table:style-name="ce37" table:formula="of:=VLOOKUP([.H89];['1'.$A$2:.$B$14];2)" office:value-type="float" office:value="0">
            <text:p>#N/A</text:p>
          </table:table-cell>
          <table:table-cell table:style-name="ce37" table:formula="of:=VLOOKUP([.I89];['1'.$A$2:.$B$15];2)" office:value-type="float" office:value="0">
            <text:p>#N/A</text:p>
          </table:table-cell>
          <table:table-cell table:style-name="ce37" table:formula="of:=VLOOKUP([.J8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9">
            <text:p>01/10 1:42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90];1)" office:value-type="string" office:string-value="K">
            <text:p>K</text:p>
          </table:table-cell>
          <table:table-cell table:style-name="ce37" table:formula="of:=MID([.$C90];2;1)" office:value-type="string" office:string-value="L">
            <text:p>L</text:p>
          </table:table-cell>
          <table:table-cell table:style-name="ce37" table:formula="of:=MID([.$C90];3;1)">
            <text:p/>
          </table:table-cell>
          <table:table-cell table:style-name="ce37" table:formula="of:=IF(LEN([.$C90])&gt;3;MID([.$C90];4;1);-1)" office:value-type="float" office:value="-1">
            <text:p>-1</text:p>
          </table:table-cell>
          <table:table-cell table:style-name="ce37" table:formula="of:=IF(LEN([.$C90])&gt;3;MID([.$C90];5;1);-1)" office:value-type="float" office:value="-1">
            <text:p>-1</text:p>
          </table:table-cell>
          <table:table-cell table:style-name="ce37" table:formula="of:=VLOOKUP([.F90];['1'.$A$2:.$B$14];2)" office:value-type="string" office:string-value="スペアミント">
            <text:p>スペアミント</text:p>
          </table:table-cell>
          <table:table-cell table:style-name="ce37" table:formula="of:=VLOOKUP([.G90];['1'.$A$2:.$B$14];2)" office:value-type="string" office:string-value="日本酒（米だけの）">
            <text:p>日本酒（米だけの）</text:p>
          </table:table-cell>
          <table:table-cell table:style-name="ce37" table:formula="of:=VLOOKUP([.H90];['1'.$A$2:.$B$14];2)" office:value-type="float" office:value="0">
            <text:p>#N/A</text:p>
          </table:table-cell>
          <table:table-cell table:style-name="ce37" table:formula="of:=VLOOKUP([.I90];['1'.$A$2:.$B$15];2)" office:value-type="float" office:value="0">
            <text:p>#N/A</text:p>
          </table:table-cell>
          <table:table-cell table:style-name="ce37" table:formula="of:=VLOOKUP([.J90];['1'.$A$2:.$B$15];2)" office:value-type="float" office:value="0">
            <text:p>#N/A</text:p>
          </table:table-cell>
          <table:table-cell table:style-name="ce38" office:value-type="string">
            <text:p>맛 : (1) 일본술. (2) 희미하게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09999">
            <text:p>01/09 1:48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91];1)" office:value-type="string" office:string-value="K">
            <text:p>K</text:p>
          </table:table-cell>
          <table:table-cell table:style-name="ce37" table:formula="of:=MID([.$C91];2;1)" office:value-type="string" office:string-value="L">
            <text:p>L</text:p>
          </table:table-cell>
          <table:table-cell table:style-name="ce37" table:formula="of:=MID([.$C91];3;1)">
            <text:p/>
          </table:table-cell>
          <table:table-cell table:style-name="ce37" table:formula="of:=IF(LEN([.$C91])&gt;3;MID([.$C91];4;1);-1)" office:value-type="float" office:value="-1">
            <text:p>-1</text:p>
          </table:table-cell>
          <table:table-cell table:style-name="ce37" table:formula="of:=IF(LEN([.$C91])&gt;3;MID([.$C91];5;1);-1)" office:value-type="float" office:value="-1">
            <text:p>-1</text:p>
          </table:table-cell>
          <table:table-cell table:style-name="ce37" table:formula="of:=VLOOKUP([.F91];['1'.$A$2:.$B$14];2)" office:value-type="string" office:string-value="スペアミント">
            <text:p>スペアミント</text:p>
          </table:table-cell>
          <table:table-cell table:style-name="ce37" table:formula="of:=VLOOKUP([.G91];['1'.$A$2:.$B$14];2)" office:value-type="string" office:string-value="日本酒（米だけの）">
            <text:p>日本酒（米だけの）</text:p>
          </table:table-cell>
          <table:table-cell table:style-name="ce37" table:formula="of:=VLOOKUP([.H91];['1'.$A$2:.$B$14];2)" office:value-type="float" office:value="0">
            <text:p>#N/A</text:p>
          </table:table-cell>
          <table:table-cell table:style-name="ce37" table:formula="of:=VLOOKUP([.I91];['1'.$A$2:.$B$15];2)" office:value-type="float" office:value="0">
            <text:p>#N/A</text:p>
          </table:table-cell>
          <table:table-cell table:style-name="ce37" table:formula="of:=VLOOKUP([.J91];['1'.$A$2:.$B$15];2)" office:value-type="float" office:value="0">
            <text:p>#N/A</text:p>
          </table:table-cell>
          <table:table-cell table:style-name="ce38" office:value-type="string">
            <text:p>예비 민트. 창백하고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92];1)" office:value-type="string" office:string-value="L">
            <text:p>L</text:p>
          </table:table-cell>
          <table:table-cell table:style-name="ce37" table:formula="of:=MID([.$C92];2;1)">
            <text:p/>
          </table:table-cell>
          <table:table-cell table:style-name="ce37" table:formula="of:=MID([.$C92];3;1)">
            <text:p/>
          </table:table-cell>
          <table:table-cell table:style-name="ce37" table:formula="of:=IF(LEN([.$C92])&gt;3;MID([.$C92];4;1);-1)" office:value-type="float" office:value="-1">
            <text:p>-1</text:p>
          </table:table-cell>
          <table:table-cell table:style-name="ce37" table:formula="of:=IF(LEN([.$C92])&gt;3;MID([.$C92];5;1);-1)" office:value-type="float" office:value="-1">
            <text:p>-1</text:p>
          </table:table-cell>
          <table:table-cell table:style-name="ce37" table:formula="of:=VLOOKUP([.F92];['1'.$A$2:.$B$14];2)" office:value-type="string" office:string-value="日本酒（米だけの）">
            <text:p>日本酒（米だけの）</text:p>
          </table:table-cell>
          <table:table-cell table:style-name="ce37" table:formula="of:=VLOOKUP([.G92];['1'.$A$2:.$B$14];2)" office:value-type="float" office:value="0">
            <text:p>#N/A</text:p>
          </table:table-cell>
          <table:table-cell table:style-name="ce37" table:formula="of:=VLOOKUP([.H92];['1'.$A$2:.$B$14];2)" office:value-type="float" office:value="0">
            <text:p>#N/A</text:p>
          </table:table-cell>
          <table:table-cell table:style-name="ce37" table:formula="of:=VLOOKUP([.I92];['1'.$A$2:.$B$15];2)" office:value-type="float" office:value="0">
            <text:p>#N/A</text:p>
          </table:table-cell>
          <table:table-cell table:style-name="ce37" table:formula="of:=VLOOKUP([.J9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93];1)" office:value-type="string" office:string-value="L">
            <text:p>L</text:p>
          </table:table-cell>
          <table:table-cell table:style-name="ce37" table:formula="of:=MID([.$C93];2;1)">
            <text:p/>
          </table:table-cell>
          <table:table-cell table:style-name="ce37" table:formula="of:=MID([.$C93];3;1)">
            <text:p/>
          </table:table-cell>
          <table:table-cell table:style-name="ce37" table:formula="of:=IF(LEN([.$C93])&gt;3;MID([.$C93];4;1);-1)" office:value-type="float" office:value="-1">
            <text:p>-1</text:p>
          </table:table-cell>
          <table:table-cell table:style-name="ce37" table:formula="of:=IF(LEN([.$C93])&gt;3;MID([.$C93];5;1);-1)" office:value-type="float" office:value="-1">
            <text:p>-1</text:p>
          </table:table-cell>
          <table:table-cell table:style-name="ce37" table:formula="of:=VLOOKUP([.F93];['1'.$A$2:.$B$14];2)" office:value-type="string" office:string-value="日本酒（米だけの）">
            <text:p>日本酒（米だけの）</text:p>
          </table:table-cell>
          <table:table-cell table:style-name="ce37" table:formula="of:=VLOOKUP([.G93];['1'.$A$2:.$B$14];2)" office:value-type="float" office:value="0">
            <text:p>#N/A</text:p>
          </table:table-cell>
          <table:table-cell table:style-name="ce37" table:formula="of:=VLOOKUP([.H93];['1'.$A$2:.$B$14];2)" office:value-type="float" office:value="0">
            <text:p>#N/A</text:p>
          </table:table-cell>
          <table:table-cell table:style-name="ce37" table:formula="of:=VLOOKUP([.I93];['1'.$A$2:.$B$15];2)" office:value-type="float" office:value="0">
            <text:p>#N/A</text:p>
          </table:table-cell>
          <table:table-cell table:style-name="ce37" table:formula="of:=VLOOKUP([.J9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94];1)" office:value-type="string" office:string-value="L">
            <text:p>L</text:p>
          </table:table-cell>
          <table:table-cell table:style-name="ce37" table:formula="of:=MID([.$C94];2;1)">
            <text:p/>
          </table:table-cell>
          <table:table-cell table:style-name="ce37" table:formula="of:=MID([.$C94];3;1)">
            <text:p/>
          </table:table-cell>
          <table:table-cell table:style-name="ce37" table:formula="of:=IF(LEN([.$C94])&gt;3;MID([.$C94];4;1);-1)" office:value-type="float" office:value="-1">
            <text:p>-1</text:p>
          </table:table-cell>
          <table:table-cell table:style-name="ce37" table:formula="of:=IF(LEN([.$C94])&gt;3;MID([.$C94];5;1);-1)" office:value-type="float" office:value="-1">
            <text:p>-1</text:p>
          </table:table-cell>
          <table:table-cell table:style-name="ce37" table:formula="of:=VLOOKUP([.F94];['1'.$A$2:.$B$14];2)" office:value-type="string" office:string-value="日本酒（米だけの）">
            <text:p>日本酒（米だけの）</text:p>
          </table:table-cell>
          <table:table-cell table:style-name="ce37" table:formula="of:=VLOOKUP([.G94];['1'.$A$2:.$B$14];2)" office:value-type="float" office:value="0">
            <text:p>#N/A</text:p>
          </table:table-cell>
          <table:table-cell table:style-name="ce37" table:formula="of:=VLOOKUP([.H94];['1'.$A$2:.$B$14];2)" office:value-type="float" office:value="0">
            <text:p>#N/A</text:p>
          </table:table-cell>
          <table:table-cell table:style-name="ce37" table:formula="of:=VLOOKUP([.I94];['1'.$A$2:.$B$15];2)" office:value-type="float" office:value="0">
            <text:p>#N/A</text:p>
          </table:table-cell>
          <table:table-cell table:style-name="ce37" table:formula="of:=VLOOKUP([.J9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95];1)" office:value-type="string" office:string-value="L">
            <text:p>L</text:p>
          </table:table-cell>
          <table:table-cell table:style-name="ce37" table:formula="of:=MID([.$C95];2;1)">
            <text:p/>
          </table:table-cell>
          <table:table-cell table:style-name="ce37" table:formula="of:=MID([.$C95];3;1)">
            <text:p/>
          </table:table-cell>
          <table:table-cell table:style-name="ce37" table:formula="of:=IF(LEN([.$C95])&gt;3;MID([.$C95];4;1);-1)" office:value-type="float" office:value="-1">
            <text:p>-1</text:p>
          </table:table-cell>
          <table:table-cell table:style-name="ce37" table:formula="of:=IF(LEN([.$C95])&gt;3;MID([.$C95];5;1);-1)" office:value-type="float" office:value="-1">
            <text:p>-1</text:p>
          </table:table-cell>
          <table:table-cell table:style-name="ce37" table:formula="of:=VLOOKUP([.F95];['1'.$A$2:.$B$14];2)" office:value-type="string" office:string-value="日本酒（米だけの）">
            <text:p>日本酒（米だけの）</text:p>
          </table:table-cell>
          <table:table-cell table:style-name="ce37" table:formula="of:=VLOOKUP([.G95];['1'.$A$2:.$B$14];2)" office:value-type="float" office:value="0">
            <text:p>#N/A</text:p>
          </table:table-cell>
          <table:table-cell table:style-name="ce37" table:formula="of:=VLOOKUP([.H95];['1'.$A$2:.$B$14];2)" office:value-type="float" office:value="0">
            <text:p>#N/A</text:p>
          </table:table-cell>
          <table:table-cell table:style-name="ce37" table:formula="of:=VLOOKUP([.I95];['1'.$A$2:.$B$15];2)" office:value-type="float" office:value="0">
            <text:p>#N/A</text:p>
          </table:table-cell>
          <table:table-cell table:style-name="ce37" table:formula="of:=VLOOKUP([.J9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96];1)" office:value-type="string" office:string-value="L">
            <text:p>L</text:p>
          </table:table-cell>
          <table:table-cell table:style-name="ce37" table:formula="of:=MID([.$C96];2;1)">
            <text:p/>
          </table:table-cell>
          <table:table-cell table:style-name="ce37" table:formula="of:=MID([.$C96];3;1)">
            <text:p/>
          </table:table-cell>
          <table:table-cell table:style-name="ce37" table:formula="of:=IF(LEN([.$C96])&gt;3;MID([.$C96];4;1);-1)" office:value-type="float" office:value="-1">
            <text:p>-1</text:p>
          </table:table-cell>
          <table:table-cell table:style-name="ce37" table:formula="of:=IF(LEN([.$C96])&gt;3;MID([.$C96];5;1);-1)" office:value-type="float" office:value="-1">
            <text:p>-1</text:p>
          </table:table-cell>
          <table:table-cell table:style-name="ce37" table:formula="of:=VLOOKUP([.F96];['1'.$A$2:.$B$14];2)" office:value-type="string" office:string-value="日本酒（米だけの）">
            <text:p>日本酒（米だけの）</text:p>
          </table:table-cell>
          <table:table-cell table:style-name="ce37" table:formula="of:=VLOOKUP([.G96];['1'.$A$2:.$B$14];2)" office:value-type="float" office:value="0">
            <text:p>#N/A</text:p>
          </table:table-cell>
          <table:table-cell table:style-name="ce37" table:formula="of:=VLOOKUP([.H96];['1'.$A$2:.$B$14];2)" office:value-type="float" office:value="0">
            <text:p>#N/A</text:p>
          </table:table-cell>
          <table:table-cell table:style-name="ce37" table:formula="of:=VLOOKUP([.I96];['1'.$A$2:.$B$15];2)" office:value-type="float" office:value="0">
            <text:p>#N/A</text:p>
          </table:table-cell>
          <table:table-cell table:style-name="ce37" table:formula="of:=VLOOKUP([.J9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97];1)" office:value-type="string" office:string-value="L">
            <text:p>L</text:p>
          </table:table-cell>
          <table:table-cell table:style-name="ce37" table:formula="of:=MID([.$C97];2;1)">
            <text:p/>
          </table:table-cell>
          <table:table-cell table:style-name="ce37" table:formula="of:=MID([.$C97];3;1)">
            <text:p/>
          </table:table-cell>
          <table:table-cell table:style-name="ce37" table:formula="of:=IF(LEN([.$C97])&gt;3;MID([.$C97];4;1);-1)" office:value-type="float" office:value="-1">
            <text:p>-1</text:p>
          </table:table-cell>
          <table:table-cell table:style-name="ce37" table:formula="of:=IF(LEN([.$C97])&gt;3;MID([.$C97];5;1);-1)" office:value-type="float" office:value="-1">
            <text:p>-1</text:p>
          </table:table-cell>
          <table:table-cell table:style-name="ce37" table:formula="of:=VLOOKUP([.F97];['1'.$A$2:.$B$14];2)" office:value-type="string" office:string-value="日本酒（米だけの）">
            <text:p>日本酒（米だけの）</text:p>
          </table:table-cell>
          <table:table-cell table:style-name="ce37" table:formula="of:=VLOOKUP([.G97];['1'.$A$2:.$B$14];2)" office:value-type="float" office:value="0">
            <text:p>#N/A</text:p>
          </table:table-cell>
          <table:table-cell table:style-name="ce37" table:formula="of:=VLOOKUP([.H97];['1'.$A$2:.$B$14];2)" office:value-type="float" office:value="0">
            <text:p>#N/A</text:p>
          </table:table-cell>
          <table:table-cell table:style-name="ce37" table:formula="of:=VLOOKUP([.I97];['1'.$A$2:.$B$15];2)" office:value-type="float" office:value="0">
            <text:p>#N/A</text:p>
          </table:table-cell>
          <table:table-cell table:style-name="ce37" table:formula="of:=VLOOKUP([.J9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98];1)" office:value-type="string" office:string-value="L">
            <text:p>L</text:p>
          </table:table-cell>
          <table:table-cell table:style-name="ce37" table:formula="of:=MID([.$C98];2;1)">
            <text:p/>
          </table:table-cell>
          <table:table-cell table:style-name="ce37" table:formula="of:=MID([.$C98];3;1)">
            <text:p/>
          </table:table-cell>
          <table:table-cell table:style-name="ce37" table:formula="of:=IF(LEN([.$C98])&gt;3;MID([.$C98];4;1);-1)" office:value-type="float" office:value="-1">
            <text:p>-1</text:p>
          </table:table-cell>
          <table:table-cell table:style-name="ce37" table:formula="of:=IF(LEN([.$C98])&gt;3;MID([.$C98];5;1);-1)" office:value-type="float" office:value="-1">
            <text:p>-1</text:p>
          </table:table-cell>
          <table:table-cell table:style-name="ce37" table:formula="of:=VLOOKUP([.F98];['1'.$A$2:.$B$14];2)" office:value-type="string" office:string-value="日本酒（米だけの）">
            <text:p>日本酒（米だけの）</text:p>
          </table:table-cell>
          <table:table-cell table:style-name="ce37" table:formula="of:=VLOOKUP([.G98];['1'.$A$2:.$B$14];2)" office:value-type="float" office:value="0">
            <text:p>#N/A</text:p>
          </table:table-cell>
          <table:table-cell table:style-name="ce37" table:formula="of:=VLOOKUP([.H98];['1'.$A$2:.$B$14];2)" office:value-type="float" office:value="0">
            <text:p>#N/A</text:p>
          </table:table-cell>
          <table:table-cell table:style-name="ce37" table:formula="of:=VLOOKUP([.I98];['1'.$A$2:.$B$15];2)" office:value-type="float" office:value="0">
            <text:p>#N/A</text:p>
          </table:table-cell>
          <table:table-cell table:style-name="ce37" table:formula="of:=VLOOKUP([.J9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99];1)" office:value-type="string" office:string-value="L">
            <text:p>L</text:p>
          </table:table-cell>
          <table:table-cell table:style-name="ce37" table:formula="of:=MID([.$C99];2;1)">
            <text:p/>
          </table:table-cell>
          <table:table-cell table:style-name="ce37" table:formula="of:=MID([.$C99];3;1)">
            <text:p/>
          </table:table-cell>
          <table:table-cell table:style-name="ce37" table:formula="of:=IF(LEN([.$C99])&gt;3;MID([.$C99];4;1);-1)" office:value-type="float" office:value="-1">
            <text:p>-1</text:p>
          </table:table-cell>
          <table:table-cell table:style-name="ce37" table:formula="of:=IF(LEN([.$C99])&gt;3;MID([.$C99];5;1);-1)" office:value-type="float" office:value="-1">
            <text:p>-1</text:p>
          </table:table-cell>
          <table:table-cell table:style-name="ce37" table:formula="of:=VLOOKUP([.F99];['1'.$A$2:.$B$14];2)" office:value-type="string" office:string-value="日本酒（米だけの）">
            <text:p>日本酒（米だけの）</text:p>
          </table:table-cell>
          <table:table-cell table:style-name="ce37" table:formula="of:=VLOOKUP([.G99];['1'.$A$2:.$B$14];2)" office:value-type="float" office:value="0">
            <text:p>#N/A</text:p>
          </table:table-cell>
          <table:table-cell table:style-name="ce37" table:formula="of:=VLOOKUP([.H99];['1'.$A$2:.$B$14];2)" office:value-type="float" office:value="0">
            <text:p>#N/A</text:p>
          </table:table-cell>
          <table:table-cell table:style-name="ce37" table:formula="of:=VLOOKUP([.I99];['1'.$A$2:.$B$15];2)" office:value-type="float" office:value="0">
            <text:p>#N/A</text:p>
          </table:table-cell>
          <table:table-cell table:style-name="ce37" table:formula="of:=VLOOKUP([.J9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0];1)" office:value-type="string" office:string-value="L">
            <text:p>L</text:p>
          </table:table-cell>
          <table:table-cell table:style-name="ce37" table:formula="of:=MID([.$C100];2;1)">
            <text:p/>
          </table:table-cell>
          <table:table-cell table:style-name="ce37" table:formula="of:=MID([.$C100];3;1)">
            <text:p/>
          </table:table-cell>
          <table:table-cell table:style-name="ce37" table:formula="of:=IF(LEN([.$C100])&gt;3;MID([.$C100];4;1);-1)" office:value-type="float" office:value="-1">
            <text:p>-1</text:p>
          </table:table-cell>
          <table:table-cell table:style-name="ce37" table:formula="of:=IF(LEN([.$C100])&gt;3;MID([.$C100];5;1);-1)" office:value-type="float" office:value="-1">
            <text:p>-1</text:p>
          </table:table-cell>
          <table:table-cell table:style-name="ce37" table:formula="of:=VLOOKUP([.F100];['1'.$A$2:.$B$14];2)" office:value-type="string" office:string-value="日本酒（米だけの）">
            <text:p>日本酒（米だけの）</text:p>
          </table:table-cell>
          <table:table-cell table:style-name="ce37" table:formula="of:=VLOOKUP([.G100];['1'.$A$2:.$B$14];2)" office:value-type="float" office:value="0">
            <text:p>#N/A</text:p>
          </table:table-cell>
          <table:table-cell table:style-name="ce37" table:formula="of:=VLOOKUP([.H100];['1'.$A$2:.$B$14];2)" office:value-type="float" office:value="0">
            <text:p>#N/A</text:p>
          </table:table-cell>
          <table:table-cell table:style-name="ce37" table:formula="of:=VLOOKUP([.I100];['1'.$A$2:.$B$15];2)" office:value-type="float" office:value="0">
            <text:p>#N/A</text:p>
          </table:table-cell>
          <table:table-cell table:style-name="ce37" table:formula="of:=VLOOKUP([.J10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9999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1];1)" office:value-type="string" office:string-value="L">
            <text:p>L</text:p>
          </table:table-cell>
          <table:table-cell table:style-name="ce37" table:formula="of:=MID([.$C101];2;1)">
            <text:p/>
          </table:table-cell>
          <table:table-cell table:style-name="ce37" table:formula="of:=MID([.$C101];3;1)">
            <text:p/>
          </table:table-cell>
          <table:table-cell table:style-name="ce37" table:formula="of:=IF(LEN([.$C101])&gt;3;MID([.$C101];4;1);-1)" office:value-type="float" office:value="-1">
            <text:p>-1</text:p>
          </table:table-cell>
          <table:table-cell table:style-name="ce37" table:formula="of:=IF(LEN([.$C101])&gt;3;MID([.$C101];5;1);-1)" office:value-type="float" office:value="-1">
            <text:p>-1</text:p>
          </table:table-cell>
          <table:table-cell table:style-name="ce37" table:formula="of:=VLOOKUP([.F101];['1'.$A$2:.$B$14];2)" office:value-type="string" office:string-value="日本酒（米だけの）">
            <text:p>日本酒（米だけの）</text:p>
          </table:table-cell>
          <table:table-cell table:style-name="ce37" table:formula="of:=VLOOKUP([.G101];['1'.$A$2:.$B$14];2)" office:value-type="float" office:value="0">
            <text:p>#N/A</text:p>
          </table:table-cell>
          <table:table-cell table:style-name="ce37" table:formula="of:=VLOOKUP([.H101];['1'.$A$2:.$B$14];2)" office:value-type="float" office:value="0">
            <text:p>#N/A</text:p>
          </table:table-cell>
          <table:table-cell table:style-name="ce37" table:formula="of:=VLOOKUP([.I101];['1'.$A$2:.$B$15];2)" office:value-type="float" office:value="0">
            <text:p>#N/A</text:p>
          </table:table-cell>
          <table:table-cell table:style-name="ce37" table:formula="of:=VLOOKUP([.J10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2];1)" office:value-type="string" office:string-value="L">
            <text:p>L</text:p>
          </table:table-cell>
          <table:table-cell table:style-name="ce37" table:formula="of:=MID([.$C102];2;1)">
            <text:p/>
          </table:table-cell>
          <table:table-cell table:style-name="ce37" table:formula="of:=MID([.$C102];3;1)">
            <text:p/>
          </table:table-cell>
          <table:table-cell table:style-name="ce37" table:formula="of:=IF(LEN([.$C102])&gt;3;MID([.$C102];4;1);-1)" office:value-type="float" office:value="-1">
            <text:p>-1</text:p>
          </table:table-cell>
          <table:table-cell table:style-name="ce37" table:formula="of:=IF(LEN([.$C102])&gt;3;MID([.$C102];5;1);-1)" office:value-type="float" office:value="-1">
            <text:p>-1</text:p>
          </table:table-cell>
          <table:table-cell table:style-name="ce37" table:formula="of:=VLOOKUP([.F102];['1'.$A$2:.$B$14];2)" office:value-type="string" office:string-value="日本酒（米だけの）">
            <text:p>日本酒（米だけの）</text:p>
          </table:table-cell>
          <table:table-cell table:style-name="ce37" table:formula="of:=VLOOKUP([.G102];['1'.$A$2:.$B$14];2)" office:value-type="float" office:value="0">
            <text:p>#N/A</text:p>
          </table:table-cell>
          <table:table-cell table:style-name="ce37" table:formula="of:=VLOOKUP([.H102];['1'.$A$2:.$B$14];2)" office:value-type="float" office:value="0">
            <text:p>#N/A</text:p>
          </table:table-cell>
          <table:table-cell table:style-name="ce37" table:formula="of:=VLOOKUP([.I102];['1'.$A$2:.$B$15];2)" office:value-type="float" office:value="0">
            <text:p>#N/A</text:p>
          </table:table-cell>
          <table:table-cell table:style-name="ce37" table:formula="of:=VLOOKUP([.J10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03];1)" office:value-type="string" office:string-value="с">
            <text:p>с</text:p>
          </table:table-cell>
          <table:table-cell table:style-name="ce37" table:formula="of:=MID([.$C103];2;1)" office:value-type="string" office:string-value="м">
            <text:p>м</text:p>
          </table:table-cell>
          <table:table-cell table:style-name="ce37" table:formula="of:=MID([.$C103];3;1)" office:value-type="string" office:string-value="е">
            <text:p>е</text:p>
          </table:table-cell>
          <table:table-cell table:style-name="ce37" table:formula="of:=IF(LEN([.$C103])&gt;3;MID([.$C103];4;1);-1)" office:value-type="string" office:string-value="с">
            <text:p>с</text:p>
          </table:table-cell>
          <table:table-cell table:style-name="ce37" table:formula="of:=IF(LEN([.$C103])&gt;3;MID([.$C103];5;1);-1)" office:value-type="string" office:string-value="ь">
            <text:p>ь</text:p>
          </table:table-cell>
          <table:table-cell table:style-name="ce37" table:formula="of:=VLOOKUP([.F103];['1'.$A$2:.$B$11];2)" office:value-type="string" office:string-value="焼酎">
            <text:p>焼酎</text:p>
          </table:table-cell>
          <table:table-cell table:style-name="ce37" table:formula="of:=VLOOKUP([.G103];['1'.$A$2:.$B$11];2)" office:value-type="string" office:string-value="焼酎">
            <text:p>焼酎</text:p>
          </table:table-cell>
          <table:table-cell table:style-name="ce37" table:formula="of:=VLOOKUP([.H103];['1'.$A$2:.$B$11];2)" office:value-type="string" office:string-value="焼酎">
            <text:p>焼酎</text:p>
          </table:table-cell>
          <table:table-cell table:style-name="ce37" table:formula="of:=VLOOKUP([.I103];['1'.$A$2:.$B$15];2)" office:value-type="string" office:string-value="紅茶">
            <text:p>紅茶</text:p>
          </table:table-cell>
          <table:table-cell table:style-name="ce37" table:formula="of:=VLOOKUP([.J10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04];1)" office:value-type="string" office:string-value="с">
            <text:p>с</text:p>
          </table:table-cell>
          <table:table-cell table:style-name="ce37" table:formula="of:=MID([.$C104];2;1)" office:value-type="string" office:string-value="м">
            <text:p>м</text:p>
          </table:table-cell>
          <table:table-cell table:style-name="ce37" table:formula="of:=MID([.$C104];3;1)" office:value-type="string" office:string-value="е">
            <text:p>е</text:p>
          </table:table-cell>
          <table:table-cell table:style-name="ce37" table:formula="of:=IF(LEN([.$C104])&gt;3;MID([.$C104];4;1);-1)" office:value-type="string" office:string-value="с">
            <text:p>с</text:p>
          </table:table-cell>
          <table:table-cell table:style-name="ce37" table:formula="of:=IF(LEN([.$C104])&gt;3;MID([.$C104];5;1);-1)" office:value-type="string" office:string-value="ь">
            <text:p>ь</text:p>
          </table:table-cell>
          <table:table-cell table:style-name="ce37" table:formula="of:=VLOOKUP([.F104];['1'.$A$2:.$B$11];2)" office:value-type="string" office:string-value="焼酎">
            <text:p>焼酎</text:p>
          </table:table-cell>
          <table:table-cell table:style-name="ce37" table:formula="of:=VLOOKUP([.G104];['1'.$A$2:.$B$11];2)" office:value-type="string" office:string-value="焼酎">
            <text:p>焼酎</text:p>
          </table:table-cell>
          <table:table-cell table:style-name="ce37" table:formula="of:=VLOOKUP([.H104];['1'.$A$2:.$B$11];2)" office:value-type="string" office:string-value="焼酎">
            <text:p>焼酎</text:p>
          </table:table-cell>
          <table:table-cell table:style-name="ce37" table:formula="of:=VLOOKUP([.I104];['1'.$A$2:.$B$15];2)" office:value-type="string" office:string-value="紅茶">
            <text:p>紅茶</text:p>
          </table:table-cell>
          <table:table-cell table:style-name="ce37" table:formula="of:=VLOOKUP([.J10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05];1)" office:value-type="string" office:string-value="с">
            <text:p>с</text:p>
          </table:table-cell>
          <table:table-cell table:style-name="ce37" table:formula="of:=MID([.$C105];2;1)" office:value-type="string" office:string-value="м">
            <text:p>м</text:p>
          </table:table-cell>
          <table:table-cell table:style-name="ce37" table:formula="of:=MID([.$C105];3;1)" office:value-type="string" office:string-value="е">
            <text:p>е</text:p>
          </table:table-cell>
          <table:table-cell table:style-name="ce37" table:formula="of:=IF(LEN([.$C105])&gt;3;MID([.$C105];4;1);-1)" office:value-type="string" office:string-value="с">
            <text:p>с</text:p>
          </table:table-cell>
          <table:table-cell table:style-name="ce37" table:formula="of:=IF(LEN([.$C105])&gt;3;MID([.$C105];5;1);-1)" office:value-type="string" office:string-value="ь">
            <text:p>ь</text:p>
          </table:table-cell>
          <table:table-cell table:style-name="ce37" table:formula="of:=VLOOKUP([.F105];['1'.$A$2:.$B$11];2)" office:value-type="string" office:string-value="焼酎">
            <text:p>焼酎</text:p>
          </table:table-cell>
          <table:table-cell table:style-name="ce37" table:formula="of:=VLOOKUP([.G105];['1'.$A$2:.$B$11];2)" office:value-type="string" office:string-value="焼酎">
            <text:p>焼酎</text:p>
          </table:table-cell>
          <table:table-cell table:style-name="ce37" table:formula="of:=VLOOKUP([.H105];['1'.$A$2:.$B$11];2)" office:value-type="string" office:string-value="焼酎">
            <text:p>焼酎</text:p>
          </table:table-cell>
          <table:table-cell table:style-name="ce37" table:formula="of:=VLOOKUP([.I105];['1'.$A$2:.$B$15];2)" office:value-type="string" office:string-value="紅茶">
            <text:p>紅茶</text:p>
          </table:table-cell>
          <table:table-cell table:style-name="ce37" table:formula="of:=VLOOKUP([.J10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06];1)" office:value-type="string" office:string-value="с">
            <text:p>с</text:p>
          </table:table-cell>
          <table:table-cell table:style-name="ce37" table:formula="of:=MID([.$C106];2;1)" office:value-type="string" office:string-value="м">
            <text:p>м</text:p>
          </table:table-cell>
          <table:table-cell table:style-name="ce37" table:formula="of:=MID([.$C106];3;1)" office:value-type="string" office:string-value="е">
            <text:p>е</text:p>
          </table:table-cell>
          <table:table-cell table:style-name="ce37" table:formula="of:=IF(LEN([.$C106])&gt;3;MID([.$C106];4;1);-1)" office:value-type="string" office:string-value="с">
            <text:p>с</text:p>
          </table:table-cell>
          <table:table-cell table:style-name="ce37" table:formula="of:=IF(LEN([.$C106])&gt;3;MID([.$C106];5;1);-1)" office:value-type="string" office:string-value="ь">
            <text:p>ь</text:p>
          </table:table-cell>
          <table:table-cell table:style-name="ce37" table:formula="of:=VLOOKUP([.F106];['1'.$A$2:.$B$11];2)" office:value-type="string" office:string-value="焼酎">
            <text:p>焼酎</text:p>
          </table:table-cell>
          <table:table-cell table:style-name="ce37" table:formula="of:=VLOOKUP([.G106];['1'.$A$2:.$B$11];2)" office:value-type="string" office:string-value="焼酎">
            <text:p>焼酎</text:p>
          </table:table-cell>
          <table:table-cell table:style-name="ce37" table:formula="of:=VLOOKUP([.H106];['1'.$A$2:.$B$11];2)" office:value-type="string" office:string-value="焼酎">
            <text:p>焼酎</text:p>
          </table:table-cell>
          <table:table-cell table:style-name="ce37" table:formula="of:=VLOOKUP([.I106];['1'.$A$2:.$B$15];2)" office:value-type="string" office:string-value="紅茶">
            <text:p>紅茶</text:p>
          </table:table-cell>
          <table:table-cell table:style-name="ce37" table:formula="of:=VLOOKUP([.J10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07];1)" office:value-type="string" office:string-value="с">
            <text:p>с</text:p>
          </table:table-cell>
          <table:table-cell table:style-name="ce37" table:formula="of:=MID([.$C107];2;1)" office:value-type="string" office:string-value="м">
            <text:p>м</text:p>
          </table:table-cell>
          <table:table-cell table:style-name="ce37" table:formula="of:=MID([.$C107];3;1)" office:value-type="string" office:string-value="е">
            <text:p>е</text:p>
          </table:table-cell>
          <table:table-cell table:style-name="ce37" table:formula="of:=IF(LEN([.$C107])&gt;3;MID([.$C107];4;1);-1)" office:value-type="string" office:string-value="с">
            <text:p>с</text:p>
          </table:table-cell>
          <table:table-cell table:style-name="ce37" table:formula="of:=IF(LEN([.$C107])&gt;3;MID([.$C107];5;1);-1)" office:value-type="string" office:string-value="ь">
            <text:p>ь</text:p>
          </table:table-cell>
          <table:table-cell table:style-name="ce37" table:formula="of:=VLOOKUP([.F107];['1'.$A$2:.$B$11];2)" office:value-type="string" office:string-value="焼酎">
            <text:p>焼酎</text:p>
          </table:table-cell>
          <table:table-cell table:style-name="ce37" table:formula="of:=VLOOKUP([.G107];['1'.$A$2:.$B$11];2)" office:value-type="string" office:string-value="焼酎">
            <text:p>焼酎</text:p>
          </table:table-cell>
          <table:table-cell table:style-name="ce37" table:formula="of:=VLOOKUP([.H107];['1'.$A$2:.$B$11];2)" office:value-type="string" office:string-value="焼酎">
            <text:p>焼酎</text:p>
          </table:table-cell>
          <table:table-cell table:style-name="ce37" table:formula="of:=VLOOKUP([.I107];['1'.$A$2:.$B$15];2)" office:value-type="string" office:string-value="紅茶">
            <text:p>紅茶</text:p>
          </table:table-cell>
          <table:table-cell table:style-name="ce37" table:formula="of:=VLOOKUP([.J10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08];1)" office:value-type="string" office:string-value="с">
            <text:p>с</text:p>
          </table:table-cell>
          <table:table-cell table:style-name="ce37" table:formula="of:=MID([.$C108];2;1)" office:value-type="string" office:string-value="м">
            <text:p>м</text:p>
          </table:table-cell>
          <table:table-cell table:style-name="ce37" table:formula="of:=MID([.$C108];3;1)" office:value-type="string" office:string-value="е">
            <text:p>е</text:p>
          </table:table-cell>
          <table:table-cell table:style-name="ce37" table:formula="of:=IF(LEN([.$C108])&gt;3;MID([.$C108];4;1);-1)" office:value-type="string" office:string-value="с">
            <text:p>с</text:p>
          </table:table-cell>
          <table:table-cell table:style-name="ce37" table:formula="of:=IF(LEN([.$C108])&gt;3;MID([.$C108];5;1);-1)" office:value-type="string" office:string-value="ь">
            <text:p>ь</text:p>
          </table:table-cell>
          <table:table-cell table:style-name="ce37" table:formula="of:=VLOOKUP([.F108];['1'.$A$2:.$B$11];2)" office:value-type="string" office:string-value="焼酎">
            <text:p>焼酎</text:p>
          </table:table-cell>
          <table:table-cell table:style-name="ce37" table:formula="of:=VLOOKUP([.G108];['1'.$A$2:.$B$11];2)" office:value-type="string" office:string-value="焼酎">
            <text:p>焼酎</text:p>
          </table:table-cell>
          <table:table-cell table:style-name="ce37" table:formula="of:=VLOOKUP([.H108];['1'.$A$2:.$B$11];2)" office:value-type="string" office:string-value="焼酎">
            <text:p>焼酎</text:p>
          </table:table-cell>
          <table:table-cell table:style-name="ce37" table:formula="of:=VLOOKUP([.I108];['1'.$A$2:.$B$15];2)" office:value-type="string" office:string-value="紅茶">
            <text:p>紅茶</text:p>
          </table:table-cell>
          <table:table-cell table:style-name="ce37" table:formula="of:=VLOOKUP([.J10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09];1)" office:value-type="string" office:string-value="с">
            <text:p>с</text:p>
          </table:table-cell>
          <table:table-cell table:style-name="ce37" table:formula="of:=MID([.$C109];2;1)" office:value-type="string" office:string-value="м">
            <text:p>м</text:p>
          </table:table-cell>
          <table:table-cell table:style-name="ce37" table:formula="of:=MID([.$C109];3;1)" office:value-type="string" office:string-value="е">
            <text:p>е</text:p>
          </table:table-cell>
          <table:table-cell table:style-name="ce37" table:formula="of:=IF(LEN([.$C109])&gt;3;MID([.$C109];4;1);-1)" office:value-type="string" office:string-value="с">
            <text:p>с</text:p>
          </table:table-cell>
          <table:table-cell table:style-name="ce37" table:formula="of:=IF(LEN([.$C109])&gt;3;MID([.$C109];5;1);-1)" office:value-type="string" office:string-value="ь">
            <text:p>ь</text:p>
          </table:table-cell>
          <table:table-cell table:style-name="ce37" table:formula="of:=VLOOKUP([.F109];['1'.$A$2:.$B$11];2)" office:value-type="string" office:string-value="焼酎">
            <text:p>焼酎</text:p>
          </table:table-cell>
          <table:table-cell table:style-name="ce37" table:formula="of:=VLOOKUP([.G109];['1'.$A$2:.$B$11];2)" office:value-type="string" office:string-value="焼酎">
            <text:p>焼酎</text:p>
          </table:table-cell>
          <table:table-cell table:style-name="ce37" table:formula="of:=VLOOKUP([.H109];['1'.$A$2:.$B$11];2)" office:value-type="string" office:string-value="焼酎">
            <text:p>焼酎</text:p>
          </table:table-cell>
          <table:table-cell table:style-name="ce37" table:formula="of:=VLOOKUP([.I109];['1'.$A$2:.$B$15];2)" office:value-type="string" office:string-value="紅茶">
            <text:p>紅茶</text:p>
          </table:table-cell>
          <table:table-cell table:style-name="ce37" table:formula="of:=VLOOKUP([.J109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10];1)" office:value-type="string" office:string-value="с">
            <text:p>с</text:p>
          </table:table-cell>
          <table:table-cell table:style-name="ce37" table:formula="of:=MID([.$C110];2;1)" office:value-type="string" office:string-value="м">
            <text:p>м</text:p>
          </table:table-cell>
          <table:table-cell table:style-name="ce37" table:formula="of:=MID([.$C110];3;1)" office:value-type="string" office:string-value="е">
            <text:p>е</text:p>
          </table:table-cell>
          <table:table-cell table:style-name="ce37" table:formula="of:=IF(LEN([.$C110])&gt;3;MID([.$C110];4;1);-1)" office:value-type="string" office:string-value="с">
            <text:p>с</text:p>
          </table:table-cell>
          <table:table-cell table:style-name="ce37" table:formula="of:=IF(LEN([.$C110])&gt;3;MID([.$C110];5;1);-1)" office:value-type="string" office:string-value="ь">
            <text:p>ь</text:p>
          </table:table-cell>
          <table:table-cell table:style-name="ce37" table:formula="of:=VLOOKUP([.F110];['1'.$A$2:.$B$11];2)" office:value-type="string" office:string-value="焼酎">
            <text:p>焼酎</text:p>
          </table:table-cell>
          <table:table-cell table:style-name="ce37" table:formula="of:=VLOOKUP([.G110];['1'.$A$2:.$B$11];2)" office:value-type="string" office:string-value="焼酎">
            <text:p>焼酎</text:p>
          </table:table-cell>
          <table:table-cell table:style-name="ce37" table:formula="of:=VLOOKUP([.H110];['1'.$A$2:.$B$11];2)" office:value-type="string" office:string-value="焼酎">
            <text:p>焼酎</text:p>
          </table:table-cell>
          <table:table-cell table:style-name="ce37" table:formula="of:=VLOOKUP([.I110];['1'.$A$2:.$B$15];2)" office:value-type="string" office:string-value="紅茶">
            <text:p>紅茶</text:p>
          </table:table-cell>
          <table:table-cell table:style-name="ce37" table:formula="of:=VLOOKUP([.J110];['1'.$A$2:.$B$15];2)" office:value-type="string" office:string-value="紅茶">
            <text:p>紅茶</text:p>
          </table:table-cell>
          <table:table-cell table:style-name="ce38" office:value-type="string">
            <text:p>젤리 같은 것. 형성된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11];1)" office:value-type="string" office:string-value="с">
            <text:p>с</text:p>
          </table:table-cell>
          <table:table-cell table:style-name="ce37" table:formula="of:=MID([.$C111];2;1)" office:value-type="string" office:string-value="м">
            <text:p>м</text:p>
          </table:table-cell>
          <table:table-cell table:style-name="ce37" table:formula="of:=MID([.$C111];3;1)" office:value-type="string" office:string-value="е">
            <text:p>е</text:p>
          </table:table-cell>
          <table:table-cell table:style-name="ce37" table:formula="of:=IF(LEN([.$C111])&gt;3;MID([.$C111];4;1);-1)" office:value-type="string" office:string-value="с">
            <text:p>с</text:p>
          </table:table-cell>
          <table:table-cell table:style-name="ce37" table:formula="of:=IF(LEN([.$C111])&gt;3;MID([.$C111];5;1);-1)" office:value-type="string" office:string-value="ь">
            <text:p>ь</text:p>
          </table:table-cell>
          <table:table-cell table:style-name="ce37" table:formula="of:=VLOOKUP([.F111];['1'.$A$2:.$B$11];2)" office:value-type="string" office:string-value="焼酎">
            <text:p>焼酎</text:p>
          </table:table-cell>
          <table:table-cell table:style-name="ce37" table:formula="of:=VLOOKUP([.G111];['1'.$A$2:.$B$11];2)" office:value-type="string" office:string-value="焼酎">
            <text:p>焼酎</text:p>
          </table:table-cell>
          <table:table-cell table:style-name="ce37" table:formula="of:=VLOOKUP([.H111];['1'.$A$2:.$B$11];2)" office:value-type="string" office:string-value="焼酎">
            <text:p>焼酎</text:p>
          </table:table-cell>
          <table:table-cell table:style-name="ce37" table:formula="of:=VLOOKUP([.I111];['1'.$A$2:.$B$15];2)" office:value-type="string" office:string-value="紅茶">
            <text:p>紅茶</text:p>
          </table:table-cell>
          <table:table-cell table:style-name="ce37" table:formula="of:=VLOOKUP([.J11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12];1)" office:value-type="string" office:string-value="с">
            <text:p>с</text:p>
          </table:table-cell>
          <table:table-cell table:style-name="ce37" table:formula="of:=MID([.$C112];2;1)" office:value-type="string" office:string-value="м">
            <text:p>м</text:p>
          </table:table-cell>
          <table:table-cell table:style-name="ce37" table:formula="of:=MID([.$C112];3;1)" office:value-type="string" office:string-value="е">
            <text:p>е</text:p>
          </table:table-cell>
          <table:table-cell table:style-name="ce37" table:formula="of:=IF(LEN([.$C112])&gt;3;MID([.$C112];4;1);-1)" office:value-type="string" office:string-value="с">
            <text:p>с</text:p>
          </table:table-cell>
          <table:table-cell table:style-name="ce37" table:formula="of:=IF(LEN([.$C112])&gt;3;MID([.$C112];5;1);-1)" office:value-type="string" office:string-value="ь">
            <text:p>ь</text:p>
          </table:table-cell>
          <table:table-cell table:style-name="ce37" table:formula="of:=VLOOKUP([.F112];['1'.$A$2:.$B$11];2)" office:value-type="string" office:string-value="焼酎">
            <text:p>焼酎</text:p>
          </table:table-cell>
          <table:table-cell table:style-name="ce37" table:formula="of:=VLOOKUP([.G112];['1'.$A$2:.$B$11];2)" office:value-type="string" office:string-value="焼酎">
            <text:p>焼酎</text:p>
          </table:table-cell>
          <table:table-cell table:style-name="ce37" table:formula="of:=VLOOKUP([.H112];['1'.$A$2:.$B$11];2)" office:value-type="string" office:string-value="焼酎">
            <text:p>焼酎</text:p>
          </table:table-cell>
          <table:table-cell table:style-name="ce37" table:formula="of:=VLOOKUP([.I112];['1'.$A$2:.$B$15];2)" office:value-type="string" office:string-value="紅茶">
            <text:p>紅茶</text:p>
          </table:table-cell>
          <table:table-cell table:style-name="ce37" table:formula="of:=VLOOKUP([.J112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13];1)" office:value-type="string" office:string-value="с">
            <text:p>с</text:p>
          </table:table-cell>
          <table:table-cell table:style-name="ce37" table:formula="of:=MID([.$C113];2;1)" office:value-type="string" office:string-value="м">
            <text:p>м</text:p>
          </table:table-cell>
          <table:table-cell table:style-name="ce37" table:formula="of:=MID([.$C113];3;1)" office:value-type="string" office:string-value="е">
            <text:p>е</text:p>
          </table:table-cell>
          <table:table-cell table:style-name="ce37" table:formula="of:=IF(LEN([.$C113])&gt;3;MID([.$C113];4;1);-1)" office:value-type="string" office:string-value="с">
            <text:p>с</text:p>
          </table:table-cell>
          <table:table-cell table:style-name="ce37" table:formula="of:=IF(LEN([.$C113])&gt;3;MID([.$C113];5;1);-1)" office:value-type="string" office:string-value="ь">
            <text:p>ь</text:p>
          </table:table-cell>
          <table:table-cell table:style-name="ce37" table:formula="of:=VLOOKUP([.F113];['1'.$A$2:.$B$11];2)" office:value-type="string" office:string-value="焼酎">
            <text:p>焼酎</text:p>
          </table:table-cell>
          <table:table-cell table:style-name="ce37" table:formula="of:=VLOOKUP([.G113];['1'.$A$2:.$B$11];2)" office:value-type="string" office:string-value="焼酎">
            <text:p>焼酎</text:p>
          </table:table-cell>
          <table:table-cell table:style-name="ce37" table:formula="of:=VLOOKUP([.H113];['1'.$A$2:.$B$11];2)" office:value-type="string" office:string-value="焼酎">
            <text:p>焼酎</text:p>
          </table:table-cell>
          <table:table-cell table:style-name="ce37" table:formula="of:=VLOOKUP([.I113];['1'.$A$2:.$B$15];2)" office:value-type="string" office:string-value="紅茶">
            <text:p>紅茶</text:p>
          </table:table-cell>
          <table:table-cell table:style-name="ce37" table:formula="of:=VLOOKUP([.J11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14];1)" office:value-type="string" office:string-value="с">
            <text:p>с</text:p>
          </table:table-cell>
          <table:table-cell table:style-name="ce37" table:formula="of:=MID([.$C114];2;1)" office:value-type="string" office:string-value="м">
            <text:p>м</text:p>
          </table:table-cell>
          <table:table-cell table:style-name="ce37" table:formula="of:=MID([.$C114];3;1)" office:value-type="string" office:string-value="е">
            <text:p>е</text:p>
          </table:table-cell>
          <table:table-cell table:style-name="ce37" table:formula="of:=IF(LEN([.$C114])&gt;3;MID([.$C114];4;1);-1)" office:value-type="string" office:string-value="с">
            <text:p>с</text:p>
          </table:table-cell>
          <table:table-cell table:style-name="ce37" table:formula="of:=IF(LEN([.$C114])&gt;3;MID([.$C114];5;1);-1)" office:value-type="string" office:string-value="ь">
            <text:p>ь</text:p>
          </table:table-cell>
          <table:table-cell table:style-name="ce37" table:formula="of:=VLOOKUP([.F114];['1'.$A$2:.$B$11];2)" office:value-type="string" office:string-value="焼酎">
            <text:p>焼酎</text:p>
          </table:table-cell>
          <table:table-cell table:style-name="ce37" table:formula="of:=VLOOKUP([.G114];['1'.$A$2:.$B$11];2)" office:value-type="string" office:string-value="焼酎">
            <text:p>焼酎</text:p>
          </table:table-cell>
          <table:table-cell table:style-name="ce37" table:formula="of:=VLOOKUP([.H114];['1'.$A$2:.$B$11];2)" office:value-type="string" office:string-value="焼酎">
            <text:p>焼酎</text:p>
          </table:table-cell>
          <table:table-cell table:style-name="ce37" table:formula="of:=VLOOKUP([.I114];['1'.$A$2:.$B$15];2)" office:value-type="string" office:string-value="紅茶">
            <text:p>紅茶</text:p>
          </table:table-cell>
          <table:table-cell table:style-name="ce37" table:formula="of:=VLOOKUP([.J11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15];1)" office:value-type="string" office:string-value="с">
            <text:p>с</text:p>
          </table:table-cell>
          <table:table-cell table:style-name="ce37" table:formula="of:=MID([.$C115];2;1)" office:value-type="string" office:string-value="м">
            <text:p>м</text:p>
          </table:table-cell>
          <table:table-cell table:style-name="ce37" table:formula="of:=MID([.$C115];3;1)" office:value-type="string" office:string-value="е">
            <text:p>е</text:p>
          </table:table-cell>
          <table:table-cell table:style-name="ce37" table:formula="of:=IF(LEN([.$C115])&gt;3;MID([.$C115];4;1);-1)" office:value-type="string" office:string-value="с">
            <text:p>с</text:p>
          </table:table-cell>
          <table:table-cell table:style-name="ce37" table:formula="of:=IF(LEN([.$C115])&gt;3;MID([.$C115];5;1);-1)" office:value-type="string" office:string-value="ь">
            <text:p>ь</text:p>
          </table:table-cell>
          <table:table-cell table:style-name="ce37" table:formula="of:=VLOOKUP([.F115];['1'.$A$2:.$B$14];2)" office:value-type="string" office:string-value="お湯">
            <text:p>お湯</text:p>
          </table:table-cell>
          <table:table-cell table:style-name="ce37" table:formula="of:=VLOOKUP([.G115];['1'.$A$2:.$B$14];2)" office:value-type="string" office:string-value="お湯">
            <text:p>お湯</text:p>
          </table:table-cell>
          <table:table-cell table:style-name="ce37" table:formula="of:=VLOOKUP([.H115];['1'.$A$2:.$B$14];2)" office:value-type="string" office:string-value="お湯">
            <text:p>お湯</text:p>
          </table:table-cell>
          <table:table-cell table:style-name="ce37" table:formula="of:=VLOOKUP([.I115];['1'.$A$2:.$B$15];2)" office:value-type="string" office:string-value="紅茶">
            <text:p>紅茶</text:p>
          </table:table-cell>
          <table:table-cell table:style-name="ce37" table:formula="of:=VLOOKUP([.J11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16];1)" office:value-type="string" office:string-value="с">
            <text:p>с</text:p>
          </table:table-cell>
          <table:table-cell table:style-name="ce37" table:formula="of:=MID([.$C116];2;1)" office:value-type="string" office:string-value="м">
            <text:p>м</text:p>
          </table:table-cell>
          <table:table-cell table:style-name="ce37" table:formula="of:=MID([.$C116];3;1)" office:value-type="string" office:string-value="е">
            <text:p>е</text:p>
          </table:table-cell>
          <table:table-cell table:style-name="ce37" table:formula="of:=IF(LEN([.$C116])&gt;3;MID([.$C116];4;1);-1)" office:value-type="string" office:string-value="с">
            <text:p>с</text:p>
          </table:table-cell>
          <table:table-cell table:style-name="ce37" table:formula="of:=IF(LEN([.$C116])&gt;3;MID([.$C116];5;1);-1)" office:value-type="string" office:string-value="ь">
            <text:p>ь</text:p>
          </table:table-cell>
          <table:table-cell table:style-name="ce37" table:formula="of:=VLOOKUP([.F116];['1'.$A$2:.$B$14];2)" office:value-type="string" office:string-value="お湯">
            <text:p>お湯</text:p>
          </table:table-cell>
          <table:table-cell table:style-name="ce37" table:formula="of:=VLOOKUP([.G116];['1'.$A$2:.$B$14];2)" office:value-type="string" office:string-value="お湯">
            <text:p>お湯</text:p>
          </table:table-cell>
          <table:table-cell table:style-name="ce37" table:formula="of:=VLOOKUP([.H116];['1'.$A$2:.$B$14];2)" office:value-type="string" office:string-value="お湯">
            <text:p>お湯</text:p>
          </table:table-cell>
          <table:table-cell table:style-name="ce37" table:formula="of:=VLOOKUP([.I116];['1'.$A$2:.$B$15];2)" office:value-type="string" office:string-value="紅茶">
            <text:p>紅茶</text:p>
          </table:table-cell>
          <table:table-cell table:style-name="ce37" table:formula="of:=VLOOKUP([.J11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17];1)" office:value-type="string" office:string-value="с">
            <text:p>с</text:p>
          </table:table-cell>
          <table:table-cell table:style-name="ce37" table:formula="of:=MID([.$C117];2;1)" office:value-type="string" office:string-value="м">
            <text:p>м</text:p>
          </table:table-cell>
          <table:table-cell table:style-name="ce37" table:formula="of:=MID([.$C117];3;1)" office:value-type="string" office:string-value="е">
            <text:p>е</text:p>
          </table:table-cell>
          <table:table-cell table:style-name="ce37" table:formula="of:=IF(LEN([.$C117])&gt;3;MID([.$C117];4;1);-1)" office:value-type="string" office:string-value="с">
            <text:p>с</text:p>
          </table:table-cell>
          <table:table-cell table:style-name="ce37" table:formula="of:=IF(LEN([.$C117])&gt;3;MID([.$C117];5;1);-1)" office:value-type="string" office:string-value="ь">
            <text:p>ь</text:p>
          </table:table-cell>
          <table:table-cell table:style-name="ce37" table:formula="of:=VLOOKUP([.F117];['1'.$A$2:.$B$14];2)" office:value-type="string" office:string-value="お湯">
            <text:p>お湯</text:p>
          </table:table-cell>
          <table:table-cell table:style-name="ce37" table:formula="of:=VLOOKUP([.G117];['1'.$A$2:.$B$14];2)" office:value-type="string" office:string-value="お湯">
            <text:p>お湯</text:p>
          </table:table-cell>
          <table:table-cell table:style-name="ce37" table:formula="of:=VLOOKUP([.H117];['1'.$A$2:.$B$14];2)" office:value-type="string" office:string-value="お湯">
            <text:p>お湯</text:p>
          </table:table-cell>
          <table:table-cell table:style-name="ce37" table:formula="of:=VLOOKUP([.I117];['1'.$A$2:.$B$15];2)" office:value-type="string" office:string-value="紅茶">
            <text:p>紅茶</text:p>
          </table:table-cell>
          <table:table-cell table:style-name="ce37" table:formula="of:=VLOOKUP([.J11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18];1)" office:value-type="string" office:string-value="с">
            <text:p>с</text:p>
          </table:table-cell>
          <table:table-cell table:style-name="ce37" table:formula="of:=MID([.$C118];2;1)" office:value-type="string" office:string-value="м">
            <text:p>м</text:p>
          </table:table-cell>
          <table:table-cell table:style-name="ce37" table:formula="of:=MID([.$C118];3;1)" office:value-type="string" office:string-value="е">
            <text:p>е</text:p>
          </table:table-cell>
          <table:table-cell table:style-name="ce37" table:formula="of:=IF(LEN([.$C118])&gt;3;MID([.$C118];4;1);-1)" office:value-type="string" office:string-value="с">
            <text:p>с</text:p>
          </table:table-cell>
          <table:table-cell table:style-name="ce37" table:formula="of:=IF(LEN([.$C118])&gt;3;MID([.$C118];5;1);-1)" office:value-type="string" office:string-value="ь">
            <text:p>ь</text:p>
          </table:table-cell>
          <table:table-cell table:style-name="ce37" table:formula="of:=VLOOKUP([.F118];['1'.$A$2:.$B$11];2)" office:value-type="string" office:string-value="焼酎">
            <text:p>焼酎</text:p>
          </table:table-cell>
          <table:table-cell table:style-name="ce37" table:formula="of:=VLOOKUP([.G118];['1'.$A$2:.$B$11];2)" office:value-type="string" office:string-value="焼酎">
            <text:p>焼酎</text:p>
          </table:table-cell>
          <table:table-cell table:style-name="ce37" table:formula="of:=VLOOKUP([.H118];['1'.$A$2:.$B$11];2)" office:value-type="string" office:string-value="焼酎">
            <text:p>焼酎</text:p>
          </table:table-cell>
          <table:table-cell table:style-name="ce37" table:formula="of:=VLOOKUP([.I118];['1'.$A$2:.$B$15];2)" office:value-type="string" office:string-value="紅茶">
            <text:p>紅茶</text:p>
          </table:table-cell>
          <table:table-cell table:style-name="ce37" table:formula="of:=VLOOKUP([.J11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19];1)" office:value-type="string" office:string-value="с">
            <text:p>с</text:p>
          </table:table-cell>
          <table:table-cell table:style-name="ce37" table:formula="of:=MID([.$C119];2;1)" office:value-type="string" office:string-value="м">
            <text:p>м</text:p>
          </table:table-cell>
          <table:table-cell table:style-name="ce37" table:formula="of:=MID([.$C119];3;1)" office:value-type="string" office:string-value="е">
            <text:p>е</text:p>
          </table:table-cell>
          <table:table-cell table:style-name="ce37" table:formula="of:=IF(LEN([.$C119])&gt;3;MID([.$C119];4;1);-1)" office:value-type="string" office:string-value="с">
            <text:p>с</text:p>
          </table:table-cell>
          <table:table-cell table:style-name="ce37" table:formula="of:=IF(LEN([.$C119])&gt;3;MID([.$C119];5;1);-1)" office:value-type="string" office:string-value="ь">
            <text:p>ь</text:p>
          </table:table-cell>
          <table:table-cell table:style-name="ce37" table:formula="of:=VLOOKUP([.F119];['1'.$A$2:.$B$11];2)" office:value-type="string" office:string-value="焼酎">
            <text:p>焼酎</text:p>
          </table:table-cell>
          <table:table-cell table:style-name="ce37" table:formula="of:=VLOOKUP([.G119];['1'.$A$2:.$B$11];2)" office:value-type="string" office:string-value="焼酎">
            <text:p>焼酎</text:p>
          </table:table-cell>
          <table:table-cell table:style-name="ce37" table:formula="of:=VLOOKUP([.H119];['1'.$A$2:.$B$11];2)" office:value-type="string" office:string-value="焼酎">
            <text:p>焼酎</text:p>
          </table:table-cell>
          <table:table-cell table:style-name="ce37" table:formula="of:=VLOOKUP([.I119];['1'.$A$2:.$B$15];2)" office:value-type="string" office:string-value="紅茶">
            <text:p>紅茶</text:p>
          </table:table-cell>
          <table:table-cell table:style-name="ce37" table:formula="of:=VLOOKUP([.J119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20];1)" office:value-type="string" office:string-value="с">
            <text:p>с</text:p>
          </table:table-cell>
          <table:table-cell table:style-name="ce37" table:formula="of:=MID([.$C120];2;1)" office:value-type="string" office:string-value="м">
            <text:p>м</text:p>
          </table:table-cell>
          <table:table-cell table:style-name="ce37" table:formula="of:=MID([.$C120];3;1)" office:value-type="string" office:string-value="е">
            <text:p>е</text:p>
          </table:table-cell>
          <table:table-cell table:style-name="ce37" table:formula="of:=IF(LEN([.$C120])&gt;3;MID([.$C120];4;1);-1)" office:value-type="string" office:string-value="с">
            <text:p>с</text:p>
          </table:table-cell>
          <table:table-cell table:style-name="ce37" table:formula="of:=IF(LEN([.$C120])&gt;3;MID([.$C120];5;1);-1)" office:value-type="string" office:string-value="ь">
            <text:p>ь</text:p>
          </table:table-cell>
          <table:table-cell table:style-name="ce37" table:formula="of:=VLOOKUP([.F120];['1'.$A$2:.$B$14];2)" office:value-type="string" office:string-value="お湯">
            <text:p>お湯</text:p>
          </table:table-cell>
          <table:table-cell table:style-name="ce37" table:formula="of:=VLOOKUP([.G120];['1'.$A$2:.$B$14];2)" office:value-type="string" office:string-value="お湯">
            <text:p>お湯</text:p>
          </table:table-cell>
          <table:table-cell table:style-name="ce37" table:formula="of:=VLOOKUP([.H120];['1'.$A$2:.$B$14];2)" office:value-type="string" office:string-value="お湯">
            <text:p>お湯</text:p>
          </table:table-cell>
          <table:table-cell table:style-name="ce37" table:formula="of:=VLOOKUP([.I120];['1'.$A$2:.$B$15];2)" office:value-type="string" office:string-value="紅茶">
            <text:p>紅茶</text:p>
          </table:table-cell>
          <table:table-cell table:style-name="ce37" table:formula="of:=VLOOKUP([.J12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21];1)" office:value-type="string" office:string-value="с">
            <text:p>с</text:p>
          </table:table-cell>
          <table:table-cell table:style-name="ce37" table:formula="of:=MID([.$C121];2;1)" office:value-type="string" office:string-value="м">
            <text:p>м</text:p>
          </table:table-cell>
          <table:table-cell table:style-name="ce37" table:formula="of:=MID([.$C121];3;1)" office:value-type="string" office:string-value="е">
            <text:p>е</text:p>
          </table:table-cell>
          <table:table-cell table:style-name="ce37" table:formula="of:=IF(LEN([.$C121])&gt;3;MID([.$C121];4;1);-1)" office:value-type="string" office:string-value="с">
            <text:p>с</text:p>
          </table:table-cell>
          <table:table-cell table:style-name="ce37" table:formula="of:=IF(LEN([.$C121])&gt;3;MID([.$C121];5;1);-1)" office:value-type="string" office:string-value="ь">
            <text:p>ь</text:p>
          </table:table-cell>
          <table:table-cell table:style-name="ce37" table:formula="of:=VLOOKUP([.F121];['1'.$A$2:.$B$14];2)" office:value-type="string" office:string-value="お湯">
            <text:p>お湯</text:p>
          </table:table-cell>
          <table:table-cell table:style-name="ce37" table:formula="of:=VLOOKUP([.G121];['1'.$A$2:.$B$14];2)" office:value-type="string" office:string-value="お湯">
            <text:p>お湯</text:p>
          </table:table-cell>
          <table:table-cell table:style-name="ce37" table:formula="of:=VLOOKUP([.H121];['1'.$A$2:.$B$14];2)" office:value-type="string" office:string-value="お湯">
            <text:p>お湯</text:p>
          </table:table-cell>
          <table:table-cell table:style-name="ce37" table:formula="of:=VLOOKUP([.I121];['1'.$A$2:.$B$15];2)" office:value-type="string" office:string-value="紅茶">
            <text:p>紅茶</text:p>
          </table:table-cell>
          <table:table-cell table:style-name="ce37" table:formula="of:=VLOOKUP([.J12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22];1)" office:value-type="string" office:string-value="с">
            <text:p>с</text:p>
          </table:table-cell>
          <table:table-cell table:style-name="ce37" table:formula="of:=MID([.$C122];2;1)" office:value-type="string" office:string-value="м">
            <text:p>м</text:p>
          </table:table-cell>
          <table:table-cell table:style-name="ce37" table:formula="of:=MID([.$C122];3;1)" office:value-type="string" office:string-value="е">
            <text:p>е</text:p>
          </table:table-cell>
          <table:table-cell table:style-name="ce37" table:formula="of:=IF(LEN([.$C122])&gt;3;MID([.$C122];4;1);-1)" office:value-type="string" office:string-value="с">
            <text:p>с</text:p>
          </table:table-cell>
          <table:table-cell table:style-name="ce37" table:formula="of:=IF(LEN([.$C122])&gt;3;MID([.$C122];5;1);-1)" office:value-type="string" office:string-value="ь">
            <text:p>ь</text:p>
          </table:table-cell>
          <table:table-cell table:style-name="ce37" table:formula="of:=VLOOKUP([.F122];['1'.$A$2:.$B$14];2)" office:value-type="string" office:string-value="お湯">
            <text:p>お湯</text:p>
          </table:table-cell>
          <table:table-cell table:style-name="ce37" table:formula="of:=VLOOKUP([.G122];['1'.$A$2:.$B$14];2)" office:value-type="string" office:string-value="お湯">
            <text:p>お湯</text:p>
          </table:table-cell>
          <table:table-cell table:style-name="ce37" table:formula="of:=VLOOKUP([.H122];['1'.$A$2:.$B$14];2)" office:value-type="string" office:string-value="お湯">
            <text:p>お湯</text:p>
          </table:table-cell>
          <table:table-cell table:style-name="ce37" table:formula="of:=VLOOKUP([.I122];['1'.$A$2:.$B$15];2)" office:value-type="string" office:string-value="紅茶">
            <text:p>紅茶</text:p>
          </table:table-cell>
          <table:table-cell table:style-name="ce37" table:formula="of:=VLOOKUP([.J122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23];1)" office:value-type="string" office:string-value="с">
            <text:p>с</text:p>
          </table:table-cell>
          <table:table-cell table:style-name="ce37" table:formula="of:=MID([.$C123];2;1)" office:value-type="string" office:string-value="м">
            <text:p>м</text:p>
          </table:table-cell>
          <table:table-cell table:style-name="ce37" table:formula="of:=MID([.$C123];3;1)" office:value-type="string" office:string-value="е">
            <text:p>е</text:p>
          </table:table-cell>
          <table:table-cell table:style-name="ce37" table:formula="of:=IF(LEN([.$C123])&gt;3;MID([.$C123];4;1);-1)" office:value-type="string" office:string-value="с">
            <text:p>с</text:p>
          </table:table-cell>
          <table:table-cell table:style-name="ce37" table:formula="of:=IF(LEN([.$C123])&gt;3;MID([.$C123];5;1);-1)" office:value-type="string" office:string-value="ь">
            <text:p>ь</text:p>
          </table:table-cell>
          <table:table-cell table:style-name="ce37" table:formula="of:=VLOOKUP([.F123];['1'.$A$2:.$B$14];2)" office:value-type="string" office:string-value="お湯">
            <text:p>お湯</text:p>
          </table:table-cell>
          <table:table-cell table:style-name="ce37" table:formula="of:=VLOOKUP([.G123];['1'.$A$2:.$B$14];2)" office:value-type="string" office:string-value="お湯">
            <text:p>お湯</text:p>
          </table:table-cell>
          <table:table-cell table:style-name="ce37" table:formula="of:=VLOOKUP([.H123];['1'.$A$2:.$B$14];2)" office:value-type="string" office:string-value="お湯">
            <text:p>お湯</text:p>
          </table:table-cell>
          <table:table-cell table:style-name="ce37" table:formula="of:=VLOOKUP([.I123];['1'.$A$2:.$B$15];2)" office:value-type="string" office:string-value="紅茶">
            <text:p>紅茶</text:p>
          </table:table-cell>
          <table:table-cell table:style-name="ce37" table:formula="of:=VLOOKUP([.J12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24];1)" office:value-type="string" office:string-value="焼">
            <text:p>焼</text:p>
          </table:table-cell>
          <table:table-cell table:style-name="ce37" table:formula="of:=MID([.$C124];2;1)" office:value-type="string" office:string-value="酎">
            <text:p>酎</text:p>
          </table:table-cell>
          <table:table-cell table:style-name="ce37" table:formula="of:=MID([.$C124];3;1)">
            <text:p/>
          </table:table-cell>
          <table:table-cell table:style-name="ce37" table:formula="of:=IF(LEN([.$C124])&gt;3;MID([.$C124];4;1);-1)" office:value-type="float" office:value="-1">
            <text:p>-1</text:p>
          </table:table-cell>
          <table:table-cell table:style-name="ce37" table:formula="of:=IF(LEN([.$C124])&gt;3;MID([.$C124];5;1);-1)" office:value-type="float" office:value="-1">
            <text:p>-1</text:p>
          </table:table-cell>
          <table:table-cell table:style-name="ce37" table:formula="of:=VLOOKUP([.F124];['1'.$A$2:.$B$11];2)" office:value-type="string" office:string-value="焼酎">
            <text:p>焼酎</text:p>
          </table:table-cell>
          <table:table-cell table:style-name="ce37" table:formula="of:=VLOOKUP([.G124];['1'.$A$2:.$B$11];2)" office:value-type="string" office:string-value="焼酎">
            <text:p>焼酎</text:p>
          </table:table-cell>
          <table:table-cell table:style-name="ce37" table:formula="of:=VLOOKUP([.H124];['1'.$A$2:.$B$11];2)" office:value-type="float" office:value="0">
            <text:p>#N/A</text:p>
          </table:table-cell>
          <table:table-cell table:style-name="ce37" table:formula="of:=VLOOKUP([.I124];['1'.$A$2:.$B$15];2)" office:value-type="float" office:value="0">
            <text:p>#N/A</text:p>
          </table:table-cell>
          <table:table-cell table:style-name="ce37" table:formula="of:=VLOOKUP([.J12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25];1)" office:value-type="string" office:string-value="焼">
            <text:p>焼</text:p>
          </table:table-cell>
          <table:table-cell table:style-name="ce37" table:formula="of:=MID([.$C125];2;1)" office:value-type="string" office:string-value="酎">
            <text:p>酎</text:p>
          </table:table-cell>
          <table:table-cell table:style-name="ce37" table:formula="of:=MID([.$C125];3;1)">
            <text:p/>
          </table:table-cell>
          <table:table-cell table:style-name="ce37" table:formula="of:=IF(LEN([.$C125])&gt;3;MID([.$C125];4;1);-1)" office:value-type="float" office:value="-1">
            <text:p>-1</text:p>
          </table:table-cell>
          <table:table-cell table:style-name="ce37" table:formula="of:=IF(LEN([.$C125])&gt;3;MID([.$C125];5;1);-1)" office:value-type="float" office:value="-1">
            <text:p>-1</text:p>
          </table:table-cell>
          <table:table-cell table:style-name="ce37" table:formula="of:=VLOOKUP([.F125];['1'.$A$2:.$B$11];2)" office:value-type="string" office:string-value="焼酎">
            <text:p>焼酎</text:p>
          </table:table-cell>
          <table:table-cell table:style-name="ce37" table:formula="of:=VLOOKUP([.G125];['1'.$A$2:.$B$11];2)" office:value-type="string" office:string-value="焼酎">
            <text:p>焼酎</text:p>
          </table:table-cell>
          <table:table-cell table:style-name="ce37" table:formula="of:=VLOOKUP([.H125];['1'.$A$2:.$B$11];2)" office:value-type="float" office:value="0">
            <text:p>#N/A</text:p>
          </table:table-cell>
          <table:table-cell table:style-name="ce37" table:formula="of:=VLOOKUP([.I125];['1'.$A$2:.$B$15];2)" office:value-type="float" office:value="0">
            <text:p>#N/A</text:p>
          </table:table-cell>
          <table:table-cell table:style-name="ce37" table:formula="of:=VLOOKUP([.J12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26];1)" office:value-type="string" office:string-value="焼">
            <text:p>焼</text:p>
          </table:table-cell>
          <table:table-cell table:style-name="ce37" table:formula="of:=MID([.$C126];2;1)" office:value-type="string" office:string-value="酎">
            <text:p>酎</text:p>
          </table:table-cell>
          <table:table-cell table:style-name="ce37" table:formula="of:=MID([.$C126];3;1)">
            <text:p/>
          </table:table-cell>
          <table:table-cell table:style-name="ce37" table:formula="of:=IF(LEN([.$C126])&gt;3;MID([.$C126];4;1);-1)" office:value-type="float" office:value="-1">
            <text:p>-1</text:p>
          </table:table-cell>
          <table:table-cell table:style-name="ce37" table:formula="of:=IF(LEN([.$C126])&gt;3;MID([.$C126];5;1);-1)" office:value-type="float" office:value="-1">
            <text:p>-1</text:p>
          </table:table-cell>
          <table:table-cell table:style-name="ce37" table:formula="of:=VLOOKUP([.F126];['1'.$A$2:.$B$14];2)" office:value-type="string" office:string-value="お湯">
            <text:p>お湯</text:p>
          </table:table-cell>
          <table:table-cell table:style-name="ce37" table:formula="of:=VLOOKUP([.G126];['1'.$A$2:.$B$14];2)" office:value-type="string" office:string-value="お湯">
            <text:p>お湯</text:p>
          </table:table-cell>
          <table:table-cell table:style-name="ce37" table:formula="of:=VLOOKUP([.H126];['1'.$A$2:.$B$14];2)" office:value-type="float" office:value="0">
            <text:p>#N/A</text:p>
          </table:table-cell>
          <table:table-cell table:style-name="ce37" table:formula="of:=VLOOKUP([.I126];['1'.$A$2:.$B$15];2)" office:value-type="float" office:value="0">
            <text:p>#N/A</text:p>
          </table:table-cell>
          <table:table-cell table:style-name="ce37" table:formula="of:=VLOOKUP([.J12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127];1)" office:value-type="string" office:string-value="D">
            <text:p>D</text:p>
          </table:table-cell>
          <table:table-cell table:style-name="ce37" table:formula="of:=MID([.$C127];2;1)">
            <text:p/>
          </table:table-cell>
          <table:table-cell table:style-name="ce37" table:formula="of:=MID([.$C127];3;1)">
            <text:p/>
          </table:table-cell>
          <table:table-cell table:style-name="ce37" table:formula="of:=IF(LEN([.$C127])&gt;3;MID([.$C127];4;1);-1)" office:value-type="float" office:value="-1">
            <text:p>-1</text:p>
          </table:table-cell>
          <table:table-cell table:style-name="ce37" table:formula="of:=IF(LEN([.$C127])&gt;3;MID([.$C127];5;1);-1)" office:value-type="float" office:value="-1">
            <text:p>-1</text:p>
          </table:table-cell>
          <table:table-cell table:style-name="ce37" table:formula="of:=VLOOKUP([.F127];['1'.$A$2:.$B$14];2)" office:value-type="string" office:string-value="レモン">
            <text:p>レモン</text:p>
          </table:table-cell>
          <table:table-cell table:style-name="ce37" table:formula="of:=VLOOKUP([.G127];['1'.$A$2:.$B$14];2)" office:value-type="float" office:value="0">
            <text:p>#N/A</text:p>
          </table:table-cell>
          <table:table-cell table:style-name="ce37" table:formula="of:=VLOOKUP([.H127];['1'.$A$2:.$B$14];2)" office:value-type="float" office:value="0">
            <text:p>#N/A</text:p>
          </table:table-cell>
          <table:table-cell table:style-name="ce37" table:formula="of:=VLOOKUP([.I127];['1'.$A$2:.$B$15];2)" office:value-type="float" office:value="0">
            <text:p>#N/A</text:p>
          </table:table-cell>
          <table:table-cell table:style-name="ce37" table:formula="of:=VLOOKUP([.J12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28];1)">
            <text:p/>
          </table:table-cell>
          <table:table-cell table:style-name="ce37" table:formula="of:=MID([.$C128];2;1)">
            <text:p/>
          </table:table-cell>
          <table:table-cell table:style-name="ce37" table:formula="of:=MID([.$C128];3;1)">
            <text:p/>
          </table:table-cell>
          <table:table-cell table:style-name="ce37" table:formula="of:=IF(LEN([.$C128])&gt;3;MID([.$C128];4;1);-1)" office:value-type="float" office:value="-1">
            <text:p>-1</text:p>
          </table:table-cell>
          <table:table-cell table:style-name="ce37" table:formula="of:=IF(LEN([.$C128])&gt;3;MID([.$C128];5;1);-1)" office:value-type="float" office:value="-1">
            <text:p>-1</text:p>
          </table:table-cell>
          <table:table-cell table:style-name="ce37" table:formula="of:=VLOOKUP([.F128];['1'.$A$2:.$B$14];2)" office:value-type="float" office:value="0">
            <text:p>#N/A</text:p>
          </table:table-cell>
          <table:table-cell table:style-name="ce37" table:formula="of:=VLOOKUP([.G128];['1'.$A$2:.$B$14];2)" office:value-type="float" office:value="0">
            <text:p>#N/A</text:p>
          </table:table-cell>
          <table:table-cell table:style-name="ce37" table:formula="of:=VLOOKUP([.H128];['1'.$A$2:.$B$14];2)" office:value-type="float" office:value="0">
            <text:p>#N/A</text:p>
          </table:table-cell>
          <table:table-cell table:style-name="ce37" table:formula="of:=VLOOKUP([.I128];['1'.$A$2:.$B$15];2)" office:value-type="float" office:value="0">
            <text:p>#N/A</text:p>
          </table:table-cell>
          <table:table-cell table:style-name="ce37" table:formula="of:=VLOOKUP([.J12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29];1)">
            <text:p/>
          </table:table-cell>
          <table:table-cell table:style-name="ce37" table:formula="of:=MID([.$C129];2;1)">
            <text:p/>
          </table:table-cell>
          <table:table-cell table:style-name="ce37" table:formula="of:=MID([.$C129];3;1)">
            <text:p/>
          </table:table-cell>
          <table:table-cell table:style-name="ce37" table:formula="of:=IF(LEN([.$C129])&gt;3;MID([.$C129];4;1);-1)" office:value-type="float" office:value="-1">
            <text:p>-1</text:p>
          </table:table-cell>
          <table:table-cell table:style-name="ce37" table:formula="of:=IF(LEN([.$C129])&gt;3;MID([.$C129];5;1);-1)" office:value-type="float" office:value="-1">
            <text:p>-1</text:p>
          </table:table-cell>
          <table:table-cell table:style-name="ce37" table:formula="of:=VLOOKUP([.F129];['1'.$A$2:.$B$14];2)" office:value-type="float" office:value="0">
            <text:p>#N/A</text:p>
          </table:table-cell>
          <table:table-cell table:style-name="ce37" table:formula="of:=VLOOKUP([.G129];['1'.$A$2:.$B$14];2)" office:value-type="float" office:value="0">
            <text:p>#N/A</text:p>
          </table:table-cell>
          <table:table-cell table:style-name="ce37" table:formula="of:=VLOOKUP([.H129];['1'.$A$2:.$B$14];2)" office:value-type="float" office:value="0">
            <text:p>#N/A</text:p>
          </table:table-cell>
          <table:table-cell table:style-name="ce37" table:formula="of:=VLOOKUP([.I129];['1'.$A$2:.$B$15];2)" office:value-type="float" office:value="0">
            <text:p>#N/A</text:p>
          </table:table-cell>
          <table:table-cell table:style-name="ce37" table:formula="of:=VLOOKUP([.J12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30];1)">
            <text:p/>
          </table:table-cell>
          <table:table-cell table:style-name="ce37" table:formula="of:=MID([.$C130];2;1)">
            <text:p/>
          </table:table-cell>
          <table:table-cell table:style-name="ce37" table:formula="of:=MID([.$C130];3;1)">
            <text:p/>
          </table:table-cell>
          <table:table-cell table:style-name="ce37" table:formula="of:=IF(LEN([.$C130])&gt;3;MID([.$C130];4;1);-1)" office:value-type="float" office:value="-1">
            <text:p>-1</text:p>
          </table:table-cell>
          <table:table-cell table:style-name="ce37" table:formula="of:=IF(LEN([.$C130])&gt;3;MID([.$C130];5;1);-1)" office:value-type="float" office:value="-1">
            <text:p>-1</text:p>
          </table:table-cell>
          <table:table-cell table:style-name="ce37" table:formula="of:=VLOOKUP([.F130];['1'.$A$2:.$B$14];2)" office:value-type="float" office:value="0">
            <text:p>#N/A</text:p>
          </table:table-cell>
          <table:table-cell table:style-name="ce37" table:formula="of:=VLOOKUP([.G130];['1'.$A$2:.$B$14];2)" office:value-type="float" office:value="0">
            <text:p>#N/A</text:p>
          </table:table-cell>
          <table:table-cell table:style-name="ce37" table:formula="of:=VLOOKUP([.H130];['1'.$A$2:.$B$14];2)" office:value-type="float" office:value="0">
            <text:p>#N/A</text:p>
          </table:table-cell>
          <table:table-cell table:style-name="ce37" table:formula="of:=VLOOKUP([.I130];['1'.$A$2:.$B$15];2)" office:value-type="float" office:value="0">
            <text:p>#N/A</text:p>
          </table:table-cell>
          <table:table-cell table:style-name="ce37" table:formula="of:=VLOOKUP([.J13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31];1)">
            <text:p/>
          </table:table-cell>
          <table:table-cell table:style-name="ce37" table:formula="of:=MID([.$C131];2;1)">
            <text:p/>
          </table:table-cell>
          <table:table-cell table:style-name="ce37" table:formula="of:=MID([.$C131];3;1)">
            <text:p/>
          </table:table-cell>
          <table:table-cell table:style-name="ce37" table:formula="of:=IF(LEN([.$C131])&gt;3;MID([.$C131];4;1);-1)" office:value-type="float" office:value="-1">
            <text:p>-1</text:p>
          </table:table-cell>
          <table:table-cell table:style-name="ce37" table:formula="of:=IF(LEN([.$C131])&gt;3;MID([.$C131];5;1);-1)" office:value-type="float" office:value="-1">
            <text:p>-1</text:p>
          </table:table-cell>
          <table:table-cell table:style-name="ce37" table:formula="of:=VLOOKUP([.F131];['1'.$A$2:.$B$14];2)" office:value-type="float" office:value="0">
            <text:p>#N/A</text:p>
          </table:table-cell>
          <table:table-cell table:style-name="ce37" table:formula="of:=VLOOKUP([.G131];['1'.$A$2:.$B$14];2)" office:value-type="float" office:value="0">
            <text:p>#N/A</text:p>
          </table:table-cell>
          <table:table-cell table:style-name="ce37" table:formula="of:=VLOOKUP([.H131];['1'.$A$2:.$B$14];2)" office:value-type="float" office:value="0">
            <text:p>#N/A</text:p>
          </table:table-cell>
          <table:table-cell table:style-name="ce37" table:formula="of:=VLOOKUP([.I131];['1'.$A$2:.$B$15];2)" office:value-type="float" office:value="0">
            <text:p>#N/A</text:p>
          </table:table-cell>
          <table:table-cell table:style-name="ce37" table:formula="of:=VLOOKUP([.J13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32];1)">
            <text:p/>
          </table:table-cell>
          <table:table-cell table:style-name="ce37" table:formula="of:=MID([.$C132];2;1)">
            <text:p/>
          </table:table-cell>
          <table:table-cell table:style-name="ce37" table:formula="of:=MID([.$C132];3;1)">
            <text:p/>
          </table:table-cell>
          <table:table-cell table:style-name="ce37" table:formula="of:=IF(LEN([.$C132])&gt;3;MID([.$C132];4;1);-1)" office:value-type="float" office:value="-1">
            <text:p>-1</text:p>
          </table:table-cell>
          <table:table-cell table:style-name="ce37" table:formula="of:=IF(LEN([.$C132])&gt;3;MID([.$C132];5;1);-1)" office:value-type="float" office:value="-1">
            <text:p>-1</text:p>
          </table:table-cell>
          <table:table-cell table:style-name="ce37" table:formula="of:=VLOOKUP([.F132];['1'.$A$2:.$B$14];2)" office:value-type="float" office:value="0">
            <text:p>#N/A</text:p>
          </table:table-cell>
          <table:table-cell table:style-name="ce37" table:formula="of:=VLOOKUP([.G132];['1'.$A$2:.$B$14];2)" office:value-type="float" office:value="0">
            <text:p>#N/A</text:p>
          </table:table-cell>
          <table:table-cell table:style-name="ce37" table:formula="of:=VLOOKUP([.H132];['1'.$A$2:.$B$14];2)" office:value-type="float" office:value="0">
            <text:p>#N/A</text:p>
          </table:table-cell>
          <table:table-cell table:style-name="ce37" table:formula="of:=VLOOKUP([.I132];['1'.$A$2:.$B$15];2)" office:value-type="float" office:value="0">
            <text:p>#N/A</text:p>
          </table:table-cell>
          <table:table-cell table:style-name="ce37" table:formula="of:=VLOOKUP([.J13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33];1)">
            <text:p/>
          </table:table-cell>
          <table:table-cell table:style-name="ce37" table:formula="of:=MID([.$C133];2;1)">
            <text:p/>
          </table:table-cell>
          <table:table-cell table:style-name="ce37" table:formula="of:=MID([.$C133];3;1)">
            <text:p/>
          </table:table-cell>
          <table:table-cell table:style-name="ce37" table:formula="of:=IF(LEN([.$C133])&gt;3;MID([.$C133];4;1);-1)" office:value-type="float" office:value="-1">
            <text:p>-1</text:p>
          </table:table-cell>
          <table:table-cell table:style-name="ce37" table:formula="of:=IF(LEN([.$C133])&gt;3;MID([.$C133];5;1);-1)" office:value-type="float" office:value="-1">
            <text:p>-1</text:p>
          </table:table-cell>
          <table:table-cell table:style-name="ce37" table:formula="of:=VLOOKUP([.F133];['1'.$A$2:.$B$14];2)" office:value-type="float" office:value="0">
            <text:p>#N/A</text:p>
          </table:table-cell>
          <table:table-cell table:style-name="ce37" table:formula="of:=VLOOKUP([.G133];['1'.$A$2:.$B$14];2)" office:value-type="float" office:value="0">
            <text:p>#N/A</text:p>
          </table:table-cell>
          <table:table-cell table:style-name="ce37" table:formula="of:=VLOOKUP([.H133];['1'.$A$2:.$B$14];2)" office:value-type="float" office:value="0">
            <text:p>#N/A</text:p>
          </table:table-cell>
          <table:table-cell table:style-name="ce37" table:formula="of:=VLOOKUP([.I133];['1'.$A$2:.$B$15];2)" office:value-type="float" office:value="0">
            <text:p>#N/A</text:p>
          </table:table-cell>
          <table:table-cell table:style-name="ce37" table:formula="of:=VLOOKUP([.J13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34];1)">
            <text:p/>
          </table:table-cell>
          <table:table-cell table:style-name="ce37" table:formula="of:=MID([.$C134];2;1)">
            <text:p/>
          </table:table-cell>
          <table:table-cell table:style-name="ce37" table:formula="of:=MID([.$C134];3;1)">
            <text:p/>
          </table:table-cell>
          <table:table-cell table:style-name="ce37" table:formula="of:=IF(LEN([.$C134])&gt;3;MID([.$C134];4;1);-1)" office:value-type="float" office:value="-1">
            <text:p>-1</text:p>
          </table:table-cell>
          <table:table-cell table:style-name="ce37" table:formula="of:=IF(LEN([.$C134])&gt;3;MID([.$C134];5;1);-1)" office:value-type="float" office:value="-1">
            <text:p>-1</text:p>
          </table:table-cell>
          <table:table-cell table:style-name="ce37" table:formula="of:=VLOOKUP([.F134];['1'.$A$2:.$B$14];2)" office:value-type="float" office:value="0">
            <text:p>#N/A</text:p>
          </table:table-cell>
          <table:table-cell table:style-name="ce37" table:formula="of:=VLOOKUP([.G134];['1'.$A$2:.$B$14];2)" office:value-type="float" office:value="0">
            <text:p>#N/A</text:p>
          </table:table-cell>
          <table:table-cell table:style-name="ce37" table:formula="of:=VLOOKUP([.H134];['1'.$A$2:.$B$14];2)" office:value-type="float" office:value="0">
            <text:p>#N/A</text:p>
          </table:table-cell>
          <table:table-cell table:style-name="ce37" table:formula="of:=VLOOKUP([.I134];['1'.$A$2:.$B$15];2)" office:value-type="float" office:value="0">
            <text:p>#N/A</text:p>
          </table:table-cell>
          <table:table-cell table:style-name="ce37" table:formula="of:=VLOOKUP([.J13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35];1)">
            <text:p/>
          </table:table-cell>
          <table:table-cell table:style-name="ce37" table:formula="of:=MID([.$C135];2;1)">
            <text:p/>
          </table:table-cell>
          <table:table-cell table:style-name="ce37" table:formula="of:=MID([.$C135];3;1)">
            <text:p/>
          </table:table-cell>
          <table:table-cell table:style-name="ce37" table:formula="of:=IF(LEN([.$C135])&gt;3;MID([.$C135];4;1);-1)" office:value-type="float" office:value="-1">
            <text:p>-1</text:p>
          </table:table-cell>
          <table:table-cell table:style-name="ce37" table:formula="of:=IF(LEN([.$C135])&gt;3;MID([.$C135];5;1);-1)" office:value-type="float" office:value="-1">
            <text:p>-1</text:p>
          </table:table-cell>
          <table:table-cell table:style-name="ce37" table:formula="of:=VLOOKUP([.F135];['1'.$A$2:.$B$14];2)" office:value-type="float" office:value="0">
            <text:p>#N/A</text:p>
          </table:table-cell>
          <table:table-cell table:style-name="ce37" table:formula="of:=VLOOKUP([.G135];['1'.$A$2:.$B$14];2)" office:value-type="float" office:value="0">
            <text:p>#N/A</text:p>
          </table:table-cell>
          <table:table-cell table:style-name="ce37" table:formula="of:=VLOOKUP([.H135];['1'.$A$2:.$B$14];2)" office:value-type="float" office:value="0">
            <text:p>#N/A</text:p>
          </table:table-cell>
          <table:table-cell table:style-name="ce37" table:formula="of:=VLOOKUP([.I135];['1'.$A$2:.$B$15];2)" office:value-type="float" office:value="0">
            <text:p>#N/A</text:p>
          </table:table-cell>
          <table:table-cell table:style-name="ce37" table:formula="of:=VLOOKUP([.J13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36];1)">
            <text:p/>
          </table:table-cell>
          <table:table-cell table:style-name="ce37" table:formula="of:=MID([.$C136];2;1)">
            <text:p/>
          </table:table-cell>
          <table:table-cell table:style-name="ce37" table:formula="of:=MID([.$C136];3;1)">
            <text:p/>
          </table:table-cell>
          <table:table-cell table:style-name="ce37" table:formula="of:=IF(LEN([.$C136])&gt;3;MID([.$C136];4;1);-1)" office:value-type="float" office:value="-1">
            <text:p>-1</text:p>
          </table:table-cell>
          <table:table-cell table:style-name="ce37" table:formula="of:=IF(LEN([.$C136])&gt;3;MID([.$C136];5;1);-1)" office:value-type="float" office:value="-1">
            <text:p>-1</text:p>
          </table:table-cell>
          <table:table-cell table:style-name="ce37" table:formula="of:=VLOOKUP([.F136];['1'.$A$2:.$B$14];2)" office:value-type="float" office:value="0">
            <text:p>#N/A</text:p>
          </table:table-cell>
          <table:table-cell table:style-name="ce37" table:formula="of:=VLOOKUP([.G136];['1'.$A$2:.$B$14];2)" office:value-type="float" office:value="0">
            <text:p>#N/A</text:p>
          </table:table-cell>
          <table:table-cell table:style-name="ce37" table:formula="of:=VLOOKUP([.H136];['1'.$A$2:.$B$14];2)" office:value-type="float" office:value="0">
            <text:p>#N/A</text:p>
          </table:table-cell>
          <table:table-cell table:style-name="ce37" table:formula="of:=VLOOKUP([.I136];['1'.$A$2:.$B$15];2)" office:value-type="float" office:value="0">
            <text:p>#N/A</text:p>
          </table:table-cell>
          <table:table-cell table:style-name="ce37" table:formula="of:=VLOOKUP([.J13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37];1)">
            <text:p/>
          </table:table-cell>
          <table:table-cell table:style-name="ce37" table:formula="of:=MID([.$C137];2;1)">
            <text:p/>
          </table:table-cell>
          <table:table-cell table:style-name="ce37" table:formula="of:=MID([.$C137];3;1)">
            <text:p/>
          </table:table-cell>
          <table:table-cell table:style-name="ce37" table:formula="of:=IF(LEN([.$C137])&gt;3;MID([.$C137];4;1);-1)" office:value-type="float" office:value="-1">
            <text:p>-1</text:p>
          </table:table-cell>
          <table:table-cell table:style-name="ce37" table:formula="of:=IF(LEN([.$C137])&gt;3;MID([.$C137];5;1);-1)" office:value-type="float" office:value="-1">
            <text:p>-1</text:p>
          </table:table-cell>
          <table:table-cell table:style-name="ce37" table:formula="of:=VLOOKUP([.F137];['1'.$A$2:.$B$14];2)" office:value-type="float" office:value="0">
            <text:p>#N/A</text:p>
          </table:table-cell>
          <table:table-cell table:style-name="ce37" table:formula="of:=VLOOKUP([.G137];['1'.$A$2:.$B$14];2)" office:value-type="float" office:value="0">
            <text:p>#N/A</text:p>
          </table:table-cell>
          <table:table-cell table:style-name="ce37" table:formula="of:=VLOOKUP([.H137];['1'.$A$2:.$B$14];2)" office:value-type="float" office:value="0">
            <text:p>#N/A</text:p>
          </table:table-cell>
          <table:table-cell table:style-name="ce37" table:formula="of:=VLOOKUP([.I137];['1'.$A$2:.$B$15];2)" office:value-type="float" office:value="0">
            <text:p>#N/A</text:p>
          </table:table-cell>
          <table:table-cell table:style-name="ce37" table:formula="of:=VLOOKUP([.J13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38];1)">
            <text:p/>
          </table:table-cell>
          <table:table-cell table:style-name="ce37" table:formula="of:=MID([.$C138];2;1)">
            <text:p/>
          </table:table-cell>
          <table:table-cell table:style-name="ce37" table:formula="of:=MID([.$C138];3;1)">
            <text:p/>
          </table:table-cell>
          <table:table-cell table:style-name="ce37" table:formula="of:=IF(LEN([.$C138])&gt;3;MID([.$C138];4;1);-1)" office:value-type="float" office:value="-1">
            <text:p>-1</text:p>
          </table:table-cell>
          <table:table-cell table:style-name="ce37" table:formula="of:=IF(LEN([.$C138])&gt;3;MID([.$C138];5;1);-1)" office:value-type="float" office:value="-1">
            <text:p>-1</text:p>
          </table:table-cell>
          <table:table-cell table:style-name="ce37" table:formula="of:=VLOOKUP([.F138];['1'.$A$2:.$B$14];2)" office:value-type="float" office:value="0">
            <text:p>#N/A</text:p>
          </table:table-cell>
          <table:table-cell table:style-name="ce37" table:formula="of:=VLOOKUP([.G138];['1'.$A$2:.$B$14];2)" office:value-type="float" office:value="0">
            <text:p>#N/A</text:p>
          </table:table-cell>
          <table:table-cell table:style-name="ce37" table:formula="of:=VLOOKUP([.H138];['1'.$A$2:.$B$14];2)" office:value-type="float" office:value="0">
            <text:p>#N/A</text:p>
          </table:table-cell>
          <table:table-cell table:style-name="ce37" table:formula="of:=VLOOKUP([.I138];['1'.$A$2:.$B$15];2)" office:value-type="float" office:value="0">
            <text:p>#N/A</text:p>
          </table:table-cell>
          <table:table-cell table:style-name="ce37" table:formula="of:=VLOOKUP([.J13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39];1)">
            <text:p/>
          </table:table-cell>
          <table:table-cell table:style-name="ce37" table:formula="of:=MID([.$C139];2;1)">
            <text:p/>
          </table:table-cell>
          <table:table-cell table:style-name="ce37" table:formula="of:=MID([.$C139];3;1)">
            <text:p/>
          </table:table-cell>
          <table:table-cell table:style-name="ce37" table:formula="of:=IF(LEN([.$C139])&gt;3;MID([.$C139];4;1);-1)" office:value-type="float" office:value="-1">
            <text:p>-1</text:p>
          </table:table-cell>
          <table:table-cell table:style-name="ce37" table:formula="of:=IF(LEN([.$C139])&gt;3;MID([.$C139];5;1);-1)" office:value-type="float" office:value="-1">
            <text:p>-1</text:p>
          </table:table-cell>
          <table:table-cell table:style-name="ce37" table:formula="of:=VLOOKUP([.F139];['1'.$A$2:.$B$14];2)" office:value-type="float" office:value="0">
            <text:p>#N/A</text:p>
          </table:table-cell>
          <table:table-cell table:style-name="ce37" table:formula="of:=VLOOKUP([.G139];['1'.$A$2:.$B$14];2)" office:value-type="float" office:value="0">
            <text:p>#N/A</text:p>
          </table:table-cell>
          <table:table-cell table:style-name="ce37" table:formula="of:=VLOOKUP([.H139];['1'.$A$2:.$B$14];2)" office:value-type="float" office:value="0">
            <text:p>#N/A</text:p>
          </table:table-cell>
          <table:table-cell table:style-name="ce37" table:formula="of:=VLOOKUP([.I139];['1'.$A$2:.$B$15];2)" office:value-type="float" office:value="0">
            <text:p>#N/A</text:p>
          </table:table-cell>
          <table:table-cell table:style-name="ce37" table:formula="of:=VLOOKUP([.J13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40];1)">
            <text:p/>
          </table:table-cell>
          <table:table-cell table:style-name="ce37" table:formula="of:=MID([.$C140];2;1)">
            <text:p/>
          </table:table-cell>
          <table:table-cell table:style-name="ce37" table:formula="of:=MID([.$C140];3;1)">
            <text:p/>
          </table:table-cell>
          <table:table-cell table:style-name="ce37" table:formula="of:=IF(LEN([.$C140])&gt;3;MID([.$C140];4;1);-1)" office:value-type="float" office:value="-1">
            <text:p>-1</text:p>
          </table:table-cell>
          <table:table-cell table:style-name="ce37" table:formula="of:=IF(LEN([.$C140])&gt;3;MID([.$C140];5;1);-1)" office:value-type="float" office:value="-1">
            <text:p>-1</text:p>
          </table:table-cell>
          <table:table-cell table:style-name="ce37" table:formula="of:=VLOOKUP([.F140];['1'.$A$2:.$B$14];2)" office:value-type="float" office:value="0">
            <text:p>#N/A</text:p>
          </table:table-cell>
          <table:table-cell table:style-name="ce37" table:formula="of:=VLOOKUP([.G140];['1'.$A$2:.$B$14];2)" office:value-type="float" office:value="0">
            <text:p>#N/A</text:p>
          </table:table-cell>
          <table:table-cell table:style-name="ce37" table:formula="of:=VLOOKUP([.H140];['1'.$A$2:.$B$14];2)" office:value-type="float" office:value="0">
            <text:p>#N/A</text:p>
          </table:table-cell>
          <table:table-cell table:style-name="ce37" table:formula="of:=VLOOKUP([.I140];['1'.$A$2:.$B$15];2)" office:value-type="float" office:value="0">
            <text:p>#N/A</text:p>
          </table:table-cell>
          <table:table-cell table:style-name="ce37" table:formula="of:=VLOOKUP([.J14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0T02:08:05.31">
            <text:p>2023/1/10 2:08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10T02:08:05.31">
            <text:p>2023/1/10 2:08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44])" office:value-type="float" office:value="0">
            <text:p>0</text:p>
          </table:table-cell>
          <table:table-cell table:style-name="ce29" table:formula="of:=LEFT([.$D144];1)">
            <text:p/>
          </table:table-cell>
          <table:table-cell table:style-name="ce37" table:formula="of:=MID([.$D144];2;1)">
            <text:p/>
          </table:table-cell>
          <table:table-cell table:style-name="ce37" table:formula="of:=MID([.$D144];3;1)">
            <text:p/>
          </table:table-cell>
          <table:table-cell table:style-name="ce37"/>
          <table:table-cell table:style-name="ce37" table:formula="of:=VLOOKUP([.F144];['1'.$A$2:.$B$11];2)" office:value-type="float" office:value="0">
            <text:p>#N/A</text:p>
          </table:table-cell>
          <table:table-cell table:style-name="ce37" table:formula="of:=VLOOKUP([.G144];['1'.$A$2:.$B$11];2)" office:value-type="float" office:value="0">
            <text:p>#N/A</text:p>
          </table:table-cell>
          <table:table-cell table:style-name="ce37" table:formula="of:=VLOOKUP([.H144];['1'.$A$2:.$B$11];2)" office:value-type="float" office:value="0">
            <text:p>#N/A</text:p>
          </table:table-cell>
          <table:table-cell table:style-name="ce37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</text:p>
          </table:table-cell>
          <table:table-cell table:style-name="ce20" table:formula="of:=COUNTIF([.$C$2:.$C$140];[.D145])" office:value-type="float" office:value="1">
            <text:p>1</text:p>
          </table:table-cell>
          <table:table-cell table:style-name="ce29" table:formula="of:=LEFT([.$D145];1)" office:value-type="string" office:string-value="A">
            <text:p>A</text:p>
          </table:table-cell>
          <table:table-cell table:style-name="ce37" table:formula="of:=MID([.$D145];2;1)">
            <text:p/>
          </table:table-cell>
          <table:table-cell table:style-name="ce37" table:formula="of:=MID([.$D145];3;1)">
            <text:p/>
          </table:table-cell>
          <table:table-cell table:style-name="ce37" table:formula="of:=MID([.$D145];4;1)">
            <text:p/>
          </table:table-cell>
          <table:table-cell table:style-name="ce37" table:formula="of:=VLOOKUP([.F145];['1'.$A$2:.$B$14];2)" office:value-type="string" office:string-value="ゆず">
            <text:p>ゆず</text:p>
          </table:table-cell>
          <table:table-cell table:style-name="ce37" table:formula="of:=VLOOKUP([.G145];['1'.$A$2:.$B$14];2)" office:value-type="float" office:value="0">
            <text:p>#N/A</text:p>
          </table:table-cell>
          <table:table-cell table:style-name="ce37" table:formula="of:=VLOOKUP([.H145];['1'.$A$2:.$B$14];2)" office:value-type="float" office:value="0">
            <text:p>#N/A</text:p>
          </table:table-cell>
          <table:table-cell table:style-name="ce37" table:formula="of:=VLOOKUP([.I1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</text:p>
          </table:table-cell>
          <table:table-cell table:style-name="ce20" table:formula="of:=COUNTIF([.$C$2:.$C$140];[.D146])" office:value-type="float" office:value="1">
            <text:p>1</text:p>
          </table:table-cell>
          <table:table-cell table:style-name="ce29" table:formula="of:=LEFT([.$D146];1)" office:value-type="string" office:string-value="A">
            <text:p>A</text:p>
          </table:table-cell>
          <table:table-cell table:style-name="ce37" table:formula="of:=MID([.$D146];2;1)" office:value-type="string" office:string-value="B">
            <text:p>B</text:p>
          </table:table-cell>
          <table:table-cell table:style-name="ce37" table:formula="of:=MID([.$D146];3;1)">
            <text:p/>
          </table:table-cell>
          <table:table-cell table:style-name="ce37" table:formula="of:=MID([.$D146];4;1)">
            <text:p/>
          </table:table-cell>
          <table:table-cell table:style-name="ce37" table:formula="of:=VLOOKUP([.F146];['1'.$A$2:.$B$14];2)" office:value-type="string" office:string-value="ゆず">
            <text:p>ゆず</text:p>
          </table:table-cell>
          <table:table-cell table:style-name="ce37" table:formula="of:=VLOOKUP([.G146];['1'.$A$2:.$B$14];2)" office:value-type="string" office:string-value="ディル">
            <text:p>ディル</text:p>
          </table:table-cell>
          <table:table-cell table:style-name="ce37" table:formula="of:=VLOOKUP([.H146];['1'.$A$2:.$B$14];2)" office:value-type="float" office:value="0">
            <text:p>#N/A</text:p>
          </table:table-cell>
          <table:table-cell table:style-name="ce37" table:formula="of:=VLOOKUP([.I1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3" office:value-type="string">
            <text:p>ABC</text:p>
          </table:table-cell>
          <table:table-cell table:style-name="ce20" table:formula="of:=COUNTIF([.$C$2:.$C$140];[.D147])" office:value-type="float" office:value="1">
            <text:p>1</text:p>
          </table:table-cell>
          <table:table-cell table:style-name="ce29" table:formula="of:=LEFT([.$D147];1)" office:value-type="string" office:string-value="A">
            <text:p>A</text:p>
          </table:table-cell>
          <table:table-cell table:style-name="ce37" table:formula="of:=MID([.$D147];2;1)" office:value-type="string" office:string-value="B">
            <text:p>B</text:p>
          </table:table-cell>
          <table:table-cell table:style-name="ce37" table:formula="of:=MID([.$D147];3;1)" office:value-type="string" office:string-value="C">
            <text:p>C</text:p>
          </table:table-cell>
          <table:table-cell table:style-name="ce37" table:formula="of:=MID([.$D147];4;1)">
            <text:p/>
          </table:table-cell>
          <table:table-cell table:style-name="ce37" table:formula="of:=VLOOKUP([.F147];['1'.$A$2:.$B$14];2)" office:value-type="string" office:string-value="ゆず">
            <text:p>ゆず</text:p>
          </table:table-cell>
          <table:table-cell table:style-name="ce37" table:formula="of:=VLOOKUP([.G147];['1'.$A$2:.$B$14];2)" office:value-type="string" office:string-value="ディル">
            <text:p>ディル</text:p>
          </table:table-cell>
          <table:table-cell table:style-name="ce37" table:formula="of:=VLOOKUP([.H147];['1'.$A$2:.$B$14];2)" office:value-type="string" office:string-value="オオバ">
            <text:p>オオバ</text:p>
          </table:table-cell>
          <table:table-cell table:style-name="ce37" table:formula="of:=VLOOKUP([.I1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D</text:p>
          </table:table-cell>
          <table:table-cell table:style-name="ce20" table:formula="of:=COUNTIF([.$C$2:.$C$140];[.D148])" office:value-type="float" office:value="2">
            <text:p>2</text:p>
          </table:table-cell>
          <table:table-cell table:style-name="ce29" table:formula="of:=LEFT([.$D148];1)" office:value-type="string" office:string-value="A">
            <text:p>A</text:p>
          </table:table-cell>
          <table:table-cell table:style-name="ce37" table:formula="of:=MID([.$D148];2;1)" office:value-type="string" office:string-value="B">
            <text:p>B</text:p>
          </table:table-cell>
          <table:table-cell table:style-name="ce37" table:formula="of:=MID([.$D148];3;1)" office:value-type="string" office:string-value="D">
            <text:p>D</text:p>
          </table:table-cell>
          <table:table-cell table:style-name="ce37" table:formula="of:=MID([.$D148];4;1)">
            <text:p/>
          </table:table-cell>
          <table:table-cell table:style-name="ce37" table:formula="of:=VLOOKUP([.F148];['1'.$A$2:.$B$14];2)" office:value-type="string" office:string-value="ゆず">
            <text:p>ゆず</text:p>
          </table:table-cell>
          <table:table-cell table:style-name="ce37" table:formula="of:=VLOOKUP([.G148];['1'.$A$2:.$B$14];2)" office:value-type="string" office:string-value="ディル">
            <text:p>ディル</text:p>
          </table:table-cell>
          <table:table-cell table:style-name="ce37" table:formula="of:=VLOOKUP([.H148];['1'.$A$2:.$B$14];2)" office:value-type="string" office:string-value="レモン">
            <text:p>レモン</text:p>
          </table:table-cell>
          <table:table-cell table:style-name="ce37" table:formula="of:=VLOOKUP([.I1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E</text:p>
          </table:table-cell>
          <table:table-cell table:style-name="ce20" table:formula="of:=COUNTIF([.$C$2:.$C$140];[.D149])" office:value-type="float" office:value="1">
            <text:p>1</text:p>
          </table:table-cell>
          <table:table-cell table:style-name="ce29" table:formula="of:=LEFT([.$D149];1)" office:value-type="string" office:string-value="A">
            <text:p>A</text:p>
          </table:table-cell>
          <table:table-cell table:style-name="ce37" table:formula="of:=MID([.$D149];2;1)" office:value-type="string" office:string-value="B">
            <text:p>B</text:p>
          </table:table-cell>
          <table:table-cell table:style-name="ce37" table:formula="of:=MID([.$D149];3;1)" office:value-type="string" office:string-value="E">
            <text:p>E</text:p>
          </table:table-cell>
          <table:table-cell table:style-name="ce37" table:formula="of:=MID([.$D149];4;1)">
            <text:p/>
          </table:table-cell>
          <table:table-cell table:style-name="ce37" table:formula="of:=VLOOKUP([.F149];['1'.$A$2:.$B$14];2)" office:value-type="string" office:string-value="ゆず">
            <text:p>ゆず</text:p>
          </table:table-cell>
          <table:table-cell table:style-name="ce37" table:formula="of:=VLOOKUP([.G149];['1'.$A$2:.$B$14];2)" office:value-type="string" office:string-value="ディル">
            <text:p>ディル</text:p>
          </table:table-cell>
          <table:table-cell table:style-name="ce37" table:formula="of:=VLOOKUP([.H149];['1'.$A$2:.$B$14];2)" office:value-type="string" office:string-value="ニンニク">
            <text:p>ニンニク</text:p>
          </table:table-cell>
          <table:table-cell table:style-name="ce37" table:formula="of:=VLOOKUP([.I1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I</text:p>
          </table:table-cell>
          <table:table-cell table:style-name="ce20" table:formula="of:=COUNTIF([.$C$2:.$C$140];[.D150])" office:value-type="float" office:value="1">
            <text:p>1</text:p>
          </table:table-cell>
          <table:table-cell table:style-name="ce29" table:formula="of:=LEFT([.$D150];1)" office:value-type="string" office:string-value="A">
            <text:p>A</text:p>
          </table:table-cell>
          <table:table-cell table:style-name="ce37" table:formula="of:=MID([.$D150];2;1)" office:value-type="string" office:string-value="B">
            <text:p>B</text:p>
          </table:table-cell>
          <table:table-cell table:style-name="ce37" table:formula="of:=MID([.$D150];3;1)" office:value-type="string" office:string-value="I">
            <text:p>I</text:p>
          </table:table-cell>
          <table:table-cell table:style-name="ce37" table:formula="of:=MID([.$D150];4;1)">
            <text:p/>
          </table:table-cell>
          <table:table-cell table:style-name="ce37" table:formula="of:=VLOOKUP([.F150];['1'.$A$2:.$B$14];2)" office:value-type="string" office:string-value="ゆず">
            <text:p>ゆず</text:p>
          </table:table-cell>
          <table:table-cell table:style-name="ce37" table:formula="of:=VLOOKUP([.G150];['1'.$A$2:.$B$14];2)" office:value-type="string" office:string-value="ディル">
            <text:p>ディル</text:p>
          </table:table-cell>
          <table:table-cell table:style-name="ce37" table:formula="of:=VLOOKUP([.H150];['1'.$A$2:.$B$14];2)" office:value-type="string" office:string-value="ローズマリー">
            <text:p>ローズマリー</text:p>
          </table:table-cell>
          <table:table-cell table:style-name="ce37" table:formula="of:=VLOOKUP([.I1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</text:p>
          </table:table-cell>
          <table:table-cell table:style-name="ce20" table:formula="of:=COUNTIF([.$C$2:.$C$140];[.D151])" office:value-type="float" office:value="2">
            <text:p>2</text:p>
          </table:table-cell>
          <table:table-cell table:style-name="ce29" table:formula="of:=LEFT([.$D151];1)" office:value-type="string" office:string-value="A">
            <text:p>A</text:p>
          </table:table-cell>
          <table:table-cell table:style-name="ce37" table:formula="of:=MID([.$D151];2;1)" office:value-type="string" office:string-value="C">
            <text:p>C</text:p>
          </table:table-cell>
          <table:table-cell table:style-name="ce37" table:formula="of:=MID([.$D151];3;1)">
            <text:p/>
          </table:table-cell>
          <table:table-cell table:style-name="ce37" table:formula="of:=MID([.$D151];4;1)">
            <text:p/>
          </table:table-cell>
          <table:table-cell table:style-name="ce37" table:formula="of:=VLOOKUP([.F151];['1'.$A$2:.$B$14];2)" office:value-type="string" office:string-value="ゆず">
            <text:p>ゆず</text:p>
          </table:table-cell>
          <table:table-cell table:style-name="ce37" table:formula="of:=VLOOKUP([.G151];['1'.$A$2:.$B$14];2)" office:value-type="string" office:string-value="オオバ">
            <text:p>オオバ</text:p>
          </table:table-cell>
          <table:table-cell table:style-name="ce37" table:formula="of:=VLOOKUP([.H151];['1'.$A$2:.$B$14];2)" office:value-type="float" office:value="0">
            <text:p>#N/A</text:p>
          </table:table-cell>
          <table:table-cell table:style-name="ce37" table:formula="of:=VLOOKUP([.I1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D</text:p>
          </table:table-cell>
          <table:table-cell table:style-name="ce20" table:formula="of:=COUNTIF([.$C$2:.$C$140];[.D152])" office:value-type="float" office:value="2">
            <text:p>2</text:p>
          </table:table-cell>
          <table:table-cell table:style-name="ce29" table:formula="of:=LEFT([.$D152];1)" office:value-type="string" office:string-value="A">
            <text:p>A</text:p>
          </table:table-cell>
          <table:table-cell table:style-name="ce37" table:formula="of:=MID([.$D152];2;1)" office:value-type="string" office:string-value="C">
            <text:p>C</text:p>
          </table:table-cell>
          <table:table-cell table:style-name="ce37" table:formula="of:=MID([.$D152];3;1)" office:value-type="string" office:string-value="D">
            <text:p>D</text:p>
          </table:table-cell>
          <table:table-cell table:style-name="ce37" table:formula="of:=MID([.$D152];4;1)">
            <text:p/>
          </table:table-cell>
          <table:table-cell table:style-name="ce37" table:formula="of:=VLOOKUP([.F152];['1'.$A$2:.$B$14];2)" office:value-type="string" office:string-value="ゆず">
            <text:p>ゆず</text:p>
          </table:table-cell>
          <table:table-cell table:style-name="ce37" table:formula="of:=VLOOKUP([.G152];['1'.$A$2:.$B$14];2)" office:value-type="string" office:string-value="オオバ">
            <text:p>オオバ</text:p>
          </table:table-cell>
          <table:table-cell table:style-name="ce37" table:formula="of:=VLOOKUP([.H152];['1'.$A$2:.$B$14];2)" office:value-type="string" office:string-value="レモン">
            <text:p>レモン</text:p>
          </table:table-cell>
          <table:table-cell table:style-name="ce37" table:formula="of:=VLOOKUP([.I1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</text:p>
          </table:table-cell>
          <table:table-cell table:style-name="ce20" table:formula="of:=COUNTIF([.$C$2:.$C$140];[.D153])" office:value-type="float" office:value="2">
            <text:p>2</text:p>
          </table:table-cell>
          <table:table-cell table:style-name="ce29" table:formula="of:=LEFT([.$D153];1)" office:value-type="string" office:string-value="A">
            <text:p>A</text:p>
          </table:table-cell>
          <table:table-cell table:style-name="ce37" table:formula="of:=MID([.$D153];2;1)" office:value-type="string" office:string-value="C">
            <text:p>C</text:p>
          </table:table-cell>
          <table:table-cell table:style-name="ce37" table:formula="of:=MID([.$D153];3;1)" office:value-type="string" office:string-value="E">
            <text:p>E</text:p>
          </table:table-cell>
          <table:table-cell table:style-name="ce37" table:formula="of:=MID([.$D153];4;1)">
            <text:p/>
          </table:table-cell>
          <table:table-cell table:style-name="ce37" table:formula="of:=VLOOKUP([.F153];['1'.$A$2:.$B$14];2)" office:value-type="string" office:string-value="ゆず">
            <text:p>ゆず</text:p>
          </table:table-cell>
          <table:table-cell table:style-name="ce37" table:formula="of:=VLOOKUP([.G153];['1'.$A$2:.$B$14];2)" office:value-type="string" office:string-value="オオバ">
            <text:p>オオバ</text:p>
          </table:table-cell>
          <table:table-cell table:style-name="ce37" table:formula="of:=VLOOKUP([.H153];['1'.$A$2:.$B$14];2)" office:value-type="string" office:string-value="ニンニク">
            <text:p>ニンニク</text:p>
          </table:table-cell>
          <table:table-cell table:style-name="ce37" table:formula="of:=VLOOKUP([.I1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</text:p>
          </table:table-cell>
          <table:table-cell table:style-name="ce20" table:formula="of:=COUNTIF([.$C$2:.$C$140];[.D154])" office:value-type="float" office:value="1">
            <text:p>1</text:p>
          </table:table-cell>
          <table:table-cell table:style-name="ce29" table:formula="of:=LEFT([.$D154];1)" office:value-type="string" office:string-value="A">
            <text:p>A</text:p>
          </table:table-cell>
          <table:table-cell table:style-name="ce37" table:formula="of:=MID([.$D154];2;1)" office:value-type="string" office:string-value="C">
            <text:p>C</text:p>
          </table:table-cell>
          <table:table-cell table:style-name="ce37" table:formula="of:=MID([.$D154];3;1)" office:value-type="string" office:string-value="E">
            <text:p>E</text:p>
          </table:table-cell>
          <table:table-cell table:style-name="ce37" table:formula="of:=MID([.$D154];4;1)" office:value-type="string" office:string-value="F">
            <text:p>F</text:p>
          </table:table-cell>
          <table:table-cell table:style-name="ce37" table:formula="of:=VLOOKUP([.F154];['1'.$A$2:.$B$14];2)" office:value-type="string" office:string-value="ゆず">
            <text:p>ゆず</text:p>
          </table:table-cell>
          <table:table-cell table:style-name="ce37" table:formula="of:=VLOOKUP([.G154];['1'.$A$2:.$B$14];2)" office:value-type="string" office:string-value="オオバ">
            <text:p>オオバ</text:p>
          </table:table-cell>
          <table:table-cell table:style-name="ce37" table:formula="of:=VLOOKUP([.H154];['1'.$A$2:.$B$14];2)" office:value-type="string" office:string-value="ニンニク">
            <text:p>ニンニク</text:p>
          </table:table-cell>
          <table:table-cell table:style-name="ce37" table:formula="of:=VLOOKUP([.I15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M</text:p>
          </table:table-cell>
          <table:table-cell table:style-name="ce20" table:formula="of:=COUNTIF([.$C$2:.$C$140];[.D155])" office:value-type="float" office:value="1">
            <text:p>1</text:p>
          </table:table-cell>
          <table:table-cell table:style-name="ce29" table:formula="of:=LEFT([.$D155];1)" office:value-type="string" office:string-value="A">
            <text:p>A</text:p>
          </table:table-cell>
          <table:table-cell table:style-name="ce37" table:formula="of:=MID([.$D155];2;1)" office:value-type="string" office:string-value="C">
            <text:p>C</text:p>
          </table:table-cell>
          <table:table-cell table:style-name="ce37" table:formula="of:=MID([.$D155];3;1)" office:value-type="string" office:string-value="E">
            <text:p>E</text:p>
          </table:table-cell>
          <table:table-cell table:style-name="ce37" table:formula="of:=MID([.$D155];4;1)" office:value-type="string" office:string-value="F">
            <text:p>F</text:p>
          </table:table-cell>
          <table:table-cell table:style-name="ce37" table:formula="of:=VLOOKUP([.F155];['1'.$A$2:.$B$14];2)" office:value-type="string" office:string-value="ゆず">
            <text:p>ゆず</text:p>
          </table:table-cell>
          <table:table-cell table:style-name="ce37" table:formula="of:=VLOOKUP([.G155];['1'.$A$2:.$B$14];2)" office:value-type="string" office:string-value="オオバ">
            <text:p>オオバ</text:p>
          </table:table-cell>
          <table:table-cell table:style-name="ce37" table:formula="of:=VLOOKUP([.H155];['1'.$A$2:.$B$14];2)" office:value-type="string" office:string-value="ニンニク">
            <text:p>ニンニク</text:p>
          </table:table-cell>
          <table:table-cell table:style-name="ce37" table:formula="of:=VLOOKUP([.I155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FM</text:p>
          </table:table-cell>
          <table:table-cell table:style-name="ce20" table:formula="of:=COUNTIF([.$C$2:.$C$140];[.D156])" office:value-type="float" office:value="1">
            <text:p>1</text:p>
          </table:table-cell>
          <table:table-cell table:style-name="ce29" table:formula="of:=LEFT([.$D156];1)" office:value-type="string" office:string-value="A">
            <text:p>A</text:p>
          </table:table-cell>
          <table:table-cell table:style-name="ce37" table:formula="of:=MID([.$D156];2;1)" office:value-type="string" office:string-value="C">
            <text:p>C</text:p>
          </table:table-cell>
          <table:table-cell table:style-name="ce37" table:formula="of:=MID([.$D156];3;1)" office:value-type="string" office:string-value="F">
            <text:p>F</text:p>
          </table:table-cell>
          <table:table-cell table:style-name="ce37" table:formula="of:=MID([.$D156];4;1)" office:value-type="string" office:string-value="M">
            <text:p>M</text:p>
          </table:table-cell>
          <table:table-cell table:style-name="ce37" table:formula="of:=VLOOKUP([.F156];['1'.$A$2:.$B$14];2)" office:value-type="string" office:string-value="ゆず">
            <text:p>ゆず</text:p>
          </table:table-cell>
          <table:table-cell table:style-name="ce37" table:formula="of:=VLOOKUP([.G156];['1'.$A$2:.$B$14];2)" office:value-type="string" office:string-value="オオバ">
            <text:p>オオバ</text:p>
          </table:table-cell>
          <table:table-cell table:style-name="ce37" table:formula="of:=VLOOKUP([.H156];['1'.$A$2:.$B$14];2)" office:value-type="string" office:string-value="生姜">
            <text:p>生姜</text:p>
          </table:table-cell>
          <table:table-cell table:style-name="ce37" table:formula="of:=VLOOKUP([.I15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E</text:p>
          </table:table-cell>
          <table:table-cell table:style-name="ce20" table:formula="of:=COUNTIF([.$C$2:.$C$140];[.D157])" office:value-type="float" office:value="2">
            <text:p>2</text:p>
          </table:table-cell>
          <table:table-cell table:style-name="ce29" table:formula="of:=LEFT([.$D157];1)" office:value-type="string" office:string-value="A">
            <text:p>A</text:p>
          </table:table-cell>
          <table:table-cell table:style-name="ce37" table:formula="of:=MID([.$D157];2;1)" office:value-type="string" office:string-value="D">
            <text:p>D</text:p>
          </table:table-cell>
          <table:table-cell table:style-name="ce37" table:formula="of:=MID([.$D157];3;1)" office:value-type="string" office:string-value="E">
            <text:p>E</text:p>
          </table:table-cell>
          <table:table-cell table:style-name="ce37" table:formula="of:=MID([.$D157];4;1)">
            <text:p/>
          </table:table-cell>
          <table:table-cell table:style-name="ce37" table:formula="of:=VLOOKUP([.F157];['1'.$A$2:.$B$14];2)" office:value-type="string" office:string-value="ゆず">
            <text:p>ゆず</text:p>
          </table:table-cell>
          <table:table-cell table:style-name="ce37" table:formula="of:=VLOOKUP([.G157];['1'.$A$2:.$B$14];2)" office:value-type="string" office:string-value="レモン">
            <text:p>レモン</text:p>
          </table:table-cell>
          <table:table-cell table:style-name="ce37" table:formula="of:=VLOOKUP([.H157];['1'.$A$2:.$B$14];2)" office:value-type="string" office:string-value="ニンニク">
            <text:p>ニンニク</text:p>
          </table:table-cell>
          <table:table-cell table:style-name="ce37" table:formula="of:=VLOOKUP([.I1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H</text:p>
          </table:table-cell>
          <table:table-cell table:style-name="ce20" table:formula="of:=COUNTIF([.$C$2:.$C$140];[.D158])" office:value-type="float" office:value="3">
            <text:p>3</text:p>
          </table:table-cell>
          <table:table-cell table:style-name="ce29" table:formula="of:=LEFT([.$D158];1)" office:value-type="string" office:string-value="A">
            <text:p>A</text:p>
          </table:table-cell>
          <table:table-cell table:style-name="ce37" table:formula="of:=MID([.$D158];2;1)" office:value-type="string" office:string-value="D">
            <text:p>D</text:p>
          </table:table-cell>
          <table:table-cell table:style-name="ce37" table:formula="of:=MID([.$D158];3;1)" office:value-type="string" office:string-value="H">
            <text:p>H</text:p>
          </table:table-cell>
          <table:table-cell table:style-name="ce37" table:formula="of:=MID([.$D158];4;1)">
            <text:p/>
          </table:table-cell>
          <table:table-cell table:style-name="ce37" table:formula="of:=VLOOKUP([.F158];['1'.$A$2:.$B$14];2)" office:value-type="string" office:string-value="ゆず">
            <text:p>ゆず</text:p>
          </table:table-cell>
          <table:table-cell table:style-name="ce37" table:formula="of:=VLOOKUP([.G158];['1'.$A$2:.$B$14];2)" office:value-type="string" office:string-value="レモン">
            <text:p>レモン</text:p>
          </table:table-cell>
          <table:table-cell table:style-name="ce37" table:formula="of:=VLOOKUP([.H158];['1'.$A$2:.$B$14];2)" office:value-type="string" office:string-value="ペパーミント">
            <text:p>ペパーミント</text:p>
          </table:table-cell>
          <table:table-cell table:style-name="ce37" table:formula="of:=VLOOKUP([.I1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3" office:value-type="string">
            <text:p>AEFIM</text:p>
          </table:table-cell>
          <table:table-cell table:style-name="ce20" table:formula="of:=COUNTIF([.$C$2:.$C$140];[.D159])" office:value-type="float" office:value="1">
            <text:p>1</text:p>
          </table:table-cell>
          <table:table-cell table:style-name="ce29" table:formula="of:=LEFT([.$D159];1)" office:value-type="string" office:string-value="A">
            <text:p>A</text:p>
          </table:table-cell>
          <table:table-cell table:style-name="ce37" table:formula="of:=MID([.$D159];2;1)" office:value-type="string" office:string-value="E">
            <text:p>E</text:p>
          </table:table-cell>
          <table:table-cell table:style-name="ce37" table:formula="of:=MID([.$D159];3;1)" office:value-type="string" office:string-value="F">
            <text:p>F</text:p>
          </table:table-cell>
          <table:table-cell table:style-name="ce37" table:formula="of:=MID([.$D159];4;1)" office:value-type="string" office:string-value="I">
            <text:p>I</text:p>
          </table:table-cell>
          <table:table-cell table:style-name="ce37" table:formula="of:=VLOOKUP([.F159];['1'.$A$2:.$B$14];2)" office:value-type="string" office:string-value="ゆず">
            <text:p>ゆず</text:p>
          </table:table-cell>
          <table:table-cell table:style-name="ce37" table:formula="of:=VLOOKUP([.G159];['1'.$A$2:.$B$14];2)" office:value-type="string" office:string-value="ニンニク">
            <text:p>ニンニク</text:p>
          </table:table-cell>
          <table:table-cell table:style-name="ce37" table:formula="of:=VLOOKUP([.H159];['1'.$A$2:.$B$14];2)" office:value-type="string" office:string-value="生姜">
            <text:p>生姜</text:p>
          </table:table-cell>
          <table:table-cell table:style-name="ce37" table:formula="of:=VLOOKUP([.I159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H</text:p>
          </table:table-cell>
          <table:table-cell table:style-name="ce20" table:formula="of:=COUNTIF([.$C$2:.$C$140];[.D160])" office:value-type="float" office:value="2">
            <text:p>2</text:p>
          </table:table-cell>
          <table:table-cell table:style-name="ce29" table:formula="of:=LEFT([.$D160];1)" office:value-type="string" office:string-value="A">
            <text:p>A</text:p>
          </table:table-cell>
          <table:table-cell table:style-name="ce37" table:formula="of:=MID([.$D160];2;1)" office:value-type="string" office:string-value="E">
            <text:p>E</text:p>
          </table:table-cell>
          <table:table-cell table:style-name="ce37" table:formula="of:=MID([.$D160];3;1)" office:value-type="string" office:string-value="H">
            <text:p>H</text:p>
          </table:table-cell>
          <table:table-cell table:style-name="ce37" table:formula="of:=MID([.$D160];4;1)">
            <text:p/>
          </table:table-cell>
          <table:table-cell table:style-name="ce37" table:formula="of:=VLOOKUP([.F160];['1'.$A$2:.$B$14];2)" office:value-type="string" office:string-value="ゆず">
            <text:p>ゆず</text:p>
          </table:table-cell>
          <table:table-cell table:style-name="ce37" table:formula="of:=VLOOKUP([.G160];['1'.$A$2:.$B$14];2)" office:value-type="string" office:string-value="ニンニク">
            <text:p>ニンニク</text:p>
          </table:table-cell>
          <table:table-cell table:style-name="ce37" table:formula="of:=VLOOKUP([.H160];['1'.$A$2:.$B$14];2)" office:value-type="string" office:string-value="ペパーミント">
            <text:p>ペパーミント</text:p>
          </table:table-cell>
          <table:table-cell table:style-name="ce37" table:formula="of:=VLOOKUP([.I1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</text:p>
          </table:table-cell>
          <table:table-cell table:style-name="ce20" table:formula="of:=COUNTIF([.$C$2:.$C$140];[.D161])" office:value-type="float" office:value="1">
            <text:p>1</text:p>
          </table:table-cell>
          <table:table-cell table:style-name="ce29" table:formula="of:=LEFT([.$D161];1)" office:value-type="string" office:string-value="A">
            <text:p>A</text:p>
          </table:table-cell>
          <table:table-cell table:style-name="ce37" table:formula="of:=MID([.$D161];2;1)" office:value-type="string" office:string-value="F">
            <text:p>F</text:p>
          </table:table-cell>
          <table:table-cell table:style-name="ce37" table:formula="of:=MID([.$D161];3;1)">
            <text:p/>
          </table:table-cell>
          <table:table-cell table:style-name="ce37" table:formula="of:=MID([.$D161];4;1)">
            <text:p/>
          </table:table-cell>
          <table:table-cell table:style-name="ce37" table:formula="of:=VLOOKUP([.F161];['1'.$A$2:.$B$14];2)" office:value-type="string" office:string-value="ゆず">
            <text:p>ゆず</text:p>
          </table:table-cell>
          <table:table-cell table:style-name="ce37" table:formula="of:=VLOOKUP([.G161];['1'.$A$2:.$B$14];2)" office:value-type="string" office:string-value="生姜">
            <text:p>生姜</text:p>
          </table:table-cell>
          <table:table-cell table:style-name="ce37" table:formula="of:=VLOOKUP([.H161];['1'.$A$2:.$B$14];2)" office:value-type="float" office:value="0">
            <text:p>#N/A</text:p>
          </table:table-cell>
          <table:table-cell table:style-name="ce37" table:formula="of:=VLOOKUP([.I1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H</text:p>
          </table:table-cell>
          <table:table-cell table:style-name="ce20" table:formula="of:=COUNTIF([.$C$2:.$C$140];[.D162])" office:value-type="float" office:value="1">
            <text:p>1</text:p>
          </table:table-cell>
          <table:table-cell table:style-name="ce29" table:formula="of:=LEFT([.$D162];1)" office:value-type="string" office:string-value="A">
            <text:p>A</text:p>
          </table:table-cell>
          <table:table-cell table:style-name="ce37" table:formula="of:=MID([.$D162];2;1)" office:value-type="string" office:string-value="F">
            <text:p>F</text:p>
          </table:table-cell>
          <table:table-cell table:style-name="ce37" table:formula="of:=MID([.$D162];3;1)" office:value-type="string" office:string-value="H">
            <text:p>H</text:p>
          </table:table-cell>
          <table:table-cell table:style-name="ce37" table:formula="of:=MID([.$D162];4;1)">
            <text:p/>
          </table:table-cell>
          <table:table-cell table:style-name="ce37" table:formula="of:=VLOOKUP([.F162];['1'.$A$2:.$B$14];2)" office:value-type="string" office:string-value="ゆず">
            <text:p>ゆず</text:p>
          </table:table-cell>
          <table:table-cell table:style-name="ce37" table:formula="of:=VLOOKUP([.G162];['1'.$A$2:.$B$14];2)" office:value-type="string" office:string-value="生姜">
            <text:p>生姜</text:p>
          </table:table-cell>
          <table:table-cell table:style-name="ce37" table:formula="of:=VLOOKUP([.H162];['1'.$A$2:.$B$14];2)" office:value-type="string" office:string-value="ペパーミント">
            <text:p>ペパーミント</text:p>
          </table:table-cell>
          <table:table-cell table:style-name="ce37" table:formula="of:=VLOOKUP([.I1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</text:p>
          </table:table-cell>
          <table:table-cell table:style-name="ce20" table:formula="of:=COUNTIF([.$C$2:.$C$140];[.D163])" office:value-type="float" office:value="2">
            <text:p>2</text:p>
          </table:table-cell>
          <table:table-cell table:style-name="ce29" table:formula="of:=LEFT([.$D163];1)" office:value-type="string" office:string-value="A">
            <text:p>A</text:p>
          </table:table-cell>
          <table:table-cell table:style-name="ce37" table:formula="of:=MID([.$D163];2;1)" office:value-type="string" office:string-value="H">
            <text:p>H</text:p>
          </table:table-cell>
          <table:table-cell table:style-name="ce37" table:formula="of:=MID([.$D163];3;1)">
            <text:p/>
          </table:table-cell>
          <table:table-cell table:style-name="ce37" table:formula="of:=MID([.$D163];4;1)">
            <text:p/>
          </table:table-cell>
          <table:table-cell table:style-name="ce37" table:formula="of:=VLOOKUP([.F163];['1'.$A$2:.$B$14];2)" office:value-type="string" office:string-value="ゆず">
            <text:p>ゆず</text:p>
          </table:table-cell>
          <table:table-cell table:style-name="ce37" table:formula="of:=VLOOKUP([.G163];['1'.$A$2:.$B$14];2)" office:value-type="string" office:string-value="ペパーミント">
            <text:p>ペパーミント</text:p>
          </table:table-cell>
          <table:table-cell table:style-name="ce37" table:formula="of:=VLOOKUP([.H163];['1'.$A$2:.$B$14];2)" office:value-type="float" office:value="0">
            <text:p>#N/A</text:p>
          </table:table-cell>
          <table:table-cell table:style-name="ce37" table:formula="of:=VLOOKUP([.I1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I</text:p>
          </table:table-cell>
          <table:table-cell table:style-name="ce20" table:formula="of:=COUNTIF([.$C$2:.$C$140];[.D164])" office:value-type="float" office:value="1">
            <text:p>1</text:p>
          </table:table-cell>
          <table:table-cell table:style-name="ce29" table:formula="of:=LEFT([.$D164];1)" office:value-type="string" office:string-value="A">
            <text:p>A</text:p>
          </table:table-cell>
          <table:table-cell table:style-name="ce37" table:formula="of:=MID([.$D164];2;1)" office:value-type="string" office:string-value="H">
            <text:p>H</text:p>
          </table:table-cell>
          <table:table-cell table:style-name="ce37" table:formula="of:=MID([.$D164];3;1)" office:value-type="string" office:string-value="I">
            <text:p>I</text:p>
          </table:table-cell>
          <table:table-cell table:style-name="ce37" table:formula="of:=MID([.$D164];4;1)">
            <text:p/>
          </table:table-cell>
          <table:table-cell table:style-name="ce37" table:formula="of:=VLOOKUP([.F164];['1'.$A$2:.$B$14];2)" office:value-type="string" office:string-value="ゆず">
            <text:p>ゆず</text:p>
          </table:table-cell>
          <table:table-cell table:style-name="ce37" table:formula="of:=VLOOKUP([.G164];['1'.$A$2:.$B$14];2)" office:value-type="string" office:string-value="ペパーミント">
            <text:p>ペパーミント</text:p>
          </table:table-cell>
          <table:table-cell table:style-name="ce37" table:formula="of:=VLOOKUP([.H164];['1'.$A$2:.$B$14];2)" office:value-type="string" office:string-value="ローズマリー">
            <text:p>ローズマリー</text:p>
          </table:table-cell>
          <table:table-cell table:style-name="ce37" table:formula="of:=VLOOKUP([.I1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M</text:p>
          </table:table-cell>
          <table:table-cell table:style-name="ce20" table:formula="of:=COUNTIF([.$C$2:.$C$140];[.D165])" office:value-type="float" office:value="1">
            <text:p>1</text:p>
          </table:table-cell>
          <table:table-cell table:style-name="ce29" table:formula="of:=LEFT([.$D165];1)" office:value-type="string" office:string-value="A">
            <text:p>A</text:p>
          </table:table-cell>
          <table:table-cell table:style-name="ce37" table:formula="of:=MID([.$D165];2;1)" office:value-type="string" office:string-value="H">
            <text:p>H</text:p>
          </table:table-cell>
          <table:table-cell table:style-name="ce37" table:formula="of:=MID([.$D165];3;1)" office:value-type="string" office:string-value="M">
            <text:p>M</text:p>
          </table:table-cell>
          <table:table-cell table:style-name="ce37" table:formula="of:=MID([.$D165];4;1)">
            <text:p/>
          </table:table-cell>
          <table:table-cell table:style-name="ce37" table:formula="of:=VLOOKUP([.F165];['1'.$A$2:.$B$14];2)" office:value-type="string" office:string-value="ゆず">
            <text:p>ゆず</text:p>
          </table:table-cell>
          <table:table-cell table:style-name="ce37" table:formula="of:=VLOOKUP([.G165];['1'.$A$2:.$B$14];2)" office:value-type="string" office:string-value="ペパーミント">
            <text:p>ペパーミント</text:p>
          </table:table-cell>
          <table:table-cell table:style-name="ce37" table:formula="of:=VLOOKUP([.H165];['1'.$A$2:.$B$14];2)" office:value-type="string" office:string-value="お湯">
            <text:p>お湯</text:p>
          </table:table-cell>
          <table:table-cell table:style-name="ce37" table:formula="of:=VLOOKUP([.I1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K</text:p>
          </table:table-cell>
          <table:table-cell table:style-name="ce20" table:formula="of:=COUNTIF([.$C$2:.$C$140];[.D166])" office:value-type="float" office:value="1">
            <text:p>1</text:p>
          </table:table-cell>
          <table:table-cell table:style-name="ce29" table:formula="of:=LEFT([.$D166];1)" office:value-type="string" office:string-value="A">
            <text:p>A</text:p>
          </table:table-cell>
          <table:table-cell table:style-name="ce37" table:formula="of:=MID([.$D166];2;1)" office:value-type="string" office:string-value="K">
            <text:p>K</text:p>
          </table:table-cell>
          <table:table-cell table:style-name="ce37" table:formula="of:=MID([.$D166];3;1)">
            <text:p/>
          </table:table-cell>
          <table:table-cell table:style-name="ce37" table:formula="of:=MID([.$D166];4;1)">
            <text:p/>
          </table:table-cell>
          <table:table-cell table:style-name="ce37" table:formula="of:=VLOOKUP([.F166];['1'.$A$2:.$B$14];2)" office:value-type="string" office:string-value="ゆず">
            <text:p>ゆず</text:p>
          </table:table-cell>
          <table:table-cell table:style-name="ce37" table:formula="of:=VLOOKUP([.G166];['1'.$A$2:.$B$14];2)" office:value-type="string" office:string-value="スペアミント">
            <text:p>スペアミント</text:p>
          </table:table-cell>
          <table:table-cell table:style-name="ce37" table:formula="of:=VLOOKUP([.H166];['1'.$A$2:.$B$14];2)" office:value-type="float" office:value="0">
            <text:p>#N/A</text:p>
          </table:table-cell>
          <table:table-cell table:style-name="ce37" table:formula="of:=VLOOKUP([.I1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BHI</text:p>
          </table:table-cell>
          <table:table-cell table:style-name="ce20" table:formula="of:=COUNTIF([.$C$2:.$C$140];[.D167])" office:value-type="float" office:value="2">
            <text:p>2</text:p>
          </table:table-cell>
          <table:table-cell table:style-name="ce29" table:formula="of:=LEFT([.$D167];1)" office:value-type="string" office:string-value="B">
            <text:p>B</text:p>
          </table:table-cell>
          <table:table-cell table:style-name="ce37" table:formula="of:=MID([.$D167];2;1)" office:value-type="string" office:string-value="H">
            <text:p>H</text:p>
          </table:table-cell>
          <table:table-cell table:style-name="ce37" table:formula="of:=MID([.$D167];3;1)" office:value-type="string" office:string-value="I">
            <text:p>I</text:p>
          </table:table-cell>
          <table:table-cell table:style-name="ce37" table:formula="of:=MID([.$D167];4;1)">
            <text:p/>
          </table:table-cell>
          <table:table-cell table:style-name="ce37" table:formula="of:=VLOOKUP([.F167];['1'.$A$2:.$B$14];2)" office:value-type="string" office:string-value="ディル">
            <text:p>ディル</text:p>
          </table:table-cell>
          <table:table-cell table:style-name="ce37" table:formula="of:=VLOOKUP([.G167];['1'.$A$2:.$B$14];2)" office:value-type="string" office:string-value="ペパーミント">
            <text:p>ペパーミント</text:p>
          </table:table-cell>
          <table:table-cell table:style-name="ce37" table:formula="of:=VLOOKUP([.H167];['1'.$A$2:.$B$14];2)" office:value-type="string" office:string-value="ローズマリー">
            <text:p>ローズマリー</text:p>
          </table:table-cell>
          <table:table-cell table:style-name="ce37" table:formula="of:=VLOOKUP([.I1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</text:p>
          </table:table-cell>
          <table:table-cell table:style-name="ce20" table:formula="of:=COUNTIF([.$C$2:.$C$140];[.D168])" office:value-type="float" office:value="1">
            <text:p>1</text:p>
          </table:table-cell>
          <table:table-cell table:style-name="ce29" table:formula="of:=LEFT([.$D168];1)" office:value-type="string" office:string-value="C">
            <text:p>C</text:p>
          </table:table-cell>
          <table:table-cell table:style-name="ce37" table:formula="of:=MID([.$D168];2;1)">
            <text:p/>
          </table:table-cell>
          <table:table-cell table:style-name="ce37" table:formula="of:=MID([.$D168];3;1)">
            <text:p/>
          </table:table-cell>
          <table:table-cell table:style-name="ce37" table:formula="of:=MID([.$D168];4;1)">
            <text:p/>
          </table:table-cell>
          <table:table-cell table:style-name="ce37" table:formula="of:=VLOOKUP([.F168];['1'.$A$2:.$B$14];2)" office:value-type="string" office:string-value="オオバ">
            <text:p>オオバ</text:p>
          </table:table-cell>
          <table:table-cell table:style-name="ce37" table:formula="of:=VLOOKUP([.G168];['1'.$A$2:.$B$14];2)" office:value-type="float" office:value="0">
            <text:p>#N/A</text:p>
          </table:table-cell>
          <table:table-cell table:style-name="ce37" table:formula="of:=VLOOKUP([.H168];['1'.$A$2:.$B$14];2)" office:value-type="float" office:value="0">
            <text:p>#N/A</text:p>
          </table:table-cell>
          <table:table-cell table:style-name="ce37" table:formula="of:=VLOOKUP([.I1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DM</text:p>
          </table:table-cell>
          <table:table-cell table:style-name="ce20" table:formula="of:=COUNTIF([.$C$2:.$C$140];[.D169])" office:value-type="float" office:value="1">
            <text:p>1</text:p>
          </table:table-cell>
          <table:table-cell table:style-name="ce29" table:formula="of:=LEFT([.$D169];1)" office:value-type="string" office:string-value="C">
            <text:p>C</text:p>
          </table:table-cell>
          <table:table-cell table:style-name="ce37" table:formula="of:=MID([.$D169];2;1)" office:value-type="string" office:string-value="D">
            <text:p>D</text:p>
          </table:table-cell>
          <table:table-cell table:style-name="ce37" table:formula="of:=MID([.$D169];3;1)" office:value-type="string" office:string-value="M">
            <text:p>M</text:p>
          </table:table-cell>
          <table:table-cell table:style-name="ce37" table:formula="of:=MID([.$D169];4;1)">
            <text:p/>
          </table:table-cell>
          <table:table-cell table:style-name="ce37" table:formula="of:=VLOOKUP([.F169];['1'.$A$2:.$B$14];2)" office:value-type="string" office:string-value="オオバ">
            <text:p>オオバ</text:p>
          </table:table-cell>
          <table:table-cell table:style-name="ce37" table:formula="of:=VLOOKUP([.G169];['1'.$A$2:.$B$14];2)" office:value-type="string" office:string-value="レモン">
            <text:p>レモン</text:p>
          </table:table-cell>
          <table:table-cell table:style-name="ce37" table:formula="of:=VLOOKUP([.H169];['1'.$A$2:.$B$14];2)" office:value-type="string" office:string-value="お湯">
            <text:p>お湯</text:p>
          </table:table-cell>
          <table:table-cell table:style-name="ce37" table:formula="of:=VLOOKUP([.I1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H</text:p>
          </table:table-cell>
          <table:table-cell table:style-name="ce20" table:formula="of:=COUNTIF([.$C$2:.$C$140];[.D170])" office:value-type="float" office:value="1">
            <text:p>1</text:p>
          </table:table-cell>
          <table:table-cell table:style-name="ce29" table:formula="of:=LEFT([.$D170];1)" office:value-type="string" office:string-value="C">
            <text:p>C</text:p>
          </table:table-cell>
          <table:table-cell table:style-name="ce37" table:formula="of:=MID([.$D170];2;1)" office:value-type="string" office:string-value="E">
            <text:p>E</text:p>
          </table:table-cell>
          <table:table-cell table:style-name="ce37" table:formula="of:=MID([.$D170];3;1)" office:value-type="string" office:string-value="F">
            <text:p>F</text:p>
          </table:table-cell>
          <table:table-cell table:style-name="ce37" table:formula="of:=MID([.$D170];4;1)" office:value-type="string" office:string-value="H">
            <text:p>H</text:p>
          </table:table-cell>
          <table:table-cell table:style-name="ce37" table:formula="of:=VLOOKUP([.F170];['1'.$A$2:.$B$14];2)" office:value-type="string" office:string-value="オオバ">
            <text:p>オオバ</text:p>
          </table:table-cell>
          <table:table-cell table:style-name="ce37" table:formula="of:=VLOOKUP([.G170];['1'.$A$2:.$B$14];2)" office:value-type="string" office:string-value="ニンニク">
            <text:p>ニンニク</text:p>
          </table:table-cell>
          <table:table-cell table:style-name="ce37" table:formula="of:=VLOOKUP([.H170];['1'.$A$2:.$B$14];2)" office:value-type="string" office:string-value="生姜">
            <text:p>生姜</text:p>
          </table:table-cell>
          <table:table-cell table:style-name="ce37" table:formula="of:=VLOOKUP([.I170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</text:p>
          </table:table-cell>
          <table:table-cell table:style-name="ce20" table:formula="of:=COUNTIF([.$C$2:.$C$140];[.D171])" office:value-type="float" office:value="1">
            <text:p>1</text:p>
          </table:table-cell>
          <table:table-cell table:style-name="ce29" table:formula="of:=LEFT([.$D171];1)" office:value-type="string" office:string-value="C">
            <text:p>C</text:p>
          </table:table-cell>
          <table:table-cell table:style-name="ce37" table:formula="of:=MID([.$D171];2;1)" office:value-type="string" office:string-value="E">
            <text:p>E</text:p>
          </table:table-cell>
          <table:table-cell table:style-name="ce37" table:formula="of:=MID([.$D171];3;1)" office:value-type="string" office:string-value="F">
            <text:p>F</text:p>
          </table:table-cell>
          <table:table-cell table:style-name="ce37" table:formula="of:=MID([.$D171];4;1)" office:value-type="string" office:string-value="I">
            <text:p>I</text:p>
          </table:table-cell>
          <table:table-cell table:style-name="ce37" table:formula="of:=VLOOKUP([.F171];['1'.$A$2:.$B$14];2)" office:value-type="string" office:string-value="オオバ">
            <text:p>オオバ</text:p>
          </table:table-cell>
          <table:table-cell table:style-name="ce37" table:formula="of:=VLOOKUP([.G171];['1'.$A$2:.$B$14];2)" office:value-type="string" office:string-value="ニンニク">
            <text:p>ニンニク</text:p>
          </table:table-cell>
          <table:table-cell table:style-name="ce37" table:formula="of:=VLOOKUP([.H171];['1'.$A$2:.$B$14];2)" office:value-type="string" office:string-value="生姜">
            <text:p>生姜</text:p>
          </table:table-cell>
          <table:table-cell table:style-name="ce37" table:formula="of:=VLOOKUP([.I171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M</text:p>
          </table:table-cell>
          <table:table-cell table:style-name="ce20" table:formula="of:=COUNTIF([.$C$2:.$C$140];[.D172])" office:value-type="float" office:value="2">
            <text:p>2</text:p>
          </table:table-cell>
          <table:table-cell table:style-name="ce29" table:formula="of:=LEFT([.$D172];1)" office:value-type="string" office:string-value="C">
            <text:p>C</text:p>
          </table:table-cell>
          <table:table-cell table:style-name="ce37" table:formula="of:=MID([.$D172];2;1)" office:value-type="string" office:string-value="E">
            <text:p>E</text:p>
          </table:table-cell>
          <table:table-cell table:style-name="ce37" table:formula="of:=MID([.$D172];3;1)" office:value-type="string" office:string-value="F">
            <text:p>F</text:p>
          </table:table-cell>
          <table:table-cell table:style-name="ce37" table:formula="of:=MID([.$D172];4;1)" office:value-type="string" office:string-value="I">
            <text:p>I</text:p>
          </table:table-cell>
          <table:table-cell table:style-name="ce37" table:formula="of:=VLOOKUP([.F172];['1'.$A$2:.$B$14];2)" office:value-type="string" office:string-value="オオバ">
            <text:p>オオバ</text:p>
          </table:table-cell>
          <table:table-cell table:style-name="ce37" table:formula="of:=VLOOKUP([.G172];['1'.$A$2:.$B$14];2)" office:value-type="string" office:string-value="ニンニク">
            <text:p>ニンニク</text:p>
          </table:table-cell>
          <table:table-cell table:style-name="ce37" table:formula="of:=VLOOKUP([.H172];['1'.$A$2:.$B$14];2)" office:value-type="string" office:string-value="生姜">
            <text:p>生姜</text:p>
          </table:table-cell>
          <table:table-cell table:style-name="ce37" table:formula="of:=VLOOKUP([.I17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FH</text:p>
          </table:table-cell>
          <table:table-cell table:style-name="ce20" table:formula="of:=COUNTIF([.$C$2:.$C$140];[.D173])" office:value-type="float" office:value="2">
            <text:p>2</text:p>
          </table:table-cell>
          <table:table-cell table:style-name="ce29" table:formula="of:=LEFT([.$D173];1)" office:value-type="string" office:string-value="C">
            <text:p>C</text:p>
          </table:table-cell>
          <table:table-cell table:style-name="ce37" table:formula="of:=MID([.$D173];2;1)" office:value-type="string" office:string-value="F">
            <text:p>F</text:p>
          </table:table-cell>
          <table:table-cell table:style-name="ce37" table:formula="of:=MID([.$D173];3;1)" office:value-type="string" office:string-value="H">
            <text:p>H</text:p>
          </table:table-cell>
          <table:table-cell table:style-name="ce37" table:formula="of:=MID([.$D173];4;1)">
            <text:p/>
          </table:table-cell>
          <table:table-cell table:style-name="ce37" table:formula="of:=VLOOKUP([.F173];['1'.$A$2:.$B$14];2)" office:value-type="string" office:string-value="オオバ">
            <text:p>オオバ</text:p>
          </table:table-cell>
          <table:table-cell table:style-name="ce37" table:formula="of:=VLOOKUP([.G173];['1'.$A$2:.$B$14];2)" office:value-type="string" office:string-value="生姜">
            <text:p>生姜</text:p>
          </table:table-cell>
          <table:table-cell table:style-name="ce37" table:formula="of:=VLOOKUP([.H173];['1'.$A$2:.$B$14];2)" office:value-type="string" office:string-value="ペパーミント">
            <text:p>ペパーミント</text:p>
          </table:table-cell>
          <table:table-cell table:style-name="ce37" table:formula="of:=VLOOKUP([.I1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I</text:p>
          </table:table-cell>
          <table:table-cell table:style-name="ce20" table:formula="of:=COUNTIF([.$C$2:.$C$140];[.D174])" office:value-type="float" office:value="1">
            <text:p>1</text:p>
          </table:table-cell>
          <table:table-cell table:style-name="ce29" table:formula="of:=LEFT([.$D174];1)" office:value-type="string" office:string-value="C">
            <text:p>C</text:p>
          </table:table-cell>
          <table:table-cell table:style-name="ce37" table:formula="of:=MID([.$D174];2;1)" office:value-type="string" office:string-value="I">
            <text:p>I</text:p>
          </table:table-cell>
          <table:table-cell table:style-name="ce37" table:formula="of:=MID([.$D174];3;1)">
            <text:p/>
          </table:table-cell>
          <table:table-cell table:style-name="ce37" table:formula="of:=MID([.$D174];4;1)">
            <text:p/>
          </table:table-cell>
          <table:table-cell table:style-name="ce37" table:formula="of:=VLOOKUP([.F174];['1'.$A$2:.$B$14];2)" office:value-type="string" office:string-value="オオバ">
            <text:p>オオバ</text:p>
          </table:table-cell>
          <table:table-cell table:style-name="ce37" table:formula="of:=VLOOKUP([.G174];['1'.$A$2:.$B$14];2)" office:value-type="string" office:string-value="ローズマリー">
            <text:p>ローズマリー</text:p>
          </table:table-cell>
          <table:table-cell table:style-name="ce37" table:formula="of:=VLOOKUP([.H174];['1'.$A$2:.$B$14];2)" office:value-type="float" office:value="0">
            <text:p>#N/A</text:p>
          </table:table-cell>
          <table:table-cell table:style-name="ce37" table:formula="of:=VLOOKUP([.I1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K</text:p>
          </table:table-cell>
          <table:table-cell table:style-name="ce20" table:formula="of:=COUNTIF([.$C$2:.$C$140];[.D175])" office:value-type="float" office:value="3">
            <text:p>3</text:p>
          </table:table-cell>
          <table:table-cell table:style-name="ce29" table:formula="of:=LEFT([.$D175];1)" office:value-type="string" office:string-value="C">
            <text:p>C</text:p>
          </table:table-cell>
          <table:table-cell table:style-name="ce37" table:formula="of:=MID([.$D175];2;1)" office:value-type="string" office:string-value="K">
            <text:p>K</text:p>
          </table:table-cell>
          <table:table-cell table:style-name="ce37" table:formula="of:=MID([.$D175];3;1)">
            <text:p/>
          </table:table-cell>
          <table:table-cell table:style-name="ce37" table:formula="of:=MID([.$D175];4;1)">
            <text:p/>
          </table:table-cell>
          <table:table-cell table:style-name="ce37" table:formula="of:=VLOOKUP([.F175];['1'.$A$2:.$B$14];2)" office:value-type="string" office:string-value="オオバ">
            <text:p>オオバ</text:p>
          </table:table-cell>
          <table:table-cell table:style-name="ce37" table:formula="of:=VLOOKUP([.G175];['1'.$A$2:.$B$14];2)" office:value-type="string" office:string-value="スペアミント">
            <text:p>スペアミント</text:p>
          </table:table-cell>
          <table:table-cell table:style-name="ce37" table:formula="of:=VLOOKUP([.H175];['1'.$A$2:.$B$14];2)" office:value-type="float" office:value="0">
            <text:p>#N/A</text:p>
          </table:table-cell>
          <table:table-cell table:style-name="ce37" table:formula="of:=VLOOKUP([.I1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</text:p>
          </table:table-cell>
          <table:table-cell table:style-name="ce20" table:formula="of:=COUNTIF([.$C$2:.$C$140];[.D176])" office:value-type="float" office:value="3">
            <text:p>3</text:p>
          </table:table-cell>
          <table:table-cell table:style-name="ce29" table:formula="of:=LEFT([.$D176];1)" office:value-type="string" office:string-value="C">
            <text:p>C</text:p>
          </table:table-cell>
          <table:table-cell table:style-name="ce37" table:formula="of:=MID([.$D176];2;1)" office:value-type="string" office:string-value="L">
            <text:p>L</text:p>
          </table:table-cell>
          <table:table-cell table:style-name="ce37" table:formula="of:=MID([.$D176];3;1)">
            <text:p/>
          </table:table-cell>
          <table:table-cell table:style-name="ce37" table:formula="of:=MID([.$D176];4;1)">
            <text:p/>
          </table:table-cell>
          <table:table-cell table:style-name="ce37" table:formula="of:=VLOOKUP([.F176];['1'.$A$2:.$B$14];2)" office:value-type="string" office:string-value="オオバ">
            <text:p>オオバ</text:p>
          </table:table-cell>
          <table:table-cell table:style-name="ce37" table:formula="of:=VLOOKUP([.G176];['1'.$A$2:.$B$14];2)" office:value-type="string" office:string-value="日本酒（米だけの）">
            <text:p>日本酒（米だけの）</text:p>
          </table:table-cell>
          <table:table-cell table:style-name="ce37" table:formula="of:=VLOOKUP([.H176];['1'.$A$2:.$B$14];2)" office:value-type="float" office:value="0">
            <text:p>#N/A</text:p>
          </table:table-cell>
          <table:table-cell table:style-name="ce37" table:formula="of:=VLOOKUP([.I1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M</text:p>
          </table:table-cell>
          <table:table-cell table:style-name="ce20" table:formula="of:=COUNTIF([.$C$2:.$C$140];[.D177])" office:value-type="float" office:value="2">
            <text:p>2</text:p>
          </table:table-cell>
          <table:table-cell table:style-name="ce29" table:formula="of:=LEFT([.$D177];1)" office:value-type="string" office:string-value="C">
            <text:p>C</text:p>
          </table:table-cell>
          <table:table-cell table:style-name="ce37" table:formula="of:=MID([.$D177];2;1)" office:value-type="string" office:string-value="L">
            <text:p>L</text:p>
          </table:table-cell>
          <table:table-cell table:style-name="ce37" table:formula="of:=MID([.$D177];3;1)" office:value-type="string" office:string-value="M">
            <text:p>M</text:p>
          </table:table-cell>
          <table:table-cell table:style-name="ce37" table:formula="of:=MID([.$D177];4;1)">
            <text:p/>
          </table:table-cell>
          <table:table-cell table:style-name="ce37" table:formula="of:=VLOOKUP([.F177];['1'.$A$2:.$B$14];2)" office:value-type="string" office:string-value="オオバ">
            <text:p>オオバ</text:p>
          </table:table-cell>
          <table:table-cell table:style-name="ce37" table:formula="of:=VLOOKUP([.G177];['1'.$A$2:.$B$14];2)" office:value-type="string" office:string-value="日本酒（米だけの）">
            <text:p>日本酒（米だけの）</text:p>
          </table:table-cell>
          <table:table-cell table:style-name="ce37" table:formula="of:=VLOOKUP([.H177];['1'.$A$2:.$B$14];2)" office:value-type="string" office:string-value="お湯">
            <text:p>お湯</text:p>
          </table:table-cell>
          <table:table-cell table:style-name="ce37" table:formula="of:=VLOOKUP([.I1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</text:p>
          </table:table-cell>
          <table:table-cell table:style-name="ce20" table:formula="of:=COUNTIF([.$C$2:.$C$140];[.D178])" office:value-type="float" office:value="4">
            <text:p>4</text:p>
          </table:table-cell>
          <table:table-cell table:style-name="ce29" table:formula="of:=LEFT([.$D178];1)" office:value-type="string" office:string-value="D">
            <text:p>D</text:p>
          </table:table-cell>
          <table:table-cell table:style-name="ce37" table:formula="of:=MID([.$D178];2;1)">
            <text:p/>
          </table:table-cell>
          <table:table-cell table:style-name="ce37" table:formula="of:=MID([.$D178];3;1)">
            <text:p/>
          </table:table-cell>
          <table:table-cell table:style-name="ce37" table:formula="of:=MID([.$D178];4;1)">
            <text:p/>
          </table:table-cell>
          <table:table-cell table:style-name="ce37" table:formula="of:=VLOOKUP([.F178];['1'.$A$2:.$B$14];2)" office:value-type="string" office:string-value="レモン">
            <text:p>レモン</text:p>
          </table:table-cell>
          <table:table-cell table:style-name="ce37" table:formula="of:=VLOOKUP([.G178];['1'.$A$2:.$B$14];2)" office:value-type="float" office:value="0">
            <text:p>#N/A</text:p>
          </table:table-cell>
          <table:table-cell table:style-name="ce37" table:formula="of:=VLOOKUP([.H178];['1'.$A$2:.$B$14];2)" office:value-type="float" office:value="0">
            <text:p>#N/A</text:p>
          </table:table-cell>
          <table:table-cell table:style-name="ce37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FHM</text:p>
          </table:table-cell>
          <table:table-cell table:style-name="ce20" table:formula="of:=COUNTIF([.$C$2:.$C$140];[.D179])" office:value-type="float" office:value="2">
            <text:p>2</text:p>
          </table:table-cell>
          <table:table-cell table:style-name="ce29" table:formula="of:=LEFT([.$D179];1)" office:value-type="string" office:string-value="D">
            <text:p>D</text:p>
          </table:table-cell>
          <table:table-cell table:style-name="ce37" table:formula="of:=MID([.$D179];2;1)" office:value-type="string" office:string-value="E">
            <text:p>E</text:p>
          </table:table-cell>
          <table:table-cell table:style-name="ce37" table:formula="of:=MID([.$D179];3;1)" office:value-type="string" office:string-value="F">
            <text:p>F</text:p>
          </table:table-cell>
          <table:table-cell table:style-name="ce37" table:formula="of:=MID([.$D179];4;1)" office:value-type="string" office:string-value="H">
            <text:p>H</text:p>
          </table:table-cell>
          <table:table-cell table:style-name="ce37" table:formula="of:=VLOOKUP([.F179];['1'.$A$2:.$B$14];2)" office:value-type="string" office:string-value="レモン">
            <text:p>レモン</text:p>
          </table:table-cell>
          <table:table-cell table:style-name="ce37" table:formula="of:=VLOOKUP([.G179];['1'.$A$2:.$B$14];2)" office:value-type="string" office:string-value="ニンニク">
            <text:p>ニンニク</text:p>
          </table:table-cell>
          <table:table-cell table:style-name="ce37" table:formula="of:=VLOOKUP([.H179];['1'.$A$2:.$B$14];2)" office:value-type="string" office:string-value="生姜">
            <text:p>生姜</text:p>
          </table:table-cell>
          <table:table-cell table:style-name="ce37" table:formula="of:=VLOOKUP([.I179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H</text:p>
          </table:table-cell>
          <table:table-cell table:style-name="ce20" table:formula="of:=COUNTIF([.$C$2:.$C$140];[.D180])" office:value-type="float" office:value="2">
            <text:p>2</text:p>
          </table:table-cell>
          <table:table-cell table:style-name="ce29" table:formula="of:=LEFT([.$D180];1)" office:value-type="string" office:string-value="D">
            <text:p>D</text:p>
          </table:table-cell>
          <table:table-cell table:style-name="ce37" table:formula="of:=MID([.$D180];2;1)" office:value-type="string" office:string-value="E">
            <text:p>E</text:p>
          </table:table-cell>
          <table:table-cell table:style-name="ce37" table:formula="of:=MID([.$D180];3;1)" office:value-type="string" office:string-value="H">
            <text:p>H</text:p>
          </table:table-cell>
          <table:table-cell table:style-name="ce37" table:formula="of:=MID([.$D180];4;1)">
            <text:p/>
          </table:table-cell>
          <table:table-cell table:style-name="ce37" table:formula="of:=VLOOKUP([.F180];['1'.$A$2:.$B$14];2)" office:value-type="string" office:string-value="レモン">
            <text:p>レモン</text:p>
          </table:table-cell>
          <table:table-cell table:style-name="ce37" table:formula="of:=VLOOKUP([.G180];['1'.$A$2:.$B$14];2)" office:value-type="string" office:string-value="ニンニク">
            <text:p>ニンニク</text:p>
          </table:table-cell>
          <table:table-cell table:style-name="ce37" table:formula="of:=VLOOKUP([.H180];['1'.$A$2:.$B$14];2)" office:value-type="string" office:string-value="ペパーミント">
            <text:p>ペパーミント</text:p>
          </table:table-cell>
          <table:table-cell table:style-name="ce37" table:formula="of:=VLOOKUP([.I1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FKM</text:p>
          </table:table-cell>
          <table:table-cell table:style-name="ce20" table:formula="of:=COUNTIF([.$C$2:.$C$140];[.D181])" office:value-type="float" office:value="1">
            <text:p>1</text:p>
          </table:table-cell>
          <table:table-cell table:style-name="ce29" table:formula="of:=LEFT([.$D181];1)" office:value-type="string" office:string-value="D">
            <text:p>D</text:p>
          </table:table-cell>
          <table:table-cell table:style-name="ce37" table:formula="of:=MID([.$D181];2;1)" office:value-type="string" office:string-value="F">
            <text:p>F</text:p>
          </table:table-cell>
          <table:table-cell table:style-name="ce37" table:formula="of:=MID([.$D181];3;1)" office:value-type="string" office:string-value="K">
            <text:p>K</text:p>
          </table:table-cell>
          <table:table-cell table:style-name="ce37" table:formula="of:=MID([.$D181];4;1)" office:value-type="string" office:string-value="M">
            <text:p>M</text:p>
          </table:table-cell>
          <table:table-cell table:style-name="ce37" table:formula="of:=VLOOKUP([.F181];['1'.$A$2:.$B$14];2)" office:value-type="string" office:string-value="レモン">
            <text:p>レモン</text:p>
          </table:table-cell>
          <table:table-cell table:style-name="ce37" table:formula="of:=VLOOKUP([.G181];['1'.$A$2:.$B$14];2)" office:value-type="string" office:string-value="生姜">
            <text:p>生姜</text:p>
          </table:table-cell>
          <table:table-cell table:style-name="ce37" table:formula="of:=VLOOKUP([.H181];['1'.$A$2:.$B$14];2)" office:value-type="string" office:string-value="スペアミント">
            <text:p>スペアミント</text:p>
          </table:table-cell>
          <table:table-cell table:style-name="ce37" table:formula="of:=VLOOKUP([.I18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HI</text:p>
          </table:table-cell>
          <table:table-cell table:style-name="ce20" table:formula="of:=COUNTIF([.$C$2:.$C$140];[.D182])" office:value-type="float" office:value="1">
            <text:p>1</text:p>
          </table:table-cell>
          <table:table-cell table:style-name="ce29" table:formula="of:=LEFT([.$D182];1)" office:value-type="string" office:string-value="D">
            <text:p>D</text:p>
          </table:table-cell>
          <table:table-cell table:style-name="ce37" table:formula="of:=MID([.$D182];2;1)" office:value-type="string" office:string-value="H">
            <text:p>H</text:p>
          </table:table-cell>
          <table:table-cell table:style-name="ce37" table:formula="of:=MID([.$D182];3;1)" office:value-type="string" office:string-value="I">
            <text:p>I</text:p>
          </table:table-cell>
          <table:table-cell table:style-name="ce37" table:formula="of:=MID([.$D182];4;1)">
            <text:p/>
          </table:table-cell>
          <table:table-cell table:style-name="ce37" table:formula="of:=VLOOKUP([.F182];['1'.$A$2:.$B$14];2)" office:value-type="string" office:string-value="レモン">
            <text:p>レモン</text:p>
          </table:table-cell>
          <table:table-cell table:style-name="ce37" table:formula="of:=VLOOKUP([.G182];['1'.$A$2:.$B$14];2)" office:value-type="string" office:string-value="ペパーミント">
            <text:p>ペパーミント</text:p>
          </table:table-cell>
          <table:table-cell table:style-name="ce37" table:formula="of:=VLOOKUP([.H182];['1'.$A$2:.$B$14];2)" office:value-type="string" office:string-value="ローズマリー">
            <text:p>ローズマリー</text:p>
          </table:table-cell>
          <table:table-cell table:style-name="ce37" table:formula="of:=VLOOKUP([.I1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I</text:p>
          </table:table-cell>
          <table:table-cell table:style-name="ce20" table:formula="of:=COUNTIF([.$C$2:.$C$140];[.D183])" office:value-type="float" office:value="1">
            <text:p>1</text:p>
          </table:table-cell>
          <table:table-cell table:style-name="ce29" table:formula="of:=LEFT([.$D183];1)" office:value-type="string" office:string-value="D">
            <text:p>D</text:p>
          </table:table-cell>
          <table:table-cell table:style-name="ce37" table:formula="of:=MID([.$D183];2;1)" office:value-type="string" office:string-value="I">
            <text:p>I</text:p>
          </table:table-cell>
          <table:table-cell table:style-name="ce37" table:formula="of:=MID([.$D183];3;1)">
            <text:p/>
          </table:table-cell>
          <table:table-cell table:style-name="ce37" table:formula="of:=MID([.$D183];4;1)">
            <text:p/>
          </table:table-cell>
          <table:table-cell table:style-name="ce37" table:formula="of:=VLOOKUP([.F183];['1'.$A$2:.$B$14];2)" office:value-type="string" office:string-value="レモン">
            <text:p>レモン</text:p>
          </table:table-cell>
          <table:table-cell table:style-name="ce37" table:formula="of:=VLOOKUP([.G183];['1'.$A$2:.$B$14];2)" office:value-type="string" office:string-value="ローズマリー">
            <text:p>ローズマリー</text:p>
          </table:table-cell>
          <table:table-cell table:style-name="ce37" table:formula="of:=VLOOKUP([.H183];['1'.$A$2:.$B$14];2)" office:value-type="float" office:value="0">
            <text:p>#N/A</text:p>
          </table:table-cell>
          <table:table-cell table:style-name="ce37" table:formula="of:=VLOOKUP([.I1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HI</text:p>
          </table:table-cell>
          <table:table-cell table:style-name="ce20" table:formula="of:=COUNTIF([.$C$2:.$C$140];[.D184])" office:value-type="float" office:value="1">
            <text:p>1</text:p>
          </table:table-cell>
          <table:table-cell table:style-name="ce29" table:formula="of:=LEFT([.$D184];1)" office:value-type="string" office:string-value="E">
            <text:p>E</text:p>
          </table:table-cell>
          <table:table-cell table:style-name="ce37" table:formula="of:=MID([.$D184];2;1)" office:value-type="string" office:string-value="F">
            <text:p>F</text:p>
          </table:table-cell>
          <table:table-cell table:style-name="ce37" table:formula="of:=MID([.$D184];3;1)" office:value-type="string" office:string-value="H">
            <text:p>H</text:p>
          </table:table-cell>
          <table:table-cell table:style-name="ce37" table:formula="of:=MID([.$D184];4;1)" office:value-type="string" office:string-value="I">
            <text:p>I</text:p>
          </table:table-cell>
          <table:table-cell table:style-name="ce37" table:formula="of:=VLOOKUP([.F184];['1'.$A$2:.$B$14];2)" office:value-type="string" office:string-value="ニンニク">
            <text:p>ニンニク</text:p>
          </table:table-cell>
          <table:table-cell table:style-name="ce37" table:formula="of:=VLOOKUP([.G184];['1'.$A$2:.$B$14];2)" office:value-type="string" office:string-value="生姜">
            <text:p>生姜</text:p>
          </table:table-cell>
          <table:table-cell table:style-name="ce37" table:formula="of:=VLOOKUP([.H184];['1'.$A$2:.$B$14];2)" office:value-type="string" office:string-value="ペパーミント">
            <text:p>ペパーミント</text:p>
          </table:table-cell>
          <table:table-cell table:style-name="ce37" table:formula="of:=VLOOKUP([.I18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IKM</text:p>
          </table:table-cell>
          <table:table-cell table:style-name="ce20" table:formula="of:=COUNTIF([.$C$2:.$C$140];[.D185])" office:value-type="float" office:value="3">
            <text:p>3</text:p>
          </table:table-cell>
          <table:table-cell table:style-name="ce29" table:formula="of:=LEFT([.$D185];1)" office:value-type="string" office:string-value="E">
            <text:p>E</text:p>
          </table:table-cell>
          <table:table-cell table:style-name="ce37" table:formula="of:=MID([.$D185];2;1)" office:value-type="string" office:string-value="F">
            <text:p>F</text:p>
          </table:table-cell>
          <table:table-cell table:style-name="ce37" table:formula="of:=MID([.$D185];3;1)" office:value-type="string" office:string-value="I">
            <text:p>I</text:p>
          </table:table-cell>
          <table:table-cell table:style-name="ce37" table:formula="of:=MID([.$D185];4;1)" office:value-type="string" office:string-value="K">
            <text:p>K</text:p>
          </table:table-cell>
          <table:table-cell table:style-name="ce37" table:formula="of:=VLOOKUP([.F185];['1'.$A$2:.$B$14];2)" office:value-type="string" office:string-value="ニンニク">
            <text:p>ニンニク</text:p>
          </table:table-cell>
          <table:table-cell table:style-name="ce37" table:formula="of:=VLOOKUP([.G185];['1'.$A$2:.$B$14];2)" office:value-type="string" office:string-value="生姜">
            <text:p>生姜</text:p>
          </table:table-cell>
          <table:table-cell table:style-name="ce37" table:formula="of:=VLOOKUP([.H185];['1'.$A$2:.$B$14];2)" office:value-type="string" office:string-value="ローズマリー">
            <text:p>ローズマリー</text:p>
          </table:table-cell>
          <table:table-cell table:style-name="ce37" table:formula="of:=VLOOKUP([.I185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HI</text:p>
          </table:table-cell>
          <table:table-cell table:style-name="ce20" table:formula="of:=COUNTIF([.$C$2:.$C$140];[.D186])" office:value-type="float" office:value="3">
            <text:p>3</text:p>
          </table:table-cell>
          <table:table-cell table:style-name="ce29" table:formula="of:=LEFT([.$D186];1)" office:value-type="string" office:string-value="E">
            <text:p>E</text:p>
          </table:table-cell>
          <table:table-cell table:style-name="ce37" table:formula="of:=MID([.$D186];2;1)" office:value-type="string" office:string-value="H">
            <text:p>H</text:p>
          </table:table-cell>
          <table:table-cell table:style-name="ce37" table:formula="of:=MID([.$D186];3;1)" office:value-type="string" office:string-value="I">
            <text:p>I</text:p>
          </table:table-cell>
          <table:table-cell table:style-name="ce37" table:formula="of:=MID([.$D186];4;1)">
            <text:p/>
          </table:table-cell>
          <table:table-cell table:style-name="ce37" table:formula="of:=VLOOKUP([.F186];['1'.$A$2:.$B$14];2)" office:value-type="string" office:string-value="ニンニク">
            <text:p>ニンニク</text:p>
          </table:table-cell>
          <table:table-cell table:style-name="ce37" table:formula="of:=VLOOKUP([.G186];['1'.$A$2:.$B$14];2)" office:value-type="string" office:string-value="ペパーミント">
            <text:p>ペパーミント</text:p>
          </table:table-cell>
          <table:table-cell table:style-name="ce37" table:formula="of:=VLOOKUP([.H186];['1'.$A$2:.$B$14];2)" office:value-type="string" office:string-value="ローズマリー">
            <text:p>ローズマリー</text:p>
          </table:table-cell>
          <table:table-cell table:style-name="ce37" table:formula="of:=VLOOKUP([.I1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I</text:p>
          </table:table-cell>
          <table:table-cell table:style-name="ce20" table:formula="of:=COUNTIF([.$C$2:.$C$140];[.D187])" office:value-type="float" office:value="1">
            <text:p>1</text:p>
          </table:table-cell>
          <table:table-cell table:style-name="ce29" table:formula="of:=LEFT([.$D187];1)" office:value-type="string" office:string-value="E">
            <text:p>E</text:p>
          </table:table-cell>
          <table:table-cell table:style-name="ce37" table:formula="of:=MID([.$D187];2;1)" office:value-type="string" office:string-value="I">
            <text:p>I</text:p>
          </table:table-cell>
          <table:table-cell table:style-name="ce37" table:formula="of:=MID([.$D187];3;1)">
            <text:p/>
          </table:table-cell>
          <table:table-cell table:style-name="ce37" table:formula="of:=MID([.$D187];4;1)">
            <text:p/>
          </table:table-cell>
          <table:table-cell table:style-name="ce37" table:formula="of:=VLOOKUP([.F187];['1'.$A$2:.$B$14];2)" office:value-type="string" office:string-value="ニンニク">
            <text:p>ニンニク</text:p>
          </table:table-cell>
          <table:table-cell table:style-name="ce37" table:formula="of:=VLOOKUP([.G187];['1'.$A$2:.$B$14];2)" office:value-type="string" office:string-value="ローズマリー">
            <text:p>ローズマリー</text:p>
          </table:table-cell>
          <table:table-cell table:style-name="ce37" table:formula="of:=VLOOKUP([.H187];['1'.$A$2:.$B$14];2)" office:value-type="float" office:value="0">
            <text:p>#N/A</text:p>
          </table:table-cell>
          <table:table-cell table:style-name="ce37" table:formula="of:=VLOOKUP([.I1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</text:p>
          </table:table-cell>
          <table:table-cell table:style-name="ce20" table:formula="of:=COUNTIF([.$C$2:.$C$140];[.D188])" office:value-type="float" office:value="3">
            <text:p>3</text:p>
          </table:table-cell>
          <table:table-cell table:style-name="ce29" table:formula="of:=LEFT([.$D188];1)" office:value-type="string" office:string-value="H">
            <text:p>H</text:p>
          </table:table-cell>
          <table:table-cell table:style-name="ce37" table:formula="of:=MID([.$D188];2;1)">
            <text:p/>
          </table:table-cell>
          <table:table-cell table:style-name="ce37" table:formula="of:=MID([.$D188];3;1)">
            <text:p/>
          </table:table-cell>
          <table:table-cell table:style-name="ce37" table:formula="of:=MID([.$D188];4;1)">
            <text:p/>
          </table:table-cell>
          <table:table-cell table:style-name="ce37" table:formula="of:=VLOOKUP([.F188];['1'.$A$2:.$B$14];2)" office:value-type="string" office:string-value="ペパーミント">
            <text:p>ペパーミント</text:p>
          </table:table-cell>
          <table:table-cell table:style-name="ce37" table:formula="of:=VLOOKUP([.G188];['1'.$A$2:.$B$14];2)" office:value-type="float" office:value="0">
            <text:p>#N/A</text:p>
          </table:table-cell>
          <table:table-cell table:style-name="ce37" table:formula="of:=VLOOKUP([.H188];['1'.$A$2:.$B$14];2)" office:value-type="float" office:value="0">
            <text:p>#N/A</text:p>
          </table:table-cell>
          <table:table-cell table:style-name="ce37" table:formula="of:=VLOOKUP([.I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K</text:p>
          </table:table-cell>
          <table:table-cell table:style-name="ce20" table:formula="of:=COUNTIF([.$C$2:.$C$140];[.D189])" office:value-type="float" office:value="1">
            <text:p>1</text:p>
          </table:table-cell>
          <table:table-cell table:style-name="ce29" table:formula="of:=LEFT([.$D189];1)" office:value-type="string" office:string-value="H">
            <text:p>H</text:p>
          </table:table-cell>
          <table:table-cell table:style-name="ce37" table:formula="of:=MID([.$D189];2;1)" office:value-type="string" office:string-value="K">
            <text:p>K</text:p>
          </table:table-cell>
          <table:table-cell table:style-name="ce37" table:formula="of:=MID([.$D189];3;1)">
            <text:p/>
          </table:table-cell>
          <table:table-cell table:style-name="ce37" table:formula="of:=MID([.$D189];4;1)">
            <text:p/>
          </table:table-cell>
          <table:table-cell table:style-name="ce37" table:formula="of:=VLOOKUP([.F189];['1'.$A$2:.$B$14];2)" office:value-type="string" office:string-value="ペパーミント">
            <text:p>ペパーミント</text:p>
          </table:table-cell>
          <table:table-cell table:style-name="ce37" table:formula="of:=VLOOKUP([.G189];['1'.$A$2:.$B$14];2)" office:value-type="string" office:string-value="スペアミント">
            <text:p>スペアミント</text:p>
          </table:table-cell>
          <table:table-cell table:style-name="ce37" table:formula="of:=VLOOKUP([.H189];['1'.$A$2:.$B$14];2)" office:value-type="float" office:value="0">
            <text:p>#N/A</text:p>
          </table:table-cell>
          <table:table-cell table:style-name="ce37" table:formula="of:=VLOOKUP([.I1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L</text:p>
          </table:table-cell>
          <table:table-cell table:style-name="ce20" table:formula="of:=COUNTIF([.$C$2:.$C$140];[.D190])" office:value-type="float" office:value="2">
            <text:p>2</text:p>
          </table:table-cell>
          <table:table-cell table:style-name="ce29" table:formula="of:=LEFT([.$D190];1)" office:value-type="string" office:string-value="H">
            <text:p>H</text:p>
          </table:table-cell>
          <table:table-cell table:style-name="ce37" table:formula="of:=MID([.$D190];2;1)" office:value-type="string" office:string-value="L">
            <text:p>L</text:p>
          </table:table-cell>
          <table:table-cell table:style-name="ce37" table:formula="of:=MID([.$D190];3;1)">
            <text:p/>
          </table:table-cell>
          <table:table-cell table:style-name="ce37" table:formula="of:=MID([.$D190];4;1)">
            <text:p/>
          </table:table-cell>
          <table:table-cell table:style-name="ce37" table:formula="of:=VLOOKUP([.F190];['1'.$A$2:.$B$14];2)" office:value-type="string" office:string-value="ペパーミント">
            <text:p>ペパーミント</text:p>
          </table:table-cell>
          <table:table-cell table:style-name="ce37" table:formula="of:=VLOOKUP([.G190];['1'.$A$2:.$B$14];2)" office:value-type="string" office:string-value="日本酒（米だけの）">
            <text:p>日本酒（米だけの）</text:p>
          </table:table-cell>
          <table:table-cell table:style-name="ce37" table:formula="of:=VLOOKUP([.H190];['1'.$A$2:.$B$14];2)" office:value-type="float" office:value="0">
            <text:p>#N/A</text:p>
          </table:table-cell>
          <table:table-cell table:style-name="ce37" table:formula="of:=VLOOKUP([.I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I</text:p>
          </table:table-cell>
          <table:table-cell table:style-name="ce20" table:formula="of:=COUNTIF([.$C$2:.$C$140];[.D191])" office:value-type="float" office:value="1">
            <text:p>1</text:p>
          </table:table-cell>
          <table:table-cell table:style-name="ce29" table:formula="of:=LEFT([.$D191];1)" office:value-type="string" office:string-value="I">
            <text:p>I</text:p>
          </table:table-cell>
          <table:table-cell table:style-name="ce37" table:formula="of:=MID([.$D191];2;1)">
            <text:p/>
          </table:table-cell>
          <table:table-cell table:style-name="ce37" table:formula="of:=MID([.$D191];3;1)">
            <text:p/>
          </table:table-cell>
          <table:table-cell table:style-name="ce37" table:formula="of:=MID([.$D191];4;1)">
            <text:p/>
          </table:table-cell>
          <table:table-cell table:style-name="ce37" table:formula="of:=VLOOKUP([.F191];['1'.$A$2:.$B$14];2)" office:value-type="string" office:string-value="ローズマリー">
            <text:p>ローズマリー</text:p>
          </table:table-cell>
          <table:table-cell table:style-name="ce37" table:formula="of:=VLOOKUP([.G191];['1'.$A$2:.$B$14];2)" office:value-type="float" office:value="0">
            <text:p>#N/A</text:p>
          </table:table-cell>
          <table:table-cell table:style-name="ce37" table:formula="of:=VLOOKUP([.H191];['1'.$A$2:.$B$14];2)" office:value-type="float" office:value="0">
            <text:p>#N/A</text:p>
          </table:table-cell>
          <table:table-cell table:style-name="ce37" table:formula="of:=VLOOKUP([.I1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K</text:p>
          </table:table-cell>
          <table:table-cell table:style-name="ce20" table:formula="of:=COUNTIF([.$C$2:.$C$140];[.D192])" office:value-type="float" office:value="2">
            <text:p>2</text:p>
          </table:table-cell>
          <table:table-cell table:style-name="ce29" table:formula="of:=LEFT([.$D192];1)" office:value-type="string" office:string-value="K">
            <text:p>K</text:p>
          </table:table-cell>
          <table:table-cell table:style-name="ce37" table:formula="of:=MID([.$D192];2;1)">
            <text:p/>
          </table:table-cell>
          <table:table-cell table:style-name="ce37" table:formula="of:=MID([.$D192];3;1)">
            <text:p/>
          </table:table-cell>
          <table:table-cell table:style-name="ce37" table:formula="of:=MID([.$D192];4;1)">
            <text:p/>
          </table:table-cell>
          <table:table-cell table:style-name="ce37" table:formula="of:=VLOOKUP([.F192];['1'.$A$2:.$B$14];2)" office:value-type="string" office:string-value="スペアミント">
            <text:p>スペアミント</text:p>
          </table:table-cell>
          <table:table-cell table:style-name="ce37" table:formula="of:=VLOOKUP([.G192];['1'.$A$2:.$B$14];2)" office:value-type="float" office:value="0">
            <text:p>#N/A</text:p>
          </table:table-cell>
          <table:table-cell table:style-name="ce37" table:formula="of:=VLOOKUP([.H192];['1'.$A$2:.$B$14];2)" office:value-type="float" office:value="0">
            <text:p>#N/A</text:p>
          </table:table-cell>
          <table:table-cell table:style-name="ce37" table:formula="of:=VLOOKUP([.I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140];[.D193])" office:value-type="float" office:value="11">
            <text:p>11</text:p>
          </table:table-cell>
          <table:table-cell table:style-name="ce29" table:formula="of:=LEFT([.$D193];1)" office:value-type="string" office:string-value="L">
            <text:p>L</text:p>
          </table:table-cell>
          <table:table-cell table:style-name="ce37" table:formula="of:=MID([.$D193];2;1)">
            <text:p/>
          </table:table-cell>
          <table:table-cell table:style-name="ce37" table:formula="of:=MID([.$D193];3;1)">
            <text:p/>
          </table:table-cell>
          <table:table-cell table:style-name="ce37" table:formula="of:=MID([.$D193];4;1)">
            <text:p/>
          </table:table-cell>
          <table:table-cell table:style-name="ce37" table:formula="of:=VLOOKUP([.F193];['1'.$A$2:.$B$14];2)" office:value-type="string" office:string-value="日本酒（米だけの）">
            <text:p>日本酒（米だけの）</text:p>
          </table:table-cell>
          <table:table-cell table:style-name="ce37" table:formula="of:=VLOOKUP([.G193];['1'.$A$2:.$B$14];2)" office:value-type="float" office:value="0">
            <text:p>#N/A</text:p>
          </table:table-cell>
          <table:table-cell table:style-name="ce37" table:formula="of:=VLOOKUP([.H193];['1'.$A$2:.$B$14];2)" office:value-type="float" office:value="0">
            <text:p>#N/A</text:p>
          </table:table-cell>
          <table:table-cell table:style-name="ce37" table:formula="of:=VLOOKUP([.I1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140];[.D194])" office:value-type="float" office:value="4">
            <text:p>4</text:p>
          </table:table-cell>
          <table:table-cell table:style-name="ce29" table:formula="of:=LEFT([.$D194];1)" office:value-type="string" office:string-value="с">
            <text:p>с</text:p>
          </table:table-cell>
          <table:table-cell table:style-name="ce37" table:formula="of:=MID([.$D194];2;1)" office:value-type="string" office:string-value="м">
            <text:p>м</text:p>
          </table:table-cell>
          <table:table-cell table:style-name="ce37" table:formula="of:=MID([.$D194];3;1)" office:value-type="string" office:string-value="е">
            <text:p>е</text:p>
          </table:table-cell>
          <table:table-cell table:style-name="ce37" table:formula="of:=MID([.$D194];4;1)" office:value-type="string" office:string-value="с">
            <text:p>с</text:p>
          </table:table-cell>
          <table:table-cell table:style-name="ce37" table:formula="of:=VLOOKUP([.F194];['1'.$A$2:.$B$14];2)" office:value-type="string" office:string-value="お湯">
            <text:p>お湯</text:p>
          </table:table-cell>
          <table:table-cell table:style-name="ce37" table:formula="of:=VLOOKUP([.G194];['1'.$A$2:.$B$14];2)" office:value-type="string" office:string-value="お湯">
            <text:p>お湯</text:p>
          </table:table-cell>
          <table:table-cell table:style-name="ce37" table:formula="of:=VLOOKUP([.H194];['1'.$A$2:.$B$14];2)" office:value-type="string" office:string-value="お湯">
            <text:p>お湯</text:p>
          </table:table-cell>
          <table:table-cell table:style-name="ce37" table:formula="of:=VLOOKUP([.I19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140];[.D195])" office:value-type="float" office:value="1">
            <text:p>1</text:p>
          </table:table-cell>
          <table:table-cell table:style-name="ce29" table:formula="of:=LEFT([.$D195];1)" office:value-type="string" office:string-value="с">
            <text:p>с</text:p>
          </table:table-cell>
          <table:table-cell table:style-name="ce37" table:formula="of:=MID([.$D195];2;1)" office:value-type="string" office:string-value="м">
            <text:p>м</text:p>
          </table:table-cell>
          <table:table-cell table:style-name="ce37" table:formula="of:=MID([.$D195];3;1)" office:value-type="string" office:string-value="е">
            <text:p>е</text:p>
          </table:table-cell>
          <table:table-cell table:style-name="ce37" table:formula="of:=MID([.$D195];4;1)" office:value-type="string" office:string-value="с">
            <text:p>с</text:p>
          </table:table-cell>
          <table:table-cell table:style-name="ce37" table:formula="of:=VLOOKUP([.F195];['1'.$A$2:.$B$14];2)" office:value-type="string" office:string-value="お湯">
            <text:p>お湯</text:p>
          </table:table-cell>
          <table:table-cell table:style-name="ce37" table:formula="of:=VLOOKUP([.G195];['1'.$A$2:.$B$14];2)" office:value-type="string" office:string-value="お湯">
            <text:p>お湯</text:p>
          </table:table-cell>
          <table:table-cell table:style-name="ce37" table:formula="of:=VLOOKUP([.H195];['1'.$A$2:.$B$14];2)" office:value-type="string" office:string-value="お湯">
            <text:p>お湯</text:p>
          </table:table-cell>
          <table:table-cell table:style-name="ce37" table:formula="of:=VLOOKUP([.I19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140];[.D196])" office:value-type="float" office:value="7">
            <text:p>7</text:p>
          </table:table-cell>
          <table:table-cell table:style-name="ce29" table:formula="of:=LEFT([.$D196];1)" office:value-type="string" office:string-value="с">
            <text:p>с</text:p>
          </table:table-cell>
          <table:table-cell table:style-name="ce37" table:formula="of:=MID([.$D196];2;1)" office:value-type="string" office:string-value="м">
            <text:p>м</text:p>
          </table:table-cell>
          <table:table-cell table:style-name="ce37" table:formula="of:=MID([.$D196];3;1)" office:value-type="string" office:string-value="е">
            <text:p>е</text:p>
          </table:table-cell>
          <table:table-cell table:style-name="ce37" table:formula="of:=MID([.$D196];4;1)" office:value-type="string" office:string-value="с">
            <text:p>с</text:p>
          </table:table-cell>
          <table:table-cell table:style-name="ce37" table:formula="of:=VLOOKUP([.F196];['1'.$A$2:.$B$14];2)" office:value-type="string" office:string-value="お湯">
            <text:p>お湯</text:p>
          </table:table-cell>
          <table:table-cell table:style-name="ce37" table:formula="of:=VLOOKUP([.G196];['1'.$A$2:.$B$14];2)" office:value-type="string" office:string-value="お湯">
            <text:p>お湯</text:p>
          </table:table-cell>
          <table:table-cell table:style-name="ce37" table:formula="of:=VLOOKUP([.H196];['1'.$A$2:.$B$14];2)" office:value-type="string" office:string-value="お湯">
            <text:p>お湯</text:p>
          </table:table-cell>
          <table:table-cell table:style-name="ce37" table:formula="of:=VLOOKUP([.I19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140];[.D197])" office:value-type="float" office:value="9">
            <text:p>9</text:p>
          </table:table-cell>
          <table:table-cell table:style-name="ce29" table:formula="of:=LEFT([.$D197];1)" office:value-type="string" office:string-value="с">
            <text:p>с</text:p>
          </table:table-cell>
          <table:table-cell table:style-name="ce37" table:formula="of:=MID([.$D197];2;1)" office:value-type="string" office:string-value="м">
            <text:p>м</text:p>
          </table:table-cell>
          <table:table-cell table:style-name="ce37" table:formula="of:=MID([.$D197];3;1)" office:value-type="string" office:string-value="е">
            <text:p>е</text:p>
          </table:table-cell>
          <table:table-cell table:style-name="ce37" table:formula="of:=MID([.$D197];4;1)" office:value-type="string" office:string-value="с">
            <text:p>с</text:p>
          </table:table-cell>
          <table:table-cell table:style-name="ce37" table:formula="of:=VLOOKUP([.F197];['1'.$A$2:.$B$14];2)" office:value-type="string" office:string-value="お湯">
            <text:p>お湯</text:p>
          </table:table-cell>
          <table:table-cell table:style-name="ce37" table:formula="of:=VLOOKUP([.G197];['1'.$A$2:.$B$14];2)" office:value-type="string" office:string-value="お湯">
            <text:p>お湯</text:p>
          </table:table-cell>
          <table:table-cell table:style-name="ce37" table:formula="of:=VLOOKUP([.H197];['1'.$A$2:.$B$14];2)" office:value-type="string" office:string-value="お湯">
            <text:p>お湯</text:p>
          </table:table-cell>
          <table:table-cell table:style-name="ce37" table:formula="of:=VLOOKUP([.I19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140];[.D198])" office:value-type="float" office:value="3">
            <text:p>3</text:p>
          </table:table-cell>
          <table:table-cell table:style-name="ce29" table:formula="of:=LEFT([.$D198];1)" office:value-type="string" office:string-value="焼">
            <text:p>焼</text:p>
          </table:table-cell>
          <table:table-cell table:style-name="ce37" table:formula="of:=MID([.$D198];2;1)" office:value-type="string" office:string-value="酎">
            <text:p>酎</text:p>
          </table:table-cell>
          <table:table-cell table:style-name="ce37" table:formula="of:=MID([.$D198];3;1)">
            <text:p/>
          </table:table-cell>
          <table:table-cell table:style-name="ce37" table:formula="of:=MID([.$D198];4;1)">
            <text:p/>
          </table:table-cell>
          <table:table-cell table:style-name="ce37" table:formula="of:=VLOOKUP([.F198];['1'.$A$2:.$B$14];2)" office:value-type="string" office:string-value="お湯">
            <text:p>お湯</text:p>
          </table:table-cell>
          <table:table-cell table:style-name="ce37" table:formula="of:=VLOOKUP([.G198];['1'.$A$2:.$B$14];2)" office:value-type="string" office:string-value="お湯">
            <text:p>お湯</text:p>
          </table:table-cell>
          <table:table-cell table:style-name="ce37" table:formula="of:=VLOOKUP([.H198];['1'.$A$2:.$B$14];2)" office:value-type="float" office:value="0">
            <text:p>#N/A</text:p>
          </table:table-cell>
          <table:table-cell table:style-name="ce37" table:formula="of:=VLOOKUP([.I1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199])" office:value-type="float" office:value="0">
            <text:p>0</text:p>
          </table:table-cell>
          <table:table-cell table:style-name="ce29" table:formula="of:=LEFT([.$D199];1)">
            <text:p/>
          </table:table-cell>
          <table:table-cell table:style-name="ce37" table:formula="of:=MID([.$D199];2;1)">
            <text:p/>
          </table:table-cell>
          <table:table-cell table:style-name="ce37" table:formula="of:=MID([.$D199];3;1)">
            <text:p/>
          </table:table-cell>
          <table:table-cell table:style-name="ce37" table:formula="of:=MID([.$D199];4;1)">
            <text:p/>
          </table:table-cell>
          <table:table-cell table:style-name="ce37" table:formula="of:=VLOOKUP([.F199];['1'.$A$2:.$B$14];2)" office:value-type="float" office:value="0">
            <text:p>#N/A</text:p>
          </table:table-cell>
          <table:table-cell table:style-name="ce37" table:formula="of:=VLOOKUP([.G199];['1'.$A$2:.$B$14];2)" office:value-type="float" office:value="0">
            <text:p>#N/A</text:p>
          </table:table-cell>
          <table:table-cell table:style-name="ce37" table:formula="of:=VLOOKUP([.H199];['1'.$A$2:.$B$14];2)" office:value-type="float" office:value="0">
            <text:p>#N/A</text:p>
          </table:table-cell>
          <table:table-cell table:style-name="ce37" table:formula="of:=VLOOKUP([.I1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0])" office:value-type="float" office:value="0">
            <text:p>0</text:p>
          </table:table-cell>
          <table:table-cell table:style-name="ce29" table:formula="of:=LEFT([.$D200];1)">
            <text:p/>
          </table:table-cell>
          <table:table-cell table:style-name="ce37" table:formula="of:=MID([.$D200];2;1)">
            <text:p/>
          </table:table-cell>
          <table:table-cell table:style-name="ce37" table:formula="of:=MID([.$D200];3;1)">
            <text:p/>
          </table:table-cell>
          <table:table-cell table:style-name="ce37" table:formula="of:=MID([.$D200];4;1)">
            <text:p/>
          </table:table-cell>
          <table:table-cell table:style-name="ce37" table:formula="of:=VLOOKUP([.F200];['1'.$A$2:.$B$14];2)" office:value-type="float" office:value="0">
            <text:p>#N/A</text:p>
          </table:table-cell>
          <table:table-cell table:style-name="ce37" table:formula="of:=VLOOKUP([.G200];['1'.$A$2:.$B$14];2)" office:value-type="float" office:value="0">
            <text:p>#N/A</text:p>
          </table:table-cell>
          <table:table-cell table:style-name="ce37" table:formula="of:=VLOOKUP([.H200];['1'.$A$2:.$B$14];2)" office:value-type="float" office:value="0">
            <text:p>#N/A</text:p>
          </table:table-cell>
          <table:table-cell table:style-name="ce37" table:formula="of:=VLOOKUP([.I2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1])" office:value-type="float" office:value="0">
            <text:p>0</text:p>
          </table:table-cell>
          <table:table-cell table:style-name="ce29" table:formula="of:=LEFT([.$D201];1)">
            <text:p/>
          </table:table-cell>
          <table:table-cell table:style-name="ce37" table:formula="of:=MID([.$D201];2;1)">
            <text:p/>
          </table:table-cell>
          <table:table-cell table:style-name="ce37" table:formula="of:=MID([.$D201];3;1)">
            <text:p/>
          </table:table-cell>
          <table:table-cell table:style-name="ce37" table:formula="of:=MID([.$D201];4;1)">
            <text:p/>
          </table:table-cell>
          <table:table-cell table:style-name="ce37" table:formula="of:=VLOOKUP([.F201];['1'.$A$2:.$B$14];2)" office:value-type="float" office:value="0">
            <text:p>#N/A</text:p>
          </table:table-cell>
          <table:table-cell table:style-name="ce37" table:formula="of:=VLOOKUP([.G201];['1'.$A$2:.$B$14];2)" office:value-type="float" office:value="0">
            <text:p>#N/A</text:p>
          </table:table-cell>
          <table:table-cell table:style-name="ce37" table:formula="of:=VLOOKUP([.H201];['1'.$A$2:.$B$14];2)" office:value-type="float" office:value="0">
            <text:p>#N/A</text:p>
          </table:table-cell>
          <table:table-cell table:style-name="ce37" table:formula="of:=VLOOKUP([.I2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2])" office:value-type="float" office:value="0">
            <text:p>0</text:p>
          </table:table-cell>
          <table:table-cell table:style-name="ce29" table:formula="of:=LEFT([.$D202];1)">
            <text:p/>
          </table:table-cell>
          <table:table-cell table:style-name="ce37" table:formula="of:=MID([.$D202];2;1)">
            <text:p/>
          </table:table-cell>
          <table:table-cell table:style-name="ce37" table:formula="of:=MID([.$D202];3;1)">
            <text:p/>
          </table:table-cell>
          <table:table-cell table:style-name="ce37" table:formula="of:=MID([.$D202];4;1)">
            <text:p/>
          </table:table-cell>
          <table:table-cell table:style-name="ce37" table:formula="of:=VLOOKUP([.F202];['1'.$A$2:.$B$14];2)" office:value-type="float" office:value="0">
            <text:p>#N/A</text:p>
          </table:table-cell>
          <table:table-cell table:style-name="ce37" table:formula="of:=VLOOKUP([.G202];['1'.$A$2:.$B$14];2)" office:value-type="float" office:value="0">
            <text:p>#N/A</text:p>
          </table:table-cell>
          <table:table-cell table:style-name="ce37" table:formula="of:=VLOOKUP([.H202];['1'.$A$2:.$B$14];2)" office:value-type="float" office:value="0">
            <text:p>#N/A</text:p>
          </table:table-cell>
          <table:table-cell table:style-name="ce37" table:formula="of:=VLOOKUP([.I2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3])" office:value-type="float" office:value="0">
            <text:p>0</text:p>
          </table:table-cell>
          <table:table-cell table:style-name="ce29" table:formula="of:=LEFT([.$D203];1)">
            <text:p/>
          </table:table-cell>
          <table:table-cell table:style-name="ce37" table:formula="of:=MID([.$D203];2;1)">
            <text:p/>
          </table:table-cell>
          <table:table-cell table:style-name="ce37" table:formula="of:=MID([.$D203];3;1)">
            <text:p/>
          </table:table-cell>
          <table:table-cell table:style-name="ce37" table:formula="of:=MID([.$D203];4;1)">
            <text:p/>
          </table:table-cell>
          <table:table-cell table:style-name="ce37" table:formula="of:=VLOOKUP([.F203];['1'.$A$2:.$B$14];2)" office:value-type="float" office:value="0">
            <text:p>#N/A</text:p>
          </table:table-cell>
          <table:table-cell table:style-name="ce37" table:formula="of:=VLOOKUP([.G203];['1'.$A$2:.$B$14];2)" office:value-type="float" office:value="0">
            <text:p>#N/A</text:p>
          </table:table-cell>
          <table:table-cell table:style-name="ce37" table:formula="of:=VLOOKUP([.H203];['1'.$A$2:.$B$14];2)" office:value-type="float" office:value="0">
            <text:p>#N/A</text:p>
          </table:table-cell>
          <table:table-cell table:style-name="ce37" table:formula="of:=VLOOKUP([.I2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4])" office:value-type="float" office:value="0">
            <text:p>0</text:p>
          </table:table-cell>
          <table:table-cell table:style-name="ce29" table:formula="of:=LEFT([.$D204];1)">
            <text:p/>
          </table:table-cell>
          <table:table-cell table:style-name="ce37" table:formula="of:=MID([.$D204];2;1)">
            <text:p/>
          </table:table-cell>
          <table:table-cell table:style-name="ce37" table:formula="of:=MID([.$D204];3;1)">
            <text:p/>
          </table:table-cell>
          <table:table-cell table:style-name="ce37" table:formula="of:=MID([.$D204];4;1)">
            <text:p/>
          </table:table-cell>
          <table:table-cell table:style-name="ce37" table:formula="of:=VLOOKUP([.F204];['1'.$A$2:.$B$14];2)" office:value-type="float" office:value="0">
            <text:p>#N/A</text:p>
          </table:table-cell>
          <table:table-cell table:style-name="ce37" table:formula="of:=VLOOKUP([.G204];['1'.$A$2:.$B$14];2)" office:value-type="float" office:value="0">
            <text:p>#N/A</text:p>
          </table:table-cell>
          <table:table-cell table:style-name="ce37" table:formula="of:=VLOOKUP([.H204];['1'.$A$2:.$B$14];2)" office:value-type="float" office:value="0">
            <text:p>#N/A</text:p>
          </table:table-cell>
          <table:table-cell table:style-name="ce37" table:formula="of:=VLOOKUP([.I2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5])" office:value-type="float" office:value="0">
            <text:p>0</text:p>
          </table:table-cell>
          <table:table-cell table:style-name="ce29" table:formula="of:=LEFT([.$D205];1)">
            <text:p/>
          </table:table-cell>
          <table:table-cell table:style-name="ce37" table:formula="of:=MID([.$D205];2;1)">
            <text:p/>
          </table:table-cell>
          <table:table-cell table:style-name="ce37" table:formula="of:=MID([.$D205];3;1)">
            <text:p/>
          </table:table-cell>
          <table:table-cell table:style-name="ce37" table:formula="of:=MID([.$D205];4;1)">
            <text:p/>
          </table:table-cell>
          <table:table-cell table:style-name="ce37" table:formula="of:=VLOOKUP([.F205];['1'.$A$2:.$B$14];2)" office:value-type="float" office:value="0">
            <text:p>#N/A</text:p>
          </table:table-cell>
          <table:table-cell table:style-name="ce37" table:formula="of:=VLOOKUP([.G205];['1'.$A$2:.$B$14];2)" office:value-type="float" office:value="0">
            <text:p>#N/A</text:p>
          </table:table-cell>
          <table:table-cell table:style-name="ce37" table:formula="of:=VLOOKUP([.H205];['1'.$A$2:.$B$14];2)" office:value-type="float" office:value="0">
            <text:p>#N/A</text:p>
          </table:table-cell>
          <table:table-cell table:style-name="ce37" table:formula="of:=VLOOKUP([.I2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6])" office:value-type="float" office:value="0">
            <text:p>0</text:p>
          </table:table-cell>
          <table:table-cell table:style-name="ce29" table:formula="of:=LEFT([.$D206];1)">
            <text:p/>
          </table:table-cell>
          <table:table-cell table:style-name="ce37" table:formula="of:=MID([.$D206];2;1)">
            <text:p/>
          </table:table-cell>
          <table:table-cell table:style-name="ce37" table:formula="of:=MID([.$D206];3;1)">
            <text:p/>
          </table:table-cell>
          <table:table-cell table:style-name="ce37" table:formula="of:=MID([.$D206];4;1)">
            <text:p/>
          </table:table-cell>
          <table:table-cell table:style-name="ce37" table:formula="of:=VLOOKUP([.F206];['1'.$A$2:.$B$14];2)" office:value-type="float" office:value="0">
            <text:p>#N/A</text:p>
          </table:table-cell>
          <table:table-cell table:style-name="ce37" table:formula="of:=VLOOKUP([.G206];['1'.$A$2:.$B$14];2)" office:value-type="float" office:value="0">
            <text:p>#N/A</text:p>
          </table:table-cell>
          <table:table-cell table:style-name="ce37" table:formula="of:=VLOOKUP([.H206];['1'.$A$2:.$B$14];2)" office:value-type="float" office:value="0">
            <text:p>#N/A</text:p>
          </table:table-cell>
          <table:table-cell table:style-name="ce37" table:formula="of:=VLOOKUP([.I2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7])" office:value-type="float" office:value="0">
            <text:p>0</text:p>
          </table:table-cell>
          <table:table-cell table:style-name="ce29" table:formula="of:=LEFT([.$D207];1)">
            <text:p/>
          </table:table-cell>
          <table:table-cell table:style-name="ce37" table:formula="of:=MID([.$D207];2;1)">
            <text:p/>
          </table:table-cell>
          <table:table-cell table:style-name="ce37" table:formula="of:=MID([.$D207];3;1)">
            <text:p/>
          </table:table-cell>
          <table:table-cell table:style-name="ce37" table:formula="of:=MID([.$D207];4;1)">
            <text:p/>
          </table:table-cell>
          <table:table-cell table:style-name="ce37" table:formula="of:=VLOOKUP([.F207];['1'.$A$2:.$B$14];2)" office:value-type="float" office:value="0">
            <text:p>#N/A</text:p>
          </table:table-cell>
          <table:table-cell table:style-name="ce37" table:formula="of:=VLOOKUP([.G207];['1'.$A$2:.$B$14];2)" office:value-type="float" office:value="0">
            <text:p>#N/A</text:p>
          </table:table-cell>
          <table:table-cell table:style-name="ce37" table:formula="of:=VLOOKUP([.H207];['1'.$A$2:.$B$14];2)" office:value-type="float" office:value="0">
            <text:p>#N/A</text:p>
          </table:table-cell>
          <table:table-cell table:style-name="ce37" table:formula="of:=VLOOKUP([.I2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8])" office:value-type="float" office:value="0">
            <text:p>0</text:p>
          </table:table-cell>
          <table:table-cell table:style-name="ce29" table:formula="of:=LEFT([.$D208];1)">
            <text:p/>
          </table:table-cell>
          <table:table-cell table:style-name="ce37" table:formula="of:=MID([.$D208];2;1)">
            <text:p/>
          </table:table-cell>
          <table:table-cell table:style-name="ce37" table:formula="of:=MID([.$D208];3;1)">
            <text:p/>
          </table:table-cell>
          <table:table-cell table:style-name="ce37" table:formula="of:=MID([.$D208];4;1)">
            <text:p/>
          </table:table-cell>
          <table:table-cell table:style-name="ce37" table:formula="of:=VLOOKUP([.F208];['1'.$A$2:.$B$14];2)" office:value-type="float" office:value="0">
            <text:p>#N/A</text:p>
          </table:table-cell>
          <table:table-cell table:style-name="ce37" table:formula="of:=VLOOKUP([.G208];['1'.$A$2:.$B$14];2)" office:value-type="float" office:value="0">
            <text:p>#N/A</text:p>
          </table:table-cell>
          <table:table-cell table:style-name="ce37" table:formula="of:=VLOOKUP([.H208];['1'.$A$2:.$B$14];2)" office:value-type="float" office:value="0">
            <text:p>#N/A</text:p>
          </table:table-cell>
          <table:table-cell table:style-name="ce37" table:formula="of:=VLOOKUP([.I2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9])" office:value-type="float" office:value="0">
            <text:p>0</text:p>
          </table:table-cell>
          <table:table-cell table:style-name="ce29" table:formula="of:=LEFT([.$D209];1)">
            <text:p/>
          </table:table-cell>
          <table:table-cell table:style-name="ce37" table:formula="of:=MID([.$D209];2;1)">
            <text:p/>
          </table:table-cell>
          <table:table-cell table:style-name="ce37" table:formula="of:=MID([.$D209];3;1)">
            <text:p/>
          </table:table-cell>
          <table:table-cell table:style-name="ce37" table:formula="of:=MID([.$D209];4;1)">
            <text:p/>
          </table:table-cell>
          <table:table-cell table:style-name="ce37" table:formula="of:=VLOOKUP([.F209];['1'.$A$2:.$B$14];2)" office:value-type="float" office:value="0">
            <text:p>#N/A</text:p>
          </table:table-cell>
          <table:table-cell table:style-name="ce37" table:formula="of:=VLOOKUP([.G209];['1'.$A$2:.$B$14];2)" office:value-type="float" office:value="0">
            <text:p>#N/A</text:p>
          </table:table-cell>
          <table:table-cell table:style-name="ce37" table:formula="of:=VLOOKUP([.H209];['1'.$A$2:.$B$14];2)" office:value-type="float" office:value="0">
            <text:p>#N/A</text:p>
          </table:table-cell>
          <table:table-cell table:style-name="ce37" table:formula="of:=VLOOKUP([.I2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0])" office:value-type="float" office:value="0">
            <text:p>0</text:p>
          </table:table-cell>
          <table:table-cell table:style-name="ce29" table:formula="of:=LEFT([.$D210];1)">
            <text:p/>
          </table:table-cell>
          <table:table-cell table:style-name="ce37" table:formula="of:=MID([.$D210];2;1)">
            <text:p/>
          </table:table-cell>
          <table:table-cell table:style-name="ce37" table:formula="of:=MID([.$D210];3;1)">
            <text:p/>
          </table:table-cell>
          <table:table-cell table:style-name="ce37" table:formula="of:=MID([.$D210];4;1)">
            <text:p/>
          </table:table-cell>
          <table:table-cell table:style-name="ce37" table:formula="of:=VLOOKUP([.F210];['1'.$A$2:.$B$14];2)" office:value-type="float" office:value="0">
            <text:p>#N/A</text:p>
          </table:table-cell>
          <table:table-cell table:style-name="ce37" table:formula="of:=VLOOKUP([.G210];['1'.$A$2:.$B$14];2)" office:value-type="float" office:value="0">
            <text:p>#N/A</text:p>
          </table:table-cell>
          <table:table-cell table:style-name="ce37" table:formula="of:=VLOOKUP([.H210];['1'.$A$2:.$B$14];2)" office:value-type="float" office:value="0">
            <text:p>#N/A</text:p>
          </table:table-cell>
          <table:table-cell table:style-name="ce37" table:formula="of:=VLOOKUP([.I2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1])" office:value-type="float" office:value="0">
            <text:p>0</text:p>
          </table:table-cell>
          <table:table-cell table:style-name="ce29" table:formula="of:=LEFT([.$D211];1)">
            <text:p/>
          </table:table-cell>
          <table:table-cell table:style-name="ce37" table:formula="of:=MID([.$D211];2;1)">
            <text:p/>
          </table:table-cell>
          <table:table-cell table:style-name="ce37" table:formula="of:=MID([.$D211];3;1)">
            <text:p/>
          </table:table-cell>
          <table:table-cell table:style-name="ce37" table:formula="of:=MID([.$D211];4;1)">
            <text:p/>
          </table:table-cell>
          <table:table-cell table:style-name="ce37" table:formula="of:=VLOOKUP([.F211];['1'.$A$2:.$B$14];2)" office:value-type="float" office:value="0">
            <text:p>#N/A</text:p>
          </table:table-cell>
          <table:table-cell table:style-name="ce37" table:formula="of:=VLOOKUP([.G211];['1'.$A$2:.$B$14];2)" office:value-type="float" office:value="0">
            <text:p>#N/A</text:p>
          </table:table-cell>
          <table:table-cell table:style-name="ce37" table:formula="of:=VLOOKUP([.H211];['1'.$A$2:.$B$14];2)" office:value-type="float" office:value="0">
            <text:p>#N/A</text:p>
          </table:table-cell>
          <table:table-cell table:style-name="ce37" table:formula="of:=VLOOKUP([.I2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2])" office:value-type="float" office:value="0">
            <text:p>0</text:p>
          </table:table-cell>
          <table:table-cell table:style-name="ce29" table:formula="of:=LEFT([.$D212];1)">
            <text:p/>
          </table:table-cell>
          <table:table-cell table:style-name="ce37" table:formula="of:=MID([.$D212];2;1)">
            <text:p/>
          </table:table-cell>
          <table:table-cell table:style-name="ce37" table:formula="of:=MID([.$D212];3;1)">
            <text:p/>
          </table:table-cell>
          <table:table-cell table:style-name="ce37" table:formula="of:=MID([.$D212];4;1)">
            <text:p/>
          </table:table-cell>
          <table:table-cell table:style-name="ce37" table:formula="of:=VLOOKUP([.F212];['1'.$A$2:.$B$14];2)" office:value-type="float" office:value="0">
            <text:p>#N/A</text:p>
          </table:table-cell>
          <table:table-cell table:style-name="ce37" table:formula="of:=VLOOKUP([.G212];['1'.$A$2:.$B$14];2)" office:value-type="float" office:value="0">
            <text:p>#N/A</text:p>
          </table:table-cell>
          <table:table-cell table:style-name="ce37" table:formula="of:=VLOOKUP([.H212];['1'.$A$2:.$B$14];2)" office:value-type="float" office:value="0">
            <text:p>#N/A</text:p>
          </table:table-cell>
          <table:table-cell table:style-name="ce37" table:formula="of:=VLOOKUP([.I2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3])" office:value-type="float" office:value="0">
            <text:p>0</text:p>
          </table:table-cell>
          <table:table-cell table:style-name="ce29" table:formula="of:=LEFT([.$D213];1)">
            <text:p/>
          </table:table-cell>
          <table:table-cell table:style-name="ce37" table:formula="of:=MID([.$D213];2;1)">
            <text:p/>
          </table:table-cell>
          <table:table-cell table:style-name="ce37" table:formula="of:=MID([.$D213];3;1)">
            <text:p/>
          </table:table-cell>
          <table:table-cell table:style-name="ce37" table:formula="of:=MID([.$D213];4;1)">
            <text:p/>
          </table:table-cell>
          <table:table-cell table:style-name="ce37" table:formula="of:=VLOOKUP([.F213];['1'.$A$2:.$B$14];2)" office:value-type="float" office:value="0">
            <text:p>#N/A</text:p>
          </table:table-cell>
          <table:table-cell table:style-name="ce37" table:formula="of:=VLOOKUP([.G213];['1'.$A$2:.$B$14];2)" office:value-type="float" office:value="0">
            <text:p>#N/A</text:p>
          </table:table-cell>
          <table:table-cell table:style-name="ce37" table:formula="of:=VLOOKUP([.H213];['1'.$A$2:.$B$14];2)" office:value-type="float" office:value="0">
            <text:p>#N/A</text:p>
          </table:table-cell>
          <table:table-cell table:style-name="ce37" table:formula="of:=VLOOKUP([.I2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4])" office:value-type="float" office:value="0">
            <text:p>0</text:p>
          </table:table-cell>
          <table:table-cell table:style-name="ce29" table:formula="of:=LEFT([.$D214];1)">
            <text:p/>
          </table:table-cell>
          <table:table-cell table:style-name="ce37" table:formula="of:=MID([.$D214];2;1)">
            <text:p/>
          </table:table-cell>
          <table:table-cell table:style-name="ce37" table:formula="of:=MID([.$D214];3;1)">
            <text:p/>
          </table:table-cell>
          <table:table-cell table:style-name="ce37" table:formula="of:=MID([.$D214];4;1)">
            <text:p/>
          </table:table-cell>
          <table:table-cell table:style-name="ce37" table:formula="of:=VLOOKUP([.F214];['1'.$A$2:.$B$14];2)" office:value-type="float" office:value="0">
            <text:p>#N/A</text:p>
          </table:table-cell>
          <table:table-cell table:style-name="ce37" table:formula="of:=VLOOKUP([.G214];['1'.$A$2:.$B$14];2)" office:value-type="float" office:value="0">
            <text:p>#N/A</text:p>
          </table:table-cell>
          <table:table-cell table:style-name="ce37" table:formula="of:=VLOOKUP([.H214];['1'.$A$2:.$B$14];2)" office:value-type="float" office:value="0">
            <text:p>#N/A</text:p>
          </table:table-cell>
          <table:table-cell table:style-name="ce37" table:formula="of:=VLOOKUP([.I2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5])" office:value-type="float" office:value="0">
            <text:p>0</text:p>
          </table:table-cell>
          <table:table-cell table:style-name="ce29" table:formula="of:=LEFT([.$D215];1)">
            <text:p/>
          </table:table-cell>
          <table:table-cell table:style-name="ce37" table:formula="of:=MID([.$D215];2;1)">
            <text:p/>
          </table:table-cell>
          <table:table-cell table:style-name="ce37" table:formula="of:=MID([.$D215];3;1)">
            <text:p/>
          </table:table-cell>
          <table:table-cell table:style-name="ce37" table:formula="of:=MID([.$D215];4;1)">
            <text:p/>
          </table:table-cell>
          <table:table-cell table:style-name="ce37" table:formula="of:=VLOOKUP([.F215];['1'.$A$2:.$B$14];2)" office:value-type="float" office:value="0">
            <text:p>#N/A</text:p>
          </table:table-cell>
          <table:table-cell table:style-name="ce37" table:formula="of:=VLOOKUP([.G215];['1'.$A$2:.$B$14];2)" office:value-type="float" office:value="0">
            <text:p>#N/A</text:p>
          </table:table-cell>
          <table:table-cell table:style-name="ce37" table:formula="of:=VLOOKUP([.H215];['1'.$A$2:.$B$14];2)" office:value-type="float" office:value="0">
            <text:p>#N/A</text:p>
          </table:table-cell>
          <table:table-cell table:style-name="ce37" table:formula="of:=VLOOKUP([.I2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6])" office:value-type="float" office:value="0">
            <text:p>0</text:p>
          </table:table-cell>
          <table:table-cell table:style-name="ce29" table:formula="of:=LEFT([.$D216];1)">
            <text:p/>
          </table:table-cell>
          <table:table-cell table:style-name="ce37" table:formula="of:=MID([.$D216];2;1)">
            <text:p/>
          </table:table-cell>
          <table:table-cell table:style-name="ce37" table:formula="of:=MID([.$D216];3;1)">
            <text:p/>
          </table:table-cell>
          <table:table-cell table:style-name="ce37" table:formula="of:=MID([.$D216];4;1)">
            <text:p/>
          </table:table-cell>
          <table:table-cell table:style-name="ce37" table:formula="of:=VLOOKUP([.F216];['1'.$A$2:.$B$14];2)" office:value-type="float" office:value="0">
            <text:p>#N/A</text:p>
          </table:table-cell>
          <table:table-cell table:style-name="ce37" table:formula="of:=VLOOKUP([.G216];['1'.$A$2:.$B$14];2)" office:value-type="float" office:value="0">
            <text:p>#N/A</text:p>
          </table:table-cell>
          <table:table-cell table:style-name="ce37" table:formula="of:=VLOOKUP([.H216];['1'.$A$2:.$B$14];2)" office:value-type="float" office:value="0">
            <text:p>#N/A</text:p>
          </table:table-cell>
          <table:table-cell table:style-name="ce37" table:formula="of:=VLOOKUP([.I2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7])" office:value-type="float" office:value="0">
            <text:p>0</text:p>
          </table:table-cell>
          <table:table-cell table:style-name="ce29" table:formula="of:=LEFT([.$D217];1)">
            <text:p/>
          </table:table-cell>
          <table:table-cell table:style-name="ce37" table:formula="of:=MID([.$D217];2;1)">
            <text:p/>
          </table:table-cell>
          <table:table-cell table:style-name="ce37" table:formula="of:=MID([.$D217];3;1)">
            <text:p/>
          </table:table-cell>
          <table:table-cell table:style-name="ce37" table:formula="of:=MID([.$D217];4;1)">
            <text:p/>
          </table:table-cell>
          <table:table-cell table:style-name="ce37" table:formula="of:=VLOOKUP([.F217];['1'.$A$2:.$B$14];2)" office:value-type="float" office:value="0">
            <text:p>#N/A</text:p>
          </table:table-cell>
          <table:table-cell table:style-name="ce37" table:formula="of:=VLOOKUP([.G217];['1'.$A$2:.$B$14];2)" office:value-type="float" office:value="0">
            <text:p>#N/A</text:p>
          </table:table-cell>
          <table:table-cell table:style-name="ce37" table:formula="of:=VLOOKUP([.H217];['1'.$A$2:.$B$14];2)" office:value-type="float" office:value="0">
            <text:p>#N/A</text:p>
          </table:table-cell>
          <table:table-cell table:style-name="ce37" table:formula="of:=VLOOKUP([.I2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8])" office:value-type="float" office:value="0">
            <text:p>0</text:p>
          </table:table-cell>
          <table:table-cell table:style-name="ce29" table:formula="of:=LEFT([.$D218];1)">
            <text:p/>
          </table:table-cell>
          <table:table-cell table:style-name="ce37" table:formula="of:=MID([.$D218];2;1)">
            <text:p/>
          </table:table-cell>
          <table:table-cell table:style-name="ce37" table:formula="of:=MID([.$D218];3;1)">
            <text:p/>
          </table:table-cell>
          <table:table-cell table:style-name="ce37" table:formula="of:=MID([.$D218];4;1)">
            <text:p/>
          </table:table-cell>
          <table:table-cell table:style-name="ce37" table:formula="of:=VLOOKUP([.F218];['1'.$A$2:.$B$14];2)" office:value-type="float" office:value="0">
            <text:p>#N/A</text:p>
          </table:table-cell>
          <table:table-cell table:style-name="ce37" table:formula="of:=VLOOKUP([.G218];['1'.$A$2:.$B$14];2)" office:value-type="float" office:value="0">
            <text:p>#N/A</text:p>
          </table:table-cell>
          <table:table-cell table:style-name="ce37" table:formula="of:=VLOOKUP([.H218];['1'.$A$2:.$B$14];2)" office:value-type="float" office:value="0">
            <text:p>#N/A</text:p>
          </table:table-cell>
          <table:table-cell table:style-name="ce37" table:formula="of:=VLOOKUP([.I2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9])" office:value-type="float" office:value="0">
            <text:p>0</text:p>
          </table:table-cell>
          <table:table-cell table:style-name="ce29" table:formula="of:=LEFT([.$D219];1)">
            <text:p/>
          </table:table-cell>
          <table:table-cell table:style-name="ce37" table:formula="of:=MID([.$D219];2;1)">
            <text:p/>
          </table:table-cell>
          <table:table-cell table:style-name="ce37" table:formula="of:=MID([.$D219];3;1)">
            <text:p/>
          </table:table-cell>
          <table:table-cell table:style-name="ce37" table:formula="of:=MID([.$D219];4;1)">
            <text:p/>
          </table:table-cell>
          <table:table-cell table:style-name="ce37" table:formula="of:=VLOOKUP([.F219];['1'.$A$2:.$B$14];2)" office:value-type="float" office:value="0">
            <text:p>#N/A</text:p>
          </table:table-cell>
          <table:table-cell table:style-name="ce37" table:formula="of:=VLOOKUP([.G219];['1'.$A$2:.$B$14];2)" office:value-type="float" office:value="0">
            <text:p>#N/A</text:p>
          </table:table-cell>
          <table:table-cell table:style-name="ce37" table:formula="of:=VLOOKUP([.H219];['1'.$A$2:.$B$14];2)" office:value-type="float" office:value="0">
            <text:p>#N/A</text:p>
          </table:table-cell>
          <table:table-cell table:style-name="ce37" table:formula="of:=VLOOKUP([.I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0])" office:value-type="float" office:value="0">
            <text:p>0</text:p>
          </table:table-cell>
          <table:table-cell table:style-name="ce29" table:formula="of:=LEFT([.$D220];1)">
            <text:p/>
          </table:table-cell>
          <table:table-cell table:style-name="ce37" table:formula="of:=MID([.$D220];2;1)">
            <text:p/>
          </table:table-cell>
          <table:table-cell table:style-name="ce37" table:formula="of:=MID([.$D220];3;1)">
            <text:p/>
          </table:table-cell>
          <table:table-cell table:style-name="ce37" table:formula="of:=MID([.$D220];4;1)">
            <text:p/>
          </table:table-cell>
          <table:table-cell table:style-name="ce37" table:formula="of:=VLOOKUP([.F220];['1'.$A$2:.$B$14];2)" office:value-type="float" office:value="0">
            <text:p>#N/A</text:p>
          </table:table-cell>
          <table:table-cell table:style-name="ce37" table:formula="of:=VLOOKUP([.G220];['1'.$A$2:.$B$14];2)" office:value-type="float" office:value="0">
            <text:p>#N/A</text:p>
          </table:table-cell>
          <table:table-cell table:style-name="ce37" table:formula="of:=VLOOKUP([.H220];['1'.$A$2:.$B$14];2)" office:value-type="float" office:value="0">
            <text:p>#N/A</text:p>
          </table:table-cell>
          <table:table-cell table:style-name="ce37" table:formula="of:=VLOOKUP([.I2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1])" office:value-type="float" office:value="0">
            <text:p>0</text:p>
          </table:table-cell>
          <table:table-cell table:style-name="ce29" table:formula="of:=LEFT([.$D221];1)">
            <text:p/>
          </table:table-cell>
          <table:table-cell table:style-name="ce37" table:formula="of:=MID([.$D221];2;1)">
            <text:p/>
          </table:table-cell>
          <table:table-cell table:style-name="ce37" table:formula="of:=MID([.$D221];3;1)">
            <text:p/>
          </table:table-cell>
          <table:table-cell table:style-name="ce37" table:formula="of:=MID([.$D221];4;1)">
            <text:p/>
          </table:table-cell>
          <table:table-cell table:style-name="ce37" table:formula="of:=VLOOKUP([.F221];['1'.$A$2:.$B$14];2)" office:value-type="float" office:value="0">
            <text:p>#N/A</text:p>
          </table:table-cell>
          <table:table-cell table:style-name="ce37" table:formula="of:=VLOOKUP([.G221];['1'.$A$2:.$B$14];2)" office:value-type="float" office:value="0">
            <text:p>#N/A</text:p>
          </table:table-cell>
          <table:table-cell table:style-name="ce37" table:formula="of:=VLOOKUP([.H221];['1'.$A$2:.$B$14];2)" office:value-type="float" office:value="0">
            <text:p>#N/A</text:p>
          </table:table-cell>
          <table:table-cell table:style-name="ce37" table:formula="of:=VLOOKUP([.I2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2])" office:value-type="float" office:value="0">
            <text:p>0</text:p>
          </table:table-cell>
          <table:table-cell table:style-name="ce29" table:formula="of:=LEFT([.$D222];1)">
            <text:p/>
          </table:table-cell>
          <table:table-cell table:style-name="ce37" table:formula="of:=MID([.$D222];2;1)">
            <text:p/>
          </table:table-cell>
          <table:table-cell table:style-name="ce37" table:formula="of:=MID([.$D222];3;1)">
            <text:p/>
          </table:table-cell>
          <table:table-cell table:style-name="ce37" table:formula="of:=MID([.$D222];4;1)">
            <text:p/>
          </table:table-cell>
          <table:table-cell table:style-name="ce37" table:formula="of:=VLOOKUP([.F222];['1'.$A$2:.$B$14];2)" office:value-type="float" office:value="0">
            <text:p>#N/A</text:p>
          </table:table-cell>
          <table:table-cell table:style-name="ce37" table:formula="of:=VLOOKUP([.G222];['1'.$A$2:.$B$14];2)" office:value-type="float" office:value="0">
            <text:p>#N/A</text:p>
          </table:table-cell>
          <table:table-cell table:style-name="ce37" table:formula="of:=VLOOKUP([.H222];['1'.$A$2:.$B$14];2)" office:value-type="float" office:value="0">
            <text:p>#N/A</text:p>
          </table:table-cell>
          <table:table-cell table:style-name="ce37" table:formula="of:=VLOOKUP([.I2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3])" office:value-type="float" office:value="0">
            <text:p>0</text:p>
          </table:table-cell>
          <table:table-cell table:style-name="ce29" table:formula="of:=LEFT([.$D223];1)">
            <text:p/>
          </table:table-cell>
          <table:table-cell table:style-name="ce37" table:formula="of:=MID([.$D223];2;1)">
            <text:p/>
          </table:table-cell>
          <table:table-cell table:style-name="ce37" table:formula="of:=MID([.$D223];3;1)">
            <text:p/>
          </table:table-cell>
          <table:table-cell table:style-name="ce37" table:formula="of:=MID([.$D223];4;1)">
            <text:p/>
          </table:table-cell>
          <table:table-cell table:style-name="ce37" table:formula="of:=VLOOKUP([.F223];['1'.$A$2:.$B$14];2)" office:value-type="float" office:value="0">
            <text:p>#N/A</text:p>
          </table:table-cell>
          <table:table-cell table:style-name="ce37" table:formula="of:=VLOOKUP([.G223];['1'.$A$2:.$B$14];2)" office:value-type="float" office:value="0">
            <text:p>#N/A</text:p>
          </table:table-cell>
          <table:table-cell table:style-name="ce37" table:formula="of:=VLOOKUP([.H223];['1'.$A$2:.$B$14];2)" office:value-type="float" office:value="0">
            <text:p>#N/A</text:p>
          </table:table-cell>
          <table:table-cell table:style-name="ce37" table:formula="of:=VLOOKUP([.I2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6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6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6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2"/>
        <table:table-column table:style-name="co19" table:default-cell-style-name="ce43"/>
        <table:table-column table:style-name="co6" table:default-cell-style-name="ce42"/>
        <table:table-column table:style-name="co20" table:default-cell-style-name="ce46"/>
        <table:table-column table:style-name="co6" table:default-cell-style-name="ce43"/>
        <table:table-column table:style-name="co6" table:default-cell-style-name="ce47"/>
        <table:table-column table:style-name="co6" table:default-cell-style-name="ce42"/>
        <table:table-column table:style-name="co6" table:default-cell-style-name="ce48"/>
        <table:table-column table:style-name="co16" table:default-cell-style-name="ce49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A</text:p>
          </table:table-cell>
          <table:table-cell office:value-type="string">
            <text:p>ゆず</text:p>
          </table:table-cell>
          <table:table-cell table:style-name="ce41" office:value-type="string">
            <text:p>A</text:p>
          </table:table-cell>
          <table:table-cell table:style-name="ce44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B</text:p>
          </table:table-cell>
          <table:table-cell office:value-type="string">
            <text:p>ディル</text:p>
          </table:table-cell>
          <table:table-cell table:style-name="ce41" office:value-type="string">
            <text:p>B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C</text:p>
          </table:table-cell>
          <table:table-cell office:value-type="string">
            <text:p>オオバ</text:p>
          </table:table-cell>
          <table:table-cell table:style-name="ce41" office:value-type="string">
            <text:p>C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5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10T02:08:05.36">
            <text:p>2023/1/10 2:08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26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0">2023/01/10</text:date>, <text:time>02:08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10T02:08:04.97</dc:date>
    <dc:creator>iwabuchi ken</dc:creator>
    <meta:editing-duration>P2DT20H30M39S</meta:editing-duration>
    <meta:editing-cycles>737</meta:editing-cycles>
    <meta:generator>OpenOffice/4.1.3$Win32 OpenOffice.org_project/413m1$Build-9783</meta:generator>
    <meta:document-statistic meta:table-count="4" meta:cell-count="4130" meta:object-count="0"/>
  </office:meta>
</office:document-meta>
</file>